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4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2" draw:style-name="gr1" draw:text-style-name="P1" svg:width="13.333cm" svg:height="9.242cm" svg:x="31.701cm" svg:y="0.09cm">
            <draw:object draw:notify-on-update-of-ranges="Лист1.R34:Лист1.R43 Лист1.T34:Лист1.T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.385cm" svg:height="9.323cm" svg:x="47.514cm" svg:y="0.1cm">
            <draw:object draw:notify-on-update-of-ranges="Лист1.Y34:Лист1.Y43 Лист1.AA34:Лист1.AA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5"/>
        <table:table-column table:style-name="co1" table:number-columns-repeated="10" table:default-cell-style-name="Default"/>
        <table:table-row table:style-name="ro1">
          <table:table-cell>
            <draw:frame table:end-cell-address="Лист1.F21" table:end-x="2.234cm" table:end-y="0.346cm" draw:z-index="0" draw:style-name="gr1" draw:text-style-name="P1" svg:width="13.523cm" svg:height="9.377cm" svg:x="0cm" svg:y="0cm">
              <draw:object draw:notify-on-update-of-ranges="Лист1.D34:Лист1.D43 Лист1.F34:Лист1.F4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5"/>
          <table:table-cell>
            <draw:frame table:end-cell-address="Лист1.M21" table:end-x="2.258cm" table:end-y="0.301cm" draw:z-index="1" draw:style-name="gr1" draw:text-style-name="P1" svg:width="13.537cm" svg:height="9.322cm" svg:x="0.01cm" svg:y="0.01cm">
              <draw:object draw:notify-on-update-of-ranges="Лист1.K34:Лист1.K43 Лист1.M34:Лист1.M4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2" office:value-type="string" calcext:value-type="string">
            <text:p>V- </text:p>
          </table:table-cell>
          <table:table-cell table:formula="of:=MIN([.Z27];[.Z30]) - [.Z29]" office:value-type="float" office:value="37291.4712059573" calcext:value-type="float">
            <text:p>37291,47120595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2" office:value-type="string" calcext:value-type="string">
            <text:p>V+</text:p>
          </table:table-cell>
          <table:table-cell table:formula="of:=MAX([.Z27];[.Z30]) + [.Z29]" office:value-type="float" office:value="67251.016565259" calcext:value-type="float">
            <text:p>67251,0165652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11" office:value-type="string" calcext:value-type="string">
            <text:p>Количество элементов выборки, меньше V-</text:p>
          </table:table-cell>
          <table:table-cell table:style-name="ce11" table:number-columns-repeated="3"/>
          <table:table-cell table:formula="of:=COUNTIF([.W26:.W775]; &quot;&lt;&quot;&amp;[.AD2])" office:value-type="float" office:value="108" calcext:value-type="float">
            <text:p>108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11" office:value-type="string" calcext:value-type="string">
            <text:p>Количество элементов выборки, больше V+</text:p>
          </table:table-cell>
          <table:table-cell table:style-name="ce11" table:number-columns-repeated="3"/>
          <table:table-cell table:formula="of:=COUNTIF([.W26:.W775]; &quot;&gt;&quot;&amp;[.AD3])" office:value-type="float" office:value="120" calcext:value-type="float">
            <text:p>120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ce11" office:value-type="string" calcext:value-type="string">
            <text:p>Вероятность попадания V в интервал (V-; <text:s/>V+)</text:p>
          </table:table-cell>
          <table:table-cell table:style-name="ce11" table:number-columns-repeated="3"/>
          <table:table-cell table:formula="of:=(750-[.AG5]-[.AG6])/750" office:value-type="float" office:value="0.696" calcext:value-type="float">
            <text:p>0,696</text:p>
          </table:table-cell>
        </table:table-row>
        <table:table-row table:style-name="ro1" table:number-rows-repeated="15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d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 table:number-columns-repeated="2"/>
          <table:table-cell/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D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 table:number-columns-repeated="2"/>
          <table:table-cell/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 table:number-columns-repeated="2"/>
          <table:table-cell/>
          <table:table-cell table:style-name="ce1" office:value-type="string" calcext:value-type="string">
            <text:p>№</text:p>
          </table:table-cell>
          <table:table-cell table:style-name="ce2" office:value-type="string" calcext:value-type="string">
            <text:p>V</text:p>
          </table:table-cell>
          <table:table-cell/>
          <table:table-cell table:style-name="ce4" office:value-type="string" calcext:value-type="string">
            <text:p>Дескриптивные характеристики</text:p>
          </table:table-cell>
          <table:table-cell table:style-name="ce4" table:number-columns-repeated="2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7+6*RAND()" office:value-type="float" office:value="31.2817567039747" calcext:value-type="float">
            <text:p>31,281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32+16*RAND()" office:value-type="float" office:value="40.8174690436572" calcext:value-type="float">
            <text:p>40,81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COM.MICROSOFT.NORM.INV(RAND();50;10)" office:value-type="float" office:value="31.1243125004003" calcext:value-type="float">
            <text:p>31,124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([.P26]*PI()/60)*(8*([.I26]^2) + 4*[.I26]*[.B26] + 3*([.B26]^2))" office:value-type="float" office:value="34828.4543152187" calcext:value-type="float">
            <text:p>34828,4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7+6*RAND()" office:value-type="float" office:value="27.3496696490329" calcext:value-type="float">
            <text:p>27,3497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formula="of:=AVERAGE([.B26:.B775])" office:value-type="float" office:value="30.0047516536955" calcext:value-type="float">
            <text:p>30,00475165369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32+16*RAND()" office:value-type="float" office:value="39.0533514041454" calcext:value-type="float">
            <text:p>39,0534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formula="of:=AVERAGE([.I26:.I775])" office:value-type="float" office:value="39.8762368858308" calcext:value-type="float">
            <text:p>39,87623688583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M.MICROSOFT.NORM.INV(RAND();50;10)" office:value-type="float" office:value="48.6355920039339" calcext:value-type="float">
            <text:p>48,6356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formula="of:=AVERAGE([.P26:.P775])" office:value-type="float" office:value="49.3541729690248" calcext:value-type="float">
            <text:p>49,35417296902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P27]*PI()/60)*(8*([.I27]^2) + 4*[.I27]*[.B27] + 3*([.B27]^2))" office:value-type="float" office:value="47665.6586261686" calcext:value-type="float">
            <text:p>47665,66</text:p>
          </table:table-cell>
          <table:table-cell/>
          <table:table-cell table:style-name="ce2" office:value-type="string" calcext:value-type="string">
            <text:p>среднее</text:p>
          </table:table-cell>
          <table:table-cell table:formula="of:=AVERAGE([.W26:.W775])" office:value-type="float" office:value="52703.2279443055" calcext:value-type="float">
            <text:p>52703,227944305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7+6*RAND()" office:value-type="float" office:value="29.4025927057955" calcext:value-type="float">
            <text:p>29,4026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formula="of:=VAR([.B26:.B775])" office:value-type="float" office:value="3.04168672058837" calcext:value-type="float">
            <text:p>3,041686720588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32+16*RAND()" office:value-type="float" office:value="32.0478725638241" calcext:value-type="float">
            <text:p>32,0479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formula="of:=VAR([.I26:.I775])" office:value-type="float" office:value="21.051568641664" calcext:value-type="float">
            <text:p>21,05156864166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M.MICROSOFT.NORM.INV(RAND();50;10)" office:value-type="float" office:value="33.4171105494648" calcext:value-type="float">
            <text:p>33,4171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formula="of:=VAR([.P26:.P775])" office:value-type="float" office:value="106.812254209548" calcext:value-type="float">
            <text:p>106,8122542095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P28]*PI()/60)*(8*([.I28]^2) + 4*[.I28]*[.B28] + 3*([.B28]^2))" office:value-type="float" office:value="25509.5069420421" calcext:value-type="float">
            <text:p>25509,51</text:p>
          </table:table-cell>
          <table:table-cell/>
          <table:table-cell table:style-name="ce2" office:value-type="string" calcext:value-type="string">
            <text:p>дисперсия</text:p>
          </table:table-cell>
          <table:table-cell table:formula="of:=VAR([.W26:.W775])" office:value-type="float" office:value="211638153.759945" calcext:value-type="float">
            <text:p>211638153,75994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7+6*RAND()" office:value-type="float" office:value="27.250628301641" calcext:value-type="float">
            <text:p>27,2506</text:p>
          </table:table-cell>
          <table:table-cell/>
          <table:table-cell table:style-name="ce2" office:value-type="string" calcext:value-type="string">
            <text:p>СКО</text:p>
          </table:table-cell>
          <table:table-cell table:formula="of:=STDEV([.B26:.B775])" office:value-type="float" office:value="1.74404321064255" calcext:value-type="float">
            <text:p>1,744043210642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32+16*RAND()" office:value-type="float" office:value="40.200412100181" calcext:value-type="float">
            <text:p>40,2004</text:p>
          </table:table-cell>
          <table:table-cell/>
          <table:table-cell table:style-name="ce2" office:value-type="string" calcext:value-type="string">
            <text:p>СКО</text:p>
          </table:table-cell>
          <table:table-cell table:formula="of:=STDEV([.I26:.I775])" office:value-type="float" office:value="4.5881988450441" calcext:value-type="float">
            <text:p>4,588198845044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M.MICROSOFT.NORM.INV(RAND();50;10)" office:value-type="float" office:value="34.6542113065713" calcext:value-type="float">
            <text:p>34,6542</text:p>
          </table:table-cell>
          <table:table-cell/>
          <table:table-cell table:style-name="ce2" office:value-type="string" calcext:value-type="string">
            <text:p>СКО</text:p>
          </table:table-cell>
          <table:table-cell table:formula="of:=STDEV([.P26:.P775])" office:value-type="float" office:value="10.3350014131372" calcext:value-type="float">
            <text:p>10,335001413137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P29]*PI()/60)*(8*([.I29]^2) + 4*[.I29]*[.B29] + 3*([.B29]^2))" office:value-type="float" office:value="35452.0936116399" calcext:value-type="float">
            <text:p>35452,09</text:p>
          </table:table-cell>
          <table:table-cell/>
          <table:table-cell table:style-name="ce2" office:value-type="string" calcext:value-type="string">
            <text:p>СКО</text:p>
          </table:table-cell>
          <table:table-cell table:formula="of:=STDEV([.W26:.W775])" office:value-type="float" office:value="14547.7886209535" calcext:value-type="float">
            <text:p>14547,788620953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7+6*RAND()" office:value-type="float" office:value="28.3968245757278" calcext:value-type="float">
            <text:p>28,3968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formula="of:=MEDIAN([.B26:.B775])" office:value-type="float" office:value="30.0318690212443" calcext:value-type="float">
            <text:p>30,031869021244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32+16*RAND()" office:value-type="float" office:value="35.2912585344166" calcext:value-type="float">
            <text:p>35,2913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formula="of:=MEDIAN([.I26:.I775])" office:value-type="float" office:value="39.7403575368226" calcext:value-type="float">
            <text:p>39,74035753682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M.MICROSOFT.NORM.INV(RAND();50;10)" office:value-type="float" office:value="34.5136016511091" calcext:value-type="float">
            <text:p>34,5136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formula="of:=MEDIAN([.P26:.P775])" office:value-type="float" office:value="49.3333512337326" calcext:value-type="float">
            <text:p>49,33335123373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P30]*PI()/60)*(8*([.I30]^2) + 4*[.I30]*[.B30] + 3*([.B30]^2))" office:value-type="float" office:value="29621.6482802367" calcext:value-type="float">
            <text:p>29621,65</text:p>
          </table:table-cell>
          <table:table-cell/>
          <table:table-cell table:style-name="ce2" office:value-type="string" calcext:value-type="string">
            <text:p>медиана</text:p>
          </table:table-cell>
          <table:table-cell table:formula="of:=MEDIAN([.W26:.W775])" office:value-type="float" office:value="51839.2598269108" calcext:value-type="float">
            <text:p>51839,259826910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7+6*RAND()" office:value-type="float" office:value="30.2450319158379" calcext:value-type="float">
            <text:p>30,24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32+16*RAND()" office:value-type="float" office:value="41.6439764406532" calcext:value-type="float">
            <text:p>41,644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COM.MICROSOFT.NORM.INV(RAND();50;10)" office:value-type="float" office:value="31.0744719673155" calcext:value-type="float">
            <text:p>31,074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([.P31]*PI()/60)*(8*([.I31]^2) + 4*[.I31]*[.B31] + 3*([.B31]^2))" office:value-type="float" office:value="35235.7519051878" calcext:value-type="float">
            <text:p>35235,75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7+6*RAND()" office:value-type="float" office:value="31.9286789435428" calcext:value-type="float">
            <text:p>31,928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32+16*RAND()" office:value-type="float" office:value="46.2942886855453" calcext:value-type="float">
            <text:p>46,294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COM.MICROSOFT.NORM.INV(RAND();50;10)" office:value-type="float" office:value="49.081419694318" calcext:value-type="float">
            <text:p>49,081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formula="of:=([.P32]*PI()/60)*(8*([.I32]^2) + 4*[.I32]*[.B32] + 3*([.B32]^2))" office:value-type="float" office:value="67115.6205709335" calcext:value-type="float">
            <text:p>67115,62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7+6*RAND()" office:value-type="float" office:value="30.579310770845" calcext:value-type="float">
            <text:p>30,5793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/>
          <table:table-cell office:value-type="float" office:value="8" calcext:value-type="float">
            <text:p>8</text:p>
          </table:table-cell>
          <table:table-cell table:formula="of:=32+16*RAND()" office:value-type="float" office:value="40.9879447389394" calcext:value-type="float">
            <text:p>40,9879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/>
          <table:table-cell office:value-type="float" office:value="8" calcext:value-type="float">
            <text:p>8</text:p>
          </table:table-cell>
          <table:table-cell table:formula="of:=COM.MICROSOFT.NORM.INV(RAND();50;10)" office:value-type="float" office:value="48.3922754021882" calcext:value-type="float">
            <text:p>48,3923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P33]*PI()/60)*(8*([.I33]^2) + 4*[.I33]*[.B33] + 3*([.B33]^2))" office:value-type="float" office:value="53866.110663006" calcext:value-type="float">
            <text:p>53866,11</text:p>
          </table:table-cell>
          <table:table-cell/>
          <table:table-cell table:style-name="ce2" office:value-type="string" calcext:value-type="string">
            <text:p>Центры</text:p>
          </table:table-cell>
          <table:table-cell table:style-name="ce2" office:value-type="string" calcext:value-type="string">
            <text:p>Границы</text:p>
          </table:table-cell>
          <table:table-cell table:style-name="ce2" office:value-type="string" calcext:value-type="string">
            <text:p>Экс.частота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7+6*RAND()" office:value-type="float" office:value="29.9939759520348" calcext:value-type="float">
            <text:p>29,9940</text:p>
          </table:table-cell>
          <table:table-cell/>
          <table:table-cell office:value-type="float" office:value="26.625" calcext:value-type="float">
            <text:p>26,625</text:p>
          </table:table-cell>
          <table:table-cell office:value-type="float" office:value="27" calcext:value-type="float">
            <text:p>27</text:p>
          </table:table-cell>
          <table:table-cell table:number-matrix-columns-spanned="1" table:number-matrix-rows-spanned="10" table:formula="of:=FREQUENCY([.B26:.B775];[.E34:.E43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32+16*RAND()" office:value-type="float" office:value="41.7422958295792" calcext:value-type="float">
            <text:p>41,74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matrix-columns-spanned="1" table:number-matrix-rows-spanned="10" table:formula="of:=FREQUENCY([.I26:.I775];[.L34:.L45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COM.MICROSOFT.NORM.INV(RAND();50;10)" office:value-type="float" office:value="42.5024914132807" calcext:value-type="float">
            <text:p>42,50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matrix-columns-spanned="1" table:number-matrix-rows-spanned="10" table:formula="of:=FREQUENCY([.P26:.P775];[.S34:.S43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P34]*PI()/60)*(8*([.I34]^2) + 4*[.I34]*[.B34] + 3*([.B34]^2))" office:value-type="float" office:value="48172.3105006384" calcext:value-type="float">
            <text:p>48172,31</text:p>
          </table:table-cell>
          <table:table-cell/>
          <table:table-cell office:value-type="float" office:value="4350" calcext:value-type="float">
            <text:p>4350</text:p>
          </table:table-cell>
          <table:table-cell office:value-type="float" office:value="11000" calcext:value-type="float">
            <text:p>11000</text:p>
          </table:table-cell>
          <table:table-cell table:number-matrix-columns-spanned="1" table:number-matrix-rows-spanned="10" table:formula="of:=FREQUENCY([.W26:.W775];[.Z34:.Z4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7+6*RAND()" office:value-type="float" office:value="30.0564657279756" calcext:value-type="float">
            <text:p>30,0565</text:p>
          </table:table-cell>
          <table:table-cell/>
          <table:table-cell office:value-type="float" office:value="27.375" calcext:value-type="float">
            <text:p>27,375</text:p>
          </table:table-cell>
          <table:table-cell office:value-type="float" office:value="27.75" calcext:value-type="float">
            <text:p>27,7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32+16*RAND()" office:value-type="float" office:value="38.7463747914881" calcext:value-type="float">
            <text:p>38,746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COM.MICROSOFT.NORM.INV(RAND();50;10)" office:value-type="float" office:value="52.1962332455273" calcext:value-type="float">
            <text:p>52,19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P35]*PI()/60)*(8*([.I35]^2) + 4*[.I35]*[.B35] + 3*([.B35]^2))" office:value-type="float" office:value="52961.8773307389" calcext:value-type="float">
            <text:p>52961,88</text:p>
          </table:table-cell>
          <table:table-cell/>
          <table:table-cell office:value-type="float" office:value="17650" calcext:value-type="float">
            <text:p>17650</text:p>
          </table:table-cell>
          <table:table-cell office:value-type="float" office:value="24300" calcext:value-type="float">
            <text:p>24300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7+6*RAND()" office:value-type="float" office:value="29.5367276121397" calcext:value-type="float">
            <text:p>29,5367</text:p>
          </table:table-cell>
          <table:table-cell/>
          <table:table-cell office:value-type="float" office:value="28.125" calcext:value-type="float">
            <text:p>28,125</text:p>
          </table:table-cell>
          <table:table-cell office:value-type="float" office:value="28.5" calcext:value-type="float">
            <text:p>28,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32+16*RAND()" office:value-type="float" office:value="38.7520089428872" calcext:value-type="float">
            <text:p>38,752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COM.MICROSOFT.NORM.INV(RAND();50;10)" office:value-type="float" office:value="60.3762394435796" calcext:value-type="float">
            <text:p>60,376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P36]*PI()/60)*(8*([.I36]^2) + 4*[.I36]*[.B36] + 3*([.B36]^2))" office:value-type="float" office:value="60726.6287913308" calcext:value-type="float">
            <text:p>60726,63</text:p>
          </table:table-cell>
          <table:table-cell/>
          <table:table-cell office:value-type="float" office:value="30950" calcext:value-type="float">
            <text:p>30950</text:p>
          </table:table-cell>
          <table:table-cell office:value-type="float" office:value="37600" calcext:value-type="float">
            <text:p>37600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7+6*RAND()" office:value-type="float" office:value="32.2994476736058" calcext:value-type="float">
            <text:p>32,2994</text:p>
          </table:table-cell>
          <table:table-cell/>
          <table:table-cell office:value-type="float" office:value="28.875" calcext:value-type="float">
            <text:p>28,875</text:p>
          </table:table-cell>
          <table:table-cell office:value-type="float" office:value="29.25" calcext:value-type="float">
            <text:p>29,2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32+16*RAND()" office:value-type="float" office:value="32.6961214262992" calcext:value-type="float">
            <text:p>32,696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COM.MICROSOFT.NORM.INV(RAND();50;10)" office:value-type="float" office:value="36.3008812125661" calcext:value-type="float">
            <text:p>36,300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P37]*PI()/60)*(8*([.I37]^2) + 4*[.I37]*[.B37] + 3*([.B37]^2))" office:value-type="float" office:value="30233.2975257884" calcext:value-type="float">
            <text:p>30233,30</text:p>
          </table:table-cell>
          <table:table-cell/>
          <table:table-cell office:value-type="float" office:value="44250" calcext:value-type="float">
            <text:p>44250</text:p>
          </table:table-cell>
          <table:table-cell office:value-type="float" office:value="50900" calcext:value-type="float">
            <text:p>50900</text:p>
          </table:table-cell>
          <table:table-cell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7+6*RAND()" office:value-type="float" office:value="29.6000079174992" calcext:value-type="float">
            <text:p>29,6000</text:p>
          </table:table-cell>
          <table:table-cell/>
          <table:table-cell office:value-type="float" office:value="29.625" calcext:value-type="float">
            <text:p>29,625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32+16*RAND()" office:value-type="float" office:value="32.492693150416" calcext:value-type="float">
            <text:p>32,49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COM.MICROSOFT.NORM.INV(RAND();50;10)" office:value-type="float" office:value="57.3195410963197" calcext:value-type="float">
            <text:p>57,319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P38]*PI()/60)*(8*([.I38]^2) + 4*[.I38]*[.B38] + 3*([.B38]^2))" office:value-type="float" office:value="44784.0195422416" calcext:value-type="float">
            <text:p>44784,02</text:p>
          </table:table-cell>
          <table:table-cell/>
          <table:table-cell office:value-type="float" office:value="57550" calcext:value-type="float">
            <text:p>57550</text:p>
          </table:table-cell>
          <table:table-cell office:value-type="float" office:value="64200" calcext:value-type="float">
            <text:p>64200</text:p>
          </table:table-cell>
          <table:table-cell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7+6*RAND()" office:value-type="float" office:value="29.3735577107873" calcext:value-type="float">
            <text:p>29,3736</text:p>
          </table:table-cell>
          <table:table-cell/>
          <table:table-cell office:value-type="float" office:value="30.375" calcext:value-type="float">
            <text:p>30,375</text:p>
          </table:table-cell>
          <table:table-cell office:value-type="float" office:value="30.75" calcext:value-type="float">
            <text:p>30,75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32+16*RAND()" office:value-type="float" office:value="32.3239299226552" calcext:value-type="float">
            <text:p>32,323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COM.MICROSOFT.NORM.INV(RAND();50;10)" office:value-type="float" office:value="45.0718965933096" calcext:value-type="float">
            <text:p>45,071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P39]*PI()/60)*(8*([.I39]^2) + 4*[.I39]*[.B39] + 3*([.B39]^2))" office:value-type="float" office:value="34797.558747926" calcext:value-type="float">
            <text:p>34797,56</text:p>
          </table:table-cell>
          <table:table-cell/>
          <table:table-cell office:value-type="float" office:value="70850" calcext:value-type="float">
            <text:p>70850</text:p>
          </table:table-cell>
          <table:table-cell office:value-type="float" office:value="77500" calcext:value-type="float">
            <text:p>77500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7+6*RAND()" office:value-type="float" office:value="30.0322346810717" calcext:value-type="float">
            <text:p>30,0322</text:p>
          </table:table-cell>
          <table:table-cell/>
          <table:table-cell office:value-type="float" office:value="31.125" calcext:value-type="float">
            <text:p>31,125</text:p>
          </table:table-cell>
          <table:table-cell office:value-type="float" office:value="31.5" calcext:value-type="float">
            <text:p>31,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32+16*RAND()" office:value-type="float" office:value="40.8500300142914" calcext:value-type="float">
            <text:p>40,850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M.MICROSOFT.NORM.INV(RAND();50;10)" office:value-type="float" office:value="44.1449849767592" calcext:value-type="float">
            <text:p>44,145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P40]*PI()/60)*(8*([.I40]^2) + 4*[.I40]*[.B40] + 3*([.B40]^2))" office:value-type="float" office:value="48454.1361694818" calcext:value-type="float">
            <text:p>48454,14</text:p>
          </table:table-cell>
          <table:table-cell/>
          <table:table-cell office:value-type="float" office:value="84150" calcext:value-type="float">
            <text:p>84150</text:p>
          </table:table-cell>
          <table:table-cell office:value-type="float" office:value="90800" calcext:value-type="float">
            <text:p>90800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7+6*RAND()" office:value-type="float" office:value="28.1863435388077" calcext:value-type="float">
            <text:p>28,1863</text:p>
          </table:table-cell>
          <table:table-cell/>
          <table:table-cell office:value-type="float" office:value="31.875" calcext:value-type="float">
            <text:p>31,875</text:p>
          </table:table-cell>
          <table:table-cell office:value-type="float" office:value="32.25" calcext:value-type="float">
            <text:p>32,2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32+16*RAND()" office:value-type="float" office:value="39.6780481953174" calcext:value-type="float">
            <text:p>39,678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M.MICROSOFT.NORM.INV(RAND();50;10)" office:value-type="float" office:value="52.6890371066643" calcext:value-type="float">
            <text:p>52,689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P41]*PI()/60)*(8*([.I41]^2) + 4*[.I41]*[.B41] + 3*([.B41]^2))" office:value-type="float" office:value="53663.20273939" calcext:value-type="float">
            <text:p>53663,20</text:p>
          </table:table-cell>
          <table:table-cell/>
          <table:table-cell office:value-type="float" office:value="97450" calcext:value-type="float">
            <text:p>97450</text:p>
          </table:table-cell>
          <table:table-cell office:value-type="float" office:value="104100" calcext:value-type="float">
            <text:p>1041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7+6*RAND()" office:value-type="float" office:value="30.5351705553476" calcext:value-type="float">
            <text:p>30,5352</text:p>
          </table:table-cell>
          <table:table-cell/>
          <table:table-cell office:value-type="float" office:value="32.625" calcext:value-type="float">
            <text:p>32,625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32+16*RAND()" office:value-type="float" office:value="42.3142276313156" calcext:value-type="float">
            <text:p>42,31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M.MICROSOFT.NORM.INV(RAND();50;10)" office:value-type="float" office:value="28.9283433139485" calcext:value-type="float">
            <text:p>28,928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P42]*PI()/60)*(8*([.I42]^2) + 4*[.I42]*[.B42] + 3*([.B42]^2))" office:value-type="float" office:value="33761.4535869971" calcext:value-type="float">
            <text:p>33761,45</text:p>
          </table:table-cell>
          <table:table-cell/>
          <table:table-cell office:value-type="float" office:value="110750" calcext:value-type="float">
            <text:p>110750</text:p>
          </table:table-cell>
          <table:table-cell office:value-type="float" office:value="117400" calcext:value-type="float">
            <text:p>1174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27+6*RAND()" office:value-type="float" office:value="31.930471676169" calcext:value-type="float">
            <text:p>31,9305</text:p>
          </table:table-cell>
          <table:table-cell/>
          <table:table-cell office:value-type="float" office:value="33.375" calcext:value-type="float">
            <text:p>33,375</text:p>
          </table:table-cell>
          <table:table-cell office:value-type="float" office:value="33.75" calcext:value-type="float">
            <text:p>33,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32+16*RAND()" office:value-type="float" office:value="36.9717035125941" calcext:value-type="float">
            <text:p>36,971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M.MICROSOFT.NORM.INV(RAND();50;10)" office:value-type="float" office:value="55.5884521042542" calcext:value-type="float">
            <text:p>55,588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P43]*PI()/60)*(8*([.I43]^2) + 4*[.I43]*[.B43] + 3*([.B43]^2))" office:value-type="float" office:value="54474.9203100623" calcext:value-type="float">
            <text:p>54474,92</text:p>
          </table:table-cell>
          <table:table-cell/>
          <table:table-cell office:value-type="float" office:value="124050" calcext:value-type="float">
            <text:p>124050</text:p>
          </table:table-cell>
          <table:table-cell office:value-type="float" office:value="130700" calcext:value-type="float">
            <text:p>1307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7+6*RAND()" office:value-type="float" office:value="29.9519044656772" calcext:value-type="float">
            <text:p>29,95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32+16*RAND()" office:value-type="float" office:value="34.9845135901123" calcext:value-type="float">
            <text:p>34,9845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COM.MICROSOFT.NORM.INV(RAND();50;10)" office:value-type="float" office:value="38.98482646252" calcext:value-type="float">
            <text:p>38,984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formula="of:=([.P44]*PI()/60)*(8*([.I44]^2) + 4*[.I44]*[.B44] + 3*([.B44]^2))" office:value-type="float" office:value="34035.8328513972" calcext:value-type="float">
            <text:p>34035,8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27+6*RAND()" office:value-type="float" office:value="29.2198423768859" calcext:value-type="float">
            <text:p>29,219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32+16*RAND()" office:value-type="float" office:value="47.7678890768439" calcext:value-type="float">
            <text:p>47,767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COM.MICROSOFT.NORM.INV(RAND();50;10)" office:value-type="float" office:value="57.6775286781091" calcext:value-type="float">
            <text:p>57,677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([.P45]*PI()/60)*(8*([.I45]^2) + 4*[.I45]*[.B45] + 3*([.B45]^2))" office:value-type="float" office:value="79723.6095577496" calcext:value-type="float">
            <text:p>79723,61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27+6*RAND()" office:value-type="float" office:value="28.7548209785018" calcext:value-type="float">
            <text:p>28,7548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32+16*RAND()" office:value-type="float" office:value="47.4657290372998" calcext:value-type="float">
            <text:p>47,4657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COM.MICROSOFT.NORM.INV(RAND();50;10)" office:value-type="float" office:value="58.7195319241874" calcext:value-type="float">
            <text:p>58,7195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formula="of:=([.P46]*PI()/60)*(8*([.I46]^2) + 4*[.I46]*[.B46] + 3*([.B46]^2))" office:value-type="float" office:value="79827.4185722525" calcext:value-type="float">
            <text:p>79827,4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27+6*RAND()" office:value-type="float" office:value="30.3146000734996" calcext:value-type="float">
            <text:p>30,3146</text:p>
          </table:table-cell>
          <table:table-cell/>
          <table:table-cell table:style-name="ce4" office:value-type="string" calcext:value-type="string">
            <text:p>min d =</text:p>
          </table:table-cell>
          <table:table-cell table:formula="of:=MIN([.B26:.B775])" office:value-type="float" office:value="27.0097581550945" calcext:value-type="float">
            <text:p>27,009758155094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32+16*RAND()" office:value-type="float" office:value="32.7646048869938" calcext:value-type="float">
            <text:p>32,7646</text:p>
          </table:table-cell>
          <table:table-cell/>
          <table:table-cell table:style-name="ce4" office:value-type="string" calcext:value-type="string">
            <text:p>min D =</text:p>
          </table:table-cell>
          <table:table-cell table:formula="of:=MIN([.I26:.I775])" office:value-type="float" office:value="32.0478725638241" calcext:value-type="float">
            <text:p>32,047872563824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M.MICROSOFT.NORM.INV(RAND();50;10)" office:value-type="float" office:value="46.71948529684" calcext:value-type="float">
            <text:p>46,7195</text:p>
          </table:table-cell>
          <table:table-cell/>
          <table:table-cell table:style-name="ce4" office:value-type="string" calcext:value-type="string">
            <text:p>min h =</text:p>
          </table:table-cell>
          <table:table-cell table:formula="of:=MIN([.P26:.P775])" office:value-type="float" office:value="16.3943636321165" calcext:value-type="float">
            <text:p>16,394363632116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([.P47]*PI()/60)*(8*([.I47]^2) + 4*[.I47]*[.B47] + 3*([.B47]^2))" office:value-type="float" office:value="37471.4525236468" calcext:value-type="float">
            <text:p>37471,4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27+6*RAND()" office:value-type="float" office:value="28.8549402120989" calcext:value-type="float">
            <text:p>28,8549</text:p>
          </table:table-cell>
          <table:table-cell/>
          <table:table-cell table:style-name="ce4" office:value-type="string" calcext:value-type="string">
            <text:p>max d = </text:p>
          </table:table-cell>
          <table:table-cell table:formula="of:=MAX([.B26:.B775])" office:value-type="float" office:value="32.9977409297135" calcext:value-type="float">
            <text:p>32,997740929713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32+16*RAND()" office:value-type="float" office:value="36.5233560856432" calcext:value-type="float">
            <text:p>36,5234</text:p>
          </table:table-cell>
          <table:table-cell/>
          <table:table-cell table:style-name="ce4" office:value-type="string" calcext:value-type="string">
            <text:p>max D = </text:p>
          </table:table-cell>
          <table:table-cell table:formula="of:=MAX([.I26:.I775])" office:value-type="float" office:value="47.9934962783009" calcext:value-type="float">
            <text:p>47,993496278300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M.MICROSOFT.NORM.INV(RAND();50;10)" office:value-type="float" office:value="35.8577296234964" calcext:value-type="float">
            <text:p>35,8577</text:p>
          </table:table-cell>
          <table:table-cell/>
          <table:table-cell table:style-name="ce4" office:value-type="string" calcext:value-type="string">
            <text:p>max h = </text:p>
          </table:table-cell>
          <table:table-cell table:formula="of:=MAX([.P26:.P775])" office:value-type="float" office:value="78.2472998888301" calcext:value-type="float">
            <text:p>78,24729988883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([.P48]*PI()/60)*(8*([.I48]^2) + 4*[.I48]*[.B48] + 3*([.B48]^2))" office:value-type="float" office:value="32640.4176785809" calcext:value-type="float">
            <text:p>32640,42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7+6*RAND()" office:value-type="float" office:value="30.0865522997919" calcext:value-type="float">
            <text:p>30,0866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32+16*RAND()" office:value-type="float" office:value="32.8835403379053" calcext:value-type="float">
            <text:p>32,8835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COM.MICROSOFT.NORM.INV(RAND();50;10)" office:value-type="float" office:value="31.2755705048279" calcext:value-type="float">
            <text:p>31,2756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formula="of:=([.P49]*PI()/60)*(8*([.I49]^2) + 4*[.I49]*[.B49] + 3*([.B49]^2))" office:value-type="float" office:value="25093.7458297204" calcext:value-type="float">
            <text:p>25093,7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7+6*RAND()" office:value-type="float" office:value="29.2997363156173" calcext:value-type="float">
            <text:p>29,2997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F34:.F45])" office:value-type="float" office:value="750" calcext:value-type="float">
            <text:p>75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32+16*RAND()" office:value-type="float" office:value="45.4789796117693" calcext:value-type="float">
            <text:p>45,4790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M34:.M45])" office:value-type="float" office:value="750" calcext:value-type="float">
            <text:p>75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M.MICROSOFT.NORM.INV(RAND();50;10)" office:value-type="float" office:value="61.8446975600111" calcext:value-type="float">
            <text:p>61,8447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T34:.T45])" office:value-type="float" office:value="750" calcext:value-type="float">
            <text:p>75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([.P50]*PI()/60)*(8*([.I50]^2) + 4*[.I50]*[.B50] + 3*([.B50]^2))" office:value-type="float" office:value="79180.6857414904" calcext:value-type="float">
            <text:p>79180,69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27+6*RAND()" office:value-type="float" office:value="27.3751148998272" calcext:value-type="float">
            <text:p>27,375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32+16*RAND()" office:value-type="float" office:value="35.4145521391183" calcext:value-type="float">
            <text:p>35,414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COM.MICROSOFT.NORM.INV(RAND();50;10)" office:value-type="float" office:value="52.6345621899557" calcext:value-type="float">
            <text:p>52,6346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formula="of:=([.P51]*PI()/60)*(8*([.I51]^2) + 4*[.I51]*[.B51] + 3*([.B51]^2))" office:value-type="float" office:value="44534.943153008" calcext:value-type="float">
            <text:p>44534,94</text:p>
          </table:table-cell>
          <table:table-cell/>
          <table:table-cell table:style-name="ce4" office:value-type="string" calcext:value-type="string">
            <text:p>min V =</text:p>
          </table:table-cell>
          <table:table-cell table:formula="of:=MIN([.W26:.W775])" office:value-type="float" office:value="13323.6318458585" calcext:value-type="float">
            <text:p>13323,6318458585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27+6*RAND()" office:value-type="float" office:value="30.2924441036303" calcext:value-type="float">
            <text:p>30,2924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32+16*RAND()" office:value-type="float" office:value="36.2083615157753" calcext:value-type="float">
            <text:p>36,2084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COM.MICROSOFT.NORM.INV(RAND();50;10)" office:value-type="float" office:value="35.4209636200432" calcext:value-type="float">
            <text:p>35,421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formula="of:=([.P52]*PI()/60)*(8*([.I52]^2) + 4*[.I52]*[.B52] + 3*([.B52]^2))" office:value-type="float" office:value="32694.6949026449" calcext:value-type="float">
            <text:p>32694,69</text:p>
          </table:table-cell>
          <table:table-cell/>
          <table:table-cell table:style-name="ce4" office:value-type="string" calcext:value-type="string">
            <text:p>max V = </text:p>
          </table:table-cell>
          <table:table-cell table:formula="of:=MAX([.W26:.W775])" office:value-type="float" office:value="102243.730412442" calcext:value-type="float">
            <text:p>102243,730412442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27+6*RAND()" office:value-type="float" office:value="27.2796957304236" calcext:value-type="float">
            <text:p>27,2797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32+16*RAND()" office:value-type="float" office:value="45.9159456696361" calcext:value-type="float">
            <text:p>45,9159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COM.MICROSOFT.NORM.INV(RAND();50;10)" office:value-type="float" office:value="48.5011659844313" calcext:value-type="float">
            <text:p>48,5012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table:formula="of:=([.P53]*PI()/60)*(8*([.I53]^2) + 4*[.I53]*[.B53] + 3*([.B53]^2))" office:value-type="float" office:value="61225.2461319096" calcext:value-type="float">
            <text:p>61225,2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27+6*RAND()" office:value-type="float" office:value="27.4325326059479" calcext:value-type="float">
            <text:p>27,4325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32+16*RAND()" office:value-type="float" office:value="40.1145936977118" calcext:value-type="float">
            <text:p>40,1146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COM.MICROSOFT.NORM.INV(RAND();50;10)" office:value-type="float" office:value="55.6339832865207" calcext:value-type="float">
            <text:p>55,6340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formula="of:=([.P54]*PI()/60)*(8*([.I54]^2) + 4*[.I54]*[.B54] + 3*([.B54]^2))" office:value-type="float" office:value="56898.9863853299" calcext:value-type="float">
            <text:p>56898,99</text:p>
          </table:table-cell>
          <table:table-cell table:number-columns-repeated="2"/>
          <table:table-cell table:style-name="ce4" office:value-type="string" calcext:value-type="string">
            <text:p>Итого:</text:p>
          </table:table-cell>
          <table:table-cell table:formula="of:=SUM([.AA34:.AA45])" office:value-type="float" office:value="750" calcext:value-type="float">
            <text:p>75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27+6*RAND()" office:value-type="float" office:value="28.0254266259726" calcext:value-type="float">
            <text:p>28,0254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32+16*RAND()" office:value-type="float" office:value="38.7600586283952" calcext:value-type="float">
            <text:p>38,760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COM.MICROSOFT.NORM.INV(RAND();50;10)" office:value-type="float" office:value="46.8350598217142" calcext:value-type="float">
            <text:p>46,835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formula="of:=([.P55]*PI()/60)*(8*([.I55]^2) + 4*[.I55]*[.B55] + 3*([.B55]^2))" office:value-type="float" office:value="45906.8390453389" calcext:value-type="float">
            <text:p>45906,84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7+6*RAND()" office:value-type="float" office:value="28.0020417727064" calcext:value-type="float">
            <text:p>28,002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32+16*RAND()" office:value-type="float" office:value="33.2696414310485" calcext:value-type="float">
            <text:p>33,2696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COM.MICROSOFT.NORM.INV(RAND();50;10)" office:value-type="float" office:value="47.1502930527564" calcext:value-type="float">
            <text:p>47,1503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formula="of:=([.P56]*PI()/60)*(8*([.I56]^2) + 4*[.I56]*[.B56] + 3*([.B56]^2))" office:value-type="float" office:value="36868.2384136564" calcext:value-type="float">
            <text:p>36868,24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27+6*RAND()" office:value-type="float" office:value="30.7425506806467" calcext:value-type="float">
            <text:p>30,742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32+16*RAND()" office:value-type="float" office:value="38.0734117869288" calcext:value-type="float">
            <text:p>38,073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COM.MICROSOFT.NORM.INV(RAND();50;10)" office:value-type="float" office:value="39.7911350177086" calcext:value-type="float">
            <text:p>39,7911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([.P57]*PI()/60)*(8*([.I57]^2) + 4*[.I57]*[.B57] + 3*([.B57]^2))" office:value-type="float" office:value="39822.9968192309" calcext:value-type="float">
            <text:p>39823,00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27+6*RAND()" office:value-type="float" office:value="28.2118200527038" calcext:value-type="float">
            <text:p>28,2118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32+16*RAND()" office:value-type="float" office:value="33.126280548051" calcext:value-type="float">
            <text:p>33,126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COM.MICROSOFT.NORM.INV(RAND();50;10)" office:value-type="float" office:value="53.7372674087562" calcext:value-type="float">
            <text:p>53,7373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formula="of:=([.P58]*PI()/60)*(8*([.I58]^2) + 4*[.I58]*[.B58] + 3*([.B58]^2))" office:value-type="float" office:value="41937.105479623" calcext:value-type="float">
            <text:p>41937,11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27+6*RAND()" office:value-type="float" office:value="31.4158806076739" calcext:value-type="float">
            <text:p>31,4159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32+16*RAND()" office:value-type="float" office:value="45.5837485846132" calcext:value-type="float">
            <text:p>45,5837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COM.MICROSOFT.NORM.INV(RAND();50;10)" office:value-type="float" office:value="52.1352210216497" calcext:value-type="float">
            <text:p>52,1352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table:formula="of:=([.P59]*PI()/60)*(8*([.I59]^2) + 4*[.I59]*[.B59] + 3*([.B59]^2))" office:value-type="float" office:value="69096.8465562213" calcext:value-type="float">
            <text:p>69096,8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27+6*RAND()" office:value-type="float" office:value="31.2362659096252" calcext:value-type="float">
            <text:p>31,2363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32+16*RAND()" office:value-type="float" office:value="34.7146594692022" calcext:value-type="float">
            <text:p>34,7147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COM.MICROSOFT.NORM.INV(RAND();50;10)" office:value-type="float" office:value="60.5466989979968" calcext:value-type="float">
            <text:p>60,5467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formula="of:=([.P60]*PI()/60)*(8*([.I60]^2) + 4*[.I60]*[.B60] + 3*([.B60]^2))" office:value-type="float" office:value="53593.7956530441" calcext:value-type="float">
            <text:p>53593,8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27+6*RAND()" office:value-type="float" office:value="27.5243223148864" calcext:value-type="float">
            <text:p>27,5243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32+16*RAND()" office:value-type="float" office:value="38.7001984771341" calcext:value-type="float">
            <text:p>38,7002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COM.MICROSOFT.NORM.INV(RAND();50;10)" office:value-type="float" office:value="62.4553558615933" calcext:value-type="float">
            <text:p>62,4554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table:formula="of:=([.P61]*PI()/60)*(8*([.I61]^2) + 4*[.I61]*[.B61] + 3*([.B61]^2))" office:value-type="float" office:value="60547.5528870878" calcext:value-type="float">
            <text:p>60547,5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27+6*RAND()" office:value-type="float" office:value="31.6747679456603" calcext:value-type="float">
            <text:p>31,6748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32+16*RAND()" office:value-type="float" office:value="37.5038536880165" calcext:value-type="float">
            <text:p>37,5039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COM.MICROSOFT.NORM.INV(RAND();50;10)" office:value-type="float" office:value="58.9288539398718" calcext:value-type="float">
            <text:p>58,9289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formula="of:=([.P62]*PI()/60)*(8*([.I62]^2) + 4*[.I62]*[.B62] + 3*([.B62]^2))" office:value-type="float" office:value="58667.4972065287" calcext:value-type="float">
            <text:p>58667,50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27+6*RAND()" office:value-type="float" office:value="31.6055399242323" calcext:value-type="float">
            <text:p>31,6055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32+16*RAND()" office:value-type="float" office:value="36.2673899736255" calcext:value-type="float">
            <text:p>36,2674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COM.MICROSOFT.NORM.INV(RAND();50;10)" office:value-type="float" office:value="49.2888371618199" calcext:value-type="float">
            <text:p>49,2888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table:formula="of:=([.P63]*PI()/60)*(8*([.I63]^2) + 4*[.I63]*[.B63] + 3*([.B63]^2))" office:value-type="float" office:value="46722.86138875" calcext:value-type="float">
            <text:p>46722,86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27+6*RAND()" office:value-type="float" office:value="32.3128673688043" calcext:value-type="float">
            <text:p>32,3129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32+16*RAND()" office:value-type="float" office:value="39.3379791919142" calcext:value-type="float">
            <text:p>39,3380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COM.MICROSOFT.NORM.INV(RAND();50;10)" office:value-type="float" office:value="44.5864949271264" calcext:value-type="float">
            <text:p>44,5865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formula="of:=([.P64]*PI()/60)*(8*([.I64]^2) + 4*[.I64]*[.B64] + 3*([.B64]^2))" office:value-type="float" office:value="48083.8172064784" calcext:value-type="float">
            <text:p>48083,82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27+6*RAND()" office:value-type="float" office:value="32.8438728817273" calcext:value-type="float">
            <text:p>32,8439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32+16*RAND()" office:value-type="float" office:value="44.4818378668278" calcext:value-type="float">
            <text:p>44,4818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COM.MICROSOFT.NORM.INV(RAND();50;10)" office:value-type="float" office:value="45.8679321398479" calcext:value-type="float">
            <text:p>45,8679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formula="of:=([.P65]*PI()/60)*(8*([.I65]^2) + 4*[.I65]*[.B65] + 3*([.B65]^2))" office:value-type="float" office:value="59822.5644126794" calcext:value-type="float">
            <text:p>59822,56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27+6*RAND()" office:value-type="float" office:value="30.4839318583254" calcext:value-type="float">
            <text:p>30,4839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32+16*RAND()" office:value-type="float" office:value="46.4519948307425" calcext:value-type="float">
            <text:p>46,4520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COM.MICROSOFT.NORM.INV(RAND();50;10)" office:value-type="float" office:value="41.3801282228791" calcext:value-type="float">
            <text:p>41,380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formula="of:=([.P66]*PI()/60)*(8*([.I66]^2) + 4*[.I66]*[.B66] + 3*([.B66]^2))" office:value-type="float" office:value="55714.0417707345" calcext:value-type="float">
            <text:p>55714,04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27+6*RAND()" office:value-type="float" office:value="29.3612013200764" calcext:value-type="float">
            <text:p>29,361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32+16*RAND()" office:value-type="float" office:value="42.5365232545882" calcext:value-type="float">
            <text:p>42,5365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COM.MICROSOFT.NORM.INV(RAND();50;10)" office:value-type="float" office:value="46.6592080828363" calcext:value-type="float">
            <text:p>46,6592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formula="of:=([.P67]*PI()/60)*(8*([.I67]^2) + 4*[.I67]*[.B67] + 3*([.B67]^2))" office:value-type="float" office:value="53886.2683050801" calcext:value-type="float">
            <text:p>53886,27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27+6*RAND()" office:value-type="float" office:value="29.6986836951692" calcext:value-type="float">
            <text:p>29,6987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32+16*RAND()" office:value-type="float" office:value="34.3815296050161" calcext:value-type="float">
            <text:p>34,3815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COM.MICROSOFT.NORM.INV(RAND();50;10)" office:value-type="float" office:value="39.3420879103969" calcext:value-type="float">
            <text:p>39,3421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formula="of:=([.P68]*PI()/60)*(8*([.I68]^2) + 4*[.I68]*[.B68] + 3*([.B68]^2))" office:value-type="float" office:value="33344.559875122" calcext:value-type="float">
            <text:p>33344,56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27+6*RAND()" office:value-type="float" office:value="28.1425362008158" calcext:value-type="float">
            <text:p>28,1425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32+16*RAND()" office:value-type="float" office:value="47.1230756808072" calcext:value-type="float">
            <text:p>47,1231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COM.MICROSOFT.NORM.INV(RAND();50;10)" office:value-type="float" office:value="56.763065162926" calcext:value-type="float">
            <text:p>56,7631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table:formula="of:=([.P69]*PI()/60)*(8*([.I69]^2) + 4*[.I69]*[.B69] + 3*([.B69]^2))" office:value-type="float" office:value="75626.2546799539" calcext:value-type="float">
            <text:p>75626,25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27+6*RAND()" office:value-type="float" office:value="31.7872323074844" calcext:value-type="float">
            <text:p>31,7872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32+16*RAND()" office:value-type="float" office:value="46.0242444816977" calcext:value-type="float">
            <text:p>46,0242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COM.MICROSOFT.NORM.INV(RAND();50;10)" office:value-type="float" office:value="61.5875363490019" calcext:value-type="float">
            <text:p>61,5875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table:formula="of:=([.P70]*PI()/60)*(8*([.I70]^2) + 4*[.I70]*[.B70] + 3*([.B70]^2))" office:value-type="float" office:value="83291.4003214056" calcext:value-type="float">
            <text:p>83291,40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27+6*RAND()" office:value-type="float" office:value="27.9827379493509" calcext:value-type="float">
            <text:p>27,9827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32+16*RAND()" office:value-type="float" office:value="44.0388465020806" calcext:value-type="float">
            <text:p>44,0388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COM.MICROSOFT.NORM.INV(RAND();50;10)" office:value-type="float" office:value="60.2972881145011" calcext:value-type="float">
            <text:p>60,2973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formula="of:=([.P71]*PI()/60)*(8*([.I71]^2) + 4*[.I71]*[.B71] + 3*([.B71]^2))" office:value-type="float" office:value="71963.5502950865" calcext:value-type="float">
            <text:p>71963,5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27+6*RAND()" office:value-type="float" office:value="28.7967108429875" calcext:value-type="float">
            <text:p>28,796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32+16*RAND()" office:value-type="float" office:value="42.2868782933801" calcext:value-type="float">
            <text:p>42,2869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COM.MICROSOFT.NORM.INV(RAND();50;10)" office:value-type="float" office:value="66.4087420344293" calcext:value-type="float">
            <text:p>66,4087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formula="of:=([.P72]*PI()/60)*(8*([.I72]^2) + 4*[.I72]*[.B72] + 3*([.B72]^2))" office:value-type="float" office:value="75329.3487511538" calcext:value-type="float">
            <text:p>75329,3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27+6*RAND()" office:value-type="float" office:value="30.0047219332773" calcext:value-type="float">
            <text:p>30,0047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32+16*RAND()" office:value-type="float" office:value="40.2283677440137" calcext:value-type="float">
            <text:p>40,2284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COM.MICROSOFT.NORM.INV(RAND();50;10)" office:value-type="float" office:value="55.897601327105" calcext:value-type="float">
            <text:p>55,8976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formula="of:=([.P73]*PI()/60)*(8*([.I73]^2) + 4*[.I73]*[.B73] + 3*([.B73]^2))" office:value-type="float" office:value="59927.7738925054" calcext:value-type="float">
            <text:p>59927,77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27+6*RAND()" office:value-type="float" office:value="29.6718755846377" calcext:value-type="float">
            <text:p>29,6719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32+16*RAND()" office:value-type="float" office:value="41.4820662010461" calcext:value-type="float">
            <text:p>41,4821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COM.MICROSOFT.NORM.INV(RAND();50;10)" office:value-type="float" office:value="44.7314532212345" calcext:value-type="float">
            <text:p>44,7315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formula="of:=([.P74]*PI()/60)*(8*([.I74]^2) + 4*[.I74]*[.B74] + 3*([.B74]^2))" office:value-type="float" office:value="49959.4809627618" calcext:value-type="float">
            <text:p>49959,48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27+6*RAND()" office:value-type="float" office:value="27.4767801866401" calcext:value-type="float">
            <text:p>27,4768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32+16*RAND()" office:value-type="float" office:value="32.214093266055" calcext:value-type="float">
            <text:p>32,2141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COM.MICROSOFT.NORM.INV(RAND();50;10)" office:value-type="float" office:value="52.2796280092391" calcext:value-type="float">
            <text:p>52,2796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formula="of:=([.P75]*PI()/60)*(8*([.I75]^2) + 4*[.I75]*[.B75] + 3*([.B75]^2))" office:value-type="float" office:value="38617.1278691639" calcext:value-type="float">
            <text:p>38617,13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27+6*RAND()" office:value-type="float" office:value="27.0103864443954" calcext:value-type="float">
            <text:p>27,0104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32+16*RAND()" office:value-type="float" office:value="32.4190071616322" calcext:value-type="float">
            <text:p>32,4190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COM.MICROSOFT.NORM.INV(RAND();50;10)" office:value-type="float" office:value="42.5034981329136" calcext:value-type="float">
            <text:p>42,5035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formula="of:=([.P76]*PI()/60)*(8*([.I76]^2) + 4*[.I76]*[.B76] + 3*([.B76]^2))" office:value-type="float" office:value="31377.5006140552" calcext:value-type="float">
            <text:p>31377,50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27+6*RAND()" office:value-type="float" office:value="28.7098666874226" calcext:value-type="float">
            <text:p>28,7099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32+16*RAND()" office:value-type="float" office:value="39.3250294160098" calcext:value-type="float">
            <text:p>39,3250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COM.MICROSOFT.NORM.INV(RAND();50;10)" office:value-type="float" office:value="41.3022701595666" calcext:value-type="float">
            <text:p>41,3023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table:formula="of:=([.P77]*PI()/60)*(8*([.I77]^2) + 4*[.I77]*[.B77] + 3*([.B77]^2))" office:value-type="float" office:value="41868.6613237489" calcext:value-type="float">
            <text:p>41868,66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27+6*RAND()" office:value-type="float" office:value="28.8151008866262" calcext:value-type="float">
            <text:p>28,8151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32+16*RAND()" office:value-type="float" office:value="40.1622288506478" calcext:value-type="float">
            <text:p>40,1622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COM.MICROSOFT.NORM.INV(RAND();50;10)" office:value-type="float" office:value="42.2510379651004" calcext:value-type="float">
            <text:p>42,2510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table:formula="of:=([.P78]*PI()/60)*(8*([.I78]^2) + 4*[.I78]*[.B78] + 3*([.B78]^2))" office:value-type="float" office:value="44298.4587463217" calcext:value-type="float">
            <text:p>44298,46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27+6*RAND()" office:value-type="float" office:value="30.6302002232987" calcext:value-type="float">
            <text:p>30,6302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32+16*RAND()" office:value-type="float" office:value="44.7651843558997" calcext:value-type="float">
            <text:p>44,7652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COM.MICROSOFT.NORM.INV(RAND();50;10)" office:value-type="float" office:value="59.3888444143953" calcext:value-type="float">
            <text:p>59,3888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table:formula="of:=([.P79]*PI()/60)*(8*([.I79]^2) + 4*[.I79]*[.B79] + 3*([.B79]^2))" office:value-type="float" office:value="75658.4643938078" calcext:value-type="float">
            <text:p>75658,46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27+6*RAND()" office:value-type="float" office:value="29.5173472480383" calcext:value-type="float">
            <text:p>29,5173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32+16*RAND()" office:value-type="float" office:value="37.4936498831958" calcext:value-type="float">
            <text:p>37,4936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COM.MICROSOFT.NORM.INV(RAND();50;10)" office:value-type="float" office:value="33.3461623873933" calcext:value-type="float">
            <text:p>33,3462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formula="of:=([.P80]*PI()/60)*(8*([.I80]^2) + 4*[.I80]*[.B80] + 3*([.B80]^2))" office:value-type="float" office:value="31928.8823739577" calcext:value-type="float">
            <text:p>31928,88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27+6*RAND()" office:value-type="float" office:value="31.5132602581289" calcext:value-type="float">
            <text:p>31,5133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32+16*RAND()" office:value-type="float" office:value="43.6578800659627" calcext:value-type="float">
            <text:p>43,6579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COM.MICROSOFT.NORM.INV(RAND();50;10)" office:value-type="float" office:value="47.269200123756" calcext:value-type="float">
            <text:p>47,2692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formula="of:=([.P81]*PI()/60)*(8*([.I81]^2) + 4*[.I81]*[.B81] + 3*([.B81]^2))" office:value-type="float" office:value="58733.3354380637" calcext:value-type="float">
            <text:p>58733,34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27+6*RAND()" office:value-type="float" office:value="29.0153790002223" calcext:value-type="float">
            <text:p>29,0154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32+16*RAND()" office:value-type="float" office:value="32.7411634381861" calcext:value-type="float">
            <text:p>32,7412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COM.MICROSOFT.NORM.INV(RAND();50;10)" office:value-type="float" office:value="34.8027539943349" calcext:value-type="float">
            <text:p>34,8028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formula="of:=([.P82]*PI()/60)*(8*([.I82]^2) + 4*[.I82]*[.B82] + 3*([.B82]^2))" office:value-type="float" office:value="27154.5912528246" calcext:value-type="float">
            <text:p>27154,59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27+6*RAND()" office:value-type="float" office:value="31.004071316449" calcext:value-type="float">
            <text:p>31,0041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32+16*RAND()" office:value-type="float" office:value="36.0922174137086" calcext:value-type="float">
            <text:p>36,0922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COM.MICROSOFT.NORM.INV(RAND();50;10)" office:value-type="float" office:value="54.2888599487517" calcext:value-type="float">
            <text:p>54,2889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formula="of:=([.P83]*PI()/60)*(8*([.I83]^2) + 4*[.I83]*[.B83] + 3*([.B83]^2))" office:value-type="float" office:value="50543.4262467632" calcext:value-type="float">
            <text:p>50543,43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27+6*RAND()" office:value-type="float" office:value="29.8914577940013" calcext:value-type="float">
            <text:p>29,8915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32+16*RAND()" office:value-type="float" office:value="37.7164129782468" calcext:value-type="float">
            <text:p>37,7164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COM.MICROSOFT.NORM.INV(RAND();50;10)" office:value-type="float" office:value="58.3796525866799" calcext:value-type="float">
            <text:p>58,3797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table:formula="of:=([.P84]*PI()/60)*(8*([.I84]^2) + 4*[.I84]*[.B84] + 3*([.B84]^2))" office:value-type="float" office:value="56764.835918013" calcext:value-type="float">
            <text:p>56764,84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27+6*RAND()" office:value-type="float" office:value="32.1465130441356" calcext:value-type="float">
            <text:p>32,1465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32+16*RAND()" office:value-type="float" office:value="45.8379281852394" calcext:value-type="float">
            <text:p>45,8379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COM.MICROSOFT.NORM.INV(RAND();50;10)" office:value-type="float" office:value="49.1526233792988" calcext:value-type="float">
            <text:p>49,1526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formula="of:=([.P85]*PI()/60)*(8*([.I85]^2) + 4*[.I85]*[.B85] + 3*([.B85]^2))" office:value-type="float" office:value="66407.8682759598" calcext:value-type="float">
            <text:p>66407,87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27+6*RAND()" office:value-type="float" office:value="31.4260423702654" calcext:value-type="float">
            <text:p>31,4260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32+16*RAND()" office:value-type="float" office:value="36.2755626793951" calcext:value-type="float">
            <text:p>36,2756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COM.MICROSOFT.NORM.INV(RAND();50;10)" office:value-type="float" office:value="55.7795827329785" calcext:value-type="float">
            <text:p>55,7796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table:formula="of:=([.P86]*PI()/60)*(8*([.I86]^2) + 4*[.I86]*[.B86] + 3*([.B86]^2))" office:value-type="float" office:value="52717.368548858" calcext:value-type="float">
            <text:p>52717,37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27+6*RAND()" office:value-type="float" office:value="27.8814441708382" calcext:value-type="float">
            <text:p>27,8814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32+16*RAND()" office:value-type="float" office:value="36.4993446227163" calcext:value-type="float">
            <text:p>36,4993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COM.MICROSOFT.NORM.INV(RAND();50;10)" office:value-type="float" office:value="39.6327732768946" calcext:value-type="float">
            <text:p>39,6328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table:formula="of:=([.P87]*PI()/60)*(8*([.I87]^2) + 4*[.I87]*[.B87] + 3*([.B87]^2))" office:value-type="float" office:value="35403.0983448604" calcext:value-type="float">
            <text:p>35403,1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27+6*RAND()" office:value-type="float" office:value="30.298784708837" calcext:value-type="float">
            <text:p>30,2988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32+16*RAND()" office:value-type="float" office:value="42.2239830438048" calcext:value-type="float">
            <text:p>42,2240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COM.MICROSOFT.NORM.INV(RAND();50;10)" office:value-type="float" office:value="40.0658964611365" calcext:value-type="float">
            <text:p>40,0659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table:formula="of:=([.P88]*PI()/60)*(8*([.I88]^2) + 4*[.I88]*[.B88] + 3*([.B88]^2))" office:value-type="float" office:value="46434.3580091068" calcext:value-type="float">
            <text:p>46434,36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27+6*RAND()" office:value-type="float" office:value="28.6709498141427" calcext:value-type="float">
            <text:p>28,6709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32+16*RAND()" office:value-type="float" office:value="46.3208182808012" calcext:value-type="float">
            <text:p>46,320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COM.MICROSOFT.NORM.INV(RAND();50;10)" office:value-type="float" office:value="45.2416628645864" calcext:value-type="float">
            <text:p>45,2417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([.P89]*PI()/60)*(8*([.I89]^2) + 4*[.I89]*[.B89] + 3*([.B89]^2))" office:value-type="float" office:value="59086.797269535" calcext:value-type="float">
            <text:p>59086,80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27+6*RAND()" office:value-type="float" office:value="29.275118365651" calcext:value-type="float">
            <text:p>29,2751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32+16*RAND()" office:value-type="float" office:value="45.9701916184276" calcext:value-type="float">
            <text:p>45,9702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COM.MICROSOFT.NORM.INV(RAND();50;10)" office:value-type="float" office:value="54.4875936979573" calcext:value-type="float">
            <text:p>54,4876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formula="of:=([.P90]*PI()/60)*(8*([.I90]^2) + 4*[.I90]*[.B90] + 3*([.B90]^2))" office:value-type="float" office:value="70925.525797317" calcext:value-type="float">
            <text:p>70925,53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27+6*RAND()" office:value-type="float" office:value="27.4256423965562" calcext:value-type="float">
            <text:p>27,425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32+16*RAND()" office:value-type="float" office:value="43.8177518527955" calcext:value-type="float">
            <text:p>43,8178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COM.MICROSOFT.NORM.INV(RAND();50;10)" office:value-type="float" office:value="28.1832935396102" calcext:value-type="float">
            <text:p>28,1833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table:formula="of:=([.P91]*PI()/60)*(8*([.I91]^2) + 4*[.I91]*[.B91] + 3*([.B91]^2))" office:value-type="float" office:value="33089.5951970161" calcext:value-type="float">
            <text:p>33089,60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27+6*RAND()" office:value-type="float" office:value="32.0492490695324" calcext:value-type="float">
            <text:p>32,0492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32+16*RAND()" office:value-type="float" office:value="46.8085176665336" calcext:value-type="float">
            <text:p>46,8085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COM.MICROSOFT.NORM.INV(RAND();50;10)" office:value-type="float" office:value="51.6282717688366" calcext:value-type="float">
            <text:p>51,6283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table:formula="of:=([.P92]*PI()/60)*(8*([.I92]^2) + 4*[.I92]*[.B92] + 3*([.B92]^2))" office:value-type="float" office:value="71934.7610241815" calcext:value-type="float">
            <text:p>71934,76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27+6*RAND()" office:value-type="float" office:value="30.717703278875" calcext:value-type="float">
            <text:p>30,7177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32+16*RAND()" office:value-type="float" office:value="36.257408188656" calcext:value-type="float">
            <text:p>36,2574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COM.MICROSOFT.NORM.INV(RAND();50;10)" office:value-type="float" office:value="61.9825833329998" calcext:value-type="float">
            <text:p>61,9826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table:formula="of:=([.P93]*PI()/60)*(8*([.I93]^2) + 4*[.I93]*[.B93] + 3*([.B93]^2))" office:value-type="float" office:value="57776.2623815651" calcext:value-type="float">
            <text:p>57776,26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27+6*RAND()" office:value-type="float" office:value="32.4596194464248" calcext:value-type="float">
            <text:p>32,4596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32+16*RAND()" office:value-type="float" office:value="47.4697934444994" calcext:value-type="float">
            <text:p>47,4698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COM.MICROSOFT.NORM.INV(RAND();50;10)" office:value-type="float" office:value="51.6208358229705" calcext:value-type="float">
            <text:p>51,6208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table:formula="of:=([.P94]*PI()/60)*(8*([.I94]^2) + 4*[.I94]*[.B94] + 3*([.B94]^2))" office:value-type="float" office:value="73926.8515676004" calcext:value-type="float">
            <text:p>73926,85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27+6*RAND()" office:value-type="float" office:value="27.0714815219399" calcext:value-type="float">
            <text:p>27,0715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32+16*RAND()" office:value-type="float" office:value="39.428269142285" calcext:value-type="float">
            <text:p>39,4283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COM.MICROSOFT.NORM.INV(RAND();50;10)" office:value-type="float" office:value="53.1053790583365" calcext:value-type="float">
            <text:p>53,1054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table:formula="of:=([.P95]*PI()/60)*(8*([.I95]^2) + 4*[.I95]*[.B95] + 3*([.B95]^2))" office:value-type="float" office:value="52566.6007705989" calcext:value-type="float">
            <text:p>52566,6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27+6*RAND()" office:value-type="float" office:value="31.3510874162894" calcext:value-type="float">
            <text:p>31,3511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32+16*RAND()" office:value-type="float" office:value="33.8416567761451" calcext:value-type="float">
            <text:p>33,8417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COM.MICROSOFT.NORM.INV(RAND();50;10)" office:value-type="float" office:value="40.7860916301231" calcext:value-type="float">
            <text:p>40,7861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table:formula="of:=([.P96]*PI()/60)*(8*([.I96]^2) + 4*[.I96]*[.B96] + 3*([.B96]^2))" office:value-type="float" office:value="34926.1970592676" calcext:value-type="float">
            <text:p>34926,20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27+6*RAND()" office:value-type="float" office:value="29.7973193863872" calcext:value-type="float">
            <text:p>29,7973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32+16*RAND()" office:value-type="float" office:value="47.167184798047" calcext:value-type="float">
            <text:p>47,1672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COM.MICROSOFT.NORM.INV(RAND();50;10)" office:value-type="float" office:value="34.507411567838" calcext:value-type="float">
            <text:p>34,5074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table:formula="of:=([.P97]*PI()/60)*(8*([.I97]^2) + 4*[.I97]*[.B97] + 3*([.B97]^2))" office:value-type="float" office:value="47127.6054356566" calcext:value-type="float">
            <text:p>47127,61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27+6*RAND()" office:value-type="float" office:value="30.3427601584699" calcext:value-type="float">
            <text:p>30,3428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32+16*RAND()" office:value-type="float" office:value="36.8347550164908" calcext:value-type="float">
            <text:p>36,8348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COM.MICROSOFT.NORM.INV(RAND();50;10)" office:value-type="float" office:value="28.3831070398005" calcext:value-type="float">
            <text:p>28,3831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table:formula="of:=([.P98]*PI()/60)*(8*([.I98]^2) + 4*[.I98]*[.B98] + 3*([.B98]^2))" office:value-type="float" office:value="26879.9132741417" calcext:value-type="float">
            <text:p>26879,91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27+6*RAND()" office:value-type="float" office:value="27.2716813429724" calcext:value-type="float">
            <text:p>27,2717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32+16*RAND()" office:value-type="float" office:value="40.9609582666308" calcext:value-type="float">
            <text:p>40,9610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COM.MICROSOFT.NORM.INV(RAND();50;10)" office:value-type="float" office:value="63.7111775335462" calcext:value-type="float">
            <text:p>63,7112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table:formula="of:=([.P99]*PI()/60)*(8*([.I99]^2) + 4*[.I99]*[.B99] + 3*([.B99]^2))" office:value-type="float" office:value="67124.9413144493" calcext:value-type="float">
            <text:p>67124,94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27+6*RAND()" office:value-type="float" office:value="29.7576724479441" calcext:value-type="float">
            <text:p>29,7577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32+16*RAND()" office:value-type="float" office:value="33.9131143372506" calcext:value-type="float">
            <text:p>33,9131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COM.MICROSOFT.NORM.INV(RAND();50;10)" office:value-type="float" office:value="47.328836847055" calcext:value-type="float">
            <text:p>47,3288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table:formula="of:=([.P100]*PI()/60)*(8*([.I100]^2) + 4*[.I100]*[.B100] + 3*([.B100]^2))" office:value-type="float" office:value="39387.5634554926" calcext:value-type="float">
            <text:p>39387,56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27+6*RAND()" office:value-type="float" office:value="30.4933143316302" calcext:value-type="float">
            <text:p>30,4933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formula="of:=32+16*RAND()" office:value-type="float" office:value="35.504705702886" calcext:value-type="float">
            <text:p>35,5047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formula="of:=COM.MICROSOFT.NORM.INV(RAND();50;10)" office:value-type="float" office:value="46.9538815492507" calcext:value-type="float">
            <text:p>46,9539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table:formula="of:=([.P101]*PI()/60)*(8*([.I101]^2) + 4*[.I101]*[.B101] + 3*([.B101]^2))" office:value-type="float" office:value="42298.0516941127" calcext:value-type="float">
            <text:p>42298,05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27+6*RAND()" office:value-type="float" office:value="31.7349377672654" calcext:value-type="float">
            <text:p>31,7349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formula="of:=32+16*RAND()" office:value-type="float" office:value="38.4168338980526" calcext:value-type="float">
            <text:p>38,4168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formula="of:=COM.MICROSOFT.NORM.INV(RAND();50;10)" office:value-type="float" office:value="53.8464601041376" calcext:value-type="float">
            <text:p>53,8465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table:formula="of:=([.P102]*PI()/60)*(8*([.I102]^2) + 4*[.I102]*[.B102] + 3*([.B102]^2))" office:value-type="float" office:value="55555.5034782795" calcext:value-type="float">
            <text:p>55555,5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27+6*RAND()" office:value-type="float" office:value="29.105660472298" calcext:value-type="float">
            <text:p>29,1057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32+16*RAND()" office:value-type="float" office:value="45.1899800952524" calcext:value-type="float">
            <text:p>45,1900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COM.MICROSOFT.NORM.INV(RAND();50;10)" office:value-type="float" office:value="45.7288398631157" calcext:value-type="float">
            <text:p>45,7288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formula="of:=([.P103]*PI()/60)*(8*([.I103]^2) + 4*[.I103]*[.B103] + 3*([.B103]^2))" office:value-type="float" office:value="57798.8782036208" calcext:value-type="float">
            <text:p>57798,88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27+6*RAND()" office:value-type="float" office:value="30.2182981024962" calcext:value-type="float">
            <text:p>30,2183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formula="of:=32+16*RAND()" office:value-type="float" office:value="38.2012121398002" calcext:value-type="float">
            <text:p>38,2012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formula="of:=COM.MICROSOFT.NORM.INV(RAND();50;10)" office:value-type="float" office:value="54.5534549133035" calcext:value-type="float">
            <text:p>54,5535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table:formula="of:=([.P104]*PI()/60)*(8*([.I104]^2) + 4*[.I104]*[.B104] + 3*([.B104]^2))" office:value-type="float" office:value="54362.0946795531" calcext:value-type="float">
            <text:p>54362,0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27+6*RAND()" office:value-type="float" office:value="31.3573533024173" calcext:value-type="float">
            <text:p>31,3574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32+16*RAND()" office:value-type="float" office:value="41.4674419146031" calcext:value-type="float">
            <text:p>41,4674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COM.MICROSOFT.NORM.INV(RAND();50;10)" office:value-type="float" office:value="52.3377585366299" calcext:value-type="float">
            <text:p>52,3378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formula="of:=([.P105]*PI()/60)*(8*([.I105]^2) + 4*[.I105]*[.B105] + 3*([.B105]^2))" office:value-type="float" office:value="60035.2216743032" calcext:value-type="float">
            <text:p>60035,22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27+6*RAND()" office:value-type="float" office:value="32.9353708571289" calcext:value-type="float">
            <text:p>32,9354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formula="of:=32+16*RAND()" office:value-type="float" office:value="38.2496788818389" calcext:value-type="float">
            <text:p>38,2497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formula="of:=COM.MICROSOFT.NORM.INV(RAND();50;10)" office:value-type="float" office:value="54.3719794757727" calcext:value-type="float">
            <text:p>54,3720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formula="of:=([.P106]*PI()/60)*(8*([.I106]^2) + 4*[.I106]*[.B106] + 3*([.B106]^2))" office:value-type="float" office:value="56931.3395003085" calcext:value-type="float">
            <text:p>56931,34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27+6*RAND()" office:value-type="float" office:value="32.1848366323393" calcext:value-type="float">
            <text:p>32,1848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formula="of:=32+16*RAND()" office:value-type="float" office:value="45.5305261146277" calcext:value-type="float">
            <text:p>45,5305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formula="of:=COM.MICROSOFT.NORM.INV(RAND();50;10)" office:value-type="float" office:value="54.9383663197617" calcext:value-type="float">
            <text:p>54,9384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table:formula="of:=([.P107]*PI()/60)*(8*([.I107]^2) + 4*[.I107]*[.B107] + 3*([.B107]^2))" office:value-type="float" office:value="73506.0213774695" calcext:value-type="float">
            <text:p>73506,02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27+6*RAND()" office:value-type="float" office:value="30.0580115730409" calcext:value-type="float">
            <text:p>30,0580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32+16*RAND()" office:value-type="float" office:value="42.0108117666096" calcext:value-type="float">
            <text:p>42,0108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COM.MICROSOFT.NORM.INV(RAND();50;10)" office:value-type="float" office:value="65.3445206409187" calcext:value-type="float">
            <text:p>65,3445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table:formula="of:=([.P108]*PI()/60)*(8*([.I108]^2) + 4*[.I108]*[.B108] + 3*([.B108]^2))" office:value-type="float" office:value="74863.5281053977" calcext:value-type="float">
            <text:p>74863,53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27+6*RAND()" office:value-type="float" office:value="29.1540156661067" calcext:value-type="float">
            <text:p>29,1540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32+16*RAND()" office:value-type="float" office:value="45.4201960396022" calcext:value-type="float">
            <text:p>45,4202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COM.MICROSOFT.NORM.INV(RAND();50;10)" office:value-type="float" office:value="54.9722723661074" calcext:value-type="float">
            <text:p>54,9723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formula="of:=([.P109]*PI()/60)*(8*([.I109]^2) + 4*[.I109]*[.B109] + 3*([.B109]^2))" office:value-type="float" office:value="70089.1915939923" calcext:value-type="float">
            <text:p>70089,19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27+6*RAND()" office:value-type="float" office:value="30.0077864213381" calcext:value-type="float">
            <text:p>30,0078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32+16*RAND()" office:value-type="float" office:value="36.178073881194" calcext:value-type="float">
            <text:p>36,1781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COM.MICROSOFT.NORM.INV(RAND();50;10)" office:value-type="float" office:value="42.36841896107" calcext:value-type="float">
            <text:p>42,3684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formula="of:=([.P110]*PI()/60)*(8*([.I110]^2) + 4*[.I110]*[.B110] + 3*([.B110]^2))" office:value-type="float" office:value="38854.7500573896" calcext:value-type="float">
            <text:p>38854,75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27+6*RAND()" office:value-type="float" office:value="27.7144721599761" calcext:value-type="float">
            <text:p>27,7145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formula="of:=32+16*RAND()" office:value-type="float" office:value="33.5008994136006" calcext:value-type="float">
            <text:p>33,5009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formula="of:=COM.MICROSOFT.NORM.INV(RAND();50;10)" office:value-type="float" office:value="55.8639925745252" calcext:value-type="float">
            <text:p>55,8640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table:formula="of:=([.P111]*PI()/60)*(8*([.I111]^2) + 4*[.I111]*[.B111] + 3*([.B111]^2))" office:value-type="float" office:value="43865.5231971036" calcext:value-type="float">
            <text:p>43865,52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27+6*RAND()" office:value-type="float" office:value="32.6189354017843" calcext:value-type="float">
            <text:p>32,6189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32+16*RAND()" office:value-type="float" office:value="34.6476827245206" calcext:value-type="float">
            <text:p>34,6477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COM.MICROSOFT.NORM.INV(RAND();50;10)" office:value-type="float" office:value="53.8931105253814" calcext:value-type="float">
            <text:p>53,8931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table:formula="of:=([.P112]*PI()/60)*(8*([.I112]^2) + 4*[.I112]*[.B112] + 3*([.B112]^2))" office:value-type="float" office:value="48863.946057103" calcext:value-type="float">
            <text:p>48863,95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27+6*RAND()" office:value-type="float" office:value="30.0640427756589" calcext:value-type="float">
            <text:p>30,0640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formula="of:=32+16*RAND()" office:value-type="float" office:value="42.9227400328964" calcext:value-type="float">
            <text:p>42,9227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formula="of:=COM.MICROSOFT.NORM.INV(RAND();50;10)" office:value-type="float" office:value="54.3422292056882" calcext:value-type="float">
            <text:p>54,3422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table:formula="of:=([.P113]*PI()/60)*(8*([.I113]^2) + 4*[.I113]*[.B113] + 3*([.B113]^2))" office:value-type="float" office:value="64339.5574819714" calcext:value-type="float">
            <text:p>64339,56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27+6*RAND()" office:value-type="float" office:value="27.5009565555956" calcext:value-type="float">
            <text:p>27,5010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formula="of:=32+16*RAND()" office:value-type="float" office:value="34.0570033621043" calcext:value-type="float">
            <text:p>34,0570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formula="of:=COM.MICROSOFT.NORM.INV(RAND();50;10)" office:value-type="float" office:value="58.3203551761997" calcext:value-type="float">
            <text:p>58,3204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table:formula="of:=([.P114]*PI()/60)*(8*([.I114]^2) + 4*[.I114]*[.B114] + 3*([.B114]^2))" office:value-type="float" office:value="46703.5234475067" calcext:value-type="float">
            <text:p>46703,52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27+6*RAND()" office:value-type="float" office:value="30.582853426924" calcext:value-type="float">
            <text:p>30,5829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32+16*RAND()" office:value-type="float" office:value="39.5884255375713" calcext:value-type="float">
            <text:p>39,5884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COM.MICROSOFT.NORM.INV(RAND();50;10)" office:value-type="float" office:value="49.640642313974" calcext:value-type="float">
            <text:p>49,6406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formula="of:=([.P115]*PI()/60)*(8*([.I115]^2) + 4*[.I115]*[.B115] + 3*([.B115]^2))" office:value-type="float" office:value="52469.0551699961" calcext:value-type="float">
            <text:p>52469,06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27+6*RAND()" office:value-type="float" office:value="29.1858988583554" calcext:value-type="float">
            <text:p>29,1859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32+16*RAND()" office:value-type="float" office:value="35.690398061648" calcext:value-type="float">
            <text:p>35,6904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COM.MICROSOFT.NORM.INV(RAND();50;10)" office:value-type="float" office:value="46.4906082681846" calcext:value-type="float">
            <text:p>46,4906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table:formula="of:=([.P116]*PI()/60)*(8*([.I116]^2) + 4*[.I116]*[.B116] + 3*([.B116]^2))" office:value-type="float" office:value="41169.1554248288" calcext:value-type="float">
            <text:p>41169,16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27+6*RAND()" office:value-type="float" office:value="27.0779237465467" calcext:value-type="float">
            <text:p>27,0779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32+16*RAND()" office:value-type="float" office:value="34.4416611138731" calcext:value-type="float">
            <text:p>34,4417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COM.MICROSOFT.NORM.INV(RAND();50;10)" office:value-type="float" office:value="42.8248311343689" calcext:value-type="float">
            <text:p>42,8248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formula="of:=([.P117]*PI()/60)*(8*([.I117]^2) + 4*[.I117]*[.B117] + 3*([.B117]^2))" office:value-type="float" office:value="34576.0883266601" calcext:value-type="float">
            <text:p>34576,09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27+6*RAND()" office:value-type="float" office:value="31.2855648498517" calcext:value-type="float">
            <text:p>31,2856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formula="of:=32+16*RAND()" office:value-type="float" office:value="47.189994784072" calcext:value-type="float">
            <text:p>47,1900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formula="of:=COM.MICROSOFT.NORM.INV(RAND();50;10)" office:value-type="float" office:value="64.4279285914554" calcext:value-type="float">
            <text:p>64,4279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table:formula="of:=([.P118]*PI()/60)*(8*([.I118]^2) + 4*[.I118]*[.B118] + 3*([.B118]^2))" office:value-type="float" office:value="89925.7054252018" calcext:value-type="float">
            <text:p>89925,71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27+6*RAND()" office:value-type="float" office:value="32.5349000764545" calcext:value-type="float">
            <text:p>32,5349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formula="of:=32+16*RAND()" office:value-type="float" office:value="36.5371689479798" calcext:value-type="float">
            <text:p>36,5372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formula="of:=COM.MICROSOFT.NORM.INV(RAND();50;10)" office:value-type="float" office:value="49.7646616168798" calcext:value-type="float">
            <text:p>49,7647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formula="of:=([.P119]*PI()/60)*(8*([.I119]^2) + 4*[.I119]*[.B119] + 3*([.B119]^2))" office:value-type="float" office:value="48492.0940304795" calcext:value-type="float">
            <text:p>48492,09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27+6*RAND()" office:value-type="float" office:value="30.0142526279669" calcext:value-type="float">
            <text:p>30,0143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32+16*RAND()" office:value-type="float" office:value="35.0956903789192" calcext:value-type="float">
            <text:p>35,0957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COM.MICROSOFT.NORM.INV(RAND();50;10)" office:value-type="float" office:value="43.7659431542046" calcext:value-type="float">
            <text:p>43,7659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table:formula="of:=([.P120]*PI()/60)*(8*([.I120]^2) + 4*[.I120]*[.B120] + 3*([.B120]^2))" office:value-type="float" office:value="38429.1215179581" calcext:value-type="float">
            <text:p>38429,12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27+6*RAND()" office:value-type="float" office:value="28.0790205022786" calcext:value-type="float">
            <text:p>28,0790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32+16*RAND()" office:value-type="float" office:value="47.6100592184812" calcext:value-type="float">
            <text:p>47,6101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COM.MICROSOFT.NORM.INV(RAND();50;10)" office:value-type="float" office:value="62.8372751802658" calcext:value-type="float">
            <text:p>62,8373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formula="of:=([.P121]*PI()/60)*(8*([.I121]^2) + 4*[.I121]*[.B121] + 3*([.B121]^2))" office:value-type="float" office:value="85038.6230656562" calcext:value-type="float">
            <text:p>85038,62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27+6*RAND()" office:value-type="float" office:value="30.2809718458448" calcext:value-type="float">
            <text:p>30,2810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32+16*RAND()" office:value-type="float" office:value="47.402508193627" calcext:value-type="float">
            <text:p>47,4025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COM.MICROSOFT.NORM.INV(RAND();50;10)" office:value-type="float" office:value="51.8526002517505" calcext:value-type="float">
            <text:p>51,8526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table:formula="of:=([.P122]*PI()/60)*(8*([.I122]^2) + 4*[.I122]*[.B122] + 3*([.B122]^2))" office:value-type="float" office:value="71861.513653301" calcext:value-type="float">
            <text:p>71861,51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27+6*RAND()" office:value-type="float" office:value="31.0725485973526" calcext:value-type="float">
            <text:p>31,0725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formula="of:=32+16*RAND()" office:value-type="float" office:value="43.2635640297085" calcext:value-type="float">
            <text:p>43,2636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formula="of:=COM.MICROSOFT.NORM.INV(RAND();50;10)" office:value-type="float" office:value="48.1586512286397" calcext:value-type="float">
            <text:p>48,1587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formula="of:=([.P123]*PI()/60)*(8*([.I123]^2) + 4*[.I123]*[.B123] + 3*([.B123]^2))" office:value-type="float" office:value="58620.7950806189" calcext:value-type="float">
            <text:p>58620,80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27+6*RAND()" office:value-type="float" office:value="32.0934041265864" calcext:value-type="float">
            <text:p>32,0934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formula="of:=32+16*RAND()" office:value-type="float" office:value="32.2482680883259" calcext:value-type="float">
            <text:p>32,2483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formula="of:=COM.MICROSOFT.NORM.INV(RAND();50;10)" office:value-type="float" office:value="55.1180451799601" calcext:value-type="float">
            <text:p>55,1180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table:formula="of:=([.P124]*PI()/60)*(8*([.I124]^2) + 4*[.I124]*[.B124] + 3*([.B124]^2))" office:value-type="float" office:value="44875.1452004819" calcext:value-type="float">
            <text:p>44875,15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7+6*RAND()" office:value-type="float" office:value="32.6547194018494" calcext:value-type="float">
            <text:p>32,654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32+16*RAND()" office:value-type="float" office:value="43.074145315215" calcext:value-type="float">
            <text:p>43,074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COM.MICROSOFT.NORM.INV(RAND();50;10)" office:value-type="float" office:value="56.0631011878786" calcext:value-type="float">
            <text:p>56,063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formula="of:=([.P125]*PI()/60)*(8*([.I125]^2) + 4*[.I125]*[.B125] + 3*([.B125]^2))" office:value-type="float" office:value="69477.4104395143" calcext:value-type="float">
            <text:p>69477,41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27+6*RAND()" office:value-type="float" office:value="28.5287128568161" calcext:value-type="float">
            <text:p>28,5287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formula="of:=32+16*RAND()" office:value-type="float" office:value="45.6490916926414" calcext:value-type="float">
            <text:p>45,6491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formula="of:=COM.MICROSOFT.NORM.INV(RAND();50;10)" office:value-type="float" office:value="43.5903161056142" calcext:value-type="float">
            <text:p>43,5903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table:formula="of:=([.P126]*PI()/60)*(8*([.I126]^2) + 4*[.I126]*[.B126] + 3*([.B126]^2))" office:value-type="float" office:value="55511.2630006146" calcext:value-type="float">
            <text:p>55511,26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27+6*RAND()" office:value-type="float" office:value="30.5745997990016" calcext:value-type="float">
            <text:p>30,5746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formula="of:=32+16*RAND()" office:value-type="float" office:value="38.3832188192755" calcext:value-type="float">
            <text:p>38,3832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formula="of:=COM.MICROSOFT.NORM.INV(RAND();50;10)" office:value-type="float" office:value="60.8512473279547" calcext:value-type="float">
            <text:p>60,8512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table:formula="of:=([.P127]*PI()/60)*(8*([.I127]^2) + 4*[.I127]*[.B127] + 3*([.B127]^2))" office:value-type="float" office:value="61444.5218734361" calcext:value-type="float">
            <text:p>61444,52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27+6*RAND()" office:value-type="float" office:value="27.0498967354652" calcext:value-type="float">
            <text:p>27,0499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table:formula="of:=32+16*RAND()" office:value-type="float" office:value="43.8299035895616" calcext:value-type="float">
            <text:p>43,8299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table:formula="of:=COM.MICROSOFT.NORM.INV(RAND();50;10)" office:value-type="float" office:value="56.232389236628" calcext:value-type="float">
            <text:p>56,2324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table:formula="of:=([.P128]*PI()/60)*(8*([.I128]^2) + 4*[.I128]*[.B128] + 3*([.B128]^2))" office:value-type="float" office:value="65675.882632911" calcext:value-type="float">
            <text:p>65675,88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27+6*RAND()" office:value-type="float" office:value="31.6265926219057" calcext:value-type="float">
            <text:p>31,6266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formula="of:=32+16*RAND()" office:value-type="float" office:value="43.9355841744691" calcext:value-type="float">
            <text:p>43,9356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formula="of:=COM.MICROSOFT.NORM.INV(RAND();50;10)" office:value-type="float" office:value="66.2282139059294" calcext:value-type="float">
            <text:p>66,2282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table:formula="of:=([.P129]*PI()/60)*(8*([.I129]^2) + 4*[.I129]*[.B129] + 3*([.B129]^2))" office:value-type="float" office:value="83230.1677626138" calcext:value-type="float">
            <text:p>83230,17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27+6*RAND()" office:value-type="float" office:value="29.5095881286543" calcext:value-type="float">
            <text:p>29,5096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formula="of:=32+16*RAND()" office:value-type="float" office:value="42.1515070032328" calcext:value-type="float">
            <text:p>42,1515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formula="of:=COM.MICROSOFT.NORM.INV(RAND();50;10)" office:value-type="float" office:value="34.5115504430583" calcext:value-type="float">
            <text:p>34,5116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table:formula="of:=([.P130]*PI()/60)*(8*([.I130]^2) + 4*[.I130]*[.B130] + 3*([.B130]^2))" office:value-type="float" office:value="39396.5504040911" calcext:value-type="float">
            <text:p>39396,55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27+6*RAND()" office:value-type="float" office:value="27.3354202348273" calcext:value-type="float">
            <text:p>27,3354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table:formula="of:=32+16*RAND()" office:value-type="float" office:value="42.0977498497814" calcext:value-type="float">
            <text:p>42,0977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table:formula="of:=COM.MICROSOFT.NORM.INV(RAND();50;10)" office:value-type="float" office:value="42.0192826306944" calcext:value-type="float">
            <text:p>42,0193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table:formula="of:=([.P131]*PI()/60)*(8*([.I131]^2) + 4*[.I131]*[.B131] + 3*([.B131]^2))" office:value-type="float" office:value="46252.0702398278" calcext:value-type="float">
            <text:p>46252,07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27+6*RAND()" office:value-type="float" office:value="27.3046842778567" calcext:value-type="float">
            <text:p>27,3047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table:formula="of:=32+16*RAND()" office:value-type="float" office:value="32.7028692718595" calcext:value-type="float">
            <text:p>32,7029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table:formula="of:=COM.MICROSOFT.NORM.INV(RAND();50;10)" office:value-type="float" office:value="44.8972236165316" calcext:value-type="float">
            <text:p>44,8972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table:formula="of:=([.P132]*PI()/60)*(8*([.I132]^2) + 4*[.I132]*[.B132] + 3*([.B132]^2))" office:value-type="float" office:value="33767.6080491433" calcext:value-type="float">
            <text:p>33767,61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27+6*RAND()" office:value-type="float" office:value="29.3516575873364" calcext:value-type="float">
            <text:p>29,3517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formula="of:=32+16*RAND()" office:value-type="float" office:value="35.8819765131921" calcext:value-type="float">
            <text:p>35,8820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formula="of:=COM.MICROSOFT.NORM.INV(RAND();50;10)" office:value-type="float" office:value="47.1216544915183" calcext:value-type="float">
            <text:p>47,1217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formula="of:=([.P133]*PI()/60)*(8*([.I133]^2) + 4*[.I133]*[.B133] + 3*([.B133]^2))" office:value-type="float" office:value="42184.3183238293" calcext:value-type="float">
            <text:p>42184,32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27+6*RAND()" office:value-type="float" office:value="28.5743701702449" calcext:value-type="float">
            <text:p>28,5744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formula="of:=32+16*RAND()" office:value-type="float" office:value="37.6529495473951" calcext:value-type="float">
            <text:p>37,6529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formula="of:=COM.MICROSOFT.NORM.INV(RAND();50;10)" office:value-type="float" office:value="38.3852355045301" calcext:value-type="float">
            <text:p>38,3852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formula="of:=([.P134]*PI()/60)*(8*([.I134]^2) + 4*[.I134]*[.B134] + 3*([.B134]^2))" office:value-type="float" office:value="36368.3244051896" calcext:value-type="float">
            <text:p>36368,32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27+6*RAND()" office:value-type="float" office:value="27.0706130519975" calcext:value-type="float">
            <text:p>27,0706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formula="of:=32+16*RAND()" office:value-type="float" office:value="47.2842746768147" calcext:value-type="float">
            <text:p>47,28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formula="of:=COM.MICROSOFT.NORM.INV(RAND();50;10)" office:value-type="float" office:value="50.3378889193495" calcext:value-type="float">
            <text:p>50,3379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formula="of:=([.P135]*PI()/60)*(8*([.I135]^2) + 4*[.I135]*[.B135] + 3*([.B135]^2))" office:value-type="float" office:value="66432.280275152" calcext:value-type="float">
            <text:p>66432,28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27+6*RAND()" office:value-type="float" office:value="31.8720847524237" calcext:value-type="float">
            <text:p>31,8721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formula="of:=32+16*RAND()" office:value-type="float" office:value="38.2104252930731" calcext:value-type="float">
            <text:p>38,2104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formula="of:=COM.MICROSOFT.NORM.INV(RAND();50;10)" office:value-type="float" office:value="46.2296109376247" calcext:value-type="float">
            <text:p>46,2296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formula="of:=([.P136]*PI()/60)*(8*([.I136]^2) + 4*[.I136]*[.B136] + 3*([.B136]^2))" office:value-type="float" office:value="47441.2854661851" calcext:value-type="float">
            <text:p>47441,29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27+6*RAND()" office:value-type="float" office:value="32.8980605558027" calcext:value-type="float">
            <text:p>32,8981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table:formula="of:=32+16*RAND()" office:value-type="float" office:value="34.2554787117988" calcext:value-type="float">
            <text:p>34,2555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table:formula="of:=COM.MICROSOFT.NORM.INV(RAND();50;10)" office:value-type="float" office:value="38.9201175138653" calcext:value-type="float">
            <text:p>38,9201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table:formula="of:=([.P137]*PI()/60)*(8*([.I137]^2) + 4*[.I137]*[.B137] + 3*([.B137]^2))" office:value-type="float" office:value="34933.0830141424" calcext:value-type="float">
            <text:p>34933,08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27+6*RAND()" office:value-type="float" office:value="30.0728808401618" calcext:value-type="float">
            <text:p>30,0729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formula="of:=32+16*RAND()" office:value-type="float" office:value="43.5644071865827" calcext:value-type="float">
            <text:p>43,5644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formula="of:=COM.MICROSOFT.NORM.INV(RAND();50;10)" office:value-type="float" office:value="34.3949060846355" calcext:value-type="float">
            <text:p>34,3949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table:formula="of:=([.P138]*PI()/60)*(8*([.I138]^2) + 4*[.I138]*[.B138] + 3*([.B138]^2))" office:value-type="float" office:value="41666.6883663113" calcext:value-type="float">
            <text:p>41666,69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27+6*RAND()" office:value-type="float" office:value="31.3302418326493" calcext:value-type="float">
            <text:p>31,3302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formula="of:=32+16*RAND()" office:value-type="float" office:value="43.8625799249858" calcext:value-type="float">
            <text:p>43,8626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formula="of:=COM.MICROSOFT.NORM.INV(RAND();50;10)" office:value-type="float" office:value="57.4612309058653" calcext:value-type="float">
            <text:p>57,4612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table:formula="of:=([.P139]*PI()/60)*(8*([.I139]^2) + 4*[.I139]*[.B139] + 3*([.B139]^2))" office:value-type="float" office:value="71705.6474935353" calcext:value-type="float">
            <text:p>71705,65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27+6*RAND()" office:value-type="float" office:value="31.0754733465146" calcext:value-type="float">
            <text:p>31,0755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formula="of:=32+16*RAND()" office:value-type="float" office:value="34.5963473338634" calcext:value-type="float">
            <text:p>34,5963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formula="of:=COM.MICROSOFT.NORM.INV(RAND();50;10)" office:value-type="float" office:value="45.8767522863849" calcext:value-type="float">
            <text:p>45,8768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table:formula="of:=([.P140]*PI()/60)*(8*([.I140]^2) + 4*[.I140]*[.B140] + 3*([.B140]^2))" office:value-type="float" office:value="40289.7327150761" calcext:value-type="float">
            <text:p>40289,73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27+6*RAND()" office:value-type="float" office:value="27.2313094732817" calcext:value-type="float">
            <text:p>27,2313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formula="of:=32+16*RAND()" office:value-type="float" office:value="47.9934962783009" calcext:value-type="float">
            <text:p>47,9935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formula="of:=COM.MICROSOFT.NORM.INV(RAND();50;10)" office:value-type="float" office:value="31.9257689854345" calcext:value-type="float">
            <text:p>31,9258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formula="of:=([.P141]*PI()/60)*(8*([.I141]^2) + 4*[.I141]*[.B141] + 3*([.B141]^2))" office:value-type="float" office:value="43260.6663171194" calcext:value-type="float">
            <text:p>43260,67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27+6*RAND()" office:value-type="float" office:value="32.6447004445363" calcext:value-type="float">
            <text:p>32,6447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formula="of:=32+16*RAND()" office:value-type="float" office:value="39.0348548535258" calcext:value-type="float">
            <text:p>39,0349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formula="of:=COM.MICROSOFT.NORM.INV(RAND();50;10)" office:value-type="float" office:value="41.0535530277292" calcext:value-type="float">
            <text:p>41,0536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formula="of:=([.P142]*PI()/60)*(8*([.I142]^2) + 4*[.I142]*[.B142] + 3*([.B142]^2))" office:value-type="float" office:value="44031.3800125208" calcext:value-type="float">
            <text:p>44031,38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27+6*RAND()" office:value-type="float" office:value="32.3023399191443" calcext:value-type="float">
            <text:p>32,3023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table:formula="of:=32+16*RAND()" office:value-type="float" office:value="43.0752619449049" calcext:value-type="float">
            <text:p>43,0753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table:formula="of:=COM.MICROSOFT.NORM.INV(RAND();50;10)" office:value-type="float" office:value="53.811557695808" calcext:value-type="float">
            <text:p>53,8116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table:formula="of:=([.P143]*PI()/60)*(8*([.I143]^2) + 4*[.I143]*[.B143] + 3*([.B143]^2))" office:value-type="float" office:value="66325.1678440497" calcext:value-type="float">
            <text:p>66325,17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27+6*RAND()" office:value-type="float" office:value="27.6302279743832" calcext:value-type="float">
            <text:p>27,6302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formula="of:=32+16*RAND()" office:value-type="float" office:value="42.0276219006628" calcext:value-type="float">
            <text:p>42,0276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formula="of:=COM.MICROSOFT.NORM.INV(RAND();50;10)" office:value-type="float" office:value="50.2407327799574" calcext:value-type="float">
            <text:p>50,2407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table:formula="of:=([.P144]*PI()/60)*(8*([.I144]^2) + 4*[.I144]*[.B144] + 3*([.B144]^2))" office:value-type="float" office:value="55415.6317557551" calcext:value-type="float">
            <text:p>55415,63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27+6*RAND()" office:value-type="float" office:value="30.0250359757338" calcext:value-type="float">
            <text:p>30,0250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formula="of:=32+16*RAND()" office:value-type="float" office:value="39.6323197949678" calcext:value-type="float">
            <text:p>39,6323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formula="of:=COM.MICROSOFT.NORM.INV(RAND();50;10)" office:value-type="float" office:value="55.3078498973379" calcext:value-type="float">
            <text:p>55,3078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table:formula="of:=([.P145]*PI()/60)*(8*([.I145]^2) + 4*[.I145]*[.B145] + 3*([.B145]^2))" office:value-type="float" office:value="58005.4751950834" calcext:value-type="float">
            <text:p>58005,48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27+6*RAND()" office:value-type="float" office:value="28.3093084611464" calcext:value-type="float">
            <text:p>28,3093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table:formula="of:=32+16*RAND()" office:value-type="float" office:value="33.5189045723528" calcext:value-type="float">
            <text:p>33,5189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table:formula="of:=COM.MICROSOFT.NORM.INV(RAND();50;10)" office:value-type="float" office:value="54.7983878025775" calcext:value-type="float">
            <text:p>54,7984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table:formula="of:=([.P146]*PI()/60)*(8*([.I146]^2) + 4*[.I146]*[.B146] + 3*([.B146]^2))" office:value-type="float" office:value="43577.896738996" calcext:value-type="float">
            <text:p>43577,90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27+6*RAND()" office:value-type="float" office:value="28.4588515476789" calcext:value-type="float">
            <text:p>28,4589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formula="of:=32+16*RAND()" office:value-type="float" office:value="46.4910528417677" calcext:value-type="float">
            <text:p>46,4911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formula="of:=COM.MICROSOFT.NORM.INV(RAND();50;10)" office:value-type="float" office:value="43.4512664182993" calcext:value-type="float">
            <text:p>43,4513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table:formula="of:=([.P147]*PI()/60)*(8*([.I147]^2) + 4*[.I147]*[.B147] + 3*([.B147]^2))" office:value-type="float" office:value="56908.0395796194" calcext:value-type="float">
            <text:p>56908,04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27+6*RAND()" office:value-type="float" office:value="30.8744526577648" calcext:value-type="float">
            <text:p>30,8745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formula="of:=32+16*RAND()" office:value-type="float" office:value="32.5022819619626" calcext:value-type="float">
            <text:p>32,5023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formula="of:=COM.MICROSOFT.NORM.INV(RAND();50;10)" office:value-type="float" office:value="56.1595771526918" calcext:value-type="float">
            <text:p>56,1596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table:formula="of:=([.P148]*PI()/60)*(8*([.I148]^2) + 4*[.I148]*[.B148] + 3*([.B148]^2))" office:value-type="float" office:value="45062.8318106087" calcext:value-type="float">
            <text:p>45062,83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27+6*RAND()" office:value-type="float" office:value="30.7329888457898" calcext:value-type="float">
            <text:p>30,7330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formula="of:=32+16*RAND()" office:value-type="float" office:value="41.329603722319" calcext:value-type="float">
            <text:p>41,3296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formula="of:=COM.MICROSOFT.NORM.INV(RAND();50;10)" office:value-type="float" office:value="57.1231635622123" calcext:value-type="float">
            <text:p>57,1232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table:formula="of:=([.P149]*PI()/60)*(8*([.I149]^2) + 4*[.I149]*[.B149] + 3*([.B149]^2))" office:value-type="float" office:value="64543.0663195258" calcext:value-type="float">
            <text:p>64543,07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27+6*RAND()" office:value-type="float" office:value="30.7195132027846" calcext:value-type="float">
            <text:p>30,7195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formula="of:=32+16*RAND()" office:value-type="float" office:value="40.1621530856937" calcext:value-type="float">
            <text:p>40,1622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formula="of:=COM.MICROSOFT.NORM.INV(RAND();50;10)" office:value-type="float" office:value="66.3456839514839" calcext:value-type="float">
            <text:p>66,3457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table:formula="of:=([.P150]*PI()/60)*(8*([.I150]^2) + 4*[.I150]*[.B150] + 3*([.B150]^2))" office:value-type="float" office:value="71804.869272392" calcext:value-type="float">
            <text:p>71804,87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27+6*RAND()" office:value-type="float" office:value="28.32741890545" calcext:value-type="float">
            <text:p>28,3274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table:formula="of:=32+16*RAND()" office:value-type="float" office:value="41.6687514428049" calcext:value-type="float">
            <text:p>41,6688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table:formula="of:=COM.MICROSOFT.NORM.INV(RAND();50;10)" office:value-type="float" office:value="44.7265693786296" calcext:value-type="float">
            <text:p>44,7266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table:formula="of:=([.P151]*PI()/60)*(8*([.I151]^2) + 4*[.I151]*[.B151] + 3*([.B151]^2))" office:value-type="float" office:value="49224.1134071472" calcext:value-type="float">
            <text:p>49224,11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27+6*RAND()" office:value-type="float" office:value="32.8021254718769" calcext:value-type="float">
            <text:p>32,8021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formula="of:=32+16*RAND()" office:value-type="float" office:value="39.613222302869" calcext:value-type="float">
            <text:p>39,6132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formula="of:=COM.MICROSOFT.NORM.INV(RAND();50;10)" office:value-type="float" office:value="30.0352715100759" calcext:value-type="float">
            <text:p>30,0353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formula="of:=([.P152]*PI()/60)*(8*([.I152]^2) + 4*[.I152]*[.B152] + 3*([.B152]^2))" office:value-type="float" office:value="32992.7774948517" calcext:value-type="float">
            <text:p>32992,78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27+6*RAND()" office:value-type="float" office:value="30.7180433340836" calcext:value-type="float">
            <text:p>30,718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formula="of:=32+16*RAND()" office:value-type="float" office:value="39.5719395186752" calcext:value-type="float">
            <text:p>39,5719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formula="of:=COM.MICROSOFT.NORM.INV(RAND();50;10)" office:value-type="float" office:value="61.0009892905006" calcext:value-type="float">
            <text:p>61,001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formula="of:=([.P153]*PI()/60)*(8*([.I153]^2) + 4*[.I153]*[.B153] + 3*([.B153]^2))" office:value-type="float" office:value="64584.6582451943" calcext:value-type="float">
            <text:p>64584,66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27+6*RAND()" office:value-type="float" office:value="29.2630137463566" calcext:value-type="float">
            <text:p>29,2630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formula="of:=32+16*RAND()" office:value-type="float" office:value="38.9250534642488" calcext:value-type="float">
            <text:p>38,9251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formula="of:=COM.MICROSOFT.NORM.INV(RAND();50;10)" office:value-type="float" office:value="60.8014751970243" calcext:value-type="float">
            <text:p>60,8015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table:formula="of:=([.P154]*PI()/60)*(8*([.I154]^2) + 4*[.I154]*[.B154] + 3*([.B154]^2))" office:value-type="float" office:value="61272.3697015938" calcext:value-type="float">
            <text:p>61272,37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27+6*RAND()" office:value-type="float" office:value="28.9388285914902" calcext:value-type="float">
            <text:p>28,9388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formula="of:=32+16*RAND()" office:value-type="float" office:value="41.4664191734046" calcext:value-type="float">
            <text:p>41,4664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formula="of:=COM.MICROSOFT.NORM.INV(RAND();50;10)" office:value-type="float" office:value="55.4481432411059" calcext:value-type="float">
            <text:p>55,4481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formula="of:=([.P155]*PI()/60)*(8*([.I155]^2) + 4*[.I155]*[.B155] + 3*([.B155]^2))" office:value-type="float" office:value="61165.9471827914" calcext:value-type="float">
            <text:p>61165,95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27+6*RAND()" office:value-type="float" office:value="32.4673866250087" calcext:value-type="float">
            <text:p>32,4674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formula="of:=32+16*RAND()" office:value-type="float" office:value="41.6395331341773" calcext:value-type="float">
            <text:p>41,6395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formula="of:=COM.MICROSOFT.NORM.INV(RAND();50;10)" office:value-type="float" office:value="48.9798960697954" calcext:value-type="float">
            <text:p>48,9799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formula="of:=([.P156]*PI()/60)*(8*([.I156]^2) + 4*[.I156]*[.B156] + 3*([.B156]^2))" office:value-type="float" office:value="57551.5308553971" calcext:value-type="float">
            <text:p>57551,53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27+6*RAND()" office:value-type="float" office:value="28.3009403783362" calcext:value-type="float">
            <text:p>28,3009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formula="of:=32+16*RAND()" office:value-type="float" office:value="43.2283532489091" calcext:value-type="float">
            <text:p>43,2284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formula="of:=COM.MICROSOFT.NORM.INV(RAND();50;10)" office:value-type="float" office:value="28.8950797185287" calcext:value-type="float">
            <text:p>28,8951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table:formula="of:=([.P157]*PI()/60)*(8*([.I157]^2) + 4*[.I157]*[.B157] + 3*([.B157]^2))" office:value-type="float" office:value="33656.8749950684" calcext:value-type="float">
            <text:p>33656,87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27+6*RAND()" office:value-type="float" office:value="32.5680704594124" calcext:value-type="float">
            <text:p>32,5681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table:formula="of:=32+16*RAND()" office:value-type="float" office:value="36.5533832218498" calcext:value-type="float">
            <text:p>36,5534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table:formula="of:=COM.MICROSOFT.NORM.INV(RAND();50;10)" office:value-type="float" office:value="41.417028178611" calcext:value-type="float">
            <text:p>41,4170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table:formula="of:=([.P158]*PI()/60)*(8*([.I158]^2) + 4*[.I158]*[.B158] + 3*([.B158]^2))" office:value-type="float" office:value="40407.6267303916" calcext:value-type="float">
            <text:p>40407,63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27+6*RAND()" office:value-type="float" office:value="32.0234498188365" calcext:value-type="float">
            <text:p>32,0234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table:formula="of:=32+16*RAND()" office:value-type="float" office:value="46.2707765605301" calcext:value-type="float">
            <text:p>46,2708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table:formula="of:=COM.MICROSOFT.NORM.INV(RAND();50;10)" office:value-type="float" office:value="59.8210116022133" calcext:value-type="float">
            <text:p>59,8210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table:formula="of:=([.P159]*PI()/60)*(8*([.I159]^2) + 4*[.I159]*[.B159] + 3*([.B159]^2))" office:value-type="float" office:value="81849.2583796954" calcext:value-type="float">
            <text:p>81849,26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27+6*RAND()" office:value-type="float" office:value="30.4807011166122" calcext:value-type="float">
            <text:p>30,4807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formula="of:=32+16*RAND()" office:value-type="float" office:value="42.1377495657653" calcext:value-type="float">
            <text:p>42,1377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formula="of:=COM.MICROSOFT.NORM.INV(RAND();50;10)" office:value-type="float" office:value="52.8050578401948" calcext:value-type="float">
            <text:p>52,8051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table:formula="of:=([.P160]*PI()/60)*(8*([.I160]^2) + 4*[.I160]*[.B160] + 3*([.B160]^2))" office:value-type="float" office:value="61185.0867638018" calcext:value-type="float">
            <text:p>61185,09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27+6*RAND()" office:value-type="float" office:value="32.231162144104" calcext:value-type="float">
            <text:p>32,2312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formula="of:=32+16*RAND()" office:value-type="float" office:value="43.1195779461414" calcext:value-type="float">
            <text:p>43,1196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formula="of:=COM.MICROSOFT.NORM.INV(RAND();50;10)" office:value-type="float" office:value="32.5450392757879" calcext:value-type="float">
            <text:p>32,5450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formula="of:=([.P161]*PI()/60)*(8*([.I161]^2) + 4*[.I161]*[.B161] + 3*([.B161]^2))" office:value-type="float" office:value="40130.6551334556" calcext:value-type="float">
            <text:p>40130,66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27+6*RAND()" office:value-type="float" office:value="32.5827729308512" calcext:value-type="float">
            <text:p>32,5828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table:formula="of:=32+16*RAND()" office:value-type="float" office:value="42.886655850336" calcext:value-type="float">
            <text:p>42,8867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table:formula="of:=COM.MICROSOFT.NORM.INV(RAND();50;10)" office:value-type="float" office:value="44.8874263052557" calcext:value-type="float">
            <text:p>44,8874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table:formula="of:=([.P162]*PI()/60)*(8*([.I162]^2) + 4*[.I162]*[.B162] + 3*([.B162]^2))" office:value-type="float" office:value="55205.0201525723" calcext:value-type="float">
            <text:p>55205,02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27+6*RAND()" office:value-type="float" office:value="31.7507832956035" calcext:value-type="float">
            <text:p>31,7508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table:formula="of:=32+16*RAND()" office:value-type="float" office:value="39.1900004316121" calcext:value-type="float">
            <text:p>39,1900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table:formula="of:=COM.MICROSOFT.NORM.INV(RAND();50;10)" office:value-type="float" office:value="66.3547330664319" calcext:value-type="float">
            <text:p>66,3547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table:formula="of:=([.P163]*PI()/60)*(8*([.I163]^2) + 4*[.I163]*[.B163] + 3*([.B163]^2))" office:value-type="float" office:value="70488.6437379534" calcext:value-type="float">
            <text:p>70488,64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27+6*RAND()" office:value-type="float" office:value="27.4374068069737" calcext:value-type="float">
            <text:p>27,4374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table:formula="of:=32+16*RAND()" office:value-type="float" office:value="37.9160267803818" calcext:value-type="float">
            <text:p>37,9160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table:formula="of:=COM.MICROSOFT.NORM.INV(RAND();50;10)" office:value-type="float" office:value="43.4804731800596" calcext:value-type="float">
            <text:p>43,4805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table:formula="of:=([.P164]*PI()/60)*(8*([.I164]^2) + 4*[.I164]*[.B164] + 3*([.B164]^2))" office:value-type="float" office:value="40798.8535611556" calcext:value-type="float">
            <text:p>40798,85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27+6*RAND()" office:value-type="float" office:value="32.1142938185949" calcext:value-type="float">
            <text:p>32,1143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32+16*RAND()" office:value-type="float" office:value="33.8357766252011" calcext:value-type="float">
            <text:p>33,8358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COM.MICROSOFT.NORM.INV(RAND();50;10)" office:value-type="float" office:value="49.2129796711845" calcext:value-type="float">
            <text:p>49,2130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([.P165]*PI()/60)*(8*([.I165]^2) + 4*[.I165]*[.B165] + 3*([.B165]^2))" office:value-type="float" office:value="42772.8631446871" calcext:value-type="float">
            <text:p>42772,86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27+6*RAND()" office:value-type="float" office:value="27.3678619621787" calcext:value-type="float">
            <text:p>27,3679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formula="of:=32+16*RAND()" office:value-type="float" office:value="39.2350039836019" calcext:value-type="float">
            <text:p>39,2350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formula="of:=COM.MICROSOFT.NORM.INV(RAND();50;10)" office:value-type="float" office:value="62.7729679202689" calcext:value-type="float">
            <text:p>62,7730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table:formula="of:=([.P166]*PI()/60)*(8*([.I166]^2) + 4*[.I166]*[.B166] + 3*([.B166]^2))" office:value-type="float" office:value="61979.549306725" calcext:value-type="float">
            <text:p>61979,55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27+6*RAND()" office:value-type="float" office:value="29.038050254574" calcext:value-type="float">
            <text:p>29,0381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table:formula="of:=32+16*RAND()" office:value-type="float" office:value="35.5489153433591" calcext:value-type="float">
            <text:p>35,5489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table:formula="of:=COM.MICROSOFT.NORM.INV(RAND();50;10)" office:value-type="float" office:value="39.7243451695752" calcext:value-type="float">
            <text:p>39,7243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table:formula="of:=([.P167]*PI()/60)*(8*([.I167]^2) + 4*[.I167]*[.B167] + 3*([.B167]^2))" office:value-type="float" office:value="34877.867111484" calcext:value-type="float">
            <text:p>34877,87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27+6*RAND()" office:value-type="float" office:value="29.4998647493776" calcext:value-type="float">
            <text:p>29,4999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formula="of:=32+16*RAND()" office:value-type="float" office:value="47.3091036360711" calcext:value-type="float">
            <text:p>47,3091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formula="of:=COM.MICROSOFT.NORM.INV(RAND();50;10)" office:value-type="float" office:value="41.1635502744088" calcext:value-type="float">
            <text:p>41,1636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formula="of:=([.P168]*PI()/60)*(8*([.I168]^2) + 4*[.I168]*[.B168] + 3*([.B168]^2))" office:value-type="float" office:value="56250.3307444938" calcext:value-type="float">
            <text:p>56250,33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27+6*RAND()" office:value-type="float" office:value="31.6582166317385" calcext:value-type="float">
            <text:p>31,6582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formula="of:=32+16*RAND()" office:value-type="float" office:value="38.8954189363867" calcext:value-type="float">
            <text:p>38,8954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formula="of:=COM.MICROSOFT.NORM.INV(RAND();50;10)" office:value-type="float" office:value="56.716726364095" calcext:value-type="float">
            <text:p>56,7167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table:formula="of:=([.P169]*PI()/60)*(8*([.I169]^2) + 4*[.I169]*[.B169] + 3*([.B169]^2))" office:value-type="float" office:value="59497.5419794998" calcext:value-type="float">
            <text:p>59497,54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27+6*RAND()" office:value-type="float" office:value="29.0510960917454" calcext:value-type="float">
            <text:p>29,0511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32+16*RAND()" office:value-type="float" office:value="32.7026071306318" calcext:value-type="float">
            <text:p>32,7026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COM.MICROSOFT.NORM.INV(RAND();50;10)" office:value-type="float" office:value="54.0143721108676" calcext:value-type="float">
            <text:p>54,0144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table:formula="of:=([.P170]*PI()/60)*(8*([.I170]^2) + 4*[.I170]*[.B170] + 3*([.B170]^2))" office:value-type="float" office:value="42105.3784813916" calcext:value-type="float">
            <text:p>42105,38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27+6*RAND()" office:value-type="float" office:value="27.2898378123064" calcext:value-type="float">
            <text:p>27,2898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formula="of:=32+16*RAND()" office:value-type="float" office:value="41.8868279810995" calcext:value-type="float">
            <text:p>41,8868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formula="of:=COM.MICROSOFT.NORM.INV(RAND();50;10)" office:value-type="float" office:value="47.3196130273434" calcext:value-type="float">
            <text:p>47,3196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table:formula="of:=([.P171]*PI()/60)*(8*([.I171]^2) + 4*[.I171]*[.B171] + 3*([.B171]^2))" office:value-type="float" office:value="51640.6390994031" calcext:value-type="float">
            <text:p>51640,64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27+6*RAND()" office:value-type="float" office:value="29.4641775533091" calcext:value-type="float">
            <text:p>29,4642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formula="of:=32+16*RAND()" office:value-type="float" office:value="45.1094799507409" calcext:value-type="float">
            <text:p>45,1095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formula="of:=COM.MICROSOFT.NORM.INV(RAND();50;10)" office:value-type="float" office:value="45.265777233874" calcext:value-type="float">
            <text:p>45,2658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formula="of:=([.P172]*PI()/60)*(8*([.I172]^2) + 4*[.I172]*[.B172] + 3*([.B172]^2))" office:value-type="float" office:value="57356.1768080517" calcext:value-type="float">
            <text:p>57356,18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27+6*RAND()" office:value-type="float" office:value="30.031503361417" calcext:value-type="float">
            <text:p>30,0315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formula="of:=32+16*RAND()" office:value-type="float" office:value="43.7278661672026" calcext:value-type="float">
            <text:p>43,7279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formula="of:=COM.MICROSOFT.NORM.INV(RAND();50;10)" office:value-type="float" office:value="43.0064914172722" calcext:value-type="float">
            <text:p>43,0065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table:formula="of:=([.P173]*PI()/60)*(8*([.I173]^2) + 4*[.I173]*[.B173] + 3*([.B173]^2))" office:value-type="float" office:value="52367.1607083473" calcext:value-type="float">
            <text:p>52367,16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27+6*RAND()" office:value-type="float" office:value="31.1377833543811" calcext:value-type="float">
            <text:p>31,1378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formula="of:=32+16*RAND()" office:value-type="float" office:value="33.1700586471707" calcext:value-type="float">
            <text:p>33,1701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formula="of:=COM.MICROSOFT.NORM.INV(RAND();50;10)" office:value-type="float" office:value="46.3677537770075" calcext:value-type="float">
            <text:p>46,3678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table:formula="of:=([.P174]*PI()/60)*(8*([.I174]^2) + 4*[.I174]*[.B174] + 3*([.B174]^2))" office:value-type="float" office:value="38461.5476150225" calcext:value-type="float">
            <text:p>38461,55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27+6*RAND()" office:value-type="float" office:value="32.2978641714435" calcext:value-type="float">
            <text:p>32,2979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32+16*RAND()" office:value-type="float" office:value="33.7984213214368" calcext:value-type="float">
            <text:p>33,7984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COM.MICROSOFT.NORM.INV(RAND();50;10)" office:value-type="float" office:value="45.4762135626837" calcext:value-type="float">
            <text:p>45,4762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([.P175]*PI()/60)*(8*([.I175]^2) + 4*[.I175]*[.B175] + 3*([.B175]^2))" office:value-type="float" office:value="39609.1033744645" calcext:value-type="float">
            <text:p>39609,10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27+6*RAND()" office:value-type="float" office:value="30.5113746633288" calcext:value-type="float">
            <text:p>30,5114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formula="of:=32+16*RAND()" office:value-type="float" office:value="46.9459038507193" calcext:value-type="float">
            <text:p>46,9459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formula="of:=COM.MICROSOFT.NORM.INV(RAND();50;10)" office:value-type="float" office:value="38.4973331937943" calcext:value-type="float">
            <text:p>38,4973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table:formula="of:=([.P176]*PI()/60)*(8*([.I176]^2) + 4*[.I176]*[.B176] + 3*([.B176]^2))" office:value-type="float" office:value="52718.445243237" calcext:value-type="float">
            <text:p>52718,45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27+6*RAND()" office:value-type="float" office:value="29.8965960515197" calcext:value-type="float">
            <text:p>29,8966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formula="of:=32+16*RAND()" office:value-type="float" office:value="34.1588212419301" calcext:value-type="float">
            <text:p>34,1588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formula="of:=COM.MICROSOFT.NORM.INV(RAND();50;10)" office:value-type="float" office:value="39.7284487002665" calcext:value-type="float">
            <text:p>39,7284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formula="of:=([.P177]*PI()/60)*(8*([.I177]^2) + 4*[.I177]*[.B177] + 3*([.B177]^2))" office:value-type="float" office:value="33492.8208522819" calcext:value-type="float">
            <text:p>33492,82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27+6*RAND()" office:value-type="float" office:value="31.901945392834" calcext:value-type="float">
            <text:p>31,9019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formula="of:=32+16*RAND()" office:value-type="float" office:value="42.530504623428" calcext:value-type="float">
            <text:p>42,5305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formula="of:=COM.MICROSOFT.NORM.INV(RAND();50;10)" office:value-type="float" office:value="40.699078770242" calcext:value-type="float">
            <text:p>40,6991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formula="of:=([.P178]*PI()/60)*(8*([.I178]^2) + 4*[.I178]*[.B178] + 3*([.B178]^2))" office:value-type="float" office:value="48908.9287051837" calcext:value-type="float">
            <text:p>48908,93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27+6*RAND()" office:value-type="float" office:value="30.2853540361393" calcext:value-type="float">
            <text:p>30,2854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formula="of:=32+16*RAND()" office:value-type="float" office:value="36.8880021069199" calcext:value-type="float">
            <text:p>36,8880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formula="of:=COM.MICROSOFT.NORM.INV(RAND();50;10)" office:value-type="float" office:value="42.5276945939916" calcext:value-type="float">
            <text:p>42,5277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table:formula="of:=([.P179]*PI()/60)*(8*([.I179]^2) + 4*[.I179]*[.B179] + 3*([.B179]^2))" office:value-type="float" office:value="40317.5996308573" calcext:value-type="float">
            <text:p>40317,60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27+6*RAND()" office:value-type="float" office:value="27.5317557442468" calcext:value-type="float">
            <text:p>27,5318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formula="of:=32+16*RAND()" office:value-type="float" office:value="46.2690974008292" calcext:value-type="float">
            <text:p>46,2691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formula="of:=COM.MICROSOFT.NORM.INV(RAND();50;10)" office:value-type="float" office:value="43.4907044692163" calcext:value-type="float">
            <text:p>43,4907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table:formula="of:=([.P180]*PI()/60)*(8*([.I180]^2) + 4*[.I180]*[.B180] + 3*([.B180]^2))" office:value-type="float" office:value="55781.7470008938" calcext:value-type="float">
            <text:p>55781,75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27+6*RAND()" office:value-type="float" office:value="31.328316408908" calcext:value-type="float">
            <text:p>31,3283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formula="of:=32+16*RAND()" office:value-type="float" office:value="32.3564579728991" calcext:value-type="float">
            <text:p>32,3565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formula="of:=COM.MICROSOFT.NORM.INV(RAND();50;10)" office:value-type="float" office:value="53.9764903151969" calcext:value-type="float">
            <text:p>53,9765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table:formula="of:=([.P181]*PI()/60)*(8*([.I181]^2) + 4*[.I181]*[.B181] + 3*([.B181]^2))" office:value-type="float" office:value="43451.7504989683" calcext:value-type="float">
            <text:p>43451,75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27+6*RAND()" office:value-type="float" office:value="27.9675311709289" calcext:value-type="float">
            <text:p>27,9675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formula="of:=32+16*RAND()" office:value-type="float" office:value="40.398096749559" calcext:value-type="float">
            <text:p>40,3981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formula="of:=COM.MICROSOFT.NORM.INV(RAND();50;10)" office:value-type="float" office:value="51.2403512288056" calcext:value-type="float">
            <text:p>51,2404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table:formula="of:=([.P182]*PI()/60)*(8*([.I182]^2) + 4*[.I182]*[.B182] + 3*([.B182]^2))" office:value-type="float" office:value="53449.3355545137" calcext:value-type="float">
            <text:p>53449,34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27+6*RAND()" office:value-type="float" office:value="32.7050448290538" calcext:value-type="float">
            <text:p>32,7050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formula="of:=32+16*RAND()" office:value-type="float" office:value="35.0489798281342" calcext:value-type="float">
            <text:p>35,0490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formula="of:=COM.MICROSOFT.NORM.INV(RAND();50;10)" office:value-type="float" office:value="23.9896984250595" calcext:value-type="float">
            <text:p>23,9897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table:formula="of:=([.P183]*PI()/60)*(8*([.I183]^2) + 4*[.I183]*[.B183] + 3*([.B183]^2))" office:value-type="float" office:value="22134.2266453166" calcext:value-type="float">
            <text:p>22134,23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27+6*RAND()" office:value-type="float" office:value="30.7156906693708" calcext:value-type="float">
            <text:p>30,7157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formula="of:=32+16*RAND()" office:value-type="float" office:value="41.1778099220246" calcext:value-type="float">
            <text:p>41,1778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formula="of:=COM.MICROSOFT.NORM.INV(RAND();50;10)" office:value-type="float" office:value="46.2882375146911" calcext:value-type="float">
            <text:p>46,2882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table:formula="of:=([.P184]*PI()/60)*(8*([.I184]^2) + 4*[.I184]*[.B184] + 3*([.B184]^2))" office:value-type="float" office:value="51998.0662335259" calcext:value-type="float">
            <text:p>51998,07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27+6*RAND()" office:value-type="float" office:value="31.3325816618744" calcext:value-type="float">
            <text:p>31,3326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32+16*RAND()" office:value-type="float" office:value="39.1508276741952" calcext:value-type="float">
            <text:p>39,1508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COM.MICROSOFT.NORM.INV(RAND();50;10)" office:value-type="float" office:value="44.3061646117837" calcext:value-type="float">
            <text:p>44,3062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([.P185]*PI()/60)*(8*([.I185]^2) + 4*[.I185]*[.B185] + 3*([.B185]^2))" office:value-type="float" office:value="46662.4131828999" calcext:value-type="float">
            <text:p>46662,41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27+6*RAND()" office:value-type="float" office:value="30.5835679101292" calcext:value-type="float">
            <text:p>30,5836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formula="of:=32+16*RAND()" office:value-type="float" office:value="40.6150316242129" calcext:value-type="float">
            <text:p>40,6150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formula="of:=COM.MICROSOFT.NORM.INV(RAND();50;10)" office:value-type="float" office:value="42.0663568990944" calcext:value-type="float">
            <text:p>42,0664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table:formula="of:=([.P186]*PI()/60)*(8*([.I186]^2) + 4*[.I186]*[.B186] + 3*([.B186]^2))" office:value-type="float" office:value="46191.2061584401" calcext:value-type="float">
            <text:p>46191,21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27+6*RAND()" office:value-type="float" office:value="32.4322889673058" calcext:value-type="float">
            <text:p>32,4323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32+16*RAND()" office:value-type="float" office:value="37.8769561890513" calcext:value-type="float">
            <text:p>37,8770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COM.MICROSOFT.NORM.INV(RAND();50;10)" office:value-type="float" office:value="57.1647264050686" calcext:value-type="float">
            <text:p>57,1647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formula="of:=([.P187]*PI()/60)*(8*([.I187]^2) + 4*[.I187]*[.B187] + 3*([.B187]^2))" office:value-type="float" office:value="58505.7210044998" calcext:value-type="float">
            <text:p>58505,72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27+6*RAND()" office:value-type="float" office:value="30.0207855894696" calcext:value-type="float">
            <text:p>30,0208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formula="of:=32+16*RAND()" office:value-type="float" office:value="39.1099311355501" calcext:value-type="float">
            <text:p>39,1099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formula="of:=COM.MICROSOFT.NORM.INV(RAND();50;10)" office:value-type="float" office:value="53.4758534979796" calcext:value-type="float">
            <text:p>53,4759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formula="of:=([.P188]*PI()/60)*(8*([.I188]^2) + 4*[.I188]*[.B188] + 3*([.B188]^2))" office:value-type="float" office:value="54983.0503200002" calcext:value-type="float">
            <text:p>54983,05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27+6*RAND()" office:value-type="float" office:value="32.3017594737466" calcext:value-type="float">
            <text:p>32,3018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formula="of:=32+16*RAND()" office:value-type="float" office:value="47.543209200725" calcext:value-type="float">
            <text:p>47,5432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formula="of:=COM.MICROSOFT.NORM.INV(RAND();50;10)" office:value-type="float" office:value="54.1652777433041" calcext:value-type="float">
            <text:p>54,1653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formula="of:=([.P189]*PI()/60)*(8*([.I189]^2) + 4*[.I189]*[.B189] + 3*([.B189]^2))" office:value-type="float" office:value="77583.9538653236" calcext:value-type="float">
            <text:p>77583,95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27+6*RAND()" office:value-type="float" office:value="30.7429587382358" calcext:value-type="float">
            <text:p>30,7430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formula="of:=32+16*RAND()" office:value-type="float" office:value="33.2460915576667" calcext:value-type="float">
            <text:p>33,2461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formula="of:=COM.MICROSOFT.NORM.INV(RAND();50;10)" office:value-type="float" office:value="68.1944702605589" calcext:value-type="float">
            <text:p>68,1945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table:formula="of:=([.P190]*PI()/60)*(8*([.I190]^2) + 4*[.I190]*[.B190] + 3*([.B190]^2))" office:value-type="float" office:value="56295.4406751455" calcext:value-type="float">
            <text:p>56295,44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27+6*RAND()" office:value-type="float" office:value="30.7831798091065" calcext:value-type="float">
            <text:p>30,7832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formula="of:=32+16*RAND()" office:value-type="float" office:value="46.2156197112054" calcext:value-type="float">
            <text:p>46,2156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formula="of:=COM.MICROSOFT.NORM.INV(RAND();50;10)" office:value-type="float" office:value="57.5987504297379" calcext:value-type="float">
            <text:p>57,5988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table:formula="of:=([.P191]*PI()/60)*(8*([.I191]^2) + 4*[.I191]*[.B191] + 3*([.B191]^2))" office:value-type="float" office:value="77268.0382171561" calcext:value-type="float">
            <text:p>77268,04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27+6*RAND()" office:value-type="float" office:value="29.9520040566567" calcext:value-type="float">
            <text:p>29,9520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formula="of:=32+16*RAND()" office:value-type="float" office:value="33.5643572378904" calcext:value-type="float">
            <text:p>33,5644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formula="of:=COM.MICROSOFT.NORM.INV(RAND();50;10)" office:value-type="float" office:value="54.639258759826" calcext:value-type="float">
            <text:p>54,6393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table:formula="of:=([.P192]*PI()/60)*(8*([.I192]^2) + 4*[.I192]*[.B192] + 3*([.B192]^2))" office:value-type="float" office:value="44988.231081728" calcext:value-type="float">
            <text:p>44988,23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27+6*RAND()" office:value-type="float" office:value="30.2513222463895" calcext:value-type="float">
            <text:p>30,2513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32+16*RAND()" office:value-type="float" office:value="34.130390221253" calcext:value-type="float">
            <text:p>34,1304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COM.MICROSOFT.NORM.INV(RAND();50;10)" office:value-type="float" office:value="40.5494046371445" calcext:value-type="float">
            <text:p>40,5494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table:formula="of:=([.P193]*PI()/60)*(8*([.I193]^2) + 4*[.I193]*[.B193] + 3*([.B193]^2))" office:value-type="float" office:value="34383.446084382" calcext:value-type="float">
            <text:p>34383,45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27+6*RAND()" office:value-type="float" office:value="28.7364899448585" calcext:value-type="float">
            <text:p>28,7365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formula="of:=32+16*RAND()" office:value-type="float" office:value="46.5984791200608" calcext:value-type="float">
            <text:p>46,5985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formula="of:=COM.MICROSOFT.NORM.INV(RAND();50;10)" office:value-type="float" office:value="35.8469174476111" calcext:value-type="float">
            <text:p>35,8469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table:formula="of:=([.P194]*PI()/60)*(8*([.I194]^2) + 4*[.I194]*[.B194] + 3*([.B194]^2))" office:value-type="float" office:value="47308.2976998608" calcext:value-type="float">
            <text:p>47308,30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27+6*RAND()" office:value-type="float" office:value="32.6127867631149" calcext:value-type="float">
            <text:p>32,6128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formula="of:=32+16*RAND()" office:value-type="float" office:value="37.9201309029013" calcext:value-type="float">
            <text:p>37,9201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formula="of:=COM.MICROSOFT.NORM.INV(RAND();50;10)" office:value-type="float" office:value="46.9538597086702" calcext:value-type="float">
            <text:p>46,9539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formula="of:=([.P195]*PI()/60)*(8*([.I195]^2) + 4*[.I195]*[.B195] + 3*([.B195]^2))" office:value-type="float" office:value="48287.3580729452" calcext:value-type="float">
            <text:p>48287,36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27+6*RAND()" office:value-type="float" office:value="28.8992382015567" calcext:value-type="float">
            <text:p>28,8992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formula="of:=32+16*RAND()" office:value-type="float" office:value="41.5770302880555" calcext:value-type="float">
            <text:p>41,5770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formula="of:=COM.MICROSOFT.NORM.INV(RAND();50;10)" office:value-type="float" office:value="37.5130121786355" calcext:value-type="float">
            <text:p>37,5130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table:formula="of:=([.P196]*PI()/60)*(8*([.I196]^2) + 4*[.I196]*[.B196] + 3*([.B196]^2))" office:value-type="float" office:value="41524.4077267283" calcext:value-type="float">
            <text:p>41524,41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27+6*RAND()" office:value-type="float" office:value="30.8861676554661" calcext:value-type="float">
            <text:p>30,8862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formula="of:=32+16*RAND()" office:value-type="float" office:value="36.4039456415921" calcext:value-type="float">
            <text:p>36,4039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formula="of:=COM.MICROSOFT.NORM.INV(RAND();50;10)" office:value-type="float" office:value="40.78424624674" calcext:value-type="float">
            <text:p>40,7842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table:formula="of:=([.P197]*PI()/60)*(8*([.I197]^2) + 4*[.I197]*[.B197] + 3*([.B197]^2))" office:value-type="float" office:value="38355.7272835974" calcext:value-type="float">
            <text:p>38355,73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27+6*RAND()" office:value-type="float" office:value="28.6695258978289" calcext:value-type="float">
            <text:p>28,6695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formula="of:=32+16*RAND()" office:value-type="float" office:value="44.2868311237544" calcext:value-type="float">
            <text:p>44,2868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formula="of:=COM.MICROSOFT.NORM.INV(RAND();50;10)" office:value-type="float" office:value="46.0645463726364" calcext:value-type="float">
            <text:p>46,0645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formula="of:=([.P198]*PI()/60)*(8*([.I198]^2) + 4*[.I198]*[.B198] + 3*([.B198]^2))" office:value-type="float" office:value="56041.6297495278" calcext:value-type="float">
            <text:p>56041,63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27+6*RAND()" office:value-type="float" office:value="28.4435247082729" calcext:value-type="float">
            <text:p>28,4435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32+16*RAND()" office:value-type="float" office:value="42.656218836084" calcext:value-type="float">
            <text:p>42,6562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COM.MICROSOFT.NORM.INV(RAND();50;10)" office:value-type="float" office:value="45.8355152764409" calcext:value-type="float">
            <text:p>45,8355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table:formula="of:=([.P199]*PI()/60)*(8*([.I199]^2) + 4*[.I199]*[.B199] + 3*([.B199]^2))" office:value-type="float" office:value="52406.8108339535" calcext:value-type="float">
            <text:p>52406,81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27+6*RAND()" office:value-type="float" office:value="27.9173693151679" calcext:value-type="float">
            <text:p>27,9174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formula="of:=32+16*RAND()" office:value-type="float" office:value="45.6690607909113" calcext:value-type="float">
            <text:p>45,6691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formula="of:=COM.MICROSOFT.NORM.INV(RAND();50;10)" office:value-type="float" office:value="44.3587991371088" calcext:value-type="float">
            <text:p>44,3588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table:formula="of:=([.P200]*PI()/60)*(8*([.I200]^2) + 4*[.I200]*[.B200] + 3*([.B200]^2))" office:value-type="float" office:value="56029.2520692487" calcext:value-type="float">
            <text:p>56029,25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27+6*RAND()" office:value-type="float" office:value="32.7500665944535" calcext:value-type="float">
            <text:p>32,7501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formula="of:=32+16*RAND()" office:value-type="float" office:value="46.1912444774061" calcext:value-type="float">
            <text:p>46,1912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formula="of:=COM.MICROSOFT.NORM.INV(RAND();50;10)" office:value-type="float" office:value="58.6507397296639" calcext:value-type="float">
            <text:p>58,6507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table:formula="of:=([.P201]*PI()/60)*(8*([.I201]^2) + 4*[.I201]*[.B201] + 3*([.B201]^2))" office:value-type="float" office:value="80881.994102118" calcext:value-type="float">
            <text:p>80881,99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27+6*RAND()" office:value-type="float" office:value="30.1895928096492" calcext:value-type="float">
            <text:p>30,1896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formula="of:=32+16*RAND()" office:value-type="float" office:value="35.3071072306484" calcext:value-type="float">
            <text:p>35,3071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formula="of:=COM.MICROSOFT.NORM.INV(RAND();50;10)" office:value-type="float" office:value="65.0052834547922" calcext:value-type="float">
            <text:p>65,0053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table:formula="of:=([.P202]*PI()/60)*(8*([.I202]^2) + 4*[.I202]*[.B202] + 3*([.B202]^2))" office:value-type="float" office:value="57762.2925002431" calcext:value-type="float">
            <text:p>57762,29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27+6*RAND()" office:value-type="float" office:value="27.0988253925461" calcext:value-type="float">
            <text:p>27,0988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formula="of:=32+16*RAND()" office:value-type="float" office:value="42.1074926462024" calcext:value-type="float">
            <text:p>42,1075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formula="of:=COM.MICROSOFT.NORM.INV(RAND();50;10)" office:value-type="float" office:value="55.2729763394637" calcext:value-type="float">
            <text:p>55,2730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formula="of:=([.P203]*PI()/60)*(8*([.I203]^2) + 4*[.I203]*[.B203] + 3*([.B203]^2))" office:value-type="float" office:value="60635.7983741827" calcext:value-type="float">
            <text:p>60635,80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27+6*RAND()" office:value-type="float" office:value="29.9852095751558" calcext:value-type="float">
            <text:p>29,9852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formula="of:=32+16*RAND()" office:value-type="float" office:value="39.9862301591784" calcext:value-type="float">
            <text:p>39,9862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formula="of:=COM.MICROSOFT.NORM.INV(RAND();50;10)" office:value-type="float" office:value="44.3500209515724" calcext:value-type="float">
            <text:p>44,3500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table:formula="of:=([.P204]*PI()/60)*(8*([.I204]^2) + 4*[.I204]*[.B204] + 3*([.B204]^2))" office:value-type="float" office:value="47103.9096112274" calcext:value-type="float">
            <text:p>47103,91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27+6*RAND()" office:value-type="float" office:value="27.5051470629405" calcext:value-type="float">
            <text:p>27,5051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32+16*RAND()" office:value-type="float" office:value="42.6798037085682" calcext:value-type="float">
            <text:p>42,6798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COM.MICROSOFT.NORM.INV(RAND();50;10)" office:value-type="float" office:value="50.3210296433807" calcext:value-type="float">
            <text:p>50,3210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([.P205]*PI()/60)*(8*([.I205]^2) + 4*[.I205]*[.B205] + 3*([.B205]^2))" office:value-type="float" office:value="56747.8105456729" calcext:value-type="float">
            <text:p>56747,81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27+6*RAND()" office:value-type="float" office:value="28.5861922062468" calcext:value-type="float">
            <text:p>28,5862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formula="of:=32+16*RAND()" office:value-type="float" office:value="47.6541742887348" calcext:value-type="float">
            <text:p>47,6542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formula="of:=COM.MICROSOFT.NORM.INV(RAND();50;10)" office:value-type="float" office:value="41.8520801397556" calcext:value-type="float">
            <text:p>41,8521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table:formula="of:=([.P206]*PI()/60)*(8*([.I206]^2) + 4*[.I206]*[.B206] + 3*([.B206]^2))" office:value-type="float" office:value="57124.3632640781" calcext:value-type="float">
            <text:p>57124,36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27+6*RAND()" office:value-type="float" office:value="31.1376776879188" calcext:value-type="float">
            <text:p>31,1377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formula="of:=32+16*RAND()" office:value-type="float" office:value="34.7213403973728" calcext:value-type="float">
            <text:p>34,7213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formula="of:=COM.MICROSOFT.NORM.INV(RAND();50;10)" office:value-type="float" office:value="57.7164639358942" calcext:value-type="float">
            <text:p>57,7165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table:formula="of:=([.P207]*PI()/60)*(8*([.I207]^2) + 4*[.I207]*[.B207] + 3*([.B207]^2))" office:value-type="float" office:value="51005.180257705" calcext:value-type="float">
            <text:p>51005,18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27+6*RAND()" office:value-type="float" office:value="32.3133907432202" calcext:value-type="float">
            <text:p>32,3134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formula="of:=32+16*RAND()" office:value-type="float" office:value="45.2342691849917" calcext:value-type="float">
            <text:p>45,2343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formula="of:=COM.MICROSOFT.NORM.INV(RAND();50;10)" office:value-type="float" office:value="77.0157486015604" calcext:value-type="float">
            <text:p>77,0157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table:formula="of:=([.P208]*PI()/60)*(8*([.I208]^2) + 4*[.I208]*[.B208] + 3*([.B208]^2))" office:value-type="float" office:value="102217.786140617" calcext:value-type="float">
            <text:p>102217,79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27+6*RAND()" office:value-type="float" office:value="32.8633054664824" calcext:value-type="float">
            <text:p>32,8633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formula="of:=32+16*RAND()" office:value-type="float" office:value="40.3628106210381" calcext:value-type="float">
            <text:p>40,3628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formula="of:=COM.MICROSOFT.NORM.INV(RAND();50;10)" office:value-type="float" office:value="45.7641901551055" calcext:value-type="float">
            <text:p>45,7642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table:formula="of:=([.P209]*PI()/60)*(8*([.I209]^2) + 4*[.I209]*[.B209] + 3*([.B209]^2))" office:value-type="float" office:value="51707.9124258086" calcext:value-type="float">
            <text:p>51707,91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27+6*RAND()" office:value-type="float" office:value="27.2955281145405" calcext:value-type="float">
            <text:p>27,2955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formula="of:=32+16*RAND()" office:value-type="float" office:value="32.5777841378003" calcext:value-type="float">
            <text:p>32,5778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formula="of:=COM.MICROSOFT.NORM.INV(RAND();50;10)" office:value-type="float" office:value="29.0885550132875" calcext:value-type="float">
            <text:p>29,0886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table:formula="of:=([.P210]*PI()/60)*(8*([.I210]^2) + 4*[.I210]*[.B210] + 3*([.B210]^2))" office:value-type="float" office:value="21753.3612327584" calcext:value-type="float">
            <text:p>21753,36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27+6*RAND()" office:value-type="float" office:value="30.869337284239" calcext:value-type="float">
            <text:p>30,8693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32+16*RAND()" office:value-type="float" office:value="35.5710306260735" calcext:value-type="float">
            <text:p>35,5710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COM.MICROSOFT.NORM.INV(RAND();50;10)" office:value-type="float" office:value="61.8247482058585" calcext:value-type="float">
            <text:p>61,8247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table:formula="of:=([.P211]*PI()/60)*(8*([.I211]^2) + 4*[.I211]*[.B211] + 3*([.B211]^2))" office:value-type="float" office:value="56239.9019074707" calcext:value-type="float">
            <text:p>56239,90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27+6*RAND()" office:value-type="float" office:value="28.4329359855037" calcext:value-type="float">
            <text:p>28,4329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formula="of:=32+16*RAND()" office:value-type="float" office:value="45.1360081899911" calcext:value-type="float">
            <text:p>45,1360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formula="of:=COM.MICROSOFT.NORM.INV(RAND();50;10)" office:value-type="float" office:value="37.2333561860736" calcext:value-type="float">
            <text:p>37,2334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table:formula="of:=([.P212]*PI()/60)*(8*([.I212]^2) + 4*[.I212]*[.B212] + 3*([.B212]^2))" office:value-type="float" office:value="46509.5764481679" calcext:value-type="float">
            <text:p>46509,58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27+6*RAND()" office:value-type="float" office:value="27.2634128008503" calcext:value-type="float">
            <text:p>27,2634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formula="of:=32+16*RAND()" office:value-type="float" office:value="34.4309779014438" calcext:value-type="float">
            <text:p>34,4310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formula="of:=COM.MICROSOFT.NORM.INV(RAND();50;10)" office:value-type="float" office:value="45.9913584544689" calcext:value-type="float">
            <text:p>45,9914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table:formula="of:=([.P213]*PI()/60)*(8*([.I213]^2) + 4*[.I213]*[.B213] + 3*([.B213]^2))" office:value-type="float" office:value="37250.0680813534" calcext:value-type="float">
            <text:p>37250,07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27+6*RAND()" office:value-type="float" office:value="28.3112339254003" calcext:value-type="float">
            <text:p>28,3112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formula="of:=32+16*RAND()" office:value-type="float" office:value="35.6216769721359" calcext:value-type="float">
            <text:p>35,6217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formula="of:=COM.MICROSOFT.NORM.INV(RAND();50;10)" office:value-type="float" office:value="44.8180398554509" calcext:value-type="float">
            <text:p>44,8180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table:formula="of:=([.P214]*PI()/60)*(8*([.I214]^2) + 4*[.I214]*[.B214] + 3*([.B214]^2))" office:value-type="float" office:value="38930.6985103475" calcext:value-type="float">
            <text:p>38930,70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27+6*RAND()" office:value-type="float" office:value="30.5694491488393" calcext:value-type="float">
            <text:p>30,5694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formula="of:=32+16*RAND()" office:value-type="float" office:value="37.8118622470647" calcext:value-type="float">
            <text:p>37,8119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formula="of:=COM.MICROSOFT.NORM.INV(RAND();50;10)" office:value-type="float" office:value="47.7480587280882" calcext:value-type="float">
            <text:p>47,7481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table:formula="of:=([.P215]*PI()/60)*(8*([.I215]^2) + 4*[.I215]*[.B215] + 3*([.B215]^2))" office:value-type="float" office:value="47163.8572136093" calcext:value-type="float">
            <text:p>47163,86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27+6*RAND()" office:value-type="float" office:value="29.044495151611" calcext:value-type="float">
            <text:p>29,0445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formula="of:=32+16*RAND()" office:value-type="float" office:value="42.3429004680365" calcext:value-type="float">
            <text:p>42,3429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formula="of:=COM.MICROSOFT.NORM.INV(RAND();50;10)" office:value-type="float" office:value="43.404381905848" calcext:value-type="float">
            <text:p>43,4044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table:formula="of:=([.P216]*PI()/60)*(8*([.I216]^2) + 4*[.I216]*[.B216] + 3*([.B216]^2))" office:value-type="float" office:value="49528.7989592188" calcext:value-type="float">
            <text:p>49528,80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27+6*RAND()" office:value-type="float" office:value="30.7975505108479" calcext:value-type="float">
            <text:p>30,7976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32+16*RAND()" office:value-type="float" office:value="35.6707960385829" calcext:value-type="float">
            <text:p>35,6708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COM.MICROSOFT.NORM.INV(RAND();50;10)" office:value-type="float" office:value="53.5093053446992" calcext:value-type="float">
            <text:p>53,5093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table:formula="of:=([.P217]*PI()/60)*(8*([.I217]^2) + 4*[.I217]*[.B217] + 3*([.B217]^2))" office:value-type="float" office:value="48803.536089743" calcext:value-type="float">
            <text:p>48803,54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27+6*RAND()" office:value-type="float" office:value="31.893505792832" calcext:value-type="float">
            <text:p>31,8935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formula="of:=32+16*RAND()" office:value-type="float" office:value="45.3693587686867" calcext:value-type="float">
            <text:p>45,3694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formula="of:=COM.MICROSOFT.NORM.INV(RAND();50;10)" office:value-type="float" office:value="43.0782226424909" calcext:value-type="float">
            <text:p>43,0782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table:formula="of:=([.P218]*PI()/60)*(8*([.I218]^2) + 4*[.I218]*[.B218] + 3*([.B218]^2))" office:value-type="float" office:value="57080.7483909958" calcext:value-type="float">
            <text:p>57080,75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27+6*RAND()" office:value-type="float" office:value="27.1240835606586" calcext:value-type="float">
            <text:p>27,1241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formula="of:=32+16*RAND()" office:value-type="float" office:value="32.4961478356272" calcext:value-type="float">
            <text:p>32,4961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formula="of:=COM.MICROSOFT.NORM.INV(RAND();50;10)" office:value-type="float" office:value="50.47630444292" calcext:value-type="float">
            <text:p>50,4763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formula="of:=([.P219]*PI()/60)*(8*([.I219]^2) + 4*[.I219]*[.B219] + 3*([.B219]^2))" office:value-type="float" office:value="37479.0583242757" calcext:value-type="float">
            <text:p>37479,06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27+6*RAND()" office:value-type="float" office:value="27.2612412145827" calcext:value-type="float">
            <text:p>27,2612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formula="of:=32+16*RAND()" office:value-type="float" office:value="34.8487548101693" calcext:value-type="float">
            <text:p>34,8488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formula="of:=COM.MICROSOFT.NORM.INV(RAND();50;10)" office:value-type="float" office:value="58.2712998277841" calcext:value-type="float">
            <text:p>58,2713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table:formula="of:=([.P220]*PI()/60)*(8*([.I220]^2) + 4*[.I220]*[.B220] + 3*([.B220]^2))" office:value-type="float" office:value="48039.508071469" calcext:value-type="float">
            <text:p>48039,51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27+6*RAND()" office:value-type="float" office:value="27.2187050424982" calcext:value-type="float">
            <text:p>27,2187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formula="of:=32+16*RAND()" office:value-type="float" office:value="45.965585777536" calcext:value-type="float">
            <text:p>45,9656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formula="of:=COM.MICROSOFT.NORM.INV(RAND();50;10)" office:value-type="float" office:value="55.1011691681071" calcext:value-type="float">
            <text:p>55,1012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table:formula="of:=([.P221]*PI()/60)*(8*([.I221]^2) + 4*[.I221]*[.B221] + 3*([.B221]^2))" office:value-type="float" office:value="69616.5095003109" calcext:value-type="float">
            <text:p>69616,51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27+6*RAND()" office:value-type="float" office:value="30.812664230587" calcext:value-type="float">
            <text:p>30,8127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formula="of:=32+16*RAND()" office:value-type="float" office:value="32.2582887541503" calcext:value-type="float">
            <text:p>32,2583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formula="of:=COM.MICROSOFT.NORM.INV(RAND();50;10)" office:value-type="float" office:value="56.7137166604687" calcext:value-type="float">
            <text:p>56,7137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table:formula="of:=([.P222]*PI()/60)*(8*([.I222]^2) + 4*[.I222]*[.B222] + 3*([.B222]^2))" office:value-type="float" office:value="44984.992084931" calcext:value-type="float">
            <text:p>44984,99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27+6*RAND()" office:value-type="float" office:value="28.6101758640725" calcext:value-type="float">
            <text:p>28,6102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32+16*RAND()" office:value-type="float" office:value="33.3240600097925" calcext:value-type="float">
            <text:p>33,3241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COM.MICROSOFT.NORM.INV(RAND();50;10)" office:value-type="float" office:value="42.4549691161703" calcext:value-type="float">
            <text:p>42,4550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table:formula="of:=([.P223]*PI()/60)*(8*([.I223]^2) + 4*[.I223]*[.B223] + 3*([.B223]^2))" office:value-type="float" office:value="33684.6068558415" calcext:value-type="float">
            <text:p>33684,61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27+6*RAND()" office:value-type="float" office:value="28.7931277805474" calcext:value-type="float">
            <text:p>28,7931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formula="of:=32+16*RAND()" office:value-type="float" office:value="36.5033871922642" calcext:value-type="float">
            <text:p>36,5034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formula="of:=COM.MICROSOFT.NORM.INV(RAND();50;10)" office:value-type="float" office:value="70.7964152803954" calcext:value-type="float">
            <text:p>70,7964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formula="of:=([.P224]*PI()/60)*(8*([.I224]^2) + 4*[.I224]*[.B224] + 3*([.B224]^2))" office:value-type="float" office:value="64319.3799489881" calcext:value-type="float">
            <text:p>64319,38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7+6*RAND()" office:value-type="float" office:value="27.23464373569" calcext:value-type="float">
            <text:p>27,2346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32+16*RAND()" office:value-type="float" office:value="40.8733244519681" calcext:value-type="float">
            <text:p>40,8733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COM.MICROSOFT.NORM.INV(RAND();50;10)" office:value-type="float" office:value="38.4901465725378" calcext:value-type="float">
            <text:p>38,4901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formula="of:=([.P225]*PI()/60)*(8*([.I225]^2) + 4*[.I225]*[.B225] + 3*([.B225]^2))" office:value-type="float" office:value="40393.2218990043" calcext:value-type="float">
            <text:p>40393,22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27+6*RAND()" office:value-type="float" office:value="31.1381345672999" calcext:value-type="float">
            <text:p>31,1381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formula="of:=32+16*RAND()" office:value-type="float" office:value="38.2416293118149" calcext:value-type="float">
            <text:p>38,2416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formula="of:=COM.MICROSOFT.NORM.INV(RAND();50;10)" office:value-type="float" office:value="57.4888981880029" calcext:value-type="float">
            <text:p>57,4889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table:formula="of:=([.P226]*PI()/60)*(8*([.I226]^2) + 4*[.I226]*[.B226] + 3*([.B226]^2))" office:value-type="float" office:value="58309.5352993242" calcext:value-type="float">
            <text:p>58309,54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27+6*RAND()" office:value-type="float" office:value="27.010955726495" calcext:value-type="float">
            <text:p>27,0110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formula="of:=32+16*RAND()" office:value-type="float" office:value="37.3264686968178" calcext:value-type="float">
            <text:p>37,3265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formula="of:=COM.MICROSOFT.NORM.INV(RAND();50;10)" office:value-type="float" office:value="41.4320278154021" calcext:value-type="float">
            <text:p>41,4320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table:formula="of:=([.P227]*PI()/60)*(8*([.I227]^2) + 4*[.I227]*[.B227] + 3*([.B227]^2))" office:value-type="float" office:value="37677.2687765288" calcext:value-type="float">
            <text:p>37677,27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27+6*RAND()" office:value-type="float" office:value="30.0660092008766" calcext:value-type="float">
            <text:p>30,0660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table:formula="of:=32+16*RAND()" office:value-type="float" office:value="32.4254940841347" calcext:value-type="float">
            <text:p>32,4255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table:formula="of:=COM.MICROSOFT.NORM.INV(RAND();50;10)" office:value-type="float" office:value="44.3530655631556" calcext:value-type="float">
            <text:p>44,3531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table:formula="of:=([.P228]*PI()/60)*(8*([.I228]^2) + 4*[.I228]*[.B228] + 3*([.B228]^2))" office:value-type="float" office:value="34887.8043430552" calcext:value-type="float">
            <text:p>34887,80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27+6*RAND()" office:value-type="float" office:value="30.4309536146466" calcext:value-type="float">
            <text:p>30,4310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formula="of:=32+16*RAND()" office:value-type="float" office:value="37.146415097639" calcext:value-type="float">
            <text:p>37,1464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formula="of:=COM.MICROSOFT.NORM.INV(RAND();50;10)" office:value-type="float" office:value="51.2688608965866" calcext:value-type="float">
            <text:p>51,2689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table:formula="of:=([.P229]*PI()/60)*(8*([.I229]^2) + 4*[.I229]*[.B229] + 3*([.B229]^2))" office:value-type="float" office:value="49228.6614982097" calcext:value-type="float">
            <text:p>49228,66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27+6*RAND()" office:value-type="float" office:value="28.0257045656908" calcext:value-type="float">
            <text:p>28,0257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formula="of:=32+16*RAND()" office:value-type="float" office:value="43.7034849207848" calcext:value-type="float">
            <text:p>43,7035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formula="of:=COM.MICROSOFT.NORM.INV(RAND();50;10)" office:value-type="float" office:value="65.7725913461959" calcext:value-type="float">
            <text:p>65,7726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table:formula="of:=([.P230]*PI()/60)*(8*([.I230]^2) + 4*[.I230]*[.B230] + 3*([.B230]^2))" office:value-type="float" office:value="77608.9749944461" calcext:value-type="float">
            <text:p>77608,97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27+6*RAND()" office:value-type="float" office:value="28.002802535193" calcext:value-type="float">
            <text:p>28,0028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formula="of:=32+16*RAND()" office:value-type="float" office:value="37.502405853942" calcext:value-type="float">
            <text:p>37,5024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formula="of:=COM.MICROSOFT.NORM.INV(RAND();50;10)" office:value-type="float" office:value="46.400825393569" calcext:value-type="float">
            <text:p>46,4008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formula="of:=([.P231]*PI()/60)*(8*([.I231]^2) + 4*[.I231]*[.B231] + 3*([.B231]^2))" office:value-type="float" office:value="43257.0256135509" calcext:value-type="float">
            <text:p>43257,03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27+6*RAND()" office:value-type="float" office:value="29.1897330272477" calcext:value-type="float">
            <text:p>29,1897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formula="of:=32+16*RAND()" office:value-type="float" office:value="41.0709046740085" calcext:value-type="float">
            <text:p>41,0709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formula="of:=COM.MICROSOFT.NORM.INV(RAND();50;10)" office:value-type="float" office:value="41.0158554824695" calcext:value-type="float">
            <text:p>41,0159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formula="of:=([.P232]*PI()/60)*(8*([.I232]^2) + 4*[.I232]*[.B232] + 3*([.B232]^2))" office:value-type="float" office:value="44768.7112345898" calcext:value-type="float">
            <text:p>44768,71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27+6*RAND()" office:value-type="float" office:value="29.9462819702458" calcext:value-type="float">
            <text:p>29,9463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table:formula="of:=32+16*RAND()" office:value-type="float" office:value="46.4370110537857" calcext:value-type="float">
            <text:p>46,4370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table:formula="of:=COM.MICROSOFT.NORM.INV(RAND();50;10)" office:value-type="float" office:value="41.8846777758469" calcext:value-type="float">
            <text:p>41,8847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table:formula="of:=([.P233]*PI()/60)*(8*([.I233]^2) + 4*[.I233]*[.B233] + 3*([.B233]^2))" office:value-type="float" office:value="55932.1613133158" calcext:value-type="float">
            <text:p>55932,16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27+6*RAND()" office:value-type="float" office:value="31.8685284534004" calcext:value-type="float">
            <text:p>31,8685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table:formula="of:=32+16*RAND()" office:value-type="float" office:value="43.4593775812537" calcext:value-type="float">
            <text:p>43,4594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table:formula="of:=COM.MICROSOFT.NORM.INV(RAND();50;10)" office:value-type="float" office:value="48.0377097452325" calcext:value-type="float">
            <text:p>48,0377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table:formula="of:=([.P234]*PI()/60)*(8*([.I234]^2) + 4*[.I234]*[.B234] + 3*([.B234]^2))" office:value-type="float" office:value="59602.5757837832" calcext:value-type="float">
            <text:p>59602,58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27+6*RAND()" office:value-type="float" office:value="31.4917719417717" calcext:value-type="float">
            <text:p>31,4918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table:formula="of:=32+16*RAND()" office:value-type="float" office:value="38.9615023154765" calcext:value-type="float">
            <text:p>38,9615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table:formula="of:=COM.MICROSOFT.NORM.INV(RAND();50;10)" office:value-type="float" office:value="59.0544418105006" calcext:value-type="float">
            <text:p>59,0544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table:formula="of:=([.P235]*PI()/60)*(8*([.I235]^2) + 4*[.I235]*[.B235] + 3*([.B235]^2))" office:value-type="float" office:value="61925.3119827477" calcext:value-type="float">
            <text:p>61925,31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27+6*RAND()" office:value-type="float" office:value="31.5664506868925" calcext:value-type="float">
            <text:p>31,5665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formula="of:=32+16*RAND()" office:value-type="float" office:value="46.6245153676719" calcext:value-type="float">
            <text:p>46,6245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formula="of:=COM.MICROSOFT.NORM.INV(RAND();50;10)" office:value-type="float" office:value="49.4715670899923" calcext:value-type="float">
            <text:p>49,4716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formula="of:=([.P236]*PI()/60)*(8*([.I236]^2) + 4*[.I236]*[.B236] + 3*([.B236]^2))" office:value-type="float" office:value="68040.5064474411" calcext:value-type="float">
            <text:p>68040,51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27+6*RAND()" office:value-type="float" office:value="31.3079683149699" calcext:value-type="float">
            <text:p>31,3080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table:formula="of:=32+16*RAND()" office:value-type="float" office:value="41.0919002499431" calcext:value-type="float">
            <text:p>41,0919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table:formula="of:=COM.MICROSOFT.NORM.INV(RAND();50;10)" office:value-type="float" office:value="44.0467891317816" calcext:value-type="float">
            <text:p>44,0468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table:formula="of:=([.P237]*PI()/60)*(8*([.I237]^2) + 4*[.I237]*[.B237] + 3*([.B237]^2))" office:value-type="float" office:value="49804.066822896" calcext:value-type="float">
            <text:p>49804,07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27+6*RAND()" office:value-type="float" office:value="28.4628387338016" calcext:value-type="float">
            <text:p>28,4628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table:formula="of:=32+16*RAND()" office:value-type="float" office:value="38.7578883823007" calcext:value-type="float">
            <text:p>38,7579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table:formula="of:=COM.MICROSOFT.NORM.INV(RAND();50;10)" office:value-type="float" office:value="43.3703435641662" calcext:value-type="float">
            <text:p>43,3703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table:formula="of:=([.P238]*PI()/60)*(8*([.I238]^2) + 4*[.I238]*[.B238] + 3*([.B238]^2))" office:value-type="float" office:value="42829.5046018601" calcext:value-type="float">
            <text:p>42829,50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27+6*RAND()" office:value-type="float" office:value="29.058334217174" calcext:value-type="float">
            <text:p>29,0583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formula="of:=32+16*RAND()" office:value-type="float" office:value="32.7082934919745" calcext:value-type="float">
            <text:p>32,7083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formula="of:=COM.MICROSOFT.NORM.INV(RAND();50;10)" office:value-type="float" office:value="47.3207282467616" calcext:value-type="float">
            <text:p>47,3207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table:formula="of:=([.P239]*PI()/60)*(8*([.I239]^2) + 4*[.I239]*[.B239] + 3*([.B239]^2))" office:value-type="float" office:value="36902.0200668071" calcext:value-type="float">
            <text:p>36902,02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27+6*RAND()" office:value-type="float" office:value="30.0710404256824" calcext:value-type="float">
            <text:p>30,0710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table:formula="of:=32+16*RAND()" office:value-type="float" office:value="32.7223066259176" calcext:value-type="float">
            <text:p>32,7223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table:formula="of:=COM.MICROSOFT.NORM.INV(RAND();50;10)" office:value-type="float" office:value="34.9174956968303" calcext:value-type="float">
            <text:p>34,9175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table:formula="of:=([.P240]*PI()/60)*(8*([.I240]^2) + 4*[.I240]*[.B240] + 3*([.B240]^2))" office:value-type="float" office:value="27816.8002555612" calcext:value-type="float">
            <text:p>27816,80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27+6*RAND()" office:value-type="float" office:value="32.2791806368623" calcext:value-type="float">
            <text:p>32,2792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table:formula="of:=32+16*RAND()" office:value-type="float" office:value="43.4504137281328" calcext:value-type="float">
            <text:p>43,4504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table:formula="of:=COM.MICROSOFT.NORM.INV(RAND();50;10)" office:value-type="float" office:value="54.693760966713" calcext:value-type="float">
            <text:p>54,6938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table:formula="of:=([.P241]*PI()/60)*(8*([.I241]^2) + 4*[.I241]*[.B241] + 3*([.B241]^2))" office:value-type="float" office:value="68270.6286322914" calcext:value-type="float">
            <text:p>68270,63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27+6*RAND()" office:value-type="float" office:value="29.6186971322168" calcext:value-type="float">
            <text:p>29,6187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formula="of:=32+16*RAND()" office:value-type="float" office:value="38.007667561993" calcext:value-type="float">
            <text:p>38,0077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formula="of:=COM.MICROSOFT.NORM.INV(RAND();50;10)" office:value-type="float" office:value="65.666576307566" calcext:value-type="float">
            <text:p>65,6666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formula="of:=([.P242]*PI()/60)*(8*([.I242]^2) + 4*[.I242]*[.B242] + 3*([.B242]^2))" office:value-type="float" office:value="64266.5759710159" calcext:value-type="float">
            <text:p>64266,58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27+6*RAND()" office:value-type="float" office:value="32.8922535160091" calcext:value-type="float">
            <text:p>32,8923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table:formula="of:=32+16*RAND()" office:value-type="float" office:value="46.4010387714952" calcext:value-type="float">
            <text:p>46,4010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table:formula="of:=COM.MICROSOFT.NORM.INV(RAND();50;10)" office:value-type="float" office:value="39.2886147013063" calcext:value-type="float">
            <text:p>39,2886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table:formula="of:=([.P243]*PI()/60)*(8*([.I243]^2) + 4*[.I243]*[.B243] + 3*([.B243]^2))" office:value-type="float" office:value="54668.8704805435" calcext:value-type="float">
            <text:p>54668,87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27+6*RAND()" office:value-type="float" office:value="28.5341906792019" calcext:value-type="float">
            <text:p>28,5342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formula="of:=32+16*RAND()" office:value-type="float" office:value="39.8422268982977" calcext:value-type="float">
            <text:p>39,8422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formula="of:=COM.MICROSOFT.NORM.INV(RAND();50;10)" office:value-type="float" office:value="41.9987212345831" calcext:value-type="float">
            <text:p>41,9987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formula="of:=([.P244]*PI()/60)*(8*([.I244]^2) + 4*[.I244]*[.B244] + 3*([.B244]^2))" office:value-type="float" office:value="43297.6858412143" calcext:value-type="float">
            <text:p>43297,69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27+6*RAND()" office:value-type="float" office:value="28.4864851890598" calcext:value-type="float">
            <text:p>28,4865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formula="of:=32+16*RAND()" office:value-type="float" office:value="38.7714372631162" calcext:value-type="float">
            <text:p>38,7714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formula="of:=COM.MICROSOFT.NORM.INV(RAND();50;10)" office:value-type="float" office:value="60.1716144604576" calcext:value-type="float">
            <text:p>60,1716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table:formula="of:=([.P245]*PI()/60)*(8*([.I245]^2) + 4*[.I245]*[.B245] + 3*([.B245]^2))" office:value-type="float" office:value="59476.8773288049" calcext:value-type="float">
            <text:p>59476,88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27+6*RAND()" office:value-type="float" office:value="27.7418420577887" calcext:value-type="float">
            <text:p>27,7418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formula="of:=32+16*RAND()" office:value-type="float" office:value="39.2618342582136" calcext:value-type="float">
            <text:p>39,2618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formula="of:=COM.MICROSOFT.NORM.INV(RAND();50;10)" office:value-type="float" office:value="48.3784249435555" calcext:value-type="float">
            <text:p>48,3784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formula="of:=([.P246]*PI()/60)*(8*([.I246]^2) + 4*[.I246]*[.B246] + 3*([.B246]^2))" office:value-type="float" office:value="48122.4606292559" calcext:value-type="float">
            <text:p>48122,46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27+6*RAND()" office:value-type="float" office:value="31.8241528852377" calcext:value-type="float">
            <text:p>31,8242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formula="of:=32+16*RAND()" office:value-type="float" office:value="36.5632793847472" calcext:value-type="float">
            <text:p>36,5633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formula="of:=COM.MICROSOFT.NORM.INV(RAND();50;10)" office:value-type="float" office:value="49.2596546403273" calcext:value-type="float">
            <text:p>49,2597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table:formula="of:=([.P247]*PI()/60)*(8*([.I247]^2) + 4*[.I247]*[.B247] + 3*([.B247]^2))" office:value-type="float" office:value="47426.0951444682" calcext:value-type="float">
            <text:p>47426,10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27+6*RAND()" office:value-type="float" office:value="31.9104542385321" calcext:value-type="float">
            <text:p>31,9105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formula="of:=32+16*RAND()" office:value-type="float" office:value="42.1504657957703" calcext:value-type="float">
            <text:p>42,1505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formula="of:=COM.MICROSOFT.NORM.INV(RAND();50;10)" office:value-type="float" office:value="49.0142926022357" calcext:value-type="float">
            <text:p>49,0143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table:formula="of:=([.P248]*PI()/60)*(8*([.I248]^2) + 4*[.I248]*[.B248] + 3*([.B248]^2))" office:value-type="float" office:value="58124.165363285" calcext:value-type="float">
            <text:p>58124,17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27+6*RAND()" office:value-type="float" office:value="28.2706212059129" calcext:value-type="float">
            <text:p>28,2706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formula="of:=32+16*RAND()" office:value-type="float" office:value="39.7081470768899" calcext:value-type="float">
            <text:p>39,7081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formula="of:=COM.MICROSOFT.NORM.INV(RAND();50;10)" office:value-type="float" office:value="52.9408456034758" calcext:value-type="float">
            <text:p>52,9408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table:formula="of:=([.P249]*PI()/60)*(8*([.I249]^2) + 4*[.I249]*[.B249] + 3*([.B249]^2))" office:value-type="float" office:value="54058.7347948685" calcext:value-type="float">
            <text:p>54058,73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27+6*RAND()" office:value-type="float" office:value="31.2783425382804" calcext:value-type="float">
            <text:p>31,2783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table:formula="of:=32+16*RAND()" office:value-type="float" office:value="47.1538321804255" calcext:value-type="float">
            <text:p>47,1538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table:formula="of:=COM.MICROSOFT.NORM.INV(RAND();50;10)" office:value-type="float" office:value="57.666522415098" calcext:value-type="float">
            <text:p>57,6665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table:formula="of:=([.P250]*PI()/60)*(8*([.I250]^2) + 4*[.I250]*[.B250] + 3*([.B250]^2))" office:value-type="float" office:value="80384.1467412002" calcext:value-type="float">
            <text:p>80384,15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27+6*RAND()" office:value-type="float" office:value="32.5738630515989" calcext:value-type="float">
            <text:p>32,5739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table:formula="of:=32+16*RAND()" office:value-type="float" office:value="45.1342222895473" calcext:value-type="float">
            <text:p>45,1342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table:formula="of:=COM.MICROSOFT.NORM.INV(RAND();50;10)" office:value-type="float" office:value="54.1575905265101" calcext:value-type="float">
            <text:p>54,1576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table:formula="of:=([.P251]*PI()/60)*(8*([.I251]^2) + 4*[.I251]*[.B251] + 3*([.B251]^2))" office:value-type="float" office:value="71915.058748987" calcext:value-type="float">
            <text:p>71915,06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27+6*RAND()" office:value-type="float" office:value="28.6189515434671" calcext:value-type="float">
            <text:p>28,6190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table:formula="of:=32+16*RAND()" office:value-type="float" office:value="36.0294268894941" calcext:value-type="float">
            <text:p>36,0294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table:formula="of:=COM.MICROSOFT.NORM.INV(RAND();50;10)" office:value-type="float" office:value="60.2488707720939" calcext:value-type="float">
            <text:p>60,2489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table:formula="of:=([.P252]*PI()/60)*(8*([.I252]^2) + 4*[.I252]*[.B252] + 3*([.B252]^2))" office:value-type="float" office:value="53523.196115106" calcext:value-type="float">
            <text:p>53523,2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27+6*RAND()" office:value-type="float" office:value="28.5696965258103" calcext:value-type="float">
            <text:p>28,5697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table:formula="of:=32+16*RAND()" office:value-type="float" office:value="37.4688664507121" calcext:value-type="float">
            <text:p>37,4689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table:formula="of:=COM.MICROSOFT.NORM.INV(RAND();50;10)" office:value-type="float" office:value="56.8350299140848" calcext:value-type="float">
            <text:p>56,8350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table:formula="of:=([.P253]*PI()/60)*(8*([.I253]^2) + 4*[.I253]*[.B253] + 3*([.B253]^2))" office:value-type="float" office:value="53452.3933566349" calcext:value-type="float">
            <text:p>53452,39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27+6*RAND()" office:value-type="float" office:value="30.4984700290952" calcext:value-type="float">
            <text:p>30,4985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table:formula="of:=32+16*RAND()" office:value-type="float" office:value="32.8630355019122" calcext:value-type="float">
            <text:p>32,8630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table:formula="of:=COM.MICROSOFT.NORM.INV(RAND();50;10)" office:value-type="float" office:value="43.7926887109507" calcext:value-type="float">
            <text:p>43,7927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table:formula="of:=([.P254]*PI()/60)*(8*([.I254]^2) + 4*[.I254]*[.B254] + 3*([.B254]^2))" office:value-type="float" office:value="35402.2143981296" calcext:value-type="float">
            <text:p>35402,21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27+6*RAND()" office:value-type="float" office:value="31.7934820402879" calcext:value-type="float">
            <text:p>31,7935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table:formula="of:=32+16*RAND()" office:value-type="float" office:value="42.0380250010639" calcext:value-type="float">
            <text:p>42,0380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table:formula="of:=COM.MICROSOFT.NORM.INV(RAND();50;10)" office:value-type="float" office:value="57.9485169293518" calcext:value-type="float">
            <text:p>57,9485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table:formula="of:=([.P255]*PI()/60)*(8*([.I255]^2) + 4*[.I255]*[.B255] + 3*([.B255]^2))" office:value-type="float" office:value="68318.0861164023" calcext:value-type="float">
            <text:p>68318,09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27+6*RAND()" office:value-type="float" office:value="29.0388215237763" calcext:value-type="float">
            <text:p>29,0388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table:formula="of:=32+16*RAND()" office:value-type="float" office:value="35.4478127900511" calcext:value-type="float">
            <text:p>35,4478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table:formula="of:=COM.MICROSOFT.NORM.INV(RAND();50;10)" office:value-type="float" office:value="47.128782630984" calcext:value-type="float">
            <text:p>47,1288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table:formula="of:=([.P256]*PI()/60)*(8*([.I256]^2) + 4*[.I256]*[.B256] + 3*([.B256]^2))" office:value-type="float" office:value="41208.8643680597" calcext:value-type="float">
            <text:p>41208,86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27+6*RAND()" office:value-type="float" office:value="28.5308893283363" calcext:value-type="float">
            <text:p>28,5309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table:formula="of:=32+16*RAND()" office:value-type="float" office:value="40.691919894889" calcext:value-type="float">
            <text:p>40,6919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table:formula="of:=COM.MICROSOFT.NORM.INV(RAND();50;10)" office:value-type="float" office:value="45.0622079110522" calcext:value-type="float">
            <text:p>45,0622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table:formula="of:=([.P257]*PI()/60)*(8*([.I257]^2) + 4*[.I257]*[.B257] + 3*([.B257]^2))" office:value-type="float" office:value="47973.7882282025" calcext:value-type="float">
            <text:p>47973,79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27+6*RAND()" office:value-type="float" office:value="30.4081876140554" calcext:value-type="float">
            <text:p>30,4082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table:formula="of:=32+16*RAND()" office:value-type="float" office:value="40.7977345902473" calcext:value-type="float">
            <text:p>40,7977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table:formula="of:=COM.MICROSOFT.NORM.INV(RAND();50;10)" office:value-type="float" office:value="63.382455770664" calcext:value-type="float">
            <text:p>63,3825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table:formula="of:=([.P258]*PI()/60)*(8*([.I258]^2) + 4*[.I258]*[.B258] + 3*([.B258]^2))" office:value-type="float" office:value="69865.0746038197" calcext:value-type="float">
            <text:p>69865,07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27+6*RAND()" office:value-type="float" office:value="31.1391894465778" calcext:value-type="float">
            <text:p>31,1392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table:formula="of:=32+16*RAND()" office:value-type="float" office:value="41.9494296368212" calcext:value-type="float">
            <text:p>41,9494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table:formula="of:=COM.MICROSOFT.NORM.INV(RAND();50;10)" office:value-type="float" office:value="61.5368492544497" calcext:value-type="float">
            <text:p>61,5368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table:formula="of:=([.P259]*PI()/60)*(8*([.I259]^2) + 4*[.I259]*[.B259] + 3*([.B259]^2))" office:value-type="float" office:value="71568.6626209829" calcext:value-type="float">
            <text:p>71568,66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27+6*RAND()" office:value-type="float" office:value="32.8960326199885" calcext:value-type="float">
            <text:p>32,8960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formula="of:=32+16*RAND()" office:value-type="float" office:value="32.2176840212196" calcext:value-type="float">
            <text:p>32,2177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formula="of:=COM.MICROSOFT.NORM.INV(RAND();50;10)" office:value-type="float" office:value="57.2117934291766" calcext:value-type="float">
            <text:p>57,2118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table:formula="of:=([.P260]*PI()/60)*(8*([.I260]^2) + 4*[.I260]*[.B260] + 3*([.B260]^2))" office:value-type="float" office:value="47299.4135479915" calcext:value-type="float">
            <text:p>47299,41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27+6*RAND()" office:value-type="float" office:value="31.5923878743779" calcext:value-type="float">
            <text:p>31,5924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table:formula="of:=32+16*RAND()" office:value-type="float" office:value="40.7454285267741" calcext:value-type="float">
            <text:p>40,7454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table:formula="of:=COM.MICROSOFT.NORM.INV(RAND();50;10)" office:value-type="float" office:value="42.3680831966485" calcext:value-type="float">
            <text:p>42,3681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table:formula="of:=([.P261]*PI()/60)*(8*([.I261]^2) + 4*[.I261]*[.B261] + 3*([.B261]^2))" office:value-type="float" office:value="47528.3741762435" calcext:value-type="float">
            <text:p>47528,37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27+6*RAND()" office:value-type="float" office:value="28.9100521698128" calcext:value-type="float">
            <text:p>28,9101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table:formula="of:=32+16*RAND()" office:value-type="float" office:value="43.7672372628003" calcext:value-type="float">
            <text:p>43,7672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table:formula="of:=COM.MICROSOFT.NORM.INV(RAND();50;10)" office:value-type="float" office:value="60.0396494204682" calcext:value-type="float">
            <text:p>60,0396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table:formula="of:=([.P262]*PI()/60)*(8*([.I262]^2) + 4*[.I262]*[.B262] + 3*([.B262]^2))" office:value-type="float" office:value="71968.6180662295" calcext:value-type="float">
            <text:p>71968,62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27+6*RAND()" office:value-type="float" office:value="31.7744068920147" calcext:value-type="float">
            <text:p>31,7744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table:formula="of:=32+16*RAND()" office:value-type="float" office:value="34.9734943117946" calcext:value-type="float">
            <text:p>34,9735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table:formula="of:=COM.MICROSOFT.NORM.INV(RAND();50;10)" office:value-type="float" office:value="54.8099622052281" calcext:value-type="float">
            <text:p>54,8100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table:formula="of:=([.P263]*PI()/60)*(8*([.I263]^2) + 4*[.I263]*[.B263] + 3*([.B263]^2))" office:value-type="float" office:value="49530.7605268921" calcext:value-type="float">
            <text:p>49530,76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27+6*RAND()" office:value-type="float" office:value="28.1775749714579" calcext:value-type="float">
            <text:p>28,1776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table:formula="of:=32+16*RAND()" office:value-type="float" office:value="45.6421473976225" calcext:value-type="float">
            <text:p>45,6421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table:formula="of:=COM.MICROSOFT.NORM.INV(RAND();50;10)" office:value-type="float" office:value="22.585074588107" calcext:value-type="float">
            <text:p>22,5851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table:formula="of:=([.P264]*PI()/60)*(8*([.I264]^2) + 4*[.I264]*[.B264] + 3*([.B264]^2))" office:value-type="float" office:value="28608.1879479596" calcext:value-type="float">
            <text:p>28608,19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27+6*RAND()" office:value-type="float" office:value="31.5771738567855" calcext:value-type="float">
            <text:p>31,5772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formula="of:=32+16*RAND()" office:value-type="float" office:value="46.6579192820936" calcext:value-type="float">
            <text:p>46,6579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formula="of:=COM.MICROSOFT.NORM.INV(RAND();50;10)" office:value-type="float" office:value="31.8119988259936" calcext:value-type="float">
            <text:p>31,8120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table:formula="of:=([.P265]*PI()/60)*(8*([.I265]^2) + 4*[.I265]*[.B265] + 3*([.B265]^2))" office:value-type="float" office:value="43807.7596417488" calcext:value-type="float">
            <text:p>43807,76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27+6*RAND()" office:value-type="float" office:value="29.451827676734" calcext:value-type="float">
            <text:p>29,4518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table:formula="of:=32+16*RAND()" office:value-type="float" office:value="32.1630070712417" calcext:value-type="float">
            <text:p>32,1630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table:formula="of:=COM.MICROSOFT.NORM.INV(RAND();50;10)" office:value-type="float" office:value="46.10502828563" calcext:value-type="float">
            <text:p>46,1050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table:formula="of:=([.P266]*PI()/60)*(8*([.I266]^2) + 4*[.I266]*[.B266] + 3*([.B266]^2))" office:value-type="float" office:value="35406.7798801523" calcext:value-type="float">
            <text:p>35406,78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27+6*RAND()" office:value-type="float" office:value="32.6886558474507" calcext:value-type="float">
            <text:p>32,6887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table:formula="of:=32+16*RAND()" office:value-type="float" office:value="43.4222345408052" calcext:value-type="float">
            <text:p>43,4222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table:formula="of:=COM.MICROSOFT.NORM.INV(RAND();50;10)" office:value-type="float" office:value="27.481667500174" calcext:value-type="float">
            <text:p>27,4817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table:formula="of:=([.P267]*PI()/60)*(8*([.I267]^2) + 4*[.I267]*[.B267] + 3*([.B267]^2))" office:value-type="float" office:value="34487.3224766047" calcext:value-type="float">
            <text:p>34487,32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27+6*RAND()" office:value-type="float" office:value="30.0387096230406" calcext:value-type="float">
            <text:p>30,0387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table:formula="of:=32+16*RAND()" office:value-type="float" office:value="43.0530561823398" calcext:value-type="float">
            <text:p>43,0531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table:formula="of:=COM.MICROSOFT.NORM.INV(RAND();50;10)" office:value-type="float" office:value="35.9688393481279" calcext:value-type="float">
            <text:p>35,9688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table:formula="of:=([.P268]*PI()/60)*(8*([.I268]^2) + 4*[.I268]*[.B268] + 3*([.B268]^2))" office:value-type="float" office:value="42767.5208814576" calcext:value-type="float">
            <text:p>42767,52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27+6*RAND()" office:value-type="float" office:value="28.044524613535" calcext:value-type="float">
            <text:p>28,0445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formula="of:=32+16*RAND()" office:value-type="float" office:value="44.5306456778199" calcext:value-type="float">
            <text:p>44,5306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formula="of:=COM.MICROSOFT.NORM.INV(RAND();50;10)" office:value-type="float" office:value="35.7456725699179" calcext:value-type="float">
            <text:p>35,7457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table:formula="of:=([.P269]*PI()/60)*(8*([.I269]^2) + 4*[.I269]*[.B269] + 3*([.B269]^2))" office:value-type="float" office:value="43456.981322681" calcext:value-type="float">
            <text:p>43456,98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27+6*RAND()" office:value-type="float" office:value="30.9683206861373" calcext:value-type="float">
            <text:p>30,9683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formula="of:=32+16*RAND()" office:value-type="float" office:value="43.0722647812218" calcext:value-type="float">
            <text:p>43,0723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formula="of:=COM.MICROSOFT.NORM.INV(RAND();50;10)" office:value-type="float" office:value="72.6074910880215" calcext:value-type="float">
            <text:p>72,6075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table:formula="of:=([.P270]*PI()/60)*(8*([.I270]^2) + 4*[.I270]*[.B270] + 3*([.B270]^2))" office:value-type="float" office:value="87646.257451055" calcext:value-type="float">
            <text:p>87646,26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27+6*RAND()" office:value-type="float" office:value="27.0954947595019" calcext:value-type="float">
            <text:p>27,0955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formula="of:=32+16*RAND()" office:value-type="float" office:value="46.413314210251" calcext:value-type="float">
            <text:p>46,4133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formula="of:=COM.MICROSOFT.NORM.INV(RAND();50;10)" office:value-type="float" office:value="56.2331250749502" calcext:value-type="float">
            <text:p>56,2331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table:formula="of:=([.P271]*PI()/60)*(8*([.I271]^2) + 4*[.I271]*[.B271] + 3*([.B271]^2))" office:value-type="float" office:value="72037.9673912524" calcext:value-type="float">
            <text:p>72037,97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27+6*RAND()" office:value-type="float" office:value="28.9749924454372" calcext:value-type="float">
            <text:p>28,9750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formula="of:=32+16*RAND()" office:value-type="float" office:value="47.4424940664321" calcext:value-type="float">
            <text:p>47,4425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formula="of:=COM.MICROSOFT.NORM.INV(RAND();50;10)" office:value-type="float" office:value="48.2785687556728" calcext:value-type="float">
            <text:p>48,2786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table:formula="of:=([.P272]*PI()/60)*(8*([.I272]^2) + 4*[.I272]*[.B272] + 3*([.B272]^2))" office:value-type="float" office:value="65783.9052824758" calcext:value-type="float">
            <text:p>65783,91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27+6*RAND()" office:value-type="float" office:value="32.9546751875896" calcext:value-type="float">
            <text:p>32,9547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table:formula="of:=32+16*RAND()" office:value-type="float" office:value="44.2062396686524" calcext:value-type="float">
            <text:p>44,2062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table:formula="of:=COM.MICROSOFT.NORM.INV(RAND();50;10)" office:value-type="float" office:value="64.6726686916462" calcext:value-type="float">
            <text:p>64,6727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table:formula="of:=([.P273]*PI()/60)*(8*([.I273]^2) + 4*[.I273]*[.B273] + 3*([.B273]^2))" office:value-type="float" office:value="83704.02273863" calcext:value-type="float">
            <text:p>83704,02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27+6*RAND()" office:value-type="float" office:value="32.9408267273102" calcext:value-type="float">
            <text:p>32,9408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table:formula="of:=32+16*RAND()" office:value-type="float" office:value="46.1560713481158" calcext:value-type="float">
            <text:p>46,1561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table:formula="of:=COM.MICROSOFT.NORM.INV(RAND();50;10)" office:value-type="float" office:value="68.7322689777986" calcext:value-type="float">
            <text:p>68,7323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table:formula="of:=([.P274]*PI()/60)*(8*([.I274]^2) + 4*[.I274]*[.B274] + 3*([.B274]^2))" office:value-type="float" office:value="94936.814871527" calcext:value-type="float">
            <text:p>94936,81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27+6*RAND()" office:value-type="float" office:value="27.2677879056428" calcext:value-type="float">
            <text:p>27,2678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table:formula="of:=32+16*RAND()" office:value-type="float" office:value="46.1166078839451" calcext:value-type="float">
            <text:p>46,1166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table:formula="of:=COM.MICROSOFT.NORM.INV(RAND();50;10)" office:value-type="float" office:value="56.910419432216" calcext:value-type="float">
            <text:p>56,9104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table:formula="of:=([.P275]*PI()/60)*(8*([.I275]^2) + 4*[.I275]*[.B275] + 3*([.B275]^2))" office:value-type="float" office:value="72333.7645821442" calcext:value-type="float">
            <text:p>72333,76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27+6*RAND()" office:value-type="float" office:value="27.3570498784538" calcext:value-type="float">
            <text:p>27,3570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table:formula="of:=32+16*RAND()" office:value-type="float" office:value="34.0499006267637" calcext:value-type="float">
            <text:p>34,0499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table:formula="of:=COM.MICROSOFT.NORM.INV(RAND();50;10)" office:value-type="float" office:value="68.4382481309326" calcext:value-type="float">
            <text:p>68,4382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table:formula="of:=([.P276]*PI()/60)*(8*([.I276]^2) + 4*[.I276]*[.B276] + 3*([.B276]^2))" office:value-type="float" office:value="54634.2634680339" calcext:value-type="float">
            <text:p>54634,26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27+6*RAND()" office:value-type="float" office:value="30.2042982385028" calcext:value-type="float">
            <text:p>30,2043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table:formula="of:=32+16*RAND()" office:value-type="float" office:value="32.2755330707878" calcext:value-type="float">
            <text:p>32,2755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table:formula="of:=COM.MICROSOFT.NORM.INV(RAND();50;10)" office:value-type="float" office:value="44.2625672064331" calcext:value-type="float">
            <text:p>44,2626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table:formula="of:=([.P277]*PI()/60)*(8*([.I277]^2) + 4*[.I277]*[.B277] + 3*([.B277]^2))" office:value-type="float" office:value="34694.2543490307" calcext:value-type="float">
            <text:p>34694,25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27+6*RAND()" office:value-type="float" office:value="28.7226017641369" calcext:value-type="float">
            <text:p>28,7226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table:formula="of:=32+16*RAND()" office:value-type="float" office:value="39.660676529631" calcext:value-type="float">
            <text:p>39,6607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table:formula="of:=COM.MICROSOFT.NORM.INV(RAND();50;10)" office:value-type="float" office:value="38.2217468718799" calcext:value-type="float">
            <text:p>38,2217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table:formula="of:=([.P278]*PI()/60)*(8*([.I278]^2) + 4*[.I278]*[.B278] + 3*([.B278]^2))" office:value-type="float" office:value="39255.9229291387" calcext:value-type="float">
            <text:p>39255,92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27+6*RAND()" office:value-type="float" office:value="32.3580441351514" calcext:value-type="float">
            <text:p>32,3580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table:formula="of:=32+16*RAND()" office:value-type="float" office:value="37.1274886298925" calcext:value-type="float">
            <text:p>37,1275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table:formula="of:=COM.MICROSOFT.NORM.INV(RAND();50;10)" office:value-type="float" office:value="31.0570362750709" calcext:value-type="float">
            <text:p>31,0570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table:formula="of:=([.P279]*PI()/60)*(8*([.I279]^2) + 4*[.I279]*[.B279] + 3*([.B279]^2))" office:value-type="float" office:value="30854.7942972612" calcext:value-type="float">
            <text:p>30854,79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27+6*RAND()" office:value-type="float" office:value="30.7788310612086" calcext:value-type="float">
            <text:p>30,7788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formula="of:=32+16*RAND()" office:value-type="float" office:value="32.617982858792" calcext:value-type="float">
            <text:p>32,6180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formula="of:=COM.MICROSOFT.NORM.INV(RAND();50;10)" office:value-type="float" office:value="55.3140858303582" calcext:value-type="float">
            <text:p>55,3141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table:formula="of:=([.P280]*PI()/60)*(8*([.I280]^2) + 4*[.I280]*[.B280] + 3*([.B280]^2))" office:value-type="float" office:value="44513.003990522" calcext:value-type="float">
            <text:p>44513,00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27+6*RAND()" office:value-type="float" office:value="29.8840520528611" calcext:value-type="float">
            <text:p>29,8841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formula="of:=32+16*RAND()" office:value-type="float" office:value="37.7802518811077" calcext:value-type="float">
            <text:p>37,7803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formula="of:=COM.MICROSOFT.NORM.INV(RAND();50;10)" office:value-type="float" office:value="49.231770614973" calcext:value-type="float">
            <text:p>49,2318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table:formula="of:=([.P281]*PI()/60)*(8*([.I281]^2) + 4*[.I281]*[.B281] + 3*([.B281]^2))" office:value-type="float" office:value="47982.7486123704" calcext:value-type="float">
            <text:p>47982,75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27+6*RAND()" office:value-type="float" office:value="32.2576580077875" calcext:value-type="float">
            <text:p>32,2577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table:formula="of:=32+16*RAND()" office:value-type="float" office:value="33.2009470816702" calcext:value-type="float">
            <text:p>33,2009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table:formula="of:=COM.MICROSOFT.NORM.INV(RAND();50;10)" office:value-type="float" office:value="36.5376453513231" calcext:value-type="float">
            <text:p>36,5376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table:formula="of:=([.P282]*PI()/60)*(8*([.I282]^2) + 4*[.I282]*[.B282] + 3*([.B282]^2))" office:value-type="float" office:value="31038.3028823848" calcext:value-type="float">
            <text:p>31038,30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27+6*RAND()" office:value-type="float" office:value="31.4158698020037" calcext:value-type="float">
            <text:p>31,4159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formula="of:=32+16*RAND()" office:value-type="float" office:value="44.8281356487423" calcext:value-type="float">
            <text:p>44,8281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formula="of:=COM.MICROSOFT.NORM.INV(RAND();50;10)" office:value-type="float" office:value="59.0352823304643" calcext:value-type="float">
            <text:p>59,0353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table:formula="of:=([.P283]*PI()/60)*(8*([.I283]^2) + 4*[.I283]*[.B283] + 3*([.B283]^2))" office:value-type="float" office:value="76258.8765066648" calcext:value-type="float">
            <text:p>76258,88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27+6*RAND()" office:value-type="float" office:value="30.112518864451" calcext:value-type="float">
            <text:p>30,1125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table:formula="of:=32+16*RAND()" office:value-type="float" office:value="35.8679596018046" calcext:value-type="float">
            <text:p>35,8680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table:formula="of:=COM.MICROSOFT.NORM.INV(RAND();50;10)" office:value-type="float" office:value="63.5327905709413" calcext:value-type="float">
            <text:p>63,5328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table:formula="of:=([.P284]*PI()/60)*(8*([.I284]^2) + 4*[.I284]*[.B284] + 3*([.B284]^2))" office:value-type="float" office:value="57658.338446323" calcext:value-type="float">
            <text:p>57658,34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27+6*RAND()" office:value-type="float" office:value="31.221048758598" calcext:value-type="float">
            <text:p>31,2210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table:formula="of:=32+16*RAND()" office:value-type="float" office:value="36.4125758539885" calcext:value-type="float">
            <text:p>36,4126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table:formula="of:=COM.MICROSOFT.NORM.INV(RAND();50;10)" office:value-type="float" office:value="49.4483926211933" calcext:value-type="float">
            <text:p>49,4484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table:formula="of:=([.P285]*PI()/60)*(8*([.I285]^2) + 4*[.I285]*[.B285] + 3*([.B285]^2))" office:value-type="float" office:value="46807.5740826432" calcext:value-type="float">
            <text:p>46807,57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27+6*RAND()" office:value-type="float" office:value="31.3209155404475" calcext:value-type="float">
            <text:p>31,3209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table:formula="of:=32+16*RAND()" office:value-type="float" office:value="41.2228572983295" calcext:value-type="float">
            <text:p>41,2229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table:formula="of:=COM.MICROSOFT.NORM.INV(RAND();50;10)" office:value-type="float" office:value="49.9336284551667" calcext:value-type="float">
            <text:p>49,9336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table:formula="of:=([.P286]*PI()/60)*(8*([.I286]^2) + 4*[.I286]*[.B286] + 3*([.B286]^2))" office:value-type="float" office:value="56740.6541452308" calcext:value-type="float">
            <text:p>56740,65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27+6*RAND()" office:value-type="float" office:value="29.0402837831061" calcext:value-type="float">
            <text:p>29,0403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table:formula="of:=32+16*RAND()" office:value-type="float" office:value="35.8637409191579" calcext:value-type="float">
            <text:p>35,8637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table:formula="of:=COM.MICROSOFT.NORM.INV(RAND();50;10)" office:value-type="float" office:value="65.4249420043911" calcext:value-type="float">
            <text:p>65,4249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table:formula="of:=([.P287]*PI()/60)*(8*([.I287]^2) + 4*[.I287]*[.B287] + 3*([.B287]^2))" office:value-type="float" office:value="58186.7566166408" calcext:value-type="float">
            <text:p>58186,76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27+6*RAND()" office:value-type="float" office:value="30.4258885493036" calcext:value-type="float">
            <text:p>30,4259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table:formula="of:=32+16*RAND()" office:value-type="float" office:value="46.7608576025814" calcext:value-type="float">
            <text:p>46,7609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table:formula="of:=COM.MICROSOFT.NORM.INV(RAND();50;10)" office:value-type="float" office:value="47.6071646399595" calcext:value-type="float">
            <text:p>47,6072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table:formula="of:=([.P288]*PI()/60)*(8*([.I288]^2) + 4*[.I288]*[.B288] + 3*([.B288]^2))" office:value-type="float" office:value="64712.5968294909" calcext:value-type="float">
            <text:p>64712,6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27+6*RAND()" office:value-type="float" office:value="27.9156110461336" calcext:value-type="float">
            <text:p>27,9156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formula="of:=32+16*RAND()" office:value-type="float" office:value="41.5770123992115" calcext:value-type="float">
            <text:p>41,5770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formula="of:=COM.MICROSOFT.NORM.INV(RAND();50;10)" office:value-type="float" office:value="46.143654421633" calcext:value-type="float">
            <text:p>46,1437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table:formula="of:=([.P289]*PI()/60)*(8*([.I289]^2) + 4*[.I289]*[.B289] + 3*([.B289]^2))" office:value-type="float" office:value="50277.6218832452" calcext:value-type="float">
            <text:p>50277,62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27+6*RAND()" office:value-type="float" office:value="28.1007369321305" calcext:value-type="float">
            <text:p>28,1007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table:formula="of:=32+16*RAND()" office:value-type="float" office:value="47.027489932254" calcext:value-type="float">
            <text:p>47,0275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table:formula="of:=COM.MICROSOFT.NORM.INV(RAND();50;10)" office:value-type="float" office:value="41.785413552291" calcext:value-type="float">
            <text:p>41,7854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table:formula="of:=([.P290]*PI()/60)*(8*([.I290]^2) + 4*[.I290]*[.B290] + 3*([.B290]^2))" office:value-type="float" office:value="55457.619155265" calcext:value-type="float">
            <text:p>55457,62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27+6*RAND()" office:value-type="float" office:value="30.2520434057806" calcext:value-type="float">
            <text:p>30,2520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table:formula="of:=32+16*RAND()" office:value-type="float" office:value="33.4313214141876" calcext:value-type="float">
            <text:p>33,4313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table:formula="of:=COM.MICROSOFT.NORM.INV(RAND();50;10)" office:value-type="float" office:value="41.86484878269" calcext:value-type="float">
            <text:p>41,8648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table:formula="of:=([.P291]*PI()/60)*(8*([.I291]^2) + 4*[.I291]*[.B291] + 3*([.B291]^2))" office:value-type="float" office:value="34485.6900581377" calcext:value-type="float">
            <text:p>34485,69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27+6*RAND()" office:value-type="float" office:value="31.8781948706601" calcext:value-type="float">
            <text:p>31,8782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table:formula="of:=32+16*RAND()" office:value-type="float" office:value="44.9632993955165" calcext:value-type="float">
            <text:p>44,9633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table:formula="of:=COM.MICROSOFT.NORM.INV(RAND();50;10)" office:value-type="float" office:value="78.2472998888301" calcext:value-type="float">
            <text:p>78,2473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table:formula="of:=([.P292]*PI()/60)*(8*([.I292]^2) + 4*[.I292]*[.B292] + 3*([.B292]^2))" office:value-type="float" office:value="102243.730412442" calcext:value-type="float">
            <text:p>102243,73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27+6*RAND()" office:value-type="float" office:value="31.6752771295141" calcext:value-type="float">
            <text:p>31,6753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table:formula="of:=32+16*RAND()" office:value-type="float" office:value="46.5392193142325" calcext:value-type="float">
            <text:p>46,5392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table:formula="of:=COM.MICROSOFT.NORM.INV(RAND();50;10)" office:value-type="float" office:value="38.367668093612" calcext:value-type="float">
            <text:p>38,3677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table:formula="of:=([.P293]*PI()/60)*(8*([.I293]^2) + 4*[.I293]*[.B293] + 3*([.B293]^2))" office:value-type="float" office:value="52701.6362688339" calcext:value-type="float">
            <text:p>52701,64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27+6*RAND()" office:value-type="float" office:value="30.1845899128821" calcext:value-type="float">
            <text:p>30,1846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formula="of:=32+16*RAND()" office:value-type="float" office:value="34.6386815179139" calcext:value-type="float">
            <text:p>34,6387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formula="of:=COM.MICROSOFT.NORM.INV(RAND();50;10)" office:value-type="float" office:value="58.4150291878146" calcext:value-type="float">
            <text:p>58,4150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table:formula="of:=([.P294]*PI()/60)*(8*([.I294]^2) + 4*[.I294]*[.B294] + 3*([.B294]^2))" office:value-type="float" office:value="50510.5536767146" calcext:value-type="float">
            <text:p>50510,55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27+6*RAND()" office:value-type="float" office:value="28.0960179723334" calcext:value-type="float">
            <text:p>28,0960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formula="of:=32+16*RAND()" office:value-type="float" office:value="34.8397427592427" calcext:value-type="float">
            <text:p>34,8397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formula="of:=COM.MICROSOFT.NORM.INV(RAND();50;10)" office:value-type="float" office:value="53.8431931193871" calcext:value-type="float">
            <text:p>53,8432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table:formula="of:=([.P295]*PI()/60)*(8*([.I295]^2) + 4*[.I295]*[.B295] + 3*([.B295]^2))" office:value-type="float" office:value="45090.7999157955" calcext:value-type="float">
            <text:p>45090,80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27+6*RAND()" office:value-type="float" office:value="30.1621710180771" calcext:value-type="float">
            <text:p>30,1622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table:formula="of:=32+16*RAND()" office:value-type="float" office:value="34.1780127305537" calcext:value-type="float">
            <text:p>34,1780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table:formula="of:=COM.MICROSOFT.NORM.INV(RAND();50;10)" office:value-type="float" office:value="54.4638347432208" calcext:value-type="float">
            <text:p>54,4638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table:formula="of:=([.P296]*PI()/60)*(8*([.I296]^2) + 4*[.I296]*[.B296] + 3*([.B296]^2))" office:value-type="float" office:value="46191.8547900236" calcext:value-type="float">
            <text:p>46191,85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27+6*RAND()" office:value-type="float" office:value="30.069828388514" calcext:value-type="float">
            <text:p>30,0698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table:formula="of:=32+16*RAND()" office:value-type="float" office:value="40.17581419833" calcext:value-type="float">
            <text:p>40,1758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table:formula="of:=COM.MICROSOFT.NORM.INV(RAND();50;10)" office:value-type="float" office:value="44.7811772211446" calcext:value-type="float">
            <text:p>44,7812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table:formula="of:=([.P297]*PI()/60)*(8*([.I297]^2) + 4*[.I297]*[.B297] + 3*([.B297]^2))" office:value-type="float" office:value="47967.8583192485" calcext:value-type="float">
            <text:p>47967,86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27+6*RAND()" office:value-type="float" office:value="30.4327445353847" calcext:value-type="float">
            <text:p>30,4327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table:formula="of:=32+16*RAND()" office:value-type="float" office:value="37.9791799318045" calcext:value-type="float">
            <text:p>37,9792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table:formula="of:=COM.MICROSOFT.NORM.INV(RAND();50;10)" office:value-type="float" office:value="33.2412248266036" calcext:value-type="float">
            <text:p>33,2412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table:formula="of:=([.P298]*PI()/60)*(8*([.I298]^2) + 4*[.I298]*[.B298] + 3*([.B298]^2))" office:value-type="float" office:value="32967.0084465453" calcext:value-type="float">
            <text:p>32967,01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27+6*RAND()" office:value-type="float" office:value="32.8976443691645" calcext:value-type="float">
            <text:p>32,8976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table:formula="of:=32+16*RAND()" office:value-type="float" office:value="36.2334387023002" calcext:value-type="float">
            <text:p>36,2334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table:formula="of:=COM.MICROSOFT.NORM.INV(RAND();50;10)" office:value-type="float" office:value="39.919863827337" calcext:value-type="float">
            <text:p>39,9199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table:formula="of:=([.P299]*PI()/60)*(8*([.I299]^2) + 4*[.I299]*[.B299] + 3*([.B299]^2))" office:value-type="float" office:value="38705.5576135988" calcext:value-type="float">
            <text:p>38705,56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27+6*RAND()" office:value-type="float" office:value="29.3813000384253" calcext:value-type="float">
            <text:p>29,3813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formula="of:=32+16*RAND()" office:value-type="float" office:value="32.5521160271019" calcext:value-type="float">
            <text:p>32,5521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formula="of:=COM.MICROSOFT.NORM.INV(RAND();50;10)" office:value-type="float" office:value="53.7675085619169" calcext:value-type="float">
            <text:p>53,7675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formula="of:=([.P300]*PI()/60)*(8*([.I300]^2) + 4*[.I300]*[.B300] + 3*([.B300]^2))" office:value-type="float" office:value="41926.5390009519" calcext:value-type="float">
            <text:p>41926,54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27+6*RAND()" office:value-type="float" office:value="30.6040513690095" calcext:value-type="float">
            <text:p>30,6041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table:formula="of:=32+16*RAND()" office:value-type="float" office:value="36.9836369436234" calcext:value-type="float">
            <text:p>36,9836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table:formula="of:=COM.MICROSOFT.NORM.INV(RAND();50;10)" office:value-type="float" office:value="44.9554258092368" calcext:value-type="float">
            <text:p>44,9554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table:formula="of:=([.P301]*PI()/60)*(8*([.I301]^2) + 4*[.I301]*[.B301] + 3*([.B301]^2))" office:value-type="float" office:value="43027.4784534922" calcext:value-type="float">
            <text:p>43027,48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27+6*RAND()" office:value-type="float" office:value="31.4823180909734" calcext:value-type="float">
            <text:p>31,4823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formula="of:=32+16*RAND()" office:value-type="float" office:value="43.2844809088856" calcext:value-type="float">
            <text:p>43,2845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formula="of:=COM.MICROSOFT.NORM.INV(RAND();50;10)" office:value-type="float" office:value="57.006613504738" calcext:value-type="float">
            <text:p>57,0066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table:formula="of:=([.P302]*PI()/60)*(8*([.I302]^2) + 4*[.I302]*[.B302] + 3*([.B302]^2))" office:value-type="float" office:value="69883.2051186123" calcext:value-type="float">
            <text:p>69883,21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27+6*RAND()" office:value-type="float" office:value="28.0902381262276" calcext:value-type="float">
            <text:p>28,0902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table:formula="of:=32+16*RAND()" office:value-type="float" office:value="35.6247486490756" calcext:value-type="float">
            <text:p>35,6247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table:formula="of:=COM.MICROSOFT.NORM.INV(RAND();50;10)" office:value-type="float" office:value="42.8350866984654" calcext:value-type="float">
            <text:p>42,8351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table:formula="of:=([.P303]*PI()/60)*(8*([.I303]^2) + 4*[.I303]*[.B303] + 3*([.B303]^2))" office:value-type="float" office:value="37058.4365288884" calcext:value-type="float">
            <text:p>37058,44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27+6*RAND()" office:value-type="float" office:value="27.5758903075475" calcext:value-type="float">
            <text:p>27,5759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table:formula="of:=32+16*RAND()" office:value-type="float" office:value="46.1394802089781" calcext:value-type="float">
            <text:p>46,1395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table:formula="of:=COM.MICROSOFT.NORM.INV(RAND();50;10)" office:value-type="float" office:value="58.9919957583496" calcext:value-type="float">
            <text:p>58,9920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table:formula="of:=([.P304]*PI()/60)*(8*([.I304]^2) + 4*[.I304]*[.B304] + 3*([.B304]^2))" office:value-type="float" office:value="75371.5362493941" calcext:value-type="float">
            <text:p>75371,54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27+6*RAND()" office:value-type="float" office:value="29.6454190055374" calcext:value-type="float">
            <text:p>29,6454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table:formula="of:=32+16*RAND()" office:value-type="float" office:value="42.5010704044253" calcext:value-type="float">
            <text:p>42,5011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table:formula="of:=COM.MICROSOFT.NORM.INV(RAND();50;10)" office:value-type="float" office:value="49.3271992434645" calcext:value-type="float">
            <text:p>49,3272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table:formula="of:=([.P305]*PI()/60)*(8*([.I305]^2) + 4*[.I305]*[.B305] + 3*([.B305]^2))" office:value-type="float" office:value="57149.1980485696" calcext:value-type="float">
            <text:p>57149,20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27+6*RAND()" office:value-type="float" office:value="28.731035385048" calcext:value-type="float">
            <text:p>28,7310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table:formula="of:=32+16*RAND()" office:value-type="float" office:value="37.4243157114834" calcext:value-type="float">
            <text:p>37,4243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table:formula="of:=COM.MICROSOFT.NORM.INV(RAND();50;10)" office:value-type="float" office:value="50.8160957274884" calcext:value-type="float">
            <text:p>50,8161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table:formula="of:=([.P306]*PI()/60)*(8*([.I306]^2) + 4*[.I306]*[.B306] + 3*([.B306]^2))" office:value-type="float" office:value="47845.1749145129" calcext:value-type="float">
            <text:p>47845,17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27+6*RAND()" office:value-type="float" office:value="27.1135886914562" calcext:value-type="float">
            <text:p>27,1136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formula="of:=32+16*RAND()" office:value-type="float" office:value="46.2932726722211" calcext:value-type="float">
            <text:p>46,2933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formula="of:=COM.MICROSOFT.NORM.INV(RAND();50;10)" office:value-type="float" office:value="45.6589405804744" calcext:value-type="float">
            <text:p>45,6589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table:formula="of:=([.P307]*PI()/60)*(8*([.I307]^2) + 4*[.I307]*[.B307] + 3*([.B307]^2))" office:value-type="float" office:value="58262.9095174951" calcext:value-type="float">
            <text:p>58262,91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27+6*RAND()" office:value-type="float" office:value="32.5572996523697" calcext:value-type="float">
            <text:p>32,5573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table:formula="of:=32+16*RAND()" office:value-type="float" office:value="45.2845179010183" calcext:value-type="float">
            <text:p>45,2845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table:formula="of:=COM.MICROSOFT.NORM.INV(RAND();50;10)" office:value-type="float" office:value="43.7460954472121" calcext:value-type="float">
            <text:p>43,7461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table:formula="of:=([.P308]*PI()/60)*(8*([.I308]^2) + 4*[.I308]*[.B308] + 3*([.B308]^2))" office:value-type="float" office:value="58369.3784149131" calcext:value-type="float">
            <text:p>58369,38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27+6*RAND()" office:value-type="float" office:value="30.2608574714977" calcext:value-type="float">
            <text:p>30,2609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table:formula="of:=32+16*RAND()" office:value-type="float" office:value="44.3900171499699" calcext:value-type="float">
            <text:p>44,3900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table:formula="of:=COM.MICROSOFT.NORM.INV(RAND();50;10)" office:value-type="float" office:value="41.6278373367824" calcext:value-type="float">
            <text:p>41,6278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table:formula="of:=([.P309]*PI()/60)*(8*([.I309]^2) + 4*[.I309]*[.B309] + 3*([.B309]^2))" office:value-type="float" office:value="52058.3931763384" calcext:value-type="float">
            <text:p>52058,39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27+6*RAND()" office:value-type="float" office:value="28.5170203910675" calcext:value-type="float">
            <text:p>28,5170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table:formula="of:=32+16*RAND()" office:value-type="float" office:value="45.1956569682807" calcext:value-type="float">
            <text:p>45,1957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table:formula="of:=COM.MICROSOFT.NORM.INV(RAND();50;10)" office:value-type="float" office:value="53.0587849317048" calcext:value-type="float">
            <text:p>53,0588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table:formula="of:=([.P310]*PI()/60)*(8*([.I310]^2) + 4*[.I310]*[.B310] + 3*([.B310]^2))" office:value-type="float" office:value="66498.452056318" calcext:value-type="float">
            <text:p>66498,45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27+6*RAND()" office:value-type="float" office:value="29.0250836403575" calcext:value-type="float">
            <text:p>29,0251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formula="of:=32+16*RAND()" office:value-type="float" office:value="40.4048738982528" calcext:value-type="float">
            <text:p>40,4049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formula="of:=COM.MICROSOFT.NORM.INV(RAND();50;10)" office:value-type="float" office:value="45.5559952051672" calcext:value-type="float">
            <text:p>45,5560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table:formula="of:=([.P311]*PI()/60)*(8*([.I311]^2) + 4*[.I311]*[.B311] + 3*([.B311]^2))" office:value-type="float" office:value="48371.1893751426" calcext:value-type="float">
            <text:p>48371,19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27+6*RAND()" office:value-type="float" office:value="30.8005845153239" calcext:value-type="float">
            <text:p>30,8006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table:formula="of:=32+16*RAND()" office:value-type="float" office:value="45.3869752269238" calcext:value-type="float">
            <text:p>45,3870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table:formula="of:=COM.MICROSOFT.NORM.INV(RAND();50;10)" office:value-type="float" office:value="50.0925849439912" calcext:value-type="float">
            <text:p>50,0926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table:formula="of:=([.P312]*PI()/60)*(8*([.I312]^2) + 4*[.I312]*[.B312] + 3*([.B312]^2))" office:value-type="float" office:value="65354.9959682744" calcext:value-type="float">
            <text:p>65355,0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27+6*RAND()" office:value-type="float" office:value="28.3991990766954" calcext:value-type="float">
            <text:p>28,3992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formula="of:=32+16*RAND()" office:value-type="float" office:value="34.2558285277337" calcext:value-type="float">
            <text:p>34,2558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formula="of:=COM.MICROSOFT.NORM.INV(RAND();50;10)" office:value-type="float" office:value="37.2935123110291" calcext:value-type="float">
            <text:p>37,2935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table:formula="of:=([.P313]*PI()/60)*(8*([.I313]^2) + 4*[.I313]*[.B313] + 3*([.B313]^2))" office:value-type="float" office:value="30654.3818091119" calcext:value-type="float">
            <text:p>30654,38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27+6*RAND()" office:value-type="float" office:value="28.231124951737" calcext:value-type="float">
            <text:p>28,2311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formula="of:=32+16*RAND()" office:value-type="float" office:value="34.3757690247148" calcext:value-type="float">
            <text:p>34,3758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formula="of:=COM.MICROSOFT.NORM.INV(RAND();50;10)" office:value-type="float" office:value="37.9896093246312" calcext:value-type="float">
            <text:p>37,9896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table:formula="of:=([.P314]*PI()/60)*(8*([.I314]^2) + 4*[.I314]*[.B314] + 3*([.B314]^2))" office:value-type="float" office:value="31281.8818002737" calcext:value-type="float">
            <text:p>31281,88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27+6*RAND()" office:value-type="float" office:value="28.7640343874227" calcext:value-type="float">
            <text:p>28,7640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formula="of:=32+16*RAND()" office:value-type="float" office:value="39.0682500209659" calcext:value-type="float">
            <text:p>39,0683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formula="of:=COM.MICROSOFT.NORM.INV(RAND();50;10)" office:value-type="float" office:value="49.165151798643" calcext:value-type="float">
            <text:p>49,1652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formula="of:=([.P315]*PI()/60)*(8*([.I315]^2) + 4*[.I315]*[.B315] + 3*([.B315]^2))" office:value-type="float" office:value="49394.7341299589" calcext:value-type="float">
            <text:p>49394,73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27+6*RAND()" office:value-type="float" office:value="28.8160170216579" calcext:value-type="float">
            <text:p>28,8160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formula="of:=32+16*RAND()" office:value-type="float" office:value="45.1786453966051" calcext:value-type="float">
            <text:p>45,1786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formula="of:=COM.MICROSOFT.NORM.INV(RAND();50;10)" office:value-type="float" office:value="40.2564452507217" calcext:value-type="float">
            <text:p>40,2564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table:formula="of:=([.P316]*PI()/60)*(8*([.I316]^2) + 4*[.I316]*[.B316] + 3*([.B316]^2))" office:value-type="float" office:value="50645.5859724874" calcext:value-type="float">
            <text:p>50645,59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27+6*RAND()" office:value-type="float" office:value="27.3187609466258" calcext:value-type="float">
            <text:p>27,3188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table:formula="of:=32+16*RAND()" office:value-type="float" office:value="38.1935347635299" calcext:value-type="float">
            <text:p>38,1935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table:formula="of:=COM.MICROSOFT.NORM.INV(RAND();50;10)" office:value-type="float" office:value="37.0602343018248" calcext:value-type="float">
            <text:p>37,0602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table:formula="of:=([.P317]*PI()/60)*(8*([.I317]^2) + 4*[.I317]*[.B317] + 3*([.B317]^2))" office:value-type="float" office:value="35088.5620178706" calcext:value-type="float">
            <text:p>35088,56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27+6*RAND()" office:value-type="float" office:value="28.681106734788" calcext:value-type="float">
            <text:p>28,6811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formula="of:=32+16*RAND()" office:value-type="float" office:value="34.1107691358775" calcext:value-type="float">
            <text:p>34,1108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formula="of:=COM.MICROSOFT.NORM.INV(RAND();50;10)" office:value-type="float" office:value="32.3340475549985" calcext:value-type="float">
            <text:p>32,3340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table:formula="of:=([.P318]*PI()/60)*(8*([.I318]^2) + 4*[.I318]*[.B318] + 3*([.B318]^2))" office:value-type="float" office:value="26562.4511678023" calcext:value-type="float">
            <text:p>26562,45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27+6*RAND()" office:value-type="float" office:value="28.7908115044702" calcext:value-type="float">
            <text:p>28,7908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table:formula="of:=32+16*RAND()" office:value-type="float" office:value="44.5663001928479" calcext:value-type="float">
            <text:p>44,5663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table:formula="of:=COM.MICROSOFT.NORM.INV(RAND();50;10)" office:value-type="float" office:value="47.4160563513778" calcext:value-type="float">
            <text:p>47,4161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table:formula="of:=([.P319]*PI()/60)*(8*([.I319]^2) + 4*[.I319]*[.B319] + 3*([.B319]^2))" office:value-type="float" office:value="58364.2123444354" calcext:value-type="float">
            <text:p>58364,21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27+6*RAND()" office:value-type="float" office:value="30.5085513086524" calcext:value-type="float">
            <text:p>30,5086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table:formula="of:=32+16*RAND()" office:value-type="float" office:value="42.1629930417985" calcext:value-type="float">
            <text:p>42,1630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table:formula="of:=COM.MICROSOFT.NORM.INV(RAND();50;10)" office:value-type="float" office:value="37.826130113645" calcext:value-type="float">
            <text:p>37,8261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table:formula="of:=([.P320]*PI()/60)*(8*([.I320]^2) + 4*[.I320]*[.B320] + 3*([.B320]^2))" office:value-type="float" office:value="43888.2499044179" calcext:value-type="float">
            <text:p>43888,25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27+6*RAND()" office:value-type="float" office:value="32.8741556431633" calcext:value-type="float">
            <text:p>32,8742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formula="of:=32+16*RAND()" office:value-type="float" office:value="36.7046947237104" calcext:value-type="float">
            <text:p>36,7047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formula="of:=COM.MICROSOFT.NORM.INV(RAND();50;10)" office:value-type="float" office:value="53.3220107647687" calcext:value-type="float">
            <text:p>53,3220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table:formula="of:=([.P321]*PI()/60)*(8*([.I321]^2) + 4*[.I321]*[.B321] + 3*([.B321]^2))" office:value-type="float" office:value="52618.3246491493" calcext:value-type="float">
            <text:p>52618,32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27+6*RAND()" office:value-type="float" office:value="32.395458024228" calcext:value-type="float">
            <text:p>32,3955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formula="of:=32+16*RAND()" office:value-type="float" office:value="35.0557749141008" calcext:value-type="float">
            <text:p>35,0558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formula="of:=COM.MICROSOFT.NORM.INV(RAND();50;10)" office:value-type="float" office:value="57.4509075660366" calcext:value-type="float">
            <text:p>57,4509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formula="of:=([.P322]*PI()/60)*(8*([.I322]^2) + 4*[.I322]*[.B322] + 3*([.B322]^2))" office:value-type="float" office:value="52709.0666454737" calcext:value-type="float">
            <text:p>52709,07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27+6*RAND()" office:value-type="float" office:value="29.4281337785069" calcext:value-type="float">
            <text:p>29,4281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table:formula="of:=32+16*RAND()" office:value-type="float" office:value="38.9934997651726" calcext:value-type="float">
            <text:p>38,9935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table:formula="of:=COM.MICROSOFT.NORM.INV(RAND();50;10)" office:value-type="float" office:value="54.4006604918065" calcext:value-type="float">
            <text:p>54,4007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table:formula="of:=([.P323]*PI()/60)*(8*([.I323]^2) + 4*[.I323]*[.B323] + 3*([.B323]^2))" office:value-type="float" office:value="55122.5047673336" calcext:value-type="float">
            <text:p>55122,50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27+6*RAND()" office:value-type="float" office:value="30.8409851265606" calcext:value-type="float">
            <text:p>30,8410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table:formula="of:=32+16*RAND()" office:value-type="float" office:value="34.3116518687457" calcext:value-type="float">
            <text:p>34,3117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table:formula="of:=COM.MICROSOFT.NORM.INV(RAND();50;10)" office:value-type="float" office:value="32.5209405226677" calcext:value-type="float">
            <text:p>32,5209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table:formula="of:=([.P324]*PI()/60)*(8*([.I324]^2) + 4*[.I324]*[.B324] + 3*([.B324]^2))" office:value-type="float" office:value="28103.9686120173" calcext:value-type="float">
            <text:p>28103,97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7+6*RAND()" office:value-type="float" office:value="32.7270640523639" calcext:value-type="float">
            <text:p>32,7271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formula="of:=32+16*RAND()" office:value-type="float" office:value="47.6838108394295" calcext:value-type="float">
            <text:p>47,6838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formula="of:=COM.MICROSOFT.NORM.INV(RAND();50;10)" office:value-type="float" office:value="38.0624515273998" calcext:value-type="float">
            <text:p>38,0625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formula="of:=([.P325]*PI()/60)*(8*([.I325]^2) + 4*[.I325]*[.B325] + 3*([.B325]^2))" office:value-type="float" office:value="55095.6768113899" calcext:value-type="float">
            <text:p>55095,68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27+6*RAND()" office:value-type="float" office:value="31.7510844685603" calcext:value-type="float">
            <text:p>31,7511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formula="of:=32+16*RAND()" office:value-type="float" office:value="38.3421329129487" calcext:value-type="float">
            <text:p>38,3421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formula="of:=COM.MICROSOFT.NORM.INV(RAND();50;10)" office:value-type="float" office:value="38.6189930072191" calcext:value-type="float">
            <text:p>38,6190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formula="of:=([.P326]*PI()/60)*(8*([.I326]^2) + 4*[.I326]*[.B326] + 3*([.B326]^2))" office:value-type="float" office:value="39744.0236389207" calcext:value-type="float">
            <text:p>39744,02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27+6*RAND()" office:value-type="float" office:value="28.9094219875988" calcext:value-type="float">
            <text:p>28,9094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table:formula="of:=32+16*RAND()" office:value-type="float" office:value="33.9269771259278" calcext:value-type="float">
            <text:p>33,9270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table:formula="of:=COM.MICROSOFT.NORM.INV(RAND();50;10)" office:value-type="float" office:value="41.95128411383" calcext:value-type="float">
            <text:p>41,9513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table:formula="of:=([.P327]*PI()/60)*(8*([.I327]^2) + 4*[.I327]*[.B327] + 3*([.B327]^2))" office:value-type="float" office:value="34351.6693612263" calcext:value-type="float">
            <text:p>34351,67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27+6*RAND()" office:value-type="float" office:value="28.2904293292668" calcext:value-type="float">
            <text:p>28,2904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table:formula="of:=32+16*RAND()" office:value-type="float" office:value="41.796424029395" calcext:value-type="float">
            <text:p>41,7964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table:formula="of:=COM.MICROSOFT.NORM.INV(RAND();50;10)" office:value-type="float" office:value="51.3660290322825" calcext:value-type="float">
            <text:p>51,3660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table:formula="of:=([.P328]*PI()/60)*(8*([.I328]^2) + 4*[.I328]*[.B328] + 3*([.B328]^2))" office:value-type="float" office:value="56765.8721052977" calcext:value-type="float">
            <text:p>56765,87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27+6*RAND()" office:value-type="float" office:value="29.9384398560505" calcext:value-type="float">
            <text:p>29,9384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table:formula="of:=32+16*RAND()" office:value-type="float" office:value="36.2072081770748" calcext:value-type="float">
            <text:p>36,2072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table:formula="of:=COM.MICROSOFT.NORM.INV(RAND();50;10)" office:value-type="float" office:value="46.0236223000977" calcext:value-type="float">
            <text:p>46,0236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table:formula="of:=([.P329]*PI()/60)*(8*([.I329]^2) + 4*[.I329]*[.B329] + 3*([.B329]^2))" office:value-type="float" office:value="42201.6501831843" calcext:value-type="float">
            <text:p>42201,65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27+6*RAND()" office:value-type="float" office:value="27.2020673851948" calcext:value-type="float">
            <text:p>27,2021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table:formula="of:=32+16*RAND()" office:value-type="float" office:value="34.7999448981136" calcext:value-type="float">
            <text:p>34,7999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table:formula="of:=COM.MICROSOFT.NORM.INV(RAND();50;10)" office:value-type="float" office:value="27.7628614250832" calcext:value-type="float">
            <text:p>27,7629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table:formula="of:=([.P330]*PI()/60)*(8*([.I330]^2) + 4*[.I330]*[.B330] + 3*([.B330]^2))" office:value-type="float" office:value="22814.7122230899" calcext:value-type="float">
            <text:p>22814,71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27+6*RAND()" office:value-type="float" office:value="29.6172473563347" calcext:value-type="float">
            <text:p>29,6172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table:formula="of:=32+16*RAND()" office:value-type="float" office:value="40.8756107147783" calcext:value-type="float">
            <text:p>40,8756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table:formula="of:=COM.MICROSOFT.NORM.INV(RAND();50;10)" office:value-type="float" office:value="20.8567961770462" calcext:value-type="float">
            <text:p>20,8568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table:formula="of:=([.P331]*PI()/60)*(8*([.I331]^2) + 4*[.I331]*[.B331] + 3*([.B331]^2))" office:value-type="float" office:value="22759.1280364616" calcext:value-type="float">
            <text:p>22759,13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27+6*RAND()" office:value-type="float" office:value="29.8735751167405" calcext:value-type="float">
            <text:p>29,8736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table:formula="of:=32+16*RAND()" office:value-type="float" office:value="47.2921276781708" calcext:value-type="float">
            <text:p>47,2921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table:formula="of:=COM.MICROSOFT.NORM.INV(RAND();50;10)" office:value-type="float" office:value="60.2785627653778" calcext:value-type="float">
            <text:p>60,2786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table:formula="of:=([.P332]*PI()/60)*(8*([.I332]^2) + 4*[.I332]*[.B332] + 3*([.B332]^2))" office:value-type="float" office:value="82757.4972240652" calcext:value-type="float">
            <text:p>82757,50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27+6*RAND()" office:value-type="float" office:value="28.1654973768163" calcext:value-type="float">
            <text:p>28,1655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formula="of:=32+16*RAND()" office:value-type="float" office:value="44.7019239235669" calcext:value-type="float">
            <text:p>44,7019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formula="of:=COM.MICROSOFT.NORM.INV(RAND();50;10)" office:value-type="float" office:value="42.8750470083791" calcext:value-type="float">
            <text:p>42,8750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table:formula="of:=([.P333]*PI()/60)*(8*([.I333]^2) + 4*[.I333]*[.B333] + 3*([.B333]^2))" office:value-type="float" office:value="52536.3288791887" calcext:value-type="float">
            <text:p>52536,33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27+6*RAND()" office:value-type="float" office:value="30.0384731751401" calcext:value-type="float">
            <text:p>30,0385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table:formula="of:=32+16*RAND()" office:value-type="float" office:value="36.0443595368415" calcext:value-type="float">
            <text:p>36,0444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table:formula="of:=COM.MICROSOFT.NORM.INV(RAND();50;10)" office:value-type="float" office:value="50.5562678144359" calcext:value-type="float">
            <text:p>50,5563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table:formula="of:=([.P334]*PI()/60)*(8*([.I334]^2) + 4*[.I334]*[.B334] + 3*([.B334]^2))" office:value-type="float" office:value="46142.9189087306" calcext:value-type="float">
            <text:p>46142,92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27+6*RAND()" office:value-type="float" office:value="27.5398268827703" calcext:value-type="float">
            <text:p>27,5398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formula="of:=32+16*RAND()" office:value-type="float" office:value="46.6541432049125" calcext:value-type="float">
            <text:p>46,6541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formula="of:=COM.MICROSOFT.NORM.INV(RAND();50;10)" office:value-type="float" office:value="28.061510529104" calcext:value-type="float">
            <text:p>28,0615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formula="of:=([.P335]*PI()/60)*(8*([.I335]^2) + 4*[.I335]*[.B335] + 3*([.B335]^2))" office:value-type="float" office:value="36479.1053335589" calcext:value-type="float">
            <text:p>36479,11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27+6*RAND()" office:value-type="float" office:value="31.8717565729748" calcext:value-type="float">
            <text:p>31,8718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table:formula="of:=32+16*RAND()" office:value-type="float" office:value="47.2051399108022" calcext:value-type="float">
            <text:p>47,2051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table:formula="of:=COM.MICROSOFT.NORM.INV(RAND();50;10)" office:value-type="float" office:value="42.7352616746163" calcext:value-type="float">
            <text:p>42,7353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table:formula="of:=([.P336]*PI()/60)*(8*([.I336]^2) + 4*[.I336]*[.B336] + 3*([.B336]^2))" office:value-type="float" office:value="60174.0503797254" calcext:value-type="float">
            <text:p>60174,05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27+6*RAND()" office:value-type="float" office:value="27.5534198347013" calcext:value-type="float">
            <text:p>27,5534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table:formula="of:=32+16*RAND()" office:value-type="float" office:value="46.0783758591861" calcext:value-type="float">
            <text:p>46,0784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table:formula="of:=COM.MICROSOFT.NORM.INV(RAND();50;10)" office:value-type="float" office:value="38.036119372529" calcext:value-type="float">
            <text:p>38,0361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table:formula="of:=([.P337]*PI()/60)*(8*([.I337]^2) + 4*[.I337]*[.B337] + 3*([.B337]^2))" office:value-type="float" office:value="48478.2628437421" calcext:value-type="float">
            <text:p>48478,26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27+6*RAND()" office:value-type="float" office:value="31.3496469666716" calcext:value-type="float">
            <text:p>31,3496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table:formula="of:=32+16*RAND()" office:value-type="float" office:value="43.1320765260607" calcext:value-type="float">
            <text:p>43,1321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table:formula="of:=COM.MICROSOFT.NORM.INV(RAND();50;10)" office:value-type="float" office:value="57.5531921419168" calcext:value-type="float">
            <text:p>57,5532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table:formula="of:=([.P338]*PI()/60)*(8*([.I338]^2) + 4*[.I338]*[.B338] + 3*([.B338]^2))" office:value-type="float" office:value="70033.5647510239" calcext:value-type="float">
            <text:p>70033,56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27+6*RAND()" office:value-type="float" office:value="27.6693607249763" calcext:value-type="float">
            <text:p>27,6694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table:formula="of:=32+16*RAND()" office:value-type="float" office:value="34.4169395845383" calcext:value-type="float">
            <text:p>34,4169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table:formula="of:=COM.MICROSOFT.NORM.INV(RAND();50;10)" office:value-type="float" office:value="55.4900041206039" calcext:value-type="float">
            <text:p>55,4900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table:formula="of:=([.P339]*PI()/60)*(8*([.I339]^2) + 4*[.I339]*[.B339] + 3*([.B339]^2))" office:value-type="float" office:value="45273.1993244858" calcext:value-type="float">
            <text:p>45273,20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27+6*RAND()" office:value-type="float" office:value="27.2398865825962" calcext:value-type="float">
            <text:p>27,2399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table:formula="of:=32+16*RAND()" office:value-type="float" office:value="38.0265807602555" calcext:value-type="float">
            <text:p>38,0266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table:formula="of:=COM.MICROSOFT.NORM.INV(RAND();50;10)" office:value-type="float" office:value="67.9754009203476" calcext:value-type="float">
            <text:p>67,9754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table:formula="of:=([.P340]*PI()/60)*(8*([.I340]^2) + 4*[.I340]*[.B340] + 3*([.B340]^2))" office:value-type="float" office:value="63843.0706390512" calcext:value-type="float">
            <text:p>63843,07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27+6*RAND()" office:value-type="float" office:value="32.5414443325717" calcext:value-type="float">
            <text:p>32,5414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table:formula="of:=32+16*RAND()" office:value-type="float" office:value="38.738686317578" calcext:value-type="float">
            <text:p>38,7387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table:formula="of:=COM.MICROSOFT.NORM.INV(RAND();50;10)" office:value-type="float" office:value="52.0372379957997" calcext:value-type="float">
            <text:p>52,0372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table:formula="of:=([.P341]*PI()/60)*(8*([.I341]^2) + 4*[.I341]*[.B341] + 3*([.B341]^2))" office:value-type="float" office:value="55105.7032082661" calcext:value-type="float">
            <text:p>55105,70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27+6*RAND()" office:value-type="float" office:value="27.9672892817762" calcext:value-type="float">
            <text:p>27,9673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table:formula="of:=32+16*RAND()" office:value-type="float" office:value="39.8223612327129" calcext:value-type="float">
            <text:p>39,8224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table:formula="of:=COM.MICROSOFT.NORM.INV(RAND();50;10)" office:value-type="float" office:value="59.9110305181941" calcext:value-type="float">
            <text:p>59,9110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table:formula="of:=([.P342]*PI()/60)*(8*([.I342]^2) + 4*[.I342]*[.B342] + 3*([.B342]^2))" office:value-type="float" office:value="61132.4656776547" calcext:value-type="float">
            <text:p>61132,47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27+6*RAND()" office:value-type="float" office:value="28.7458555425983" calcext:value-type="float">
            <text:p>28,7459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table:formula="of:=32+16*RAND()" office:value-type="float" office:value="34.8844407815486" calcext:value-type="float">
            <text:p>34,8844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table:formula="of:=COM.MICROSOFT.NORM.INV(RAND();50;10)" office:value-type="float" office:value="44.2481197727095" calcext:value-type="float">
            <text:p>44,2481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table:formula="of:=([.P343]*PI()/60)*(8*([.I343]^2) + 4*[.I343]*[.B343] + 3*([.B343]^2))" office:value-type="float" office:value="37591.6593794293" calcext:value-type="float">
            <text:p>37591,66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27+6*RAND()" office:value-type="float" office:value="27.6850483117159" calcext:value-type="float">
            <text:p>27,6850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table:formula="of:=32+16*RAND()" office:value-type="float" office:value="40.4732086788863" calcext:value-type="float">
            <text:p>40,4732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table:formula="of:=COM.MICROSOFT.NORM.INV(RAND();50;10)" office:value-type="float" office:value="54.6503214674258" calcext:value-type="float">
            <text:p>54,6503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table:formula="of:=([.P344]*PI()/60)*(8*([.I344]^2) + 4*[.I344]*[.B344] + 3*([.B344]^2))" office:value-type="float" office:value="56903.5927060147" calcext:value-type="float">
            <text:p>56903,59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27+6*RAND()" office:value-type="float" office:value="32.7715031679254" calcext:value-type="float">
            <text:p>32,7715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table:formula="of:=32+16*RAND()" office:value-type="float" office:value="32.7250615861267" calcext:value-type="float">
            <text:p>32,7251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table:formula="of:=COM.MICROSOFT.NORM.INV(RAND();50;10)" office:value-type="float" office:value="61.8561612024864" calcext:value-type="float">
            <text:p>61,8562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table:formula="of:=([.P345]*PI()/60)*(8*([.I345]^2) + 4*[.I345]*[.B345] + 3*([.B345]^2))" office:value-type="float" office:value="52076.8438235871" calcext:value-type="float">
            <text:p>52076,84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27+6*RAND()" office:value-type="float" office:value="28.7565407676157" calcext:value-type="float">
            <text:p>28,7565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table:formula="of:=32+16*RAND()" office:value-type="float" office:value="44.7918851356953" calcext:value-type="float">
            <text:p>44,7919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table:formula="of:=COM.MICROSOFT.NORM.INV(RAND();50;10)" office:value-type="float" office:value="55.715739953697" calcext:value-type="float">
            <text:p>55,7157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table:formula="of:=([.P346]*PI()/60)*(8*([.I346]^2) + 4*[.I346]*[.B346] + 3*([.B346]^2))" office:value-type="float" office:value="69091.3183203725" calcext:value-type="float">
            <text:p>69091,32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27+6*RAND()" office:value-type="float" office:value="28.9021883241367" calcext:value-type="float">
            <text:p>28,9022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table:formula="of:=32+16*RAND()" office:value-type="float" office:value="47.0341016259044" calcext:value-type="float">
            <text:p>47,0341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table:formula="of:=COM.MICROSOFT.NORM.INV(RAND();50;10)" office:value-type="float" office:value="63.6480468926126" calcext:value-type="float">
            <text:p>63,6480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table:formula="of:=([.P347]*PI()/60)*(8*([.I347]^2) + 4*[.I347]*[.B347] + 3*([.B347]^2))" office:value-type="float" office:value="85452.0210148471" calcext:value-type="float">
            <text:p>85452,02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27+6*RAND()" office:value-type="float" office:value="30.5967139166314" calcext:value-type="float">
            <text:p>30,5967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table:formula="of:=32+16*RAND()" office:value-type="float" office:value="47.5177956651896" calcext:value-type="float">
            <text:p>47,5178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table:formula="of:=COM.MICROSOFT.NORM.INV(RAND();50;10)" office:value-type="float" office:value="54.771530299155" calcext:value-type="float">
            <text:p>54,7715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table:formula="of:=([.P348]*PI()/60)*(8*([.I348]^2) + 4*[.I348]*[.B348] + 3*([.B348]^2))" office:value-type="float" office:value="76535.3947100542" calcext:value-type="float">
            <text:p>76535,39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27+6*RAND()" office:value-type="float" office:value="28.3511703021359" calcext:value-type="float">
            <text:p>28,3512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table:formula="of:=32+16*RAND()" office:value-type="float" office:value="47.9301341120154" calcext:value-type="float">
            <text:p>47,9301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table:formula="of:=COM.MICROSOFT.NORM.INV(RAND();50;10)" office:value-type="float" office:value="55.1782078648249" calcext:value-type="float">
            <text:p>55,1782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table:formula="of:=([.P349]*PI()/60)*(8*([.I349]^2) + 4*[.I349]*[.B349] + 3*([.B349]^2))" office:value-type="float" office:value="75768.0052069288" calcext:value-type="float">
            <text:p>75768,01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27+6*RAND()" office:value-type="float" office:value="28.1977229670156" calcext:value-type="float">
            <text:p>28,1977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formula="of:=32+16*RAND()" office:value-type="float" office:value="37.1471810061485" calcext:value-type="float">
            <text:p>37,1472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formula="of:=COM.MICROSOFT.NORM.INV(RAND();50;10)" office:value-type="float" office:value="60.379897771431" calcext:value-type="float">
            <text:p>60,3799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table:formula="of:=([.P350]*PI()/60)*(8*([.I350]^2) + 4*[.I350]*[.B350] + 3*([.B350]^2))" office:value-type="float" office:value="55687.969953477" calcext:value-type="float">
            <text:p>55687,97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27+6*RAND()" office:value-type="float" office:value="27.7517472028267" calcext:value-type="float">
            <text:p>27,7517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table:formula="of:=32+16*RAND()" office:value-type="float" office:value="35.5366060677916" calcext:value-type="float">
            <text:p>35,5366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table:formula="of:=COM.MICROSOFT.NORM.INV(RAND();50;10)" office:value-type="float" office:value="47.4131313029944" calcext:value-type="float">
            <text:p>47,4131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table:formula="of:=([.P351]*PI()/60)*(8*([.I351]^2) + 4*[.I351]*[.B351] + 3*([.B351]^2))" office:value-type="float" office:value="40609.714293732" calcext:value-type="float">
            <text:p>40609,71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27+6*RAND()" office:value-type="float" office:value="30.8038006683346" calcext:value-type="float">
            <text:p>30,8038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table:formula="of:=32+16*RAND()" office:value-type="float" office:value="40.719289271161" calcext:value-type="float">
            <text:p>40,7193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table:formula="of:=COM.MICROSOFT.NORM.INV(RAND();50;10)" office:value-type="float" office:value="63.4481386136715" calcext:value-type="float">
            <text:p>63,4481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table:formula="of:=([.P352]*PI()/60)*(8*([.I352]^2) + 4*[.I352]*[.B352] + 3*([.B352]^2))" office:value-type="float" office:value="70191.241953888" calcext:value-type="float">
            <text:p>70191,24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27+6*RAND()" office:value-type="float" office:value="32.8233120257501" calcext:value-type="float">
            <text:p>32,8233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table:formula="of:=32+16*RAND()" office:value-type="float" office:value="41.6441447306424" calcext:value-type="float">
            <text:p>41,6441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table:formula="of:=COM.MICROSOFT.NORM.INV(RAND();50;10)" office:value-type="float" office:value="56.1780854729388" calcext:value-type="float">
            <text:p>56,1781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table:formula="of:=([.P353]*PI()/60)*(8*([.I353]^2) + 4*[.I353]*[.B353] + 3*([.B353]^2))" office:value-type="float" office:value="66399.6898527241" calcext:value-type="float">
            <text:p>66399,69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27+6*RAND()" office:value-type="float" office:value="30.4416594940703" calcext:value-type="float">
            <text:p>30,4417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table:formula="of:=32+16*RAND()" office:value-type="float" office:value="47.97637806274" calcext:value-type="float">
            <text:p>47,9764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table:formula="of:=COM.MICROSOFT.NORM.INV(RAND();50;10)" office:value-type="float" office:value="64.989752217169" calcext:value-type="float">
            <text:p>64,9898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table:formula="of:=([.P354]*PI()/60)*(8*([.I354]^2) + 4*[.I354]*[.B354] + 3*([.B354]^2))" office:value-type="float" office:value="91999.1545880912" calcext:value-type="float">
            <text:p>91999,15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27+6*RAND()" office:value-type="float" office:value="28.4784582804423" calcext:value-type="float">
            <text:p>28,4785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table:formula="of:=32+16*RAND()" office:value-type="float" office:value="33.5073517803103" calcext:value-type="float">
            <text:p>33,5074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table:formula="of:=COM.MICROSOFT.NORM.INV(RAND();50;10)" office:value-type="float" office:value="52.655873148489" calcext:value-type="float">
            <text:p>52,6559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table:formula="of:=([.P355]*PI()/60)*(8*([.I355]^2) + 4*[.I355]*[.B355] + 3*([.B355]^2))" office:value-type="float" office:value="41995.3515198983" calcext:value-type="float">
            <text:p>41995,35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27+6*RAND()" office:value-type="float" office:value="28.1551036939491" calcext:value-type="float">
            <text:p>28,1551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table:formula="of:=32+16*RAND()" office:value-type="float" office:value="45.6986062619835" calcext:value-type="float">
            <text:p>45,6986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table:formula="of:=COM.MICROSOFT.NORM.INV(RAND();50;10)" office:value-type="float" office:value="41.7535000844229" calcext:value-type="float">
            <text:p>41,7535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table:formula="of:=([.P356]*PI()/60)*(8*([.I356]^2) + 4*[.I356]*[.B356] + 3*([.B356]^2))" office:value-type="float" office:value="52975.3793894819" calcext:value-type="float">
            <text:p>52975,38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27+6*RAND()" office:value-type="float" office:value="29.4250308300834" calcext:value-type="float">
            <text:p>29,4250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table:formula="of:=32+16*RAND()" office:value-type="float" office:value="37.9970397669822" calcext:value-type="float">
            <text:p>37,9970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table:formula="of:=COM.MICROSOFT.NORM.INV(RAND();50;10)" office:value-type="float" office:value="41.9837844360241" calcext:value-type="float">
            <text:p>41,9838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table:formula="of:=([.P357]*PI()/60)*(8*([.I357]^2) + 4*[.I357]*[.B357] + 3*([.B357]^2))" office:value-type="float" office:value="40931.6079423901" calcext:value-type="float">
            <text:p>40931,61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27+6*RAND()" office:value-type="float" office:value="32.4163208885584" calcext:value-type="float">
            <text:p>32,4163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table:formula="of:=32+16*RAND()" office:value-type="float" office:value="44.6231583263725" calcext:value-type="float">
            <text:p>44,6232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table:formula="of:=COM.MICROSOFT.NORM.INV(RAND();50;10)" office:value-type="float" office:value="39.0609711879536" calcext:value-type="float">
            <text:p>39,0610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table:formula="of:=([.P358]*PI()/60)*(8*([.I358]^2) + 4*[.I358]*[.B358] + 3*([.B358]^2))" office:value-type="float" office:value="50861.4132187404" calcext:value-type="float">
            <text:p>50861,41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27+6*RAND()" office:value-type="float" office:value="31.772594984388" calcext:value-type="float">
            <text:p>31,7726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table:formula="of:=32+16*RAND()" office:value-type="float" office:value="41.2186494078487" calcext:value-type="float">
            <text:p>41,2186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table:formula="of:=COM.MICROSOFT.NORM.INV(RAND();50;10)" office:value-type="float" office:value="34.1561291503328" calcext:value-type="float">
            <text:p>34,1561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table:formula="of:=([.P359]*PI()/60)*(8*([.I359]^2) + 4*[.I359]*[.B359] + 3*([.B359]^2))" office:value-type="float" office:value="39092.5192375728" calcext:value-type="float">
            <text:p>39092,52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27+6*RAND()" office:value-type="float" office:value="27.6706192048732" calcext:value-type="float">
            <text:p>27,6706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table:formula="of:=32+16*RAND()" office:value-type="float" office:value="39.2654684316367" calcext:value-type="float">
            <text:p>39,2655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table:formula="of:=COM.MICROSOFT.NORM.INV(RAND();50;10)" office:value-type="float" office:value="39.362221971225" calcext:value-type="float">
            <text:p>39,3622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table:formula="of:=([.P360]*PI()/60)*(8*([.I360]^2) + 4*[.I360]*[.B360] + 3*([.B360]^2))" office:value-type="float" office:value="39112.0405883008" calcext:value-type="float">
            <text:p>39112,04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27+6*RAND()" office:value-type="float" office:value="30.7500894202385" calcext:value-type="float">
            <text:p>30,7501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table:formula="of:=32+16*RAND()" office:value-type="float" office:value="36.7686330024153" calcext:value-type="float">
            <text:p>36,7686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table:formula="of:=COM.MICROSOFT.NORM.INV(RAND();50;10)" office:value-type="float" office:value="65.0424552448979" calcext:value-type="float">
            <text:p>65,0425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table:formula="of:=([.P361]*PI()/60)*(8*([.I361]^2) + 4*[.I361]*[.B361] + 3*([.B361]^2))" office:value-type="float" office:value="61896.092082778" calcext:value-type="float">
            <text:p>61896,09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27+6*RAND()" office:value-type="float" office:value="31.0988058715593" calcext:value-type="float">
            <text:p>31,0988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table:formula="of:=32+16*RAND()" office:value-type="float" office:value="37.5789693947881" calcext:value-type="float">
            <text:p>37,5790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table:formula="of:=COM.MICROSOFT.NORM.INV(RAND();50;10)" office:value-type="float" office:value="55.9289912973101" calcext:value-type="float">
            <text:p>55,9290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table:formula="of:=([.P362]*PI()/60)*(8*([.I362]^2) + 4*[.I362]*[.B362] + 3*([.B362]^2))" office:value-type="float" office:value="55269.7707698102" calcext:value-type="float">
            <text:p>55269,77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27+6*RAND()" office:value-type="float" office:value="32.6840082176495" calcext:value-type="float">
            <text:p>32,6840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table:formula="of:=32+16*RAND()" office:value-type="float" office:value="42.4689076784998" calcext:value-type="float">
            <text:p>42,4689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table:formula="of:=COM.MICROSOFT.NORM.INV(RAND();50;10)" office:value-type="float" office:value="49.1868164860075" calcext:value-type="float">
            <text:p>49,1868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table:formula="of:=([.P363]*PI()/60)*(8*([.I363]^2) + 4*[.I363]*[.B363] + 3*([.B363]^2))" office:value-type="float" office:value="59713.1107935046" calcext:value-type="float">
            <text:p>59713,11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27+6*RAND()" office:value-type="float" office:value="28.6444593009073" calcext:value-type="float">
            <text:p>28,6445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table:formula="of:=32+16*RAND()" office:value-type="float" office:value="45.1246021334082" calcext:value-type="float">
            <text:p>45,1246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table:formula="of:=COM.MICROSOFT.NORM.INV(RAND();50;10)" office:value-type="float" office:value="62.0875375773497" calcext:value-type="float">
            <text:p>62,0875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table:formula="of:=([.P364]*PI()/60)*(8*([.I364]^2) + 4*[.I364]*[.B364] + 3*([.B364]^2))" office:value-type="float" office:value="77766.735231037" calcext:value-type="float">
            <text:p>77766,74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27+6*RAND()" office:value-type="float" office:value="31.5044222243596" calcext:value-type="float">
            <text:p>31,5044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formula="of:=32+16*RAND()" office:value-type="float" office:value="44.5572680030018" calcext:value-type="float">
            <text:p>44,5573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formula="of:=COM.MICROSOFT.NORM.INV(RAND();50;10)" office:value-type="float" office:value="48.9885015123743" calcext:value-type="float">
            <text:p>48,9885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formula="of:=([.P365]*PI()/60)*(8*([.I365]^2) + 4*[.I365]*[.B365] + 3*([.B365]^2))" office:value-type="float" office:value="62780.1593032926" calcext:value-type="float">
            <text:p>62780,16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27+6*RAND()" office:value-type="float" office:value="27.6552331473213" calcext:value-type="float">
            <text:p>27,6552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table:formula="of:=32+16*RAND()" office:value-type="float" office:value="38.6272288952023" calcext:value-type="float">
            <text:p>38,6272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table:formula="of:=COM.MICROSOFT.NORM.INV(RAND();50;10)" office:value-type="float" office:value="65.8598057077057" calcext:value-type="float">
            <text:p>65,8598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table:formula="of:=([.P366]*PI()/60)*(8*([.I366]^2) + 4*[.I366]*[.B366] + 3*([.B366]^2))" office:value-type="float" office:value="63809.122270029" calcext:value-type="float">
            <text:p>63809,12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27+6*RAND()" office:value-type="float" office:value="27.7861807064619" calcext:value-type="float">
            <text:p>27,7862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formula="of:=32+16*RAND()" office:value-type="float" office:value="36.5028546061367" calcext:value-type="float">
            <text:p>36,5029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formula="of:=COM.MICROSOFT.NORM.INV(RAND();50;10)" office:value-type="float" office:value="59.9848978437598" calcext:value-type="float">
            <text:p>59,9849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table:formula="of:=([.P367]*PI()/60)*(8*([.I367]^2) + 4*[.I367]*[.B367] + 3*([.B367]^2))" office:value-type="float" office:value="53497.2233681856" calcext:value-type="float">
            <text:p>53497,22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27+6*RAND()" office:value-type="float" office:value="29.9197740505915" calcext:value-type="float">
            <text:p>29,9198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table:formula="of:=32+16*RAND()" office:value-type="float" office:value="33.7090783845633" calcext:value-type="float">
            <text:p>33,7091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table:formula="of:=COM.MICROSOFT.NORM.INV(RAND();50;10)" office:value-type="float" office:value="64.2927791009616" calcext:value-type="float">
            <text:p>64,2928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table:formula="of:=([.P368]*PI()/60)*(8*([.I368]^2) + 4*[.I368]*[.B368] + 3*([.B368]^2))" office:value-type="float" office:value="53223.0806677669" calcext:value-type="float">
            <text:p>53223,08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27+6*RAND()" office:value-type="float" office:value="30.0698007128667" calcext:value-type="float">
            <text:p>30,0698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table:formula="of:=32+16*RAND()" office:value-type="float" office:value="40.6362740602344" calcext:value-type="float">
            <text:p>40,6363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table:formula="of:=COM.MICROSOFT.NORM.INV(RAND();50;10)" office:value-type="float" office:value="47.8554924988383" calcext:value-type="float">
            <text:p>47,8555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table:formula="of:=([.P369]*PI()/60)*(8*([.I369]^2) + 4*[.I369]*[.B369] + 3*([.B369]^2))" office:value-type="float" office:value="52145.6108699623" calcext:value-type="float">
            <text:p>52145,61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27+6*RAND()" office:value-type="float" office:value="30.8215904796962" calcext:value-type="float">
            <text:p>30,8216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table:formula="of:=32+16*RAND()" office:value-type="float" office:value="33.9258842337877" calcext:value-type="float">
            <text:p>33,9259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table:formula="of:=COM.MICROSOFT.NORM.INV(RAND();50;10)" office:value-type="float" office:value="61.127304019974" calcext:value-type="float">
            <text:p>61,1273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table:formula="of:=([.P370]*PI()/60)*(8*([.I370]^2) + 4*[.I370]*[.B370] + 3*([.B370]^2))" office:value-type="float" office:value="51978.7913815255" calcext:value-type="float">
            <text:p>51978,79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27+6*RAND()" office:value-type="float" office:value="32.1913360829931" calcext:value-type="float">
            <text:p>32,1913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table:formula="of:=32+16*RAND()" office:value-type="float" office:value="34.870912430808" calcext:value-type="float">
            <text:p>34,8709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table:formula="of:=COM.MICROSOFT.NORM.INV(RAND();50;10)" office:value-type="float" office:value="63.0297271342692" calcext:value-type="float">
            <text:p>63,0297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table:formula="of:=([.P371]*PI()/60)*(8*([.I371]^2) + 4*[.I371]*[.B371] + 3*([.B371]^2))" office:value-type="float" office:value="57182.588024779" calcext:value-type="float">
            <text:p>57182,59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27+6*RAND()" office:value-type="float" office:value="32.7886875851546" calcext:value-type="float">
            <text:p>32,7887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table:formula="of:=32+16*RAND()" office:value-type="float" office:value="32.2004691194743" calcext:value-type="float">
            <text:p>32,2005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table:formula="of:=COM.MICROSOFT.NORM.INV(RAND();50;10)" office:value-type="float" office:value="37.602868449775" calcext:value-type="float">
            <text:p>37,6029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table:formula="of:=([.P372]*PI()/60)*(8*([.I372]^2) + 4*[.I372]*[.B372] + 3*([.B372]^2))" office:value-type="float" office:value="30997.0878328093" calcext:value-type="float">
            <text:p>30997,09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27+6*RAND()" office:value-type="float" office:value="31.5781818714459" calcext:value-type="float">
            <text:p>31,5782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table:formula="of:=32+16*RAND()" office:value-type="float" office:value="37.5142445843667" calcext:value-type="float">
            <text:p>37,5142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table:formula="of:=COM.MICROSOFT.NORM.INV(RAND();50;10)" office:value-type="float" office:value="63.728863570849" calcext:value-type="float">
            <text:p>63,7289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table:formula="of:=([.P373]*PI()/60)*(8*([.I373]^2) + 4*[.I373]*[.B373] + 3*([.B373]^2))" office:value-type="float" office:value="63361.8999818993" calcext:value-type="float">
            <text:p>63361,90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27+6*RAND()" office:value-type="float" office:value="29.5517937114928" calcext:value-type="float">
            <text:p>29,5518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table:formula="of:=32+16*RAND()" office:value-type="float" office:value="35.355989145115" calcext:value-type="float">
            <text:p>35,3560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table:formula="of:=COM.MICROSOFT.NORM.INV(RAND();50;10)" office:value-type="float" office:value="44.4335098952633" calcext:value-type="float">
            <text:p>44,4335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table:formula="of:=([.P374]*PI()/60)*(8*([.I374]^2) + 4*[.I374]*[.B374] + 3*([.B374]^2))" office:value-type="float" office:value="39084.883967136" calcext:value-type="float">
            <text:p>39084,88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27+6*RAND()" office:value-type="float" office:value="30.8191160133574" calcext:value-type="float">
            <text:p>30,8191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table:formula="of:=32+16*RAND()" office:value-type="float" office:value="42.2684928644449" calcext:value-type="float">
            <text:p>42,2685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table:formula="of:=COM.MICROSOFT.NORM.INV(RAND();50;10)" office:value-type="float" office:value="57.8116322440747" calcext:value-type="float">
            <text:p>57,8116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table:formula="of:=([.P375]*PI()/60)*(8*([.I375]^2) + 4*[.I375]*[.B375] + 3*([.B375]^2))" office:value-type="float" office:value="67663.2627176712" calcext:value-type="float">
            <text:p>67663,26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27+6*RAND()" office:value-type="float" office:value="32.322313740151" calcext:value-type="float">
            <text:p>32,3223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table:formula="of:=32+16*RAND()" office:value-type="float" office:value="46.298883670941" calcext:value-type="float">
            <text:p>46,2989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table:formula="of:=COM.MICROSOFT.NORM.INV(RAND();50;10)" office:value-type="float" office:value="50.0736464173879" calcext:value-type="float">
            <text:p>50,0736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table:formula="of:=([.P376]*PI()/60)*(8*([.I376]^2) + 4*[.I376]*[.B376] + 3*([.B376]^2))" office:value-type="float" office:value="68872.9504433343" calcext:value-type="float">
            <text:p>68872,95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27+6*RAND()" office:value-type="float" office:value="28.3001416863408" calcext:value-type="float">
            <text:p>28,3001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table:formula="of:=32+16*RAND()" office:value-type="float" office:value="44.6668979879469" calcext:value-type="float">
            <text:p>44,6669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table:formula="of:=COM.MICROSOFT.NORM.INV(RAND();50;10)" office:value-type="float" office:value="58.4263449453396" calcext:value-type="float">
            <text:p>58,4263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table:formula="of:=([.P377]*PI()/60)*(8*([.I377]^2) + 4*[.I377]*[.B377] + 3*([.B377]^2))" office:value-type="float" office:value="71646.5798168434" calcext:value-type="float">
            <text:p>71646,58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27+6*RAND()" office:value-type="float" office:value="31.2236005144659" calcext:value-type="float">
            <text:p>31,2236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table:formula="of:=32+16*RAND()" office:value-type="float" office:value="36.2861550804228" calcext:value-type="float">
            <text:p>36,2862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table:formula="of:=COM.MICROSOFT.NORM.INV(RAND();50;10)" office:value-type="float" office:value="70.8585419935889" calcext:value-type="float">
            <text:p>70,8585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table:formula="of:=([.P378]*PI()/60)*(8*([.I378]^2) + 4*[.I378]*[.B378] + 3*([.B378]^2))" office:value-type="float" office:value="66746.0862583921" calcext:value-type="float">
            <text:p>66746,09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27+6*RAND()" office:value-type="float" office:value="29.3780102210585" calcext:value-type="float">
            <text:p>29,3780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table:formula="of:=32+16*RAND()" office:value-type="float" office:value="36.0470666456968" calcext:value-type="float">
            <text:p>36,0471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table:formula="of:=COM.MICROSOFT.NORM.INV(RAND();50;10)" office:value-type="float" office:value="59.0093150010898" calcext:value-type="float">
            <text:p>59,0093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table:formula="of:=([.P379]*PI()/60)*(8*([.I379]^2) + 4*[.I379]*[.B379] + 3*([.B379]^2))" office:value-type="float" office:value="53205.8984147168" calcext:value-type="float">
            <text:p>53205,90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27+6*RAND()" office:value-type="float" office:value="32.9146308198106" calcext:value-type="float">
            <text:p>32,9146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table:formula="of:=32+16*RAND()" office:value-type="float" office:value="40.2727445010096" calcext:value-type="float">
            <text:p>40,2727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table:formula="of:=COM.MICROSOFT.NORM.INV(RAND();50;10)" office:value-type="float" office:value="53.4143467184417" calcext:value-type="float">
            <text:p>53,4143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table:formula="of:=([.P380]*PI()/60)*(8*([.I380]^2) + 4*[.I380]*[.B380] + 3*([.B380]^2))" office:value-type="float" office:value="60207.4943466437" calcext:value-type="float">
            <text:p>60207,49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27+6*RAND()" office:value-type="float" office:value="31.2729034905788" calcext:value-type="float">
            <text:p>31,2729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table:formula="of:=32+16*RAND()" office:value-type="float" office:value="42.5107566583902" calcext:value-type="float">
            <text:p>42,5108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table:formula="of:=COM.MICROSOFT.NORM.INV(RAND();50;10)" office:value-type="float" office:value="46.5361844844577" calcext:value-type="float">
            <text:p>46,5362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table:formula="of:=([.P381]*PI()/60)*(8*([.I381]^2) + 4*[.I381]*[.B381] + 3*([.B381]^2))" office:value-type="float" office:value="55333.4990008416" calcext:value-type="float">
            <text:p>55333,50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27+6*RAND()" office:value-type="float" office:value="30.418910990702" calcext:value-type="float">
            <text:p>30,4189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table:formula="of:=32+16*RAND()" office:value-type="float" office:value="41.1026796679944" calcext:value-type="float">
            <text:p>41,1027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table:formula="of:=COM.MICROSOFT.NORM.INV(RAND();50;10)" office:value-type="float" office:value="55.9633608054745" calcext:value-type="float">
            <text:p>55,9634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table:formula="of:=([.P382]*PI()/60)*(8*([.I382]^2) + 4*[.I382]*[.B382] + 3*([.B382]^2))" office:value-type="float" office:value="62392.2210325679" calcext:value-type="float">
            <text:p>62392,22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27+6*RAND()" office:value-type="float" office:value="29.9091725901235" calcext:value-type="float">
            <text:p>29,9092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table:formula="of:=32+16*RAND()" office:value-type="float" office:value="42.6081298869103" calcext:value-type="float">
            <text:p>42,6081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table:formula="of:=COM.MICROSOFT.NORM.INV(RAND();50;10)" office:value-type="float" office:value="50.1891851065548" calcext:value-type="float">
            <text:p>50,1892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table:formula="of:=([.P383]*PI()/60)*(8*([.I383]^2) + 4*[.I383]*[.B383] + 3*([.B383]^2))" office:value-type="float" office:value="58614.7571456914" calcext:value-type="float">
            <text:p>58614,76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27+6*RAND()" office:value-type="float" office:value="30.5374316561501" calcext:value-type="float">
            <text:p>30,5374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table:formula="of:=32+16*RAND()" office:value-type="float" office:value="33.840991685167" calcext:value-type="float">
            <text:p>33,8410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table:formula="of:=COM.MICROSOFT.NORM.INV(RAND();50;10)" office:value-type="float" office:value="49.7338256818009" calcext:value-type="float">
            <text:p>49,7338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table:formula="of:=([.P384]*PI()/60)*(8*([.I384]^2) + 4*[.I384]*[.B384] + 3*([.B384]^2))" office:value-type="float" office:value="41907.0215154973" calcext:value-type="float">
            <text:p>41907,02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27+6*RAND()" office:value-type="float" office:value="27.4026926436927" calcext:value-type="float">
            <text:p>27,4027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formula="of:=32+16*RAND()" office:value-type="float" office:value="44.858547700569" calcext:value-type="float">
            <text:p>44,8585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formula="of:=COM.MICROSOFT.NORM.INV(RAND();50;10)" office:value-type="float" office:value="33.930595040407" calcext:value-type="float">
            <text:p>33,9306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table:formula="of:=([.P385]*PI()/60)*(8*([.I385]^2) + 4*[.I385]*[.B385] + 3*([.B385]^2))" office:value-type="float" office:value="41338.0010824267" calcext:value-type="float">
            <text:p>41338,00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27+6*RAND()" office:value-type="float" office:value="30.0367608012166" calcext:value-type="float">
            <text:p>30,0368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table:formula="of:=32+16*RAND()" office:value-type="float" office:value="46.1292323786765" calcext:value-type="float">
            <text:p>46,1292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table:formula="of:=COM.MICROSOFT.NORM.INV(RAND();50;10)" office:value-type="float" office:value="40.4467814262317" calcext:value-type="float">
            <text:p>40,4468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table:formula="of:=([.P386]*PI()/60)*(8*([.I386]^2) + 4*[.I386]*[.B386] + 3*([.B386]^2))" office:value-type="float" office:value="53521.0914893467" calcext:value-type="float">
            <text:p>53521,09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27+6*RAND()" office:value-type="float" office:value="32.473884899402" calcext:value-type="float">
            <text:p>32,4739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table:formula="of:=32+16*RAND()" office:value-type="float" office:value="42.4929847102612" calcext:value-type="float">
            <text:p>42,4930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table:formula="of:=COM.MICROSOFT.NORM.INV(RAND();50;10)" office:value-type="float" office:value="52.7914454991246" calcext:value-type="float">
            <text:p>52,7914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table:formula="of:=([.P387]*PI()/60)*(8*([.I387]^2) + 4*[.I387]*[.B387] + 3*([.B387]^2))" office:value-type="float" office:value="63930.8342420913" calcext:value-type="float">
            <text:p>63930,83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27+6*RAND()" office:value-type="float" office:value="29.6192918282468" calcext:value-type="float">
            <text:p>29,6193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table:formula="of:=32+16*RAND()" office:value-type="float" office:value="47.9914848264307" calcext:value-type="float">
            <text:p>47,9915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table:formula="of:=COM.MICROSOFT.NORM.INV(RAND();50;10)" office:value-type="float" office:value="27.1427608513821" calcext:value-type="float">
            <text:p>27,1428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table:formula="of:=([.P388]*PI()/60)*(8*([.I388]^2) + 4*[.I388]*[.B388] + 3*([.B388]^2))" office:value-type="float" office:value="38007.3023018668" calcext:value-type="float">
            <text:p>38007,30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27+6*RAND()" office:value-type="float" office:value="30.2884543540422" calcext:value-type="float">
            <text:p>30,2885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table:formula="of:=32+16*RAND()" office:value-type="float" office:value="43.3417696896941" calcext:value-type="float">
            <text:p>43,3418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table:formula="of:=COM.MICROSOFT.NORM.INV(RAND();50;10)" office:value-type="float" office:value="44.6296280216019" calcext:value-type="float">
            <text:p>44,6296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table:formula="of:=([.P389]*PI()/60)*(8*([.I389]^2) + 4*[.I389]*[.B389] + 3*([.B389]^2))" office:value-type="float" office:value="53819.5011126028" calcext:value-type="float">
            <text:p>53819,50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27+6*RAND()" office:value-type="float" office:value="31.6873273306992" calcext:value-type="float">
            <text:p>31,6873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formula="of:=32+16*RAND()" office:value-type="float" office:value="39.0882987324148" calcext:value-type="float">
            <text:p>39,0883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formula="of:=COM.MICROSOFT.NORM.INV(RAND();50;10)" office:value-type="float" office:value="42.2120989033853" calcext:value-type="float">
            <text:p>42,2121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formula="of:=([.P390]*PI()/60)*(8*([.I390]^2) + 4*[.I390]*[.B390] + 3*([.B390]^2))" office:value-type="float" office:value="44623.9855235697" calcext:value-type="float">
            <text:p>44623,99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27+6*RAND()" office:value-type="float" office:value="28.9956270467956" calcext:value-type="float">
            <text:p>28,9956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table:formula="of:=32+16*RAND()" office:value-type="float" office:value="36.0162787232548" calcext:value-type="float">
            <text:p>36,0163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table:formula="of:=COM.MICROSOFT.NORM.INV(RAND();50;10)" office:value-type="float" office:value="56.1533408310462" calcext:value-type="float">
            <text:p>56,1533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table:formula="of:=([.P391]*PI()/60)*(8*([.I391]^2) + 4*[.I391]*[.B391] + 3*([.B391]^2))" office:value-type="float" office:value="50209.1247933739" calcext:value-type="float">
            <text:p>50209,12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27+6*RAND()" office:value-type="float" office:value="32.4080232514534" calcext:value-type="float">
            <text:p>32,4080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table:formula="of:=32+16*RAND()" office:value-type="float" office:value="33.031564405188" calcext:value-type="float">
            <text:p>33,0316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table:formula="of:=COM.MICROSOFT.NORM.INV(RAND();50;10)" office:value-type="float" office:value="39.3452978960652" calcext:value-type="float">
            <text:p>39,3453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table:formula="of:=([.P392]*PI()/60)*(8*([.I392]^2) + 4*[.I392]*[.B392] + 3*([.B392]^2))" office:value-type="float" office:value="33294.4755721564" calcext:value-type="float">
            <text:p>33294,48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27+6*RAND()" office:value-type="float" office:value="29.0737850808073" calcext:value-type="float">
            <text:p>29,0738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table:formula="of:=32+16*RAND()" office:value-type="float" office:value="37.3574479650706" calcext:value-type="float">
            <text:p>37,3574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table:formula="of:=COM.MICROSOFT.NORM.INV(RAND();50;10)" office:value-type="float" office:value="50.8389881688761" calcext:value-type="float">
            <text:p>50,8390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table:formula="of:=([.P393]*PI()/60)*(8*([.I393]^2) + 4*[.I393]*[.B393] + 3*([.B393]^2))" office:value-type="float" office:value="48034.3400159843" calcext:value-type="float">
            <text:p>48034,34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27+6*RAND()" office:value-type="float" office:value="27.3329323197249" calcext:value-type="float">
            <text:p>27,3329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table:formula="of:=32+16*RAND()" office:value-type="float" office:value="35.2010376024991" calcext:value-type="float">
            <text:p>35,2010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table:formula="of:=COM.MICROSOFT.NORM.INV(RAND();50;10)" office:value-type="float" office:value="49.3145857022149" calcext:value-type="float">
            <text:p>49,3146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table:formula="of:=([.P394]*PI()/60)*(8*([.I394]^2) + 4*[.I394]*[.B394] + 3*([.B394]^2))" office:value-type="float" office:value="41320.8231748655" calcext:value-type="float">
            <text:p>41320,82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27+6*RAND()" office:value-type="float" office:value="30.4829634733032" calcext:value-type="float">
            <text:p>30,4830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table:formula="of:=32+16*RAND()" office:value-type="float" office:value="33.3749561179429" calcext:value-type="float">
            <text:p>33,3750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table:formula="of:=COM.MICROSOFT.NORM.INV(RAND();50;10)" office:value-type="float" office:value="59.9040397963755" calcext:value-type="float">
            <text:p>59,9040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table:formula="of:=([.P395]*PI()/60)*(8*([.I395]^2) + 4*[.I395]*[.B395] + 3*([.B395]^2))" office:value-type="float" office:value="49458.0502846772" calcext:value-type="float">
            <text:p>49458,05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27+6*RAND()" office:value-type="float" office:value="30.6353121071588" calcext:value-type="float">
            <text:p>30,6353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table:formula="of:=32+16*RAND()" office:value-type="float" office:value="38.7155048269779" calcext:value-type="float">
            <text:p>38,7155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table:formula="of:=COM.MICROSOFT.NORM.INV(RAND();50;10)" office:value-type="float" office:value="52.8854639758642" calcext:value-type="float">
            <text:p>52,8855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table:formula="of:=([.P396]*PI()/60)*(8*([.I396]^2) + 4*[.I396]*[.B396] + 3*([.B396]^2))" office:value-type="float" office:value="54138.0354235285" calcext:value-type="float">
            <text:p>54138,04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27+6*RAND()" office:value-type="float" office:value="30.9036420446355" calcext:value-type="float">
            <text:p>30,9036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table:formula="of:=32+16*RAND()" office:value-type="float" office:value="47.7431141603738" calcext:value-type="float">
            <text:p>47,7431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table:formula="of:=COM.MICROSOFT.NORM.INV(RAND();50;10)" office:value-type="float" office:value="38.1085697218231" calcext:value-type="float">
            <text:p>38,1086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table:formula="of:=([.P397]*PI()/60)*(8*([.I397]^2) + 4*[.I397]*[.B397] + 3*([.B397]^2))" office:value-type="float" office:value="53878.890136575" calcext:value-type="float">
            <text:p>53878,89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27+6*RAND()" office:value-type="float" office:value="27.2290967290755" calcext:value-type="float">
            <text:p>27,2291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table:formula="of:=32+16*RAND()" office:value-type="float" office:value="33.5041817929596" calcext:value-type="float">
            <text:p>33,5042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table:formula="of:=COM.MICROSOFT.NORM.INV(RAND();50;10)" office:value-type="float" office:value="46.5111108222258" calcext:value-type="float">
            <text:p>46,5111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table:formula="of:=([.P398]*PI()/60)*(8*([.I398]^2) + 4*[.I398]*[.B398] + 3*([.B398]^2))" office:value-type="float" office:value="36173.3742386161" calcext:value-type="float">
            <text:p>36173,37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27+6*RAND()" office:value-type="float" office:value="29.9964639397804" calcext:value-type="float">
            <text:p>29,9965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table:formula="of:=32+16*RAND()" office:value-type="float" office:value="38.7679730858654" calcext:value-type="float">
            <text:p>38,7680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table:formula="of:=COM.MICROSOFT.NORM.INV(RAND();50;10)" office:value-type="float" office:value="43.229719248345" calcext:value-type="float">
            <text:p>43,2297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table:formula="of:=([.P399]*PI()/60)*(8*([.I399]^2) + 4*[.I399]*[.B399] + 3*([.B399]^2))" office:value-type="float" office:value="43854.5019312878" calcext:value-type="float">
            <text:p>43854,50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27+6*RAND()" office:value-type="float" office:value="27.553971630754" calcext:value-type="float">
            <text:p>27,5540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table:formula="of:=32+16*RAND()" office:value-type="float" office:value="40.1139223109931" calcext:value-type="float">
            <text:p>40,1139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table:formula="of:=COM.MICROSOFT.NORM.INV(RAND();50;10)" office:value-type="float" office:value="53.6099693214152" calcext:value-type="float">
            <text:p>53,6100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table:formula="of:=([.P400]*PI()/60)*(8*([.I400]^2) + 4*[.I400]*[.B400] + 3*([.B400]^2))" office:value-type="float" office:value="54938.4618709575" calcext:value-type="float">
            <text:p>54938,46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27+6*RAND()" office:value-type="float" office:value="28.1526812373195" calcext:value-type="float">
            <text:p>28,1527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table:formula="of:=32+16*RAND()" office:value-type="float" office:value="40.2531565558165" calcext:value-type="float">
            <text:p>40,2532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table:formula="of:=COM.MICROSOFT.NORM.INV(RAND();50;10)" office:value-type="float" office:value="53.1304246314558" calcext:value-type="float">
            <text:p>53,1304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table:formula="of:=([.P401]*PI()/60)*(8*([.I401]^2) + 4*[.I401]*[.B401] + 3*([.B401]^2))" office:value-type="float" office:value="55285.2786920411" calcext:value-type="float">
            <text:p>55285,28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27+6*RAND()" office:value-type="float" office:value="28.1019789304119" calcext:value-type="float">
            <text:p>28,1020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table:formula="of:=32+16*RAND()" office:value-type="float" office:value="32.8257247935981" calcext:value-type="float">
            <text:p>32,8257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table:formula="of:=COM.MICROSOFT.NORM.INV(RAND();50;10)" office:value-type="float" office:value="34.8317324595648" calcext:value-type="float">
            <text:p>34,8317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table:formula="of:=([.P402]*PI()/60)*(8*([.I402]^2) + 4*[.I402]*[.B402] + 3*([.B402]^2))" office:value-type="float" office:value="26771.818973028" calcext:value-type="float">
            <text:p>26771,82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27+6*RAND()" office:value-type="float" office:value="31.3780848921742" calcext:value-type="float">
            <text:p>31,3781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table:formula="of:=32+16*RAND()" office:value-type="float" office:value="43.4184708464891" calcext:value-type="float">
            <text:p>43,4185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table:formula="of:=COM.MICROSOFT.NORM.INV(RAND();50;10)" office:value-type="float" office:value="52.9952937952144" calcext:value-type="float">
            <text:p>52,9953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table:formula="of:=([.P403]*PI()/60)*(8*([.I403]^2) + 4*[.I403]*[.B403] + 3*([.B403]^2))" office:value-type="float" office:value="65165.7470463873" calcext:value-type="float">
            <text:p>65165,75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27+6*RAND()" office:value-type="float" office:value="29.9159464796539" calcext:value-type="float">
            <text:p>29,9159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table:formula="of:=32+16*RAND()" office:value-type="float" office:value="47.3940177951008" calcext:value-type="float">
            <text:p>47,3940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table:formula="of:=COM.MICROSOFT.NORM.INV(RAND();50;10)" office:value-type="float" office:value="52.2716944114268" calcext:value-type="float">
            <text:p>52,2717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table:formula="of:=([.P404]*PI()/60)*(8*([.I404]^2) + 4*[.I404]*[.B404] + 3*([.B404]^2))" office:value-type="float" office:value="72052.0746156281" calcext:value-type="float">
            <text:p>72052,07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27+6*RAND()" office:value-type="float" office:value="27.618045164505" calcext:value-type="float">
            <text:p>27,618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table:formula="of:=32+16*RAND()" office:value-type="float" office:value="33.9539129789919" calcext:value-type="float">
            <text:p>33,9539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table:formula="of:=COM.MICROSOFT.NORM.INV(RAND();50;10)" office:value-type="float" office:value="48.7120633452419" calcext:value-type="float">
            <text:p>48,7121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table:formula="of:=([.P405]*PI()/60)*(8*([.I405]^2) + 4*[.I405]*[.B405] + 3*([.B405]^2))" office:value-type="float" office:value="38927.0644754834" calcext:value-type="float">
            <text:p>38927,06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27+6*RAND()" office:value-type="float" office:value="30.6202194148209" calcext:value-type="float">
            <text:p>30,6202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table:formula="of:=32+16*RAND()" office:value-type="float" office:value="44.6041083429009" calcext:value-type="float">
            <text:p>44,6041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table:formula="of:=COM.MICROSOFT.NORM.INV(RAND();50;10)" office:value-type="float" office:value="43.1739653251347" calcext:value-type="float">
            <text:p>43,1740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table:formula="of:=([.P406]*PI()/60)*(8*([.I406]^2) + 4*[.I406]*[.B406] + 3*([.B406]^2))" office:value-type="float" office:value="54688.3889212305" calcext:value-type="float">
            <text:p>54688,39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27+6*RAND()" office:value-type="float" office:value="32.0991336309817" calcext:value-type="float">
            <text:p>32,0991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table:formula="of:=32+16*RAND()" office:value-type="float" office:value="36.9022654909641" calcext:value-type="float">
            <text:p>36,9023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table:formula="of:=COM.MICROSOFT.NORM.INV(RAND();50;10)" office:value-type="float" office:value="51.1171832687535" calcext:value-type="float">
            <text:p>51,1172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table:formula="of:=([.P407]*PI()/60)*(8*([.I407]^2) + 4*[.I407]*[.B407] + 3*([.B407]^2))" office:value-type="float" office:value="50112.9926897577" calcext:value-type="float">
            <text:p>50112,99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27+6*RAND()" office:value-type="float" office:value="29.615844985703" calcext:value-type="float">
            <text:p>29,6158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table:formula="of:=32+16*RAND()" office:value-type="float" office:value="46.6513573992997" calcext:value-type="float">
            <text:p>46,651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table:formula="of:=COM.MICROSOFT.NORM.INV(RAND();50;10)" office:value-type="float" office:value="61.4414295416431" calcext:value-type="float">
            <text:p>61,4414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table:formula="of:=([.P408]*PI()/60)*(8*([.I408]^2) + 4*[.I408]*[.B408] + 3*([.B408]^2))" office:value-type="float" office:value="82255.7557065977" calcext:value-type="float">
            <text:p>82255,76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27+6*RAND()" office:value-type="float" office:value="27.1371921238024" calcext:value-type="float">
            <text:p>27,1372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table:formula="of:=32+16*RAND()" office:value-type="float" office:value="35.3427625056356" calcext:value-type="float">
            <text:p>35,3428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table:formula="of:=COM.MICROSOFT.NORM.INV(RAND();50;10)" office:value-type="float" office:value="65.1895715585082" calcext:value-type="float">
            <text:p>65,1896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table:formula="of:=([.P409]*PI()/60)*(8*([.I409]^2) + 4*[.I409]*[.B409] + 3*([.B409]^2))" office:value-type="float" office:value="54744.7798021089" calcext:value-type="float">
            <text:p>54744,78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27+6*RAND()" office:value-type="float" office:value="31.5714651325252" calcext:value-type="float">
            <text:p>31,5715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table:formula="of:=32+16*RAND()" office:value-type="float" office:value="32.200061654672" calcext:value-type="float">
            <text:p>32,2001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table:formula="of:=COM.MICROSOFT.NORM.INV(RAND();50;10)" office:value-type="float" office:value="32.602560130538" calcext:value-type="float">
            <text:p>32,6026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table:formula="of:=([.P410]*PI()/60)*(8*([.I410]^2) + 4*[.I410]*[.B410] + 3*([.B410]^2))" office:value-type="float" office:value="26205.9161543328" calcext:value-type="float">
            <text:p>26205,92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27+6*RAND()" office:value-type="float" office:value="31.5553513232153" calcext:value-type="float">
            <text:p>31,5554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table:formula="of:=32+16*RAND()" office:value-type="float" office:value="38.5901679974049" calcext:value-type="float">
            <text:p>38,5902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table:formula="of:=COM.MICROSOFT.NORM.INV(RAND();50;10)" office:value-type="float" office:value="65.3681480567619" calcext:value-type="float">
            <text:p>65,3681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table:formula="of:=([.P411]*PI()/60)*(8*([.I411]^2) + 4*[.I411]*[.B411] + 3*([.B411]^2))" office:value-type="float" office:value="67672.0870006825" calcext:value-type="float">
            <text:p>67672,09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27+6*RAND()" office:value-type="float" office:value="32.9977409297135" calcext:value-type="float">
            <text:p>32,9977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table:formula="of:=32+16*RAND()" office:value-type="float" office:value="41.6527192573994" calcext:value-type="float">
            <text:p>41,6527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table:formula="of:=COM.MICROSOFT.NORM.INV(RAND();50;10)" office:value-type="float" office:value="37.4814413964753" calcext:value-type="float">
            <text:p>37,4814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table:formula="of:=([.P412]*PI()/60)*(8*([.I412]^2) + 4*[.I412]*[.B412] + 3*([.B412]^2))" office:value-type="float" office:value="44439.2438766017" calcext:value-type="float">
            <text:p>44439,24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27+6*RAND()" office:value-type="float" office:value="29.3075611742679" calcext:value-type="float">
            <text:p>29,3076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table:formula="of:=32+16*RAND()" office:value-type="float" office:value="33.5601724628359" calcext:value-type="float">
            <text:p>33,5602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table:formula="of:=COM.MICROSOFT.NORM.INV(RAND();50;10)" office:value-type="float" office:value="16.3943636321165" calcext:value-type="float">
            <text:p>16,3944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table:formula="of:=([.P413]*PI()/60)*(8*([.I413]^2) + 4*[.I413]*[.B413] + 3*([.B413]^2))" office:value-type="float" office:value="13323.6318458585" calcext:value-type="float">
            <text:p>13323,63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27+6*RAND()" office:value-type="float" office:value="30.1021177845541" calcext:value-type="float">
            <text:p>30,1021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formula="of:=32+16*RAND()" office:value-type="float" office:value="33.3206345606595" calcext:value-type="float">
            <text:p>33,3206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formula="of:=COM.MICROSOFT.NORM.INV(RAND();50;10)" office:value-type="float" office:value="43.1954584296526" calcext:value-type="float">
            <text:p>43,1955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formula="of:=([.P414]*PI()/60)*(8*([.I414]^2) + 4*[.I414]*[.B414] + 3*([.B414]^2))" office:value-type="float" office:value="35311.1942570381" calcext:value-type="float">
            <text:p>35311,19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27+6*RAND()" office:value-type="float" office:value="27.5527916431893" calcext:value-type="float">
            <text:p>27,5528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table:formula="of:=32+16*RAND()" office:value-type="float" office:value="36.1970633435994" calcext:value-type="float">
            <text:p>36,1971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table:formula="of:=COM.MICROSOFT.NORM.INV(RAND();50;10)" office:value-type="float" office:value="73.7137416035417" calcext:value-type="float">
            <text:p>73,7137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table:formula="of:=([.P415]*PI()/60)*(8*([.I415]^2) + 4*[.I415]*[.B415] + 3*([.B415]^2))" office:value-type="float" office:value="64643.6417668762" calcext:value-type="float">
            <text:p>64643,64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27+6*RAND()" office:value-type="float" office:value="30.6518810538109" calcext:value-type="float">
            <text:p>30,6519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table:formula="of:=32+16*RAND()" office:value-type="float" office:value="38.5719382520765" calcext:value-type="float">
            <text:p>38,5719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table:formula="of:=COM.MICROSOFT.NORM.INV(RAND();50;10)" office:value-type="float" office:value="61.7885106115114" calcext:value-type="float">
            <text:p>61,7885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table:formula="of:=([.P416]*PI()/60)*(8*([.I416]^2) + 4*[.I416]*[.B416] + 3*([.B416]^2))" office:value-type="float" office:value="62925.9736247369" calcext:value-type="float">
            <text:p>62925,97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27+6*RAND()" office:value-type="float" office:value="30.7957824796904" calcext:value-type="float">
            <text:p>30,7958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table:formula="of:=32+16*RAND()" office:value-type="float" office:value="37.7725905384868" calcext:value-type="float">
            <text:p>37,7726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table:formula="of:=COM.MICROSOFT.NORM.INV(RAND();50;10)" office:value-type="float" office:value="41.8988228331391" calcext:value-type="float">
            <text:p>41,8988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table:formula="of:=([.P417]*PI()/60)*(8*([.I417]^2) + 4*[.I417]*[.B417] + 3*([.B417]^2))" office:value-type="float" office:value="41489.9878363823" calcext:value-type="float">
            <text:p>41489,99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27+6*RAND()" office:value-type="float" office:value="31.1353767577093" calcext:value-type="float">
            <text:p>31,1354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table:formula="of:=32+16*RAND()" office:value-type="float" office:value="41.0477257352322" calcext:value-type="float">
            <text:p>41,0477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table:formula="of:=COM.MICROSOFT.NORM.INV(RAND();50;10)" office:value-type="float" office:value="46.4118638163405" calcext:value-type="float">
            <text:p>46,4119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table:formula="of:=([.P418]*PI()/60)*(8*([.I418]^2) + 4*[.I418]*[.B418] + 3*([.B418]^2))" office:value-type="float" office:value="52246.857333757" calcext:value-type="float">
            <text:p>52246,86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27+6*RAND()" office:value-type="float" office:value="32.6985502636526" calcext:value-type="float">
            <text:p>32,6986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table:formula="of:=32+16*RAND()" office:value-type="float" office:value="38.9035381544381" calcext:value-type="float">
            <text:p>38,9035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table:formula="of:=COM.MICROSOFT.NORM.INV(RAND();50;10)" office:value-type="float" office:value="52.0547168972772" calcext:value-type="float">
            <text:p>52,0547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table:formula="of:=([.P419]*PI()/60)*(8*([.I419]^2) + 4*[.I419]*[.B419] + 3*([.B419]^2))" office:value-type="float" office:value="55612.2288604999" calcext:value-type="float">
            <text:p>55612,23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27+6*RAND()" office:value-type="float" office:value="27.9210226067808" calcext:value-type="float">
            <text:p>27,9210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table:formula="of:=32+16*RAND()" office:value-type="float" office:value="45.416210224852" calcext:value-type="float">
            <text:p>45,4162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table:formula="of:=COM.MICROSOFT.NORM.INV(RAND();50;10)" office:value-type="float" office:value="70.9218606249423" calcext:value-type="float">
            <text:p>70,9219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table:formula="of:=([.P420]*PI()/60)*(8*([.I420]^2) + 4*[.I420]*[.B420] + 3*([.B420]^2))" office:value-type="float" office:value="88796.5357161741" calcext:value-type="float">
            <text:p>88796,54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27+6*RAND()" office:value-type="float" office:value="27.4655370356049" calcext:value-type="float">
            <text:p>27,4655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table:formula="of:=32+16*RAND()" office:value-type="float" office:value="47.9081919845194" calcext:value-type="float">
            <text:p>47,9082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table:formula="of:=COM.MICROSOFT.NORM.INV(RAND();50;10)" office:value-type="float" office:value="37.6988803526072" calcext:value-type="float">
            <text:p>37,6989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table:formula="of:=([.P421]*PI()/60)*(8*([.I421]^2) + 4*[.I421]*[.B421] + 3*([.B421]^2))" office:value-type="float" office:value="51100.397839872" calcext:value-type="float">
            <text:p>51100,40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27+6*RAND()" office:value-type="float" office:value="28.719313522568" calcext:value-type="float">
            <text:p>28,7193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table:formula="of:=32+16*RAND()" office:value-type="float" office:value="44.4670724812895" calcext:value-type="float">
            <text:p>44,4671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table:formula="of:=COM.MICROSOFT.NORM.INV(RAND();50;10)" office:value-type="float" office:value="52.1805600096325" calcext:value-type="float">
            <text:p>52,1806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table:formula="of:=([.P422]*PI()/60)*(8*([.I422]^2) + 4*[.I422]*[.B422] + 3*([.B422]^2))" office:value-type="float" office:value="63936.0482874775" calcext:value-type="float">
            <text:p>63936,05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27+6*RAND()" office:value-type="float" office:value="31.7770829249639" calcext:value-type="float">
            <text:p>31,7771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table:formula="of:=32+16*RAND()" office:value-type="float" office:value="47.4749172758311" calcext:value-type="float">
            <text:p>47,4749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table:formula="of:=COM.MICROSOFT.NORM.INV(RAND();50;10)" office:value-type="float" office:value="54.5619929406138" calcext:value-type="float">
            <text:p>54,5620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table:formula="of:=([.P423]*PI()/60)*(8*([.I423]^2) + 4*[.I423]*[.B423] + 3*([.B423]^2))" office:value-type="float" office:value="77405.8839661238" calcext:value-type="float">
            <text:p>77405,88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27+6*RAND()" office:value-type="float" office:value="30.3355655532796" calcext:value-type="float">
            <text:p>30,3356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table:formula="of:=32+16*RAND()" office:value-type="float" office:value="44.0012324471027" calcext:value-type="float">
            <text:p>44,0012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table:formula="of:=COM.MICROSOFT.NORM.INV(RAND();50;10)" office:value-type="float" office:value="64.4985427509425" calcext:value-type="float">
            <text:p>64,4985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table:formula="of:=([.P424]*PI()/60)*(8*([.I424]^2) + 4*[.I424]*[.B424] + 3*([.B424]^2))" office:value-type="float" office:value="79662.6362126607" calcext:value-type="float">
            <text:p>79662,64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27+6*RAND()" office:value-type="float" office:value="30.4531901737209" calcext:value-type="float">
            <text:p>30,4532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formula="of:=32+16*RAND()" office:value-type="float" office:value="42.8037317078561" calcext:value-type="float">
            <text:p>42,8037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formula="of:=COM.MICROSOFT.NORM.INV(RAND();50;10)" office:value-type="float" office:value="52.4898889201858" calcext:value-type="float">
            <text:p>52,4899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table:formula="of:=([.P425]*PI()/60)*(8*([.I425]^2) + 4*[.I425]*[.B425] + 3*([.B425]^2))" office:value-type="float" office:value="62260.0858103125" calcext:value-type="float">
            <text:p>62260,09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27+6*RAND()" office:value-type="float" office:value="30.4235992056783" calcext:value-type="float">
            <text:p>30,4236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table:formula="of:=32+16*RAND()" office:value-type="float" office:value="38.6479343306273" calcext:value-type="float">
            <text:p>38,6479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table:formula="of:=COM.MICROSOFT.NORM.INV(RAND();50;10)" office:value-type="float" office:value="44.5859778547029" calcext:value-type="float">
            <text:p>44,5860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table:formula="of:=([.P426]*PI()/60)*(8*([.I426]^2) + 4*[.I426]*[.B426] + 3*([.B426]^2))" office:value-type="float" office:value="45358.0786911217" calcext:value-type="float">
            <text:p>45358,08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27+6*RAND()" office:value-type="float" office:value="27.7724266892765" calcext:value-type="float">
            <text:p>27,7724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table:formula="of:=32+16*RAND()" office:value-type="float" office:value="41.0121994260699" calcext:value-type="float">
            <text:p>41,0122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table:formula="of:=COM.MICROSOFT.NORM.INV(RAND();50;10)" office:value-type="float" office:value="48.2388566503044" calcext:value-type="float">
            <text:p>48,2389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table:formula="of:=([.P427]*PI()/60)*(8*([.I427]^2) + 4*[.I427]*[.B427] + 3*([.B427]^2))" office:value-type="float" office:value="51338.9167033713" calcext:value-type="float">
            <text:p>51338,92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27+6*RAND()" office:value-type="float" office:value="32.8666203247849" calcext:value-type="float">
            <text:p>32,8666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table:formula="of:=32+16*RAND()" office:value-type="float" office:value="38.6880832370371" calcext:value-type="float">
            <text:p>38,6881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table:formula="of:=COM.MICROSOFT.NORM.INV(RAND();50;10)" office:value-type="float" office:value="52.8590051022162" calcext:value-type="float">
            <text:p>52,8590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table:formula="of:=([.P428]*PI()/60)*(8*([.I428]^2) + 4*[.I428]*[.B428] + 3*([.B428]^2))" office:value-type="float" office:value="56186.8199863197" calcext:value-type="float">
            <text:p>56186,82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27+6*RAND()" office:value-type="float" office:value="32.5588698985521" calcext:value-type="float">
            <text:p>32,5589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formula="of:=32+16*RAND()" office:value-type="float" office:value="36.9642097633332" calcext:value-type="float">
            <text:p>36,9642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formula="of:=COM.MICROSOFT.NORM.INV(RAND();50;10)" office:value-type="float" office:value="62.4963894257143" calcext:value-type="float">
            <text:p>62,4964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table:formula="of:=([.P429]*PI()/60)*(8*([.I429]^2) + 4*[.I429]*[.B429] + 3*([.B429]^2))" office:value-type="float" office:value="61928.7130962893" calcext:value-type="float">
            <text:p>61928,71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27+6*RAND()" office:value-type="float" office:value="31.029624446528" calcext:value-type="float">
            <text:p>31,0296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table:formula="of:=32+16*RAND()" office:value-type="float" office:value="42.2652266342193" calcext:value-type="float">
            <text:p>42,2652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table:formula="of:=COM.MICROSOFT.NORM.INV(RAND();50;10)" office:value-type="float" office:value="64.0776514459711" calcext:value-type="float">
            <text:p>64,0777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table:formula="of:=([.P430]*PI()/60)*(8*([.I430]^2) + 4*[.I430]*[.B430] + 3*([.B430]^2))" office:value-type="float" office:value="75238.7576641046" calcext:value-type="float">
            <text:p>75238,76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27+6*RAND()" office:value-type="float" office:value="29.721851043636" calcext:value-type="float">
            <text:p>29,7219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table:formula="of:=32+16*RAND()" office:value-type="float" office:value="41.3003860991448" calcext:value-type="float">
            <text:p>41,3004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table:formula="of:=COM.MICROSOFT.NORM.INV(RAND();50;10)" office:value-type="float" office:value="52.2245360352583" calcext:value-type="float">
            <text:p>52,2245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table:formula="of:=([.P431]*PI()/60)*(8*([.I431]^2) + 4*[.I431]*[.B431] + 3*([.B431]^2))" office:value-type="float" office:value="57987.2762105837" calcext:value-type="float">
            <text:p>57987,28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27+6*RAND()" office:value-type="float" office:value="31.7865619284567" calcext:value-type="float">
            <text:p>31,7866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table:formula="of:=32+16*RAND()" office:value-type="float" office:value="44.2282706070691" calcext:value-type="float">
            <text:p>44,2283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table:formula="of:=COM.MICROSOFT.NORM.INV(RAND();50;10)" office:value-type="float" office:value="53.043239400251" calcext:value-type="float">
            <text:p>53,0432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table:formula="of:=([.P432]*PI()/60)*(8*([.I432]^2) + 4*[.I432]*[.B432] + 3*([.B432]^2))" office:value-type="float" office:value="67499.6739214457" calcext:value-type="float">
            <text:p>67499,67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27+6*RAND()" office:value-type="float" office:value="27.4457017241512" calcext:value-type="float">
            <text:p>27,4457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table:formula="of:=32+16*RAND()" office:value-type="float" office:value="42.1361540649086" calcext:value-type="float">
            <text:p>42,1362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table:formula="of:=COM.MICROSOFT.NORM.INV(RAND();50;10)" office:value-type="float" office:value="74.7527642679447" calcext:value-type="float">
            <text:p>74,7528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table:formula="of:=([.P433]*PI()/60)*(8*([.I433]^2) + 4*[.I433]*[.B433] + 3*([.B433]^2))" office:value-type="float" office:value="82544.3591474945" calcext:value-type="float">
            <text:p>82544,36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27+6*RAND()" office:value-type="float" office:value="29.7984354661312" calcext:value-type="float">
            <text:p>29,7984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table:formula="of:=32+16*RAND()" office:value-type="float" office:value="36.0428282674402" calcext:value-type="float">
            <text:p>36,0428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table:formula="of:=COM.MICROSOFT.NORM.INV(RAND();50;10)" office:value-type="float" office:value="44.3451638448116" calcext:value-type="float">
            <text:p>44,3452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table:formula="of:=([.P434]*PI()/60)*(8*([.I434]^2) + 4*[.I434]*[.B434] + 3*([.B434]^2))" office:value-type="float" office:value="40291.1378127289" calcext:value-type="float">
            <text:p>40291,14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27+6*RAND()" office:value-type="float" office:value="29.6509822856169" calcext:value-type="float">
            <text:p>29,6510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table:formula="of:=32+16*RAND()" office:value-type="float" office:value="38.5049482490867" calcext:value-type="float">
            <text:p>38,5049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table:formula="of:=COM.MICROSOFT.NORM.INV(RAND();50;10)" office:value-type="float" office:value="40.5353195955727" calcext:value-type="float">
            <text:p>40,5353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table:formula="of:=([.P435]*PI()/60)*(8*([.I435]^2) + 4*[.I435]*[.B435] + 3*([.B435]^2))" office:value-type="float" office:value="40464.9305619705" calcext:value-type="float">
            <text:p>40464,93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27+6*RAND()" office:value-type="float" office:value="30.494410861982" calcext:value-type="float">
            <text:p>30,4944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table:formula="of:=32+16*RAND()" office:value-type="float" office:value="33.2847243640572" calcext:value-type="float">
            <text:p>33,2847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table:formula="of:=COM.MICROSOFT.NORM.INV(RAND();50;10)" office:value-type="float" office:value="44.2616906351908" calcext:value-type="float">
            <text:p>44,2617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table:formula="of:=([.P436]*PI()/60)*(8*([.I436]^2) + 4*[.I436]*[.B436] + 3*([.B436]^2))" office:value-type="float" office:value="36414.7648051068" calcext:value-type="float">
            <text:p>36414,76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27+6*RAND()" office:value-type="float" office:value="31.5570457417052" calcext:value-type="float">
            <text:p>31,5570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table:formula="of:=32+16*RAND()" office:value-type="float" office:value="43.0724882204086" calcext:value-type="float">
            <text:p>43,0725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table:formula="of:=COM.MICROSOFT.NORM.INV(RAND();50;10)" office:value-type="float" office:value="56.3658828853211" calcext:value-type="float">
            <text:p>56,3659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table:formula="of:=([.P437]*PI()/60)*(8*([.I437]^2) + 4*[.I437]*[.B437] + 3*([.B437]^2))" office:value-type="float" office:value="68666.4268359817" calcext:value-type="float">
            <text:p>68666,43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27+6*RAND()" office:value-type="float" office:value="29.6531871787738" calcext:value-type="float">
            <text:p>29,6532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table:formula="of:=32+16*RAND()" office:value-type="float" office:value="42.4336930867285" calcext:value-type="float">
            <text:p>42,4337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table:formula="of:=COM.MICROSOFT.NORM.INV(RAND();50;10)" office:value-type="float" office:value="41.7268097655287" calcext:value-type="float">
            <text:p>41,7268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table:formula="of:=([.P438]*PI()/60)*(8*([.I438]^2) + 4*[.I438]*[.B438] + 3*([.B438]^2))" office:value-type="float" office:value="48232.0065834999" calcext:value-type="float">
            <text:p>48232,01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27+6*RAND()" office:value-type="float" office:value="28.7998336732853" calcext:value-type="float">
            <text:p>28,7998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table:formula="of:=32+16*RAND()" office:value-type="float" office:value="47.314707281068" calcext:value-type="float">
            <text:p>47,3147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table:formula="of:=COM.MICROSOFT.NORM.INV(RAND();50;10)" office:value-type="float" office:value="61.2826202149858" calcext:value-type="float">
            <text:p>61,2826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table:formula="of:=([.P439]*PI()/60)*(8*([.I439]^2) + 4*[.I439]*[.B439] + 3*([.B439]^2))" office:value-type="float" office:value="82940.9579269413" calcext:value-type="float">
            <text:p>82940,96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27+6*RAND()" office:value-type="float" office:value="32.5674316284712" calcext:value-type="float">
            <text:p>32,5674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table:formula="of:=32+16*RAND()" office:value-type="float" office:value="34.84818043001" calcext:value-type="float">
            <text:p>34,8482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table:formula="of:=COM.MICROSOFT.NORM.INV(RAND();50;10)" office:value-type="float" office:value="42.4410548507322" calcext:value-type="float">
            <text:p>42,4411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table:formula="of:=([.P440]*PI()/60)*(8*([.I440]^2) + 4*[.I440]*[.B440] + 3*([.B440]^2))" office:value-type="float" office:value="38748.0733310826" calcext:value-type="float">
            <text:p>38748,07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27+6*RAND()" office:value-type="float" office:value="31.9778394342866" calcext:value-type="float">
            <text:p>31,9778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table:formula="of:=32+16*RAND()" office:value-type="float" office:value="40.3485499080271" calcext:value-type="float">
            <text:p>40,3485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table:formula="of:=COM.MICROSOFT.NORM.INV(RAND();50;10)" office:value-type="float" office:value="22.9238754518881" calcext:value-type="float">
            <text:p>22,9239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table:formula="of:=([.P441]*PI()/60)*(8*([.I441]^2) + 4*[.I441]*[.B441] + 3*([.B441]^2))" office:value-type="float" office:value="25509.5851411599" calcext:value-type="float">
            <text:p>25509,59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27+6*RAND()" office:value-type="float" office:value="28.0681375565473" calcext:value-type="float">
            <text:p>28,0681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table:formula="of:=32+16*RAND()" office:value-type="float" office:value="44.4349465761334" calcext:value-type="float">
            <text:p>44,4349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table:formula="of:=COM.MICROSOFT.NORM.INV(RAND();50;10)" office:value-type="float" office:value="59.641136100731" calcext:value-type="float">
            <text:p>59,6411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table:formula="of:=([.P442]*PI()/60)*(8*([.I442]^2) + 4*[.I442]*[.B442] + 3*([.B442]^2))" office:value-type="float" office:value="72286.6392889355" calcext:value-type="float">
            <text:p>72286,64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27+6*RAND()" office:value-type="float" office:value="31.184458834352" calcext:value-type="float">
            <text:p>31,1845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table:formula="of:=32+16*RAND()" office:value-type="float" office:value="42.5247596409172" calcext:value-type="float">
            <text:p>42,5248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table:formula="of:=COM.MICROSOFT.NORM.INV(RAND();50;10)" office:value-type="float" office:value="45.6141611336031" calcext:value-type="float">
            <text:p>45,6142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table:formula="of:=([.P443]*PI()/60)*(8*([.I443]^2) + 4*[.I443]*[.B443] + 3*([.B443]^2))" office:value-type="float" office:value="54188.5980050017" calcext:value-type="float">
            <text:p>54188,60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27+6*RAND()" office:value-type="float" office:value="31.6631812539417" calcext:value-type="float">
            <text:p>31,6632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table:formula="of:=32+16*RAND()" office:value-type="float" office:value="38.3547123651952" calcext:value-type="float">
            <text:p>38,3547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table:formula="of:=COM.MICROSOFT.NORM.INV(RAND();50;10)" office:value-type="float" office:value="29.7316147457564" calcext:value-type="float">
            <text:p>29,7316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table:formula="of:=([.P444]*PI()/60)*(8*([.I444]^2) + 4*[.I444]*[.B444] + 3*([.B444]^2))" office:value-type="float" office:value="30565.2175211683" calcext:value-type="float">
            <text:p>30565,22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27+6*RAND()" office:value-type="float" office:value="27.6221307318192" calcext:value-type="float">
            <text:p>27,6221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table:formula="of:=32+16*RAND()" office:value-type="float" office:value="43.5336028765887" calcext:value-type="float">
            <text:p>43,5336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table:formula="of:=COM.MICROSOFT.NORM.INV(RAND();50;10)" office:value-type="float" office:value="54.6379168708884" calcext:value-type="float">
            <text:p>54,6379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table:formula="of:=([.P445]*PI()/60)*(8*([.I445]^2) + 4*[.I445]*[.B445] + 3*([.B445]^2))" office:value-type="float" office:value="63683.0556855797" calcext:value-type="float">
            <text:p>63683,06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27+6*RAND()" office:value-type="float" office:value="28.0049849858042" calcext:value-type="float">
            <text:p>28,0050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table:formula="of:=32+16*RAND()" office:value-type="float" office:value="40.684651074931" calcext:value-type="float">
            <text:p>40,6847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table:formula="of:=COM.MICROSOFT.NORM.INV(RAND();50;10)" office:value-type="float" office:value="53.1017181854173" calcext:value-type="float">
            <text:p>53,1017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table:formula="of:=([.P446]*PI()/60)*(8*([.I446]^2) + 4*[.I446]*[.B446] + 3*([.B446]^2))" office:value-type="float" office:value="56031.322824388" calcext:value-type="float">
            <text:p>56031,32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27+6*RAND()" office:value-type="float" office:value="31.7606116554234" calcext:value-type="float">
            <text:p>31,7606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table:formula="of:=32+16*RAND()" office:value-type="float" office:value="44.4071343597025" calcext:value-type="float">
            <text:p>44,4071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table:formula="of:=COM.MICROSOFT.NORM.INV(RAND();50;10)" office:value-type="float" office:value="78.1814740020528" calcext:value-type="float">
            <text:p>78,1815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table:formula="of:=([.P447]*PI()/60)*(8*([.I447]^2) + 4*[.I447]*[.B447] + 3*([.B447]^2))" office:value-type="float" office:value="100062.256455456" calcext:value-type="float">
            <text:p>100062,26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27+6*RAND()" office:value-type="float" office:value="29.9875969577115" calcext:value-type="float">
            <text:p>29,9876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table:formula="of:=32+16*RAND()" office:value-type="float" office:value="42.8100005891174" calcext:value-type="float">
            <text:p>42,8100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table:formula="of:=COM.MICROSOFT.NORM.INV(RAND();50;10)" office:value-type="float" office:value="34.6459335541183" calcext:value-type="float">
            <text:p>34,6459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table:formula="of:=([.P448]*PI()/60)*(8*([.I448]^2) + 4*[.I448]*[.B448] + 3*([.B448]^2))" office:value-type="float" office:value="40806.1442664409" calcext:value-type="float">
            <text:p>40806,14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27+6*RAND()" office:value-type="float" office:value="31.4862490918022" calcext:value-type="float">
            <text:p>31,4862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table:formula="of:=32+16*RAND()" office:value-type="float" office:value="42.1262998115271" calcext:value-type="float">
            <text:p>42,1263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table:formula="of:=COM.MICROSOFT.NORM.INV(RAND();50;10)" office:value-type="float" office:value="44.4551784913805" calcext:value-type="float">
            <text:p>44,4552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table:formula="of:=([.P449]*PI()/60)*(8*([.I449]^2) + 4*[.I449]*[.B449] + 3*([.B449]^2))" office:value-type="float" office:value="52318.4036608074" calcext:value-type="float">
            <text:p>52318,40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27+6*RAND()" office:value-type="float" office:value="27.7583550440613" calcext:value-type="float">
            <text:p>27,7584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table:formula="of:=32+16*RAND()" office:value-type="float" office:value="46.0155390109867" calcext:value-type="float">
            <text:p>46,0155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table:formula="of:=COM.MICROSOFT.NORM.INV(RAND();50;10)" office:value-type="float" office:value="45.2370609530055" calcext:value-type="float">
            <text:p>45,2371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table:formula="of:=([.P450]*PI()/60)*(8*([.I450]^2) + 4*[.I450]*[.B450] + 3*([.B450]^2))" office:value-type="float" office:value="57699.9294091362" calcext:value-type="float">
            <text:p>57699,93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27+6*RAND()" office:value-type="float" office:value="29.2523694236297" calcext:value-type="float">
            <text:p>29,2524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table:formula="of:=32+16*RAND()" office:value-type="float" office:value="34.5744235385209" calcext:value-type="float">
            <text:p>34,5744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table:formula="of:=COM.MICROSOFT.NORM.INV(RAND();50;10)" office:value-type="float" office:value="52.974195658019" calcext:value-type="float">
            <text:p>52,9742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table:formula="of:=([.P451]*PI()/60)*(8*([.I451]^2) + 4*[.I451]*[.B451] + 3*([.B451]^2))" office:value-type="float" office:value="44867.0808462717" calcext:value-type="float">
            <text:p>44867,08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27+6*RAND()" office:value-type="float" office:value="27.0978308937047" calcext:value-type="float">
            <text:p>27,0978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table:formula="of:=32+16*RAND()" office:value-type="float" office:value="37.8973125312477" calcext:value-type="float">
            <text:p>37,8973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table:formula="of:=COM.MICROSOFT.NORM.INV(RAND();50;10)" office:value-type="float" office:value="37.9694684019818" calcext:value-type="float">
            <text:p>37,9695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table:formula="of:=([.P452]*PI()/60)*(8*([.I452]^2) + 4*[.I452]*[.B452] + 3*([.B452]^2))" office:value-type="float" office:value="35388.2974829198" calcext:value-type="float">
            <text:p>35388,30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27+6*RAND()" office:value-type="float" office:value="32.691055213334" calcext:value-type="float">
            <text:p>32,6911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table:formula="of:=32+16*RAND()" office:value-type="float" office:value="42.0247353408486" calcext:value-type="float">
            <text:p>42,0247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table:formula="of:=COM.MICROSOFT.NORM.INV(RAND();50;10)" office:value-type="float" office:value="62.441349355907" calcext:value-type="float">
            <text:p>62,4413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table:formula="of:=([.P453]*PI()/60)*(8*([.I453]^2) + 4*[.I453]*[.B453] + 3*([.B453]^2))" office:value-type="float" office:value="74641.1329521511" calcext:value-type="float">
            <text:p>74641,13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27+6*RAND()" office:value-type="float" office:value="29.5579914625268" calcext:value-type="float">
            <text:p>29,5580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table:formula="of:=32+16*RAND()" office:value-type="float" office:value="36.7779390905052" calcext:value-type="float">
            <text:p>36,7779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table:formula="of:=COM.MICROSOFT.NORM.INV(RAND();50;10)" office:value-type="float" office:value="63.2891088757413" calcext:value-type="float">
            <text:p>63,2891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table:formula="of:=([.P454]*PI()/60)*(8*([.I454]^2) + 4*[.I454]*[.B454] + 3*([.B454]^2))" office:value-type="float" office:value="58953.6309680115" calcext:value-type="float">
            <text:p>58953,63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27+6*RAND()" office:value-type="float" office:value="30.5556813392323" calcext:value-type="float">
            <text:p>30,5557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table:formula="of:=32+16*RAND()" office:value-type="float" office:value="40.3322091195732" calcext:value-type="float">
            <text:p>40,3322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table:formula="of:=COM.MICROSOFT.NORM.INV(RAND();50;10)" office:value-type="float" office:value="43.1570917599437" calcext:value-type="float">
            <text:p>43,1571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table:formula="of:=([.P455]*PI()/60)*(8*([.I455]^2) + 4*[.I455]*[.B455] + 3*([.B455]^2))" office:value-type="float" office:value="46875.1232824584" calcext:value-type="float">
            <text:p>46875,12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27+6*RAND()" office:value-type="float" office:value="30.5769949599635" calcext:value-type="float">
            <text:p>30,5770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table:formula="of:=32+16*RAND()" office:value-type="float" office:value="43.4725004862994" calcext:value-type="float">
            <text:p>43,4725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table:formula="of:=COM.MICROSOFT.NORM.INV(RAND();50;10)" office:value-type="float" office:value="53.5561917029852" calcext:value-type="float">
            <text:p>53,5562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table:formula="of:=([.P456]*PI()/60)*(8*([.I456]^2) + 4*[.I456]*[.B456] + 3*([.B456]^2))" office:value-type="float" office:value="65171.6321552277" calcext:value-type="float">
            <text:p>65171,63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27+6*RAND()" office:value-type="float" office:value="27.2387597223278" calcext:value-type="float">
            <text:p>27,2388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table:formula="of:=32+16*RAND()" office:value-type="float" office:value="34.4195091743022" calcext:value-type="float">
            <text:p>34,4195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table:formula="of:=COM.MICROSOFT.NORM.INV(RAND();50;10)" office:value-type="float" office:value="61.8069514917013" calcext:value-type="float">
            <text:p>61,8070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table:formula="of:=([.P457]*PI()/60)*(8*([.I457]^2) + 4*[.I457]*[.B457] + 3*([.B457]^2))" office:value-type="float" office:value="50011.1701523661" calcext:value-type="float">
            <text:p>50011,17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27+6*RAND()" office:value-type="float" office:value="29.8649877354037" calcext:value-type="float">
            <text:p>29,8650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table:formula="of:=32+16*RAND()" office:value-type="float" office:value="32.6955950502306" calcext:value-type="float">
            <text:p>32,6956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table:formula="of:=COM.MICROSOFT.NORM.INV(RAND();50;10)" office:value-type="float" office:value="38.8847932636498" calcext:value-type="float">
            <text:p>38,8848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table:formula="of:=([.P458]*PI()/60)*(8*([.I458]^2) + 4*[.I458]*[.B458] + 3*([.B458]^2))" office:value-type="float" office:value="30812.0188602218" calcext:value-type="float">
            <text:p>30812,02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27+6*RAND()" office:value-type="float" office:value="31.813342862064" calcext:value-type="float">
            <text:p>31,8133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table:formula="of:=32+16*RAND()" office:value-type="float" office:value="40.8667741697282" calcext:value-type="float">
            <text:p>40,8668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table:formula="of:=COM.MICROSOFT.NORM.INV(RAND();50;10)" office:value-type="float" office:value="66.2652129861403" calcext:value-type="float">
            <text:p>66,2652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table:formula="of:=([.P459]*PI()/60)*(8*([.I459]^2) + 4*[.I459]*[.B459] + 3*([.B459]^2))" office:value-type="float" office:value="74935.3322616736" calcext:value-type="float">
            <text:p>74935,33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27+6*RAND()" office:value-type="float" office:value="31.2970277897548" calcext:value-type="float">
            <text:p>31,2970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table:formula="of:=32+16*RAND()" office:value-type="float" office:value="39.1436443123966" calcext:value-type="float">
            <text:p>39,1436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table:formula="of:=COM.MICROSOFT.NORM.INV(RAND();50;10)" office:value-type="float" office:value="47.8862803279889" calcext:value-type="float">
            <text:p>47,8863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table:formula="of:=([.P460]*PI()/60)*(8*([.I460]^2) + 4*[.I460]*[.B460] + 3*([.B460]^2))" office:value-type="float" office:value="50388.6774572309" calcext:value-type="float">
            <text:p>50388,68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27+6*RAND()" office:value-type="float" office:value="29.5996071465779" calcext:value-type="float">
            <text:p>29,5996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table:formula="of:=32+16*RAND()" office:value-type="float" office:value="32.304104981944" calcext:value-type="float">
            <text:p>32,3041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table:formula="of:=COM.MICROSOFT.NORM.INV(RAND();50;10)" office:value-type="float" office:value="50.4730172940146" calcext:value-type="float">
            <text:p>50,4730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table:formula="of:=([.P461]*PI()/60)*(8*([.I461]^2) + 4*[.I461]*[.B461] + 3*([.B461]^2))" office:value-type="float" office:value="39117.1100267315" calcext:value-type="float">
            <text:p>39117,11</text:p>
          </table:table-cell>
          <table:table-cell table:number-columns-repeated="10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27+6*RAND()" office:value-type="float" office:value="27.1903851369862" calcext:value-type="float">
            <text:p>27,1904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table:formula="of:=32+16*RAND()" office:value-type="float" office:value="41.4690148252994" calcext:value-type="float">
            <text:p>41,4690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table:formula="of:=COM.MICROSOFT.NORM.INV(RAND();50;10)" office:value-type="float" office:value="41.6520700161607" calcext:value-type="float">
            <text:p>41,6521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table:formula="of:=([.P462]*PI()/60)*(8*([.I462]^2) + 4*[.I462]*[.B462] + 3*([.B462]^2))" office:value-type="float" office:value="44677.0299964003" calcext:value-type="float">
            <text:p>44677,03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27+6*RAND()" office:value-type="float" office:value="29.0901328360196" calcext:value-type="float">
            <text:p>29,0901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table:formula="of:=32+16*RAND()" office:value-type="float" office:value="43.3431694898754" calcext:value-type="float">
            <text:p>43,3432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table:formula="of:=COM.MICROSOFT.NORM.INV(RAND();50;10)" office:value-type="float" office:value="44.5421486789347" calcext:value-type="float">
            <text:p>44,5421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table:formula="of:=([.P463]*PI()/60)*(8*([.I463]^2) + 4*[.I463]*[.B463] + 3*([.B463]^2))" office:value-type="float" office:value="52734.2894054962" calcext:value-type="float">
            <text:p>52734,29</text:p>
          </table:table-cell>
          <table:table-cell table:number-columns-repeated="10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27+6*RAND()" office:value-type="float" office:value="29.0003226224799" calcext:value-type="float">
            <text:p>29,0003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formula="of:=32+16*RAND()" office:value-type="float" office:value="35.1251759175211" calcext:value-type="float">
            <text:p>35,1252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formula="of:=COM.MICROSOFT.NORM.INV(RAND();50;10)" office:value-type="float" office:value="53.6647321161818" calcext:value-type="float">
            <text:p>53,6647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table:formula="of:=([.P464]*PI()/60)*(8*([.I464]^2) + 4*[.I464]*[.B464] + 3*([.B464]^2))" office:value-type="float" office:value="46272.650667353" calcext:value-type="float">
            <text:p>46272,65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27+6*RAND()" office:value-type="float" office:value="27.5887848569546" calcext:value-type="float">
            <text:p>27,5888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table:formula="of:=32+16*RAND()" office:value-type="float" office:value="47.0113564450294" calcext:value-type="float">
            <text:p>47,0114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table:formula="of:=COM.MICROSOFT.NORM.INV(RAND();50;10)" office:value-type="float" office:value="63.395489598268" calcext:value-type="float">
            <text:p>63,3955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table:formula="of:=([.P465]*PI()/60)*(8*([.I465]^2) + 4*[.I465]*[.B465] + 3*([.B465]^2))" office:value-type="float" office:value="83488.7456149697" calcext:value-type="float">
            <text:p>83488,75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27+6*RAND()" office:value-type="float" office:value="30.7545260719489" calcext:value-type="float">
            <text:p>30,7545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table:formula="of:=32+16*RAND()" office:value-type="float" office:value="41.6220881994814" calcext:value-type="float">
            <text:p>41,6221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table:formula="of:=COM.MICROSOFT.NORM.INV(RAND();50;10)" office:value-type="float" office:value="33.0372768014558" calcext:value-type="float">
            <text:p>33,0373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table:formula="of:=([.P466]*PI()/60)*(8*([.I466]^2) + 4*[.I466]*[.B466] + 3*([.B466]^2))" office:value-type="float" office:value="37739.6157769983" calcext:value-type="float">
            <text:p>37739,62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27+6*RAND()" office:value-type="float" office:value="28.8572841819841" calcext:value-type="float">
            <text:p>28,8573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table:formula="of:=32+16*RAND()" office:value-type="float" office:value="39.0840569604188" calcext:value-type="float">
            <text:p>39,0841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table:formula="of:=COM.MICROSOFT.NORM.INV(RAND();50;10)" office:value-type="float" office:value="61.8959886016086" calcext:value-type="float">
            <text:p>61,8960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table:formula="of:=([.P467]*PI()/60)*(8*([.I467]^2) + 4*[.I467]*[.B467] + 3*([.B467]^2))" office:value-type="float" office:value="62322.4295873295" calcext:value-type="float">
            <text:p>62322,43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27+6*RAND()" office:value-type="float" office:value="32.3459058150183" calcext:value-type="float">
            <text:p>32,3459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table:formula="of:=32+16*RAND()" office:value-type="float" office:value="33.6034398097545" calcext:value-type="float">
            <text:p>33,6034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table:formula="of:=COM.MICROSOFT.NORM.INV(RAND();50;10)" office:value-type="float" office:value="57.5521204262331" calcext:value-type="float">
            <text:p>57,5521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table:formula="of:=([.P468]*PI()/60)*(8*([.I468]^2) + 4*[.I468]*[.B468] + 3*([.B468]^2))" office:value-type="float" office:value="49781.8425927042" calcext:value-type="float">
            <text:p>49781,84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27+6*RAND()" office:value-type="float" office:value="28.839821716072" calcext:value-type="float">
            <text:p>28,8398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table:formula="of:=32+16*RAND()" office:value-type="float" office:value="34.1466977950186" calcext:value-type="float">
            <text:p>34,1467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table:formula="of:=COM.MICROSOFT.NORM.INV(RAND();50;10)" office:value-type="float" office:value="43.0434155283792" calcext:value-type="float">
            <text:p>43,0434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table:formula="of:=([.P469]*PI()/60)*(8*([.I469]^2) + 4*[.I469]*[.B469] + 3*([.B469]^2))" office:value-type="float" office:value="35524.297596016" calcext:value-type="float">
            <text:p>35524,30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27+6*RAND()" office:value-type="float" office:value="31.0829205515329" calcext:value-type="float">
            <text:p>31,0829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table:formula="of:=32+16*RAND()" office:value-type="float" office:value="34.8008341211826" calcext:value-type="float">
            <text:p>34,8008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table:formula="of:=COM.MICROSOFT.NORM.INV(RAND();50;10)" office:value-type="float" office:value="41.8736335754968" calcext:value-type="float">
            <text:p>41,8736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table:formula="of:=([.P470]*PI()/60)*(8*([.I470]^2) + 4*[.I470]*[.B470] + 3*([.B470]^2))" office:value-type="float" office:value="37084.0801376854" calcext:value-type="float">
            <text:p>37084,08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27+6*RAND()" office:value-type="float" office:value="29.2100188897457" calcext:value-type="float">
            <text:p>29,2100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table:formula="of:=32+16*RAND()" office:value-type="float" office:value="35.2426545340568" calcext:value-type="float">
            <text:p>35,2427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table:formula="of:=COM.MICROSOFT.NORM.INV(RAND();50;10)" office:value-type="float" office:value="57.7310362904156" calcext:value-type="float">
            <text:p>57,7310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table:formula="of:=([.P471]*PI()/60)*(8*([.I471]^2) + 4*[.I471]*[.B471] + 3*([.B471]^2))" office:value-type="float" office:value="50219.9909341277" calcext:value-type="float">
            <text:p>50219,99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27+6*RAND()" office:value-type="float" office:value="28.0543718521949" calcext:value-type="float">
            <text:p>28,0544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table:formula="of:=32+16*RAND()" office:value-type="float" office:value="34.3061397802085" calcext:value-type="float">
            <text:p>34,3061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table:formula="of:=COM.MICROSOFT.NORM.INV(RAND();50;10)" office:value-type="float" office:value="49.5490503914319" calcext:value-type="float">
            <text:p>49,5491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table:formula="of:=([.P472]*PI()/60)*(8*([.I472]^2) + 4*[.I472]*[.B472] + 3*([.B472]^2))" office:value-type="float" office:value="40540.2885186214" calcext:value-type="float">
            <text:p>40540,29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27+6*RAND()" office:value-type="float" office:value="31.2164483985398" calcext:value-type="float">
            <text:p>31,2164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table:formula="of:=32+16*RAND()" office:value-type="float" office:value="46.3858728911728" calcext:value-type="float">
            <text:p>46,3859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table:formula="of:=COM.MICROSOFT.NORM.INV(RAND();50;10)" office:value-type="float" office:value="49.3395032240008" calcext:value-type="float">
            <text:p>49,3395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table:formula="of:=([.P473]*PI()/60)*(8*([.I473]^2) + 4*[.I473]*[.B473] + 3*([.B473]^2))" office:value-type="float" office:value="66984.2197743491" calcext:value-type="float">
            <text:p>66984,22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27+6*RAND()" office:value-type="float" office:value="32.0730848789681" calcext:value-type="float">
            <text:p>32,0731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table:formula="of:=32+16*RAND()" office:value-type="float" office:value="47.1433151494712" calcext:value-type="float">
            <text:p>47,1433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table:formula="of:=COM.MICROSOFT.NORM.INV(RAND();50;10)" office:value-type="float" office:value="53.8505005100968" calcext:value-type="float">
            <text:p>53,8505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table:formula="of:=([.P474]*PI()/60)*(8*([.I474]^2) + 4*[.I474]*[.B474] + 3*([.B474]^2))" office:value-type="float" office:value="75887.1807639415" calcext:value-type="float">
            <text:p>75887,18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27+6*RAND()" office:value-type="float" office:value="32.4000298941974" calcext:value-type="float">
            <text:p>32,4000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formula="of:=32+16*RAND()" office:value-type="float" office:value="47.9586875718087" calcext:value-type="float">
            <text:p>47,9587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formula="of:=COM.MICROSOFT.NORM.INV(RAND();50;10)" office:value-type="float" office:value="38.8980733671707" calcext:value-type="float">
            <text:p>38,8981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table:formula="of:=([.P475]*PI()/60)*(8*([.I475]^2) + 4*[.I475]*[.B475] + 3*([.B475]^2))" office:value-type="float" office:value="56548.9771114252" calcext:value-type="float">
            <text:p>56548,98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27+6*RAND()" office:value-type="float" office:value="31.7153492567595" calcext:value-type="float">
            <text:p>31,7153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table:formula="of:=32+16*RAND()" office:value-type="float" office:value="42.3702840935439" calcext:value-type="float">
            <text:p>42,3703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table:formula="of:=COM.MICROSOFT.NORM.INV(RAND();50;10)" office:value-type="float" office:value="44.3832254640442" calcext:value-type="float">
            <text:p>44,3832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table:formula="of:=([.P476]*PI()/60)*(8*([.I476]^2) + 4*[.I476]*[.B476] + 3*([.B476]^2))" office:value-type="float" office:value="52879.5864881574" calcext:value-type="float">
            <text:p>52879,59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27+6*RAND()" office:value-type="float" office:value="31.0959700711537" calcext:value-type="float">
            <text:p>31,0960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table:formula="of:=32+16*RAND()" office:value-type="float" office:value="40.7006641384214" calcext:value-type="float">
            <text:p>40,7007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table:formula="of:=COM.MICROSOFT.NORM.INV(RAND();50;10)" office:value-type="float" office:value="57.3987370705855" calcext:value-type="float">
            <text:p>57,3987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table:formula="of:=([.P477]*PI()/60)*(8*([.I477]^2) + 4*[.I477]*[.B477] + 3*([.B477]^2))" office:value-type="float" office:value="63761.5820229297" calcext:value-type="float">
            <text:p>63761,58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27+6*RAND()" office:value-type="float" office:value="30.9828908450436" calcext:value-type="float">
            <text:p>30,9829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table:formula="of:=32+16*RAND()" office:value-type="float" office:value="34.6672594342381" calcext:value-type="float">
            <text:p>34,6673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table:formula="of:=COM.MICROSOFT.NORM.INV(RAND();50;10)" office:value-type="float" office:value="36.6794890334998" calcext:value-type="float">
            <text:p>36,6795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table:formula="of:=([.P478]*PI()/60)*(8*([.I478]^2) + 4*[.I478]*[.B478] + 3*([.B478]^2))" office:value-type="float" office:value="32247.1742949179" calcext:value-type="float">
            <text:p>32247,17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27+6*RAND()" office:value-type="float" office:value="32.7599626074079" calcext:value-type="float">
            <text:p>32,7600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table:formula="of:=32+16*RAND()" office:value-type="float" office:value="43.9528551194817" calcext:value-type="float">
            <text:p>43,9529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table:formula="of:=COM.MICROSOFT.NORM.INV(RAND();50;10)" office:value-type="float" office:value="30.6609518132629" calcext:value-type="float">
            <text:p>30,6610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table:formula="of:=([.P479]*PI()/60)*(8*([.I479]^2) + 4*[.I479]*[.B479] + 3*([.B479]^2))" office:value-type="float" office:value="39226.5119233242" calcext:value-type="float">
            <text:p>39226,51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27+6*RAND()" office:value-type="float" office:value="31.5066231179517" calcext:value-type="float">
            <text:p>31,5066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table:formula="of:=32+16*RAND()" office:value-type="float" office:value="38.3396647851914" calcext:value-type="float">
            <text:p>38,3397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table:formula="of:=COM.MICROSOFT.NORM.INV(RAND();50;10)" office:value-type="float" office:value="55.7571433519827" calcext:value-type="float">
            <text:p>55,7571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table:formula="of:=([.P480]*PI()/60)*(8*([.I480]^2) + 4*[.I480]*[.B480] + 3*([.B480]^2))" office:value-type="float" office:value="57131.2096695643" calcext:value-type="float">
            <text:p>57131,21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27+6*RAND()" office:value-type="float" office:value="27.9147111957427" calcext:value-type="float">
            <text:p>27,9147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table:formula="of:=32+16*RAND()" office:value-type="float" office:value="41.9305522684008" calcext:value-type="float">
            <text:p>41,9306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table:formula="of:=COM.MICROSOFT.NORM.INV(RAND();50;10)" office:value-type="float" office:value="24.2543968383001" calcext:value-type="float">
            <text:p>24,2544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table:formula="of:=([.P481]*PI()/60)*(8*([.I481]^2) + 4*[.I481]*[.B481] + 3*([.B481]^2))" office:value-type="float" office:value="26777.0232402018" calcext:value-type="float">
            <text:p>26777,02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27+6*RAND()" office:value-type="float" office:value="31.0588586737867" calcext:value-type="float">
            <text:p>31,0589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table:formula="of:=32+16*RAND()" office:value-type="float" office:value="33.2873133476824" calcext:value-type="float">
            <text:p>33,2873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table:formula="of:=COM.MICROSOFT.NORM.INV(RAND();50;10)" office:value-type="float" office:value="34.9592220391498" calcext:value-type="float">
            <text:p>34,9592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table:formula="of:=([.P482]*PI()/60)*(8*([.I482]^2) + 4*[.I482]*[.B482] + 3*([.B482]^2))" office:value-type="float" office:value="29092.9447814774" calcext:value-type="float">
            <text:p>29092,94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27+6*RAND()" office:value-type="float" office:value="32.6713159724604" calcext:value-type="float">
            <text:p>32,6713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table:formula="of:=32+16*RAND()" office:value-type="float" office:value="44.5851410906762" calcext:value-type="float">
            <text:p>44,5851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table:formula="of:=COM.MICROSOFT.NORM.INV(RAND();50;10)" office:value-type="float" office:value="55.0947632532506" calcext:value-type="float">
            <text:p>55,0948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table:formula="of:=([.P483]*PI()/60)*(8*([.I483]^2) + 4*[.I483]*[.B483] + 3*([.B483]^2))" office:value-type="float" office:value="71921.3977755292" calcext:value-type="float">
            <text:p>71921,40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27+6*RAND()" office:value-type="float" office:value="30.9433285582345" calcext:value-type="float">
            <text:p>30,9433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formula="of:=32+16*RAND()" office:value-type="float" office:value="44.2359346095473" calcext:value-type="float">
            <text:p>44,2359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formula="of:=COM.MICROSOFT.NORM.INV(RAND();50;10)" office:value-type="float" office:value="41.45609943044" calcext:value-type="float">
            <text:p>41,4561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formula="of:=([.P484]*PI()/60)*(8*([.I484]^2) + 4*[.I484]*[.B484] + 3*([.B484]^2))" office:value-type="float" office:value="52100.1337735473" calcext:value-type="float">
            <text:p>52100,13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27+6*RAND()" office:value-type="float" office:value="27.1880657665897" calcext:value-type="float">
            <text:p>27,1881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table:formula="of:=32+16*RAND()" office:value-type="float" office:value="43.9502014685422" calcext:value-type="float">
            <text:p>43,9502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table:formula="of:=COM.MICROSOFT.NORM.INV(RAND();50;10)" office:value-type="float" office:value="56.5341322860205" calcext:value-type="float">
            <text:p>56,5341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table:formula="of:=([.P485]*PI()/60)*(8*([.I485]^2) + 4*[.I485]*[.B485] + 3*([.B485]^2))" office:value-type="float" office:value="66455.345697824" calcext:value-type="float">
            <text:p>66455,35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27+6*RAND()" office:value-type="float" office:value="27.3307531813625" calcext:value-type="float">
            <text:p>27,3308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table:formula="of:=32+16*RAND()" office:value-type="float" office:value="45.9519192036241" calcext:value-type="float">
            <text:p>45,9519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table:formula="of:=COM.MICROSOFT.NORM.INV(RAND();50;10)" office:value-type="float" office:value="45.9580002888689" calcext:value-type="float">
            <text:p>45,9580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table:formula="of:=([.P486]*PI()/60)*(8*([.I486]^2) + 4*[.I486]*[.B486] + 3*([.B486]^2))" office:value-type="float" office:value="58130.6694835379" calcext:value-type="float">
            <text:p>58130,67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27+6*RAND()" office:value-type="float" office:value="31.2949146979954" calcext:value-type="float">
            <text:p>31,2949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32+16*RAND()" office:value-type="float" office:value="33.8598888907582" calcext:value-type="float">
            <text:p>33,8599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COM.MICROSOFT.NORM.INV(RAND();50;10)" office:value-type="float" office:value="40.0680045476586" calcext:value-type="float">
            <text:p>40,0680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table:formula="of:=([.P487]*PI()/60)*(8*([.I487]^2) + 4*[.I487]*[.B487] + 3*([.B487]^2))" office:value-type="float" office:value="34298.6844512592" calcext:value-type="float">
            <text:p>34298,68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27+6*RAND()" office:value-type="float" office:value="28.2808738800231" calcext:value-type="float">
            <text:p>28,2809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table:formula="of:=32+16*RAND()" office:value-type="float" office:value="44.9305792991072" calcext:value-type="float">
            <text:p>44,9306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table:formula="of:=COM.MICROSOFT.NORM.INV(RAND();50;10)" office:value-type="float" office:value="61.0348931435511" calcext:value-type="float">
            <text:p>61,0349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table:formula="of:=([.P488]*PI()/60)*(8*([.I488]^2) + 4*[.I488]*[.B488] + 3*([.B488]^2))" office:value-type="float" office:value="75523.2477396733" calcext:value-type="float">
            <text:p>75523,25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27+6*RAND()" office:value-type="float" office:value="29.3193982767407" calcext:value-type="float">
            <text:p>29,3194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table:formula="of:=32+16*RAND()" office:value-type="float" office:value="34.4013307299465" calcext:value-type="float">
            <text:p>34,4013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table:formula="of:=COM.MICROSOFT.NORM.INV(RAND();50;10)" office:value-type="float" office:value="54.734200855903" calcext:value-type="float">
            <text:p>54,7342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table:formula="of:=([.P489]*PI()/60)*(8*([.I489]^2) + 4*[.I489]*[.B489] + 3*([.B489]^2))" office:value-type="float" office:value="46086.1501533733" calcext:value-type="float">
            <text:p>46086,15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27+6*RAND()" office:value-type="float" office:value="27.6500595908146" calcext:value-type="float">
            <text:p>27,6501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table:formula="of:=32+16*RAND()" office:value-type="float" office:value="37.0309754852206" calcext:value-type="float">
            <text:p>37,0310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table:formula="of:=COM.MICROSOFT.NORM.INV(RAND();50;10)" office:value-type="float" office:value="44.8202213072079" calcext:value-type="float">
            <text:p>44,8202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table:formula="of:=([.P490]*PI()/60)*(8*([.I490]^2) + 4*[.I490]*[.B490] + 3*([.B490]^2))" office:value-type="float" office:value="40739.0843624999" calcext:value-type="float">
            <text:p>40739,08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27+6*RAND()" office:value-type="float" office:value="31.5601713324431" calcext:value-type="float">
            <text:p>31,5602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formula="of:=32+16*RAND()" office:value-type="float" office:value="34.3060064334422" calcext:value-type="float">
            <text:p>34,3060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formula="of:=COM.MICROSOFT.NORM.INV(RAND();50;10)" office:value-type="float" office:value="51.8518090123537" calcext:value-type="float">
            <text:p>51,8518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table:formula="of:=([.P491]*PI()/60)*(8*([.I491]^2) + 4*[.I491]*[.B491] + 3*([.B491]^2))" office:value-type="float" office:value="45432.4906837574" calcext:value-type="float">
            <text:p>45432,49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27+6*RAND()" office:value-type="float" office:value="32.4302885730285" calcext:value-type="float">
            <text:p>32,4303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table:formula="of:=32+16*RAND()" office:value-type="float" office:value="43.9050392080098" calcext:value-type="float">
            <text:p>43,9050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table:formula="of:=COM.MICROSOFT.NORM.INV(RAND();50;10)" office:value-type="float" office:value="53.1745879381024" calcext:value-type="float">
            <text:p>53,1746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table:formula="of:=([.P492]*PI()/60)*(8*([.I492]^2) + 4*[.I492]*[.B492] + 3*([.B492]^2))" office:value-type="float" office:value="67577.9157815035" calcext:value-type="float">
            <text:p>67577,92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27+6*RAND()" office:value-type="float" office:value="28.4187812379096" calcext:value-type="float">
            <text:p>28,4188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table:formula="of:=32+16*RAND()" office:value-type="float" office:value="45.7632499914616" calcext:value-type="float">
            <text:p>45,7632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table:formula="of:=COM.MICROSOFT.NORM.INV(RAND();50;10)" office:value-type="float" office:value="68.9590900493854" calcext:value-type="float">
            <text:p>68,9591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table:formula="of:=([.P493]*PI()/60)*(8*([.I493]^2) + 4*[.I493]*[.B493] + 3*([.B493]^2))" office:value-type="float" office:value="88025.8117936764" calcext:value-type="float">
            <text:p>88025,81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27+6*RAND()" office:value-type="float" office:value="30.1895205911715" calcext:value-type="float">
            <text:p>30,1895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table:formula="of:=32+16*RAND()" office:value-type="float" office:value="33.6827942077071" calcext:value-type="float">
            <text:p>33,6828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table:formula="of:=COM.MICROSOFT.NORM.INV(RAND();50;10)" office:value-type="float" office:value="41.9084491632536" calcext:value-type="float">
            <text:p>41,9084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table:formula="of:=([.P494]*PI()/60)*(8*([.I494]^2) + 4*[.I494]*[.B494] + 3*([.B494]^2))" office:value-type="float" office:value="34841.2928652174" calcext:value-type="float">
            <text:p>34841,29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27+6*RAND()" office:value-type="float" office:value="30.4651565852109" calcext:value-type="float">
            <text:p>30,4652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table:formula="of:=32+16*RAND()" office:value-type="float" office:value="42.0341959316283" calcext:value-type="float">
            <text:p>42,0342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table:formula="of:=COM.MICROSOFT.NORM.INV(RAND();50;10)" office:value-type="float" office:value="41.2496853761605" calcext:value-type="float">
            <text:p>41,2497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table:formula="of:=([.P495]*PI()/60)*(8*([.I495]^2) + 4*[.I495]*[.B495] + 3*([.B495]^2))" office:value-type="float" office:value="47606.2476021469" calcext:value-type="float">
            <text:p>47606,25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27+6*RAND()" office:value-type="float" office:value="32.7962159521412" calcext:value-type="float">
            <text:p>32,7962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table:formula="of:=32+16*RAND()" office:value-type="float" office:value="32.7630517017096" calcext:value-type="float">
            <text:p>32,7631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table:formula="of:=COM.MICROSOFT.NORM.INV(RAND();50;10)" office:value-type="float" office:value="59.9498832369305" calcext:value-type="float">
            <text:p>59,9499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table:formula="of:=([.P496]*PI()/60)*(8*([.I496]^2) + 4*[.I496]*[.B496] + 3*([.B496]^2))" office:value-type="float" office:value="50575.4764117783" calcext:value-type="float">
            <text:p>50575,48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27+6*RAND()" office:value-type="float" office:value="29.5096910165157" calcext:value-type="float">
            <text:p>29,5097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table:formula="of:=32+16*RAND()" office:value-type="float" office:value="34.0899341683835" calcext:value-type="float">
            <text:p>34,0899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table:formula="of:=COM.MICROSOFT.NORM.INV(RAND();50;10)" office:value-type="float" office:value="44.1296347108661" calcext:value-type="float">
            <text:p>44,1296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table:formula="of:=([.P497]*PI()/60)*(8*([.I497]^2) + 4*[.I497]*[.B497] + 3*([.B497]^2))" office:value-type="float" office:value="36816.0415707195" calcext:value-type="float">
            <text:p>36816,04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27+6*RAND()" office:value-type="float" office:value="32.7907227084506" calcext:value-type="float">
            <text:p>32,7907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table:formula="of:=32+16*RAND()" office:value-type="float" office:value="37.9748638998717" calcext:value-type="float">
            <text:p>37,9749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table:formula="of:=COM.MICROSOFT.NORM.INV(RAND();50;10)" office:value-type="float" office:value="50.8190290496831" calcext:value-type="float">
            <text:p>50,8190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table:formula="of:=([.P498]*PI()/60)*(8*([.I498]^2) + 4*[.I498]*[.B498] + 3*([.B498]^2))" office:value-type="float" office:value="52534.5412233693" calcext:value-type="float">
            <text:p>52534,54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27+6*RAND()" office:value-type="float" office:value="29.190745197935" calcext:value-type="float">
            <text:p>29,1907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table:formula="of:=32+16*RAND()" office:value-type="float" office:value="45.2850517164916" calcext:value-type="float">
            <text:p>45,2851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table:formula="of:=COM.MICROSOFT.NORM.INV(RAND();50;10)" office:value-type="float" office:value="61.544107955404" calcext:value-type="float">
            <text:p>61,5441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table:formula="of:=([.P499]*PI()/60)*(8*([.I499]^2) + 4*[.I499]*[.B499] + 3*([.B499]^2))" office:value-type="float" office:value="78143.5849293923" calcext:value-type="float">
            <text:p>78143,58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27+6*RAND()" office:value-type="float" office:value="32.773593998747" calcext:value-type="float">
            <text:p>32,7736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table:formula="of:=32+16*RAND()" office:value-type="float" office:value="43.3735951315612" calcext:value-type="float">
            <text:p>43,3736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table:formula="of:=COM.MICROSOFT.NORM.INV(RAND();50;10)" office:value-type="float" office:value="62.0775860961204" calcext:value-type="float">
            <text:p>62,0776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table:formula="of:=([.P500]*PI()/60)*(8*([.I500]^2) + 4*[.I500]*[.B500] + 3*([.B500]^2))" office:value-type="float" office:value="77874.1367250454" calcext:value-type="float">
            <text:p>77874,14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27+6*RAND()" office:value-type="float" office:value="32.7292604462709" calcext:value-type="float">
            <text:p>32,7293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table:formula="of:=32+16*RAND()" office:value-type="float" office:value="34.5702323522419" calcext:value-type="float">
            <text:p>34,5702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table:formula="of:=COM.MICROSOFT.NORM.INV(RAND();50;10)" office:value-type="float" office:value="46.2833891179554" calcext:value-type="float">
            <text:p>46,2834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table:formula="of:=([.P501]*PI()/60)*(8*([.I501]^2) + 4*[.I501]*[.B501] + 3*([.B501]^2))" office:value-type="float" office:value="41925.3066727698" calcext:value-type="float">
            <text:p>41925,31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27+6*RAND()" office:value-type="float" office:value="30.4295273052994" calcext:value-type="float">
            <text:p>30,4295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table:formula="of:=32+16*RAND()" office:value-type="float" office:value="40.6411664392799" calcext:value-type="float">
            <text:p>40,6412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table:formula="of:=COM.MICROSOFT.NORM.INV(RAND();50;10)" office:value-type="float" office:value="46.2729385908672" calcext:value-type="float">
            <text:p>46,2729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table:formula="of:=([.P502]*PI()/60)*(8*([.I502]^2) + 4*[.I502]*[.B502] + 3*([.B502]^2))" office:value-type="float" office:value="50730.1901816656" calcext:value-type="float">
            <text:p>50730,19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27+6*RAND()" office:value-type="float" office:value="29.7362646844704" calcext:value-type="float">
            <text:p>29,7363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formula="of:=32+16*RAND()" office:value-type="float" office:value="34.2798568103462" calcext:value-type="float">
            <text:p>34,2799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formula="of:=COM.MICROSOFT.NORM.INV(RAND();50;10)" office:value-type="float" office:value="53.7353126852302" calcext:value-type="float">
            <text:p>53,7353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table:formula="of:=([.P503]*PI()/60)*(8*([.I503]^2) + 4*[.I503]*[.B503] + 3*([.B503]^2))" office:value-type="float" office:value="45385.8376251925" calcext:value-type="float">
            <text:p>45385,84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27+6*RAND()" office:value-type="float" office:value="28.814083334757" calcext:value-type="float">
            <text:p>28,8141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table:formula="of:=32+16*RAND()" office:value-type="float" office:value="41.3304645773023" calcext:value-type="float">
            <text:p>41,3305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table:formula="of:=COM.MICROSOFT.NORM.INV(RAND();50;10)" office:value-type="float" office:value="47.2313502031086" calcext:value-type="float">
            <text:p>47,2314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table:formula="of:=([.P504]*PI()/60)*(8*([.I504]^2) + 4*[.I504]*[.B504] + 3*([.B504]^2))" office:value-type="float" office:value="51735.7655256435" calcext:value-type="float">
            <text:p>51735,77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27+6*RAND()" office:value-type="float" office:value="31.9260323422495" calcext:value-type="float">
            <text:p>31,9260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formula="of:=32+16*RAND()" office:value-type="float" office:value="36.5735239554197" calcext:value-type="float">
            <text:p>36,5735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formula="of:=COM.MICROSOFT.NORM.INV(RAND();50;10)" office:value-type="float" office:value="41.6383252029462" calcext:value-type="float">
            <text:p>41,6383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formula="of:=([.P505]*PI()/60)*(8*([.I505]^2) + 4*[.I505]*[.B505] + 3*([.B505]^2))" office:value-type="float" office:value="40179.3344818994" calcext:value-type="float">
            <text:p>40179,33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27+6*RAND()" office:value-type="float" office:value="32.0669019666966" calcext:value-type="float">
            <text:p>32,0669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table:formula="of:=32+16*RAND()" office:value-type="float" office:value="41.4441745076329" calcext:value-type="float">
            <text:p>41,4442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table:formula="of:=COM.MICROSOFT.NORM.INV(RAND();50;10)" office:value-type="float" office:value="53.3757963208798" calcext:value-type="float">
            <text:p>53,3758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table:formula="of:=([.P506]*PI()/60)*(8*([.I506]^2) + 4*[.I506]*[.B506] + 3*([.B506]^2))" office:value-type="float" office:value="61880.6887963131" calcext:value-type="float">
            <text:p>61880,69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27+6*RAND()" office:value-type="float" office:value="32.742102364311" calcext:value-type="float">
            <text:p>32,7421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table:formula="of:=32+16*RAND()" office:value-type="float" office:value="44.560144064948" calcext:value-type="float">
            <text:p>44,5601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table:formula="of:=COM.MICROSOFT.NORM.INV(RAND();50;10)" office:value-type="float" office:value="39.3333276932235" calcext:value-type="float">
            <text:p>39,3333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table:formula="of:=([.P507]*PI()/60)*(8*([.I507]^2) + 4*[.I507]*[.B507] + 3*([.B507]^2))" office:value-type="float" office:value="51357.3723402364" calcext:value-type="float">
            <text:p>51357,37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27+6*RAND()" office:value-type="float" office:value="27.5521098438185" calcext:value-type="float">
            <text:p>27,5521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table:formula="of:=32+16*RAND()" office:value-type="float" office:value="36.113947885111" calcext:value-type="float">
            <text:p>36,1139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table:formula="of:=COM.MICROSOFT.NORM.INV(RAND();50;10)" office:value-type="float" office:value="39.407604063623" calcext:value-type="float">
            <text:p>39,4076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table:formula="of:=([.P508]*PI()/60)*(8*([.I508]^2) + 4*[.I508]*[.B508] + 3*([.B508]^2))" office:value-type="float" office:value="34440.1527171009" calcext:value-type="float">
            <text:p>34440,15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27+6*RAND()" office:value-type="float" office:value="28.0393309684005" calcext:value-type="float">
            <text:p>28,0393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table:formula="of:=32+16*RAND()" office:value-type="float" office:value="35.9457987751812" calcext:value-type="float">
            <text:p>35,9458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table:formula="of:=COM.MICROSOFT.NORM.INV(RAND();50;10)" office:value-type="float" office:value="62.0272827314624" calcext:value-type="float">
            <text:p>62,0273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table:formula="of:=([.P509]*PI()/60)*(8*([.I509]^2) + 4*[.I509]*[.B509] + 3*([.B509]^2))" office:value-type="float" office:value="54324.9639361979" calcext:value-type="float">
            <text:p>54324,96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27+6*RAND()" office:value-type="float" office:value="28.6988259509671" calcext:value-type="float">
            <text:p>28,6988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table:formula="of:=32+16*RAND()" office:value-type="float" office:value="33.343672407791" calcext:value-type="float">
            <text:p>33,3437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table:formula="of:=COM.MICROSOFT.NORM.INV(RAND();50;10)" office:value-type="float" office:value="24.4098910814904" calcext:value-type="float">
            <text:p>24,4099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table:formula="of:=([.P510]*PI()/60)*(8*([.I510]^2) + 4*[.I510]*[.B510] + 3*([.B510]^2))" office:value-type="float" office:value="19418.1167779344" calcext:value-type="float">
            <text:p>19418,12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27+6*RAND()" office:value-type="float" office:value="27.9154660084751" calcext:value-type="float">
            <text:p>27,9155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table:formula="of:=32+16*RAND()" office:value-type="float" office:value="36.2988215442747" calcext:value-type="float">
            <text:p>36,2988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table:formula="of:=COM.MICROSOFT.NORM.INV(RAND();50;10)" office:value-type="float" office:value="43.9066364328724" calcext:value-type="float">
            <text:p>43,9066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table:formula="of:=([.P511]*PI()/60)*(8*([.I511]^2) + 4*[.I511]*[.B511] + 3*([.B511]^2))" office:value-type="float" office:value="38925.4091989413" calcext:value-type="float">
            <text:p>38925,41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27+6*RAND()" office:value-type="float" office:value="29.3246697813738" calcext:value-type="float">
            <text:p>29,3247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table:formula="of:=32+16*RAND()" office:value-type="float" office:value="38.7737777400762" calcext:value-type="float">
            <text:p>38,7738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table:formula="of:=COM.MICROSOFT.NORM.INV(RAND();50;10)" office:value-type="float" office:value="48.2185268175968" calcext:value-type="float">
            <text:p>48,2185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table:formula="of:=([.P512]*PI()/60)*(8*([.I512]^2) + 4*[.I512]*[.B512] + 3*([.B512]^2))" office:value-type="float" office:value="48361.3632348523" calcext:value-type="float">
            <text:p>48361,36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27+6*RAND()" office:value-type="float" office:value="28.7206132176798" calcext:value-type="float">
            <text:p>28,7206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table:formula="of:=32+16*RAND()" office:value-type="float" office:value="38.9786089193076" calcext:value-type="float">
            <text:p>38,9786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table:formula="of:=COM.MICROSOFT.NORM.INV(RAND();50;10)" office:value-type="float" office:value="28.6240883162526" calcext:value-type="float">
            <text:p>28,6241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table:formula="of:=([.P513]*PI()/60)*(8*([.I513]^2) + 4*[.I513]*[.B513] + 3*([.B513]^2))" office:value-type="float" office:value="28637.0398391068" calcext:value-type="float">
            <text:p>28637,04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27+6*RAND()" office:value-type="float" office:value="31.9906540650409" calcext:value-type="float">
            <text:p>31,9907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table:formula="of:=32+16*RAND()" office:value-type="float" office:value="45.1337180342525" calcext:value-type="float">
            <text:p>45,1337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table:formula="of:=COM.MICROSOFT.NORM.INV(RAND();50;10)" office:value-type="float" office:value="41.0206641504041" calcext:value-type="float">
            <text:p>41,0207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table:formula="of:=([.P514]*PI()/60)*(8*([.I514]^2) + 4*[.I514]*[.B514] + 3*([.B514]^2))" office:value-type="float" office:value="54001.0337396499" calcext:value-type="float">
            <text:p>54001,03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27+6*RAND()" office:value-type="float" office:value="32.5380535174627" calcext:value-type="float">
            <text:p>32,5381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table:formula="of:=32+16*RAND()" office:value-type="float" office:value="32.4750348944217" calcext:value-type="float">
            <text:p>32,4750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table:formula="of:=COM.MICROSOFT.NORM.INV(RAND();50;10)" office:value-type="float" office:value="48.5220488485211" calcext:value-type="float">
            <text:p>48,5220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table:formula="of:=([.P515]*PI()/60)*(8*([.I515]^2) + 4*[.I515]*[.B515] + 3*([.B515]^2))" office:value-type="float" office:value="40242.9739932965" calcext:value-type="float">
            <text:p>40242,97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27+6*RAND()" office:value-type="float" office:value="27.403599291807" calcext:value-type="float">
            <text:p>27,4036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table:formula="of:=32+16*RAND()" office:value-type="float" office:value="32.0984274949878" calcext:value-type="float">
            <text:p>32,0984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table:formula="of:=COM.MICROSOFT.NORM.INV(RAND();50;10)" office:value-type="float" office:value="60.2560237908437" calcext:value-type="float">
            <text:p>60,2560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table:formula="of:=([.P516]*PI()/60)*(8*([.I516]^2) + 4*[.I516]*[.B516] + 3*([.B516]^2))" office:value-type="float" office:value="44213.492192549" calcext:value-type="float">
            <text:p>44213,49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27+6*RAND()" office:value-type="float" office:value="30.4042492650915" calcext:value-type="float">
            <text:p>30,4042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table:formula="of:=32+16*RAND()" office:value-type="float" office:value="40.1767008174211" calcext:value-type="float">
            <text:p>40,1767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table:formula="of:=COM.MICROSOFT.NORM.INV(RAND();50;10)" office:value-type="float" office:value="59.6500115923569" calcext:value-type="float">
            <text:p>59,6500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table:formula="of:=([.P517]*PI()/60)*(8*([.I517]^2) + 4*[.I517]*[.B517] + 3*([.B517]^2))" office:value-type="float" office:value="64254.2384371076" calcext:value-type="float">
            <text:p>64254,24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27+6*RAND()" office:value-type="float" office:value="27.0620705473702" calcext:value-type="float">
            <text:p>27,0621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table:formula="of:=32+16*RAND()" office:value-type="float" office:value="45.3305748607963" calcext:value-type="float">
            <text:p>45,3306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table:formula="of:=COM.MICROSOFT.NORM.INV(RAND();50;10)" office:value-type="float" office:value="36.2790030834348" calcext:value-type="float">
            <text:p>36,2790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table:formula="of:=([.P518]*PI()/60)*(8*([.I518]^2) + 4*[.I518]*[.B518] + 3*([.B518]^2))" office:value-type="float" office:value="44721.2718136076" calcext:value-type="float">
            <text:p>44721,27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27+6*RAND()" office:value-type="float" office:value="27.6989708233159" calcext:value-type="float">
            <text:p>27,6990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table:formula="of:=32+16*RAND()" office:value-type="float" office:value="37.8353146854788" calcext:value-type="float">
            <text:p>37,8353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table:formula="of:=COM.MICROSOFT.NORM.INV(RAND();50;10)" office:value-type="float" office:value="38.6817228086838" calcext:value-type="float">
            <text:p>38,6817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table:formula="of:=([.P519]*PI()/60)*(8*([.I519]^2) + 4*[.I519]*[.B519] + 3*([.B519]^2))" office:value-type="float" office:value="36346.8581219616" calcext:value-type="float">
            <text:p>36346,86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27+6*RAND()" office:value-type="float" office:value="29.5222092813347" calcext:value-type="float">
            <text:p>29,5222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table:formula="of:=32+16*RAND()" office:value-type="float" office:value="44.7614069823176" calcext:value-type="float">
            <text:p>44,7614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table:formula="of:=COM.MICROSOFT.NORM.INV(RAND();50;10)" office:value-type="float" office:value="38.9973507621038" calcext:value-type="float">
            <text:p>38,9974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table:formula="of:=([.P520]*PI()/60)*(8*([.I520]^2) + 4*[.I520]*[.B520] + 3*([.B520]^2))" office:value-type="float" office:value="48860.8958035853" calcext:value-type="float">
            <text:p>48860,90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27+6*RAND()" office:value-type="float" office:value="32.7229288474191" calcext:value-type="float">
            <text:p>32,7229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table:formula="of:=32+16*RAND()" office:value-type="float" office:value="34.8593374993652" calcext:value-type="float">
            <text:p>34,8593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table:formula="of:=COM.MICROSOFT.NORM.INV(RAND();50;10)" office:value-type="float" office:value="60.8631958689853" calcext:value-type="float">
            <text:p>60,8632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table:formula="of:=([.P521]*PI()/60)*(8*([.I521]^2) + 4*[.I521]*[.B521] + 3*([.B521]^2))" office:value-type="float" office:value="55757.8406181333" calcext:value-type="float">
            <text:p>55757,84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27+6*RAND()" office:value-type="float" office:value="28.9888301712926" calcext:value-type="float">
            <text:p>28,9888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table:formula="of:=32+16*RAND()" office:value-type="float" office:value="39.1690544690937" calcext:value-type="float">
            <text:p>39,1691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table:formula="of:=COM.MICROSOFT.NORM.INV(RAND();50;10)" office:value-type="float" office:value="47.2112833130014" calcext:value-type="float">
            <text:p>47,2113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table:formula="of:=([.P522]*PI()/60)*(8*([.I522]^2) + 4*[.I522]*[.B522] + 3*([.B522]^2))" office:value-type="float" office:value="47799.7190223997" calcext:value-type="float">
            <text:p>47799,72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27+6*RAND()" office:value-type="float" office:value="30.3934888977092" calcext:value-type="float">
            <text:p>30,3935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table:formula="of:=32+16*RAND()" office:value-type="float" office:value="40.4604044724256" calcext:value-type="float">
            <text:p>40,4604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table:formula="of:=COM.MICROSOFT.NORM.INV(RAND();50;10)" office:value-type="float" office:value="39.6087492959764" calcext:value-type="float">
            <text:p>39,6087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table:formula="of:=([.P523]*PI()/60)*(8*([.I523]^2) + 4*[.I523]*[.B523] + 3*([.B523]^2))" office:value-type="float" office:value="43109.4778290959" calcext:value-type="float">
            <text:p>43109,48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27+6*RAND()" office:value-type="float" office:value="30.5749314932618" calcext:value-type="float">
            <text:p>30,5749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table:formula="of:=32+16*RAND()" office:value-type="float" office:value="36.7299332413822" calcext:value-type="float">
            <text:p>36,7299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table:formula="of:=COM.MICROSOFT.NORM.INV(RAND();50;10)" office:value-type="float" office:value="45.8051706814024" calcext:value-type="float">
            <text:p>45,8052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table:formula="of:=([.P524]*PI()/60)*(8*([.I524]^2) + 4*[.I524]*[.B524] + 3*([.B524]^2))" office:value-type="float" office:value="43384.3950477726" calcext:value-type="float">
            <text:p>43384,4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27+6*RAND()" office:value-type="float" office:value="32.2203166654799" calcext:value-type="float">
            <text:p>32,2203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32+16*RAND()" office:value-type="float" office:value="40.4094712007791" calcext:value-type="float">
            <text:p>40,4095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COM.MICROSOFT.NORM.INV(RAND();50;10)" office:value-type="float" office:value="36.5275366271006" calcext:value-type="float">
            <text:p>36,5275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([.P525]*PI()/60)*(8*([.I525]^2) + 4*[.I525]*[.B525] + 3*([.B525]^2))" office:value-type="float" office:value="40902.1365038351" calcext:value-type="float">
            <text:p>40902,14</text:p>
          </table:table-cell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27+6*RAND()" office:value-type="float" office:value="31.6029218269978" calcext:value-type="float">
            <text:p>31,6029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table:formula="of:=32+16*RAND()" office:value-type="float" office:value="37.9138448368758" calcext:value-type="float">
            <text:p>37,9138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table:formula="of:=COM.MICROSOFT.NORM.INV(RAND();50;10)" office:value-type="float" office:value="55.9821833360633" calcext:value-type="float">
            <text:p>55,9822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table:formula="of:=([.P526]*PI()/60)*(8*([.I526]^2) + 4*[.I526]*[.B526] + 3*([.B526]^2))" office:value-type="float" office:value="56539.3232258539" calcext:value-type="float">
            <text:p>56539,32</text:p>
          </table:table-cell>
          <table:table-cell table:number-columns-repeated="10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27+6*RAND()" office:value-type="float" office:value="31.3658171568532" calcext:value-type="float">
            <text:p>31,3658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table:formula="of:=32+16*RAND()" office:value-type="float" office:value="45.8110653217882" calcext:value-type="float">
            <text:p>45,8111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table:formula="of:=COM.MICROSOFT.NORM.INV(RAND();50;10)" office:value-type="float" office:value="22.8895595291492" calcext:value-type="float">
            <text:p>22,8896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table:formula="of:=([.P527]*PI()/60)*(8*([.I527]^2) + 4*[.I527]*[.B527] + 3*([.B527]^2))" office:value-type="float" office:value="30547.5631907993" calcext:value-type="float">
            <text:p>30547,56</text:p>
          </table:table-cell>
          <table:table-cell table:number-columns-repeated="10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27+6*RAND()" office:value-type="float" office:value="32.8504022990819" calcext:value-type="float">
            <text:p>32,8504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table:formula="of:=32+16*RAND()" office:value-type="float" office:value="43.861261183396" calcext:value-type="float">
            <text:p>43,8613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table:formula="of:=COM.MICROSOFT.NORM.INV(RAND();50;10)" office:value-type="float" office:value="53.8346733744037" calcext:value-type="float">
            <text:p>53,8347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table:formula="of:=([.P528]*PI()/60)*(8*([.I528]^2) + 4*[.I528]*[.B528] + 3*([.B528]^2))" office:value-type="float" office:value="68753.8275256318" calcext:value-type="float">
            <text:p>68753,83</text:p>
          </table:table-cell>
          <table:table-cell table:number-columns-repeated="10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27+6*RAND()" office:value-type="float" office:value="28.4133431848604" calcext:value-type="float">
            <text:p>28,4133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formula="of:=32+16*RAND()" office:value-type="float" office:value="42.1094318348914" calcext:value-type="float">
            <text:p>42,1094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formula="of:=COM.MICROSOFT.NORM.INV(RAND();50;10)" office:value-type="float" office:value="58.5339191352909" calcext:value-type="float">
            <text:p>58,5339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formula="of:=([.P529]*PI()/60)*(8*([.I529]^2) + 4*[.I529]*[.B529] + 3*([.B529]^2))" office:value-type="float" office:value="65567.3151206292" calcext:value-type="float">
            <text:p>65567,32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27+6*RAND()" office:value-type="float" office:value="27.2403612860944" calcext:value-type="float">
            <text:p>27,2404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table:formula="of:=32+16*RAND()" office:value-type="float" office:value="40.0670388843864" calcext:value-type="float">
            <text:p>40,0670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table:formula="of:=COM.MICROSOFT.NORM.INV(RAND();50;10)" office:value-type="float" office:value="46.2623307444699" calcext:value-type="float">
            <text:p>46,2623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table:formula="of:=([.P530]*PI()/60)*(8*([.I530]^2) + 4*[.I530]*[.B530] + 3*([.B530]^2))" office:value-type="float" office:value="47076.7578685991" calcext:value-type="float">
            <text:p>47076,76</text:p>
          </table:table-cell>
          <table:table-cell table:number-columns-repeated="10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27+6*RAND()" office:value-type="float" office:value="28.8916806753259" calcext:value-type="float">
            <text:p>28,8917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table:formula="of:=32+16*RAND()" office:value-type="float" office:value="39.4238504152745" calcext:value-type="float">
            <text:p>39,4239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table:formula="of:=COM.MICROSOFT.NORM.INV(RAND();50;10)" office:value-type="float" office:value="36.1804307732781" calcext:value-type="float">
            <text:p>36,1804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table:formula="of:=([.P531]*PI()/60)*(8*([.I531]^2) + 4*[.I531]*[.B531] + 3*([.B531]^2))" office:value-type="float" office:value="36929.8556365963" calcext:value-type="float">
            <text:p>36929,86</text:p>
          </table:table-cell>
          <table:table-cell table:number-columns-repeated="10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27+6*RAND()" office:value-type="float" office:value="31.3865579513367" calcext:value-type="float">
            <text:p>31,3866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table:formula="of:=32+16*RAND()" office:value-type="float" office:value="34.9613576699048" calcext:value-type="float">
            <text:p>34,9614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table:formula="of:=COM.MICROSOFT.NORM.INV(RAND();50;10)" office:value-type="float" office:value="42.113533567336" calcext:value-type="float">
            <text:p>42,1135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table:formula="of:=([.P532]*PI()/60)*(8*([.I532]^2) + 4*[.I532]*[.B532] + 3*([.B532]^2))" office:value-type="float" office:value="37757.2045221318" calcext:value-type="float">
            <text:p>37757,20</text:p>
          </table:table-cell>
          <table:table-cell table:number-columns-repeated="10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27+6*RAND()" office:value-type="float" office:value="30.6312019906472" calcext:value-type="float">
            <text:p>30,6312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table:formula="of:=32+16*RAND()" office:value-type="float" office:value="41.3762471657246" calcext:value-type="float">
            <text:p>41,3762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table:formula="of:=COM.MICROSOFT.NORM.INV(RAND();50;10)" office:value-type="float" office:value="55.1944895621207" calcext:value-type="float">
            <text:p>55,1945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table:formula="of:=([.P533]*PI()/60)*(8*([.I533]^2) + 4*[.I533]*[.B533] + 3*([.B533]^2))" office:value-type="float" office:value="62366.792764293" calcext:value-type="float">
            <text:p>62366,79</text:p>
          </table:table-cell>
          <table:table-cell table:number-columns-repeated="10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27+6*RAND()" office:value-type="float" office:value="28.3741954739671" calcext:value-type="float">
            <text:p>28,3742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table:formula="of:=32+16*RAND()" office:value-type="float" office:value="37.6878400463611" calcext:value-type="float">
            <text:p>37,6878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table:formula="of:=COM.MICROSOFT.NORM.INV(RAND();50;10)" office:value-type="float" office:value="38.3256461650579" calcext:value-type="float">
            <text:p>38,3256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table:formula="of:=([.P534]*PI()/60)*(8*([.I534]^2) + 4*[.I534]*[.B534] + 3*([.B534]^2))" office:value-type="float" office:value="36232.8848441239" calcext:value-type="float">
            <text:p>36232,88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27+6*RAND()" office:value-type="float" office:value="28.7831049759407" calcext:value-type="float">
            <text:p>28,7831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table:formula="of:=32+16*RAND()" office:value-type="float" office:value="45.0149932298809" calcext:value-type="float">
            <text:p>45,0150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table:formula="of:=COM.MICROSOFT.NORM.INV(RAND();50;10)" office:value-type="float" office:value="53.0404379999876" calcext:value-type="float">
            <text:p>53,0404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table:formula="of:=([.P535]*PI()/60)*(8*([.I535]^2) + 4*[.I535]*[.B535] + 3*([.B535]^2))" office:value-type="float" office:value="66316.2162962281" calcext:value-type="float">
            <text:p>66316,22</text:p>
          </table:table-cell>
          <table:table-cell table:number-columns-repeated="10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27+6*RAND()" office:value-type="float" office:value="32.6531635026913" calcext:value-type="float">
            <text:p>32,6532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table:formula="of:=32+16*RAND()" office:value-type="float" office:value="35.8955271299928" calcext:value-type="float">
            <text:p>35,8955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table:formula="of:=COM.MICROSOFT.NORM.INV(RAND();50;10)" office:value-type="float" office:value="65.9702000503781" calcext:value-type="float">
            <text:p>65,9702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table:formula="of:=([.P536]*PI()/60)*(8*([.I536]^2) + 4*[.I536]*[.B536] + 3*([.B536]^2))" office:value-type="float" office:value="62849.0446753896" calcext:value-type="float">
            <text:p>62849,04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27+6*RAND()" office:value-type="float" office:value="29.2951646356378" calcext:value-type="float">
            <text:p>29,2952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table:formula="of:=32+16*RAND()" office:value-type="float" office:value="46.4227649625391" calcext:value-type="float">
            <text:p>46,4228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table:formula="of:=COM.MICROSOFT.NORM.INV(RAND();50;10)" office:value-type="float" office:value="56.199711016984" calcext:value-type="float">
            <text:p>56,1997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table:formula="of:=([.P537]*PI()/60)*(8*([.I537]^2) + 4*[.I537]*[.B537] + 3*([.B537]^2))" office:value-type="float" office:value="74315.7771926875" calcext:value-type="float">
            <text:p>74315,78</text:p>
          </table:table-cell>
          <table:table-cell table:number-columns-repeated="10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27+6*RAND()" office:value-type="float" office:value="30.1210161584895" calcext:value-type="float">
            <text:p>30,1210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table:formula="of:=32+16*RAND()" office:value-type="float" office:value="43.3663974571973" calcext:value-type="float">
            <text:p>43,3664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table:formula="of:=COM.MICROSOFT.NORM.INV(RAND();50;10)" office:value-type="float" office:value="64.9183912765299" calcext:value-type="float">
            <text:p>64,9184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table:formula="of:=([.P538]*PI()/60)*(8*([.I538]^2) + 4*[.I538]*[.B538] + 3*([.B538]^2))" office:value-type="float" office:value="78152.3476833041" calcext:value-type="float">
            <text:p>78152,35</text:p>
          </table:table-cell>
          <table:table-cell table:number-columns-repeated="10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27+6*RAND()" office:value-type="float" office:value="31.3158735225443" calcext:value-type="float">
            <text:p>31,3159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table:formula="of:=32+16*RAND()" office:value-type="float" office:value="47.4606312122196" calcext:value-type="float">
            <text:p>47,4606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table:formula="of:=COM.MICROSOFT.NORM.INV(RAND();50;10)" office:value-type="float" office:value="61.0267727875061" calcext:value-type="float">
            <text:p>61,0268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table:formula="of:=([.P539]*PI()/60)*(8*([.I539]^2) + 4*[.I539]*[.B539] + 3*([.B539]^2))" office:value-type="float" office:value="85978.1294100551" calcext:value-type="float">
            <text:p>85978,13</text:p>
          </table:table-cell>
          <table:table-cell table:number-columns-repeated="10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27+6*RAND()" office:value-type="float" office:value="32.8820793607738" calcext:value-type="float">
            <text:p>32,8821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table:formula="of:=32+16*RAND()" office:value-type="float" office:value="46.4789758753032" calcext:value-type="float">
            <text:p>46,4790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table:formula="of:=COM.MICROSOFT.NORM.INV(RAND();50;10)" office:value-type="float" office:value="49.7417818861998" calcext:value-type="float">
            <text:p>49,7418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table:formula="of:=([.P540]*PI()/60)*(8*([.I540]^2) + 4*[.I540]*[.B540] + 3*([.B540]^2))" office:value-type="float" office:value="69381.500995434" calcext:value-type="float">
            <text:p>69381,50</text:p>
          </table:table-cell>
          <table:table-cell table:number-columns-repeated="10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27+6*RAND()" office:value-type="float" office:value="28.2196403767448" calcext:value-type="float">
            <text:p>28,2196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table:formula="of:=32+16*RAND()" office:value-type="float" office:value="40.6951079238206" calcext:value-type="float">
            <text:p>40,6951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table:formula="of:=COM.MICROSOFT.NORM.INV(RAND();50;10)" office:value-type="float" office:value="45.5518824764229" calcext:value-type="float">
            <text:p>45,5519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table:formula="of:=([.P541]*PI()/60)*(8*([.I541]^2) + 4*[.I541]*[.B541] + 3*([.B541]^2))" office:value-type="float" office:value="48253.6917305576" calcext:value-type="float">
            <text:p>48253,69</text:p>
          </table:table-cell>
          <table:table-cell table:number-columns-repeated="10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27+6*RAND()" office:value-type="float" office:value="30.9021584114525" calcext:value-type="float">
            <text:p>30,9022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table:formula="of:=32+16*RAND()" office:value-type="float" office:value="36.7161305639893" calcext:value-type="float">
            <text:p>36,7161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table:formula="of:=COM.MICROSOFT.NORM.INV(RAND();50;10)" office:value-type="float" office:value="39.7023986963855" calcext:value-type="float">
            <text:p>39,7024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table:formula="of:=([.P542]*PI()/60)*(8*([.I542]^2) + 4*[.I542]*[.B542] + 3*([.B542]^2))" office:value-type="float" office:value="37809.1443058112" calcext:value-type="float">
            <text:p>37809,14</text:p>
          </table:table-cell>
          <table:table-cell table:number-columns-repeated="10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27+6*RAND()" office:value-type="float" office:value="32.2007769292686" calcext:value-type="float">
            <text:p>32,2008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table:formula="of:=32+16*RAND()" office:value-type="float" office:value="44.7226742040366" calcext:value-type="float">
            <text:p>44,7227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table:formula="of:=COM.MICROSOFT.NORM.INV(RAND();50;10)" office:value-type="float" office:value="60.1529186910243" calcext:value-type="float">
            <text:p>60,1529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table:formula="of:=([.P543]*PI()/60)*(8*([.I543]^2) + 4*[.I543]*[.B543] + 3*([.B543]^2))" office:value-type="float" office:value="78336.9329235882" calcext:value-type="float">
            <text:p>78336,93</text:p>
          </table:table-cell>
          <table:table-cell table:number-columns-repeated="10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27+6*RAND()" office:value-type="float" office:value="27.984259739751" calcext:value-type="float">
            <text:p>27,9843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table:formula="of:=32+16*RAND()" office:value-type="float" office:value="40.3078888747841" calcext:value-type="float">
            <text:p>40,3079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table:formula="of:=COM.MICROSOFT.NORM.INV(RAND();50;10)" office:value-type="float" office:value="54.3076504335607" calcext:value-type="float">
            <text:p>54,3077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table:formula="of:=([.P544]*PI()/60)*(8*([.I544]^2) + 4*[.I544]*[.B544] + 3*([.B544]^2))" office:value-type="float" office:value="56470.2100782805" calcext:value-type="float">
            <text:p>56470,21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27+6*RAND()" office:value-type="float" office:value="32.7392019799445" calcext:value-type="float">
            <text:p>32,7392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table:formula="of:=32+16*RAND()" office:value-type="float" office:value="43.0882628355175" calcext:value-type="float">
            <text:p>43,0883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table:formula="of:=COM.MICROSOFT.NORM.INV(RAND();50;10)" office:value-type="float" office:value="43.4362145498405" calcext:value-type="float">
            <text:p>43,4362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table:formula="of:=([.P545]*PI()/60)*(8*([.I545]^2) + 4*[.I545]*[.B545] + 3*([.B545]^2))" office:value-type="float" office:value="53926.4040813553" calcext:value-type="float">
            <text:p>53926,40</text:p>
          </table:table-cell>
          <table:table-cell table:number-columns-repeated="10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27+6*RAND()" office:value-type="float" office:value="27.1135838411283" calcext:value-type="float">
            <text:p>27,1136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table:formula="of:=32+16*RAND()" office:value-type="float" office:value="45.4891527611762" calcext:value-type="float">
            <text:p>45,4892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table:formula="of:=COM.MICROSOFT.NORM.INV(RAND();50;10)" office:value-type="float" office:value="45.1026425531755" calcext:value-type="float">
            <text:p>45,1026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table:formula="of:=([.P546]*PI()/60)*(8*([.I546]^2) + 4*[.I546]*[.B546] + 3*([.B546]^2))" office:value-type="float" office:value="55952.7432973321" calcext:value-type="float">
            <text:p>55952,74</text:p>
          </table:table-cell>
          <table:table-cell table:number-columns-repeated="10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27+6*RAND()" office:value-type="float" office:value="28.2596582144033" calcext:value-type="float">
            <text:p>28,2597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table:formula="of:=32+16*RAND()" office:value-type="float" office:value="36.5477640237659" calcext:value-type="float">
            <text:p>36,5478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table:formula="of:=COM.MICROSOFT.NORM.INV(RAND();50;10)" office:value-type="float" office:value="53.0377984409256" calcext:value-type="float">
            <text:p>53,0378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table:formula="of:=([.P547]*PI()/60)*(8*([.I547]^2) + 4*[.I547]*[.B547] + 3*([.B547]^2))" office:value-type="float" office:value="47801.5362821485" calcext:value-type="float">
            <text:p>47801,54</text:p>
          </table:table-cell>
          <table:table-cell table:number-columns-repeated="10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27+6*RAND()" office:value-type="float" office:value="29.851743954001" calcext:value-type="float">
            <text:p>29,8517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table:formula="of:=32+16*RAND()" office:value-type="float" office:value="36.0167631637305" calcext:value-type="float">
            <text:p>36,0168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table:formula="of:=COM.MICROSOFT.NORM.INV(RAND();50;10)" office:value-type="float" office:value="73.7439102277852" calcext:value-type="float">
            <text:p>73,7439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table:formula="of:=([.P548]*PI()/60)*(8*([.I548]^2) + 4*[.I548]*[.B548] + 3*([.B548]^2))" office:value-type="float" office:value="66998.7308155812" calcext:value-type="float">
            <text:p>66998,73</text:p>
          </table:table-cell>
          <table:table-cell table:number-columns-repeated="10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27+6*RAND()" office:value-type="float" office:value="32.2687979133334" calcext:value-type="float">
            <text:p>32,2688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table:formula="of:=32+16*RAND()" office:value-type="float" office:value="39.66371855326" calcext:value-type="float">
            <text:p>39,6637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table:formula="of:=COM.MICROSOFT.NORM.INV(RAND();50;10)" office:value-type="float" office:value="68.3754176842564" calcext:value-type="float">
            <text:p>68,3754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table:formula="of:=([.P549]*PI()/60)*(8*([.I549]^2) + 4*[.I549]*[.B549] + 3*([.B549]^2))" office:value-type="float" office:value="74570.8995583655" calcext:value-type="float">
            <text:p>74570,90</text:p>
          </table:table-cell>
          <table:table-cell table:number-columns-repeated="10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27+6*RAND()" office:value-type="float" office:value="27.6717381302733" calcext:value-type="float">
            <text:p>27,6717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table:formula="of:=32+16*RAND()" office:value-type="float" office:value="35.4019323009998" calcext:value-type="float">
            <text:p>35,4019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table:formula="of:=COM.MICROSOFT.NORM.INV(RAND();50;10)" office:value-type="float" office:value="70.527290655404" calcext:value-type="float">
            <text:p>70,5273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table:formula="of:=([.P550]*PI()/60)*(8*([.I550]^2) + 4*[.I550]*[.B550] + 3*([.B550]^2))" office:value-type="float" office:value="59978.7644442146" calcext:value-type="float">
            <text:p>59978,76</text:p>
          </table:table-cell>
          <table:table-cell table:number-columns-repeated="10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27+6*RAND()" office:value-type="float" office:value="32.5809281256516" calcext:value-type="float">
            <text:p>32,5809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table:formula="of:=32+16*RAND()" office:value-type="float" office:value="46.0168766025454" calcext:value-type="float">
            <text:p>46,0169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table:formula="of:=COM.MICROSOFT.NORM.INV(RAND();50;10)" office:value-type="float" office:value="46.2118507979521" calcext:value-type="float">
            <text:p>46,2119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table:formula="of:=([.P551]*PI()/60)*(8*([.I551]^2) + 4*[.I551]*[.B551] + 3*([.B551]^2))" office:value-type="float" office:value="63206.1705574993" calcext:value-type="float">
            <text:p>63206,17</text:p>
          </table:table-cell>
          <table:table-cell table:number-columns-repeated="10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27+6*RAND()" office:value-type="float" office:value="30.9806418742519" calcext:value-type="float">
            <text:p>30,9806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table:formula="of:=32+16*RAND()" office:value-type="float" office:value="41.736714689061" calcext:value-type="float">
            <text:p>41,7367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table:formula="of:=COM.MICROSOFT.NORM.INV(RAND();50;10)" office:value-type="float" office:value="60.8221576405394" calcext:value-type="float">
            <text:p>60,8222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table:formula="of:=([.P552]*PI()/60)*(8*([.I552]^2) + 4*[.I552]*[.B552] + 3*([.B552]^2))" office:value-type="float" office:value="70021.1675651022" calcext:value-type="float">
            <text:p>70021,17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27+6*RAND()" office:value-type="float" office:value="30.0095587607939" calcext:value-type="float">
            <text:p>30,0096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table:formula="of:=32+16*RAND()" office:value-type="float" office:value="33.5714685376734" calcext:value-type="float">
            <text:p>33,5715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table:formula="of:=COM.MICROSOFT.NORM.INV(RAND();50;10)" office:value-type="float" office:value="56.3900002223249" calcext:value-type="float">
            <text:p>56,3900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table:formula="of:=([.P553]*PI()/60)*(8*([.I553]^2) + 4*[.I553]*[.B553] + 3*([.B553]^2))" office:value-type="float" office:value="46496.9170154439" calcext:value-type="float">
            <text:p>46496,92</text:p>
          </table:table-cell>
          <table:table-cell table:number-columns-repeated="10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27+6*RAND()" office:value-type="float" office:value="28.6717962424736" calcext:value-type="float">
            <text:p>28,6718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table:formula="of:=32+16*RAND()" office:value-type="float" office:value="46.5893997307867" calcext:value-type="float">
            <text:p>46,5894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table:formula="of:=COM.MICROSOFT.NORM.INV(RAND();50;10)" office:value-type="float" office:value="45.6533497883311" calcext:value-type="float">
            <text:p>45,6533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table:formula="of:=([.P554]*PI()/60)*(8*([.I554]^2) + 4*[.I554]*[.B554] + 3*([.B554]^2))" office:value-type="float" office:value="60176.0257295244" calcext:value-type="float">
            <text:p>60176,03</text:p>
          </table:table-cell>
          <table:table-cell table:number-columns-repeated="10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27+6*RAND()" office:value-type="float" office:value="31.3291465763468" calcext:value-type="float">
            <text:p>31,3291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table:formula="of:=32+16*RAND()" office:value-type="float" office:value="40.8514501582831" calcext:value-type="float">
            <text:p>40,8515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table:formula="of:=COM.MICROSOFT.NORM.INV(RAND();50;10)" office:value-type="float" office:value="41.2321226468075" calcext:value-type="float">
            <text:p>41,2321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table:formula="of:=([.P555]*PI()/60)*(8*([.I555]^2) + 4*[.I555]*[.B555] + 3*([.B555]^2))" office:value-type="float" office:value="46232.2532789149" calcext:value-type="float">
            <text:p>46232,25</text:p>
          </table:table-cell>
          <table:table-cell table:number-columns-repeated="10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27+6*RAND()" office:value-type="float" office:value="30.8341477203649" calcext:value-type="float">
            <text:p>30,8341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table:formula="of:=32+16*RAND()" office:value-type="float" office:value="45.0055042598397" calcext:value-type="float">
            <text:p>45,0055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table:formula="of:=COM.MICROSOFT.NORM.INV(RAND();50;10)" office:value-type="float" office:value="54.3242416411254" calcext:value-type="float">
            <text:p>54,3242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table:formula="of:=([.P556]*PI()/60)*(8*([.I556]^2) + 4*[.I556]*[.B556] + 3*([.B556]^2))" office:value-type="float" office:value="69992.4774145309" calcext:value-type="float">
            <text:p>69992,48</text:p>
          </table:table-cell>
          <table:table-cell table:number-columns-repeated="10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27+6*RAND()" office:value-type="float" office:value="29.0539189155679" calcext:value-type="float">
            <text:p>29,0539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table:formula="of:=32+16*RAND()" office:value-type="float" office:value="38.6356967110187" calcext:value-type="float">
            <text:p>38,6357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table:formula="of:=COM.MICROSOFT.NORM.INV(RAND();50;10)" office:value-type="float" office:value="42.027468538768" calcext:value-type="float">
            <text:p>42,0275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table:formula="of:=([.P557]*PI()/60)*(8*([.I557]^2) + 4*[.I557]*[.B557] + 3*([.B557]^2))" office:value-type="float" office:value="41731.7307554196" calcext:value-type="float">
            <text:p>41731,73</text:p>
          </table:table-cell>
          <table:table-cell table:number-columns-repeated="10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27+6*RAND()" office:value-type="float" office:value="29.2546302673873" calcext:value-type="float">
            <text:p>29,2546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table:formula="of:=32+16*RAND()" office:value-type="float" office:value="34.4985210057348" calcext:value-type="float">
            <text:p>34,4985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table:formula="of:=COM.MICROSOFT.NORM.INV(RAND();50;10)" office:value-type="float" office:value="35.3086248476053" calcext:value-type="float">
            <text:p>35,3086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table:formula="of:=([.P558]*PI()/60)*(8*([.I558]^2) + 4*[.I558]*[.B558] + 3*([.B558]^2))" office:value-type="float" office:value="29812.3799195217" calcext:value-type="float">
            <text:p>29812,38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27+6*RAND()" office:value-type="float" office:value="29.3514028948266" calcext:value-type="float">
            <text:p>29,3514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table:formula="of:=32+16*RAND()" office:value-type="float" office:value="34.5191407110542" calcext:value-type="float">
            <text:p>34,5191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table:formula="of:=COM.MICROSOFT.NORM.INV(RAND();50;10)" office:value-type="float" office:value="58.7192280198976" calcext:value-type="float">
            <text:p>58,7192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table:formula="of:=([.P559]*PI()/60)*(8*([.I559]^2) + 4*[.I559]*[.B559] + 3*([.B559]^2))" office:value-type="float" office:value="49714.6346405319" calcext:value-type="float">
            <text:p>49714,63</text:p>
          </table:table-cell>
          <table:table-cell table:number-columns-repeated="10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27+6*RAND()" office:value-type="float" office:value="27.3482839751523" calcext:value-type="float">
            <text:p>27,3483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table:formula="of:=32+16*RAND()" office:value-type="float" office:value="43.1930202376097" calcext:value-type="float">
            <text:p>43,1930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table:formula="of:=COM.MICROSOFT.NORM.INV(RAND();50;10)" office:value-type="float" office:value="51.8367054902162" calcext:value-type="float">
            <text:p>51,8367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table:formula="of:=([.P560]*PI()/60)*(8*([.I560]^2) + 4*[.I560]*[.B560] + 3*([.B560]^2))" office:value-type="float" office:value="59423.6303432854" calcext:value-type="float">
            <text:p>59423,63</text:p>
          </table:table-cell>
          <table:table-cell table:number-columns-repeated="10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27+6*RAND()" office:value-type="float" office:value="27.1522224198561" calcext:value-type="float">
            <text:p>27,1522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table:formula="of:=32+16*RAND()" office:value-type="float" office:value="33.7899471092969" calcext:value-type="float">
            <text:p>33,7899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table:formula="of:=COM.MICROSOFT.NORM.INV(RAND();50;10)" office:value-type="float" office:value="51.5496287524916" calcext:value-type="float">
            <text:p>51,5496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table:formula="of:=([.P561]*PI()/60)*(8*([.I561]^2) + 4*[.I561]*[.B561] + 3*([.B561]^2))" office:value-type="float" office:value="40529.3665734681" calcext:value-type="float">
            <text:p>40529,37</text:p>
          </table:table-cell>
          <table:table-cell table:number-columns-repeated="10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27+6*RAND()" office:value-type="float" office:value="31.3508117983583" calcext:value-type="float">
            <text:p>31,3508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table:formula="of:=32+16*RAND()" office:value-type="float" office:value="38.1107596401125" calcext:value-type="float">
            <text:p>38,1108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table:formula="of:=COM.MICROSOFT.NORM.INV(RAND();50;10)" office:value-type="float" office:value="49.9156300579817" calcext:value-type="float">
            <text:p>49,9156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table:formula="of:=([.P562]*PI()/60)*(8*([.I562]^2) + 4*[.I562]*[.B562] + 3*([.B562]^2))" office:value-type="float" office:value="50565.5743241072" calcext:value-type="float">
            <text:p>50565,57</text:p>
          </table:table-cell>
          <table:table-cell table:number-columns-repeated="10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27+6*RAND()" office:value-type="float" office:value="27.1207019041758" calcext:value-type="float">
            <text:p>27,1207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table:formula="of:=32+16*RAND()" office:value-type="float" office:value="37.3228543270379" calcext:value-type="float">
            <text:p>37,3229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table:formula="of:=COM.MICROSOFT.NORM.INV(RAND();50;10)" office:value-type="float" office:value="51.1710058680784" calcext:value-type="float">
            <text:p>51,1710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table:formula="of:=([.P563]*PI()/60)*(8*([.I563]^2) + 4*[.I563]*[.B563] + 3*([.B563]^2))" office:value-type="float" office:value="46618.4761934945" calcext:value-type="float">
            <text:p>46618,48</text:p>
          </table:table-cell>
          <table:table-cell table:number-columns-repeated="10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27+6*RAND()" office:value-type="float" office:value="30.2718135367613" calcext:value-type="float">
            <text:p>30,2718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formula="of:=32+16*RAND()" office:value-type="float" office:value="38.2870791871101" calcext:value-type="float">
            <text:p>38,2871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formula="of:=COM.MICROSOFT.NORM.INV(RAND();50;10)" office:value-type="float" office:value="58.975907793287" calcext:value-type="float">
            <text:p>58,9759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formula="of:=([.P564]*PI()/60)*(8*([.I564]^2) + 4*[.I564]*[.B564] + 3*([.B564]^2))" office:value-type="float" office:value="59018.6319234033" calcext:value-type="float">
            <text:p>59018,63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27+6*RAND()" office:value-type="float" office:value="29.8680779475253" calcext:value-type="float">
            <text:p>29,8681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table:formula="of:=32+16*RAND()" office:value-type="float" office:value="36.2712249029428" calcext:value-type="float">
            <text:p>36,2712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table:formula="of:=COM.MICROSOFT.NORM.INV(RAND();50;10)" office:value-type="float" office:value="70.0214258726687" calcext:value-type="float">
            <text:p>70,0214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table:formula="of:=([.P565]*PI()/60)*(8*([.I565]^2) + 4*[.I565]*[.B565] + 3*([.B565]^2))" office:value-type="float" office:value="64287.0706808198" calcext:value-type="float">
            <text:p>64287,07</text:p>
          </table:table-cell>
          <table:table-cell table:number-columns-repeated="10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27+6*RAND()" office:value-type="float" office:value="29.6991187718231" calcext:value-type="float">
            <text:p>29,6991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table:formula="of:=32+16*RAND()" office:value-type="float" office:value="42.3715930711478" calcext:value-type="float">
            <text:p>42,3716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table:formula="of:=COM.MICROSOFT.NORM.INV(RAND();50;10)" office:value-type="float" office:value="38.6860159433101" calcext:value-type="float">
            <text:p>38,6860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table:formula="of:=([.P566]*PI()/60)*(8*([.I566]^2) + 4*[.I566]*[.B566] + 3*([.B566]^2))" office:value-type="float" office:value="44649.2278098929" calcext:value-type="float">
            <text:p>44649,23</text:p>
          </table:table-cell>
          <table:table-cell table:number-columns-repeated="10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27+6*RAND()" office:value-type="float" office:value="32.0417408093344" calcext:value-type="float">
            <text:p>32,0417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table:formula="of:=32+16*RAND()" office:value-type="float" office:value="38.2987277302891" calcext:value-type="float">
            <text:p>38,2987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table:formula="of:=COM.MICROSOFT.NORM.INV(RAND();50;10)" office:value-type="float" office:value="64.0422632452997" calcext:value-type="float">
            <text:p>64,0423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table:formula="of:=([.P567]*PI()/60)*(8*([.I567]^2) + 4*[.I567]*[.B567] + 3*([.B567]^2))" office:value-type="float" office:value="66136.0237158876" calcext:value-type="float">
            <text:p>66136,02</text:p>
          </table:table-cell>
          <table:table-cell table:number-columns-repeated="10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27+6*RAND()" office:value-type="float" office:value="30.9076001986396" calcext:value-type="float">
            <text:p>30,9076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table:formula="of:=32+16*RAND()" office:value-type="float" office:value="34.0074977260083" calcext:value-type="float">
            <text:p>34,0075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table:formula="of:=COM.MICROSOFT.NORM.INV(RAND();50;10)" office:value-type="float" office:value="44.0072963749543" calcext:value-type="float">
            <text:p>44,0073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table:formula="of:=([.P568]*PI()/60)*(8*([.I568]^2) + 4*[.I568]*[.B568] + 3*([.B568]^2))" office:value-type="float" office:value="37610.0671211476" calcext:value-type="float">
            <text:p>37610,07</text:p>
          </table:table-cell>
          <table:table-cell table:number-columns-repeated="10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27+6*RAND()" office:value-type="float" office:value="32.3571103701834" calcext:value-type="float">
            <text:p>32,3571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table:formula="of:=32+16*RAND()" office:value-type="float" office:value="33.7396759483963" calcext:value-type="float">
            <text:p>33,7397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table:formula="of:=COM.MICROSOFT.NORM.INV(RAND();50;10)" office:value-type="float" office:value="42.8949535960165" calcext:value-type="float">
            <text:p>42,8950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table:formula="of:=([.P569]*PI()/60)*(8*([.I569]^2) + 4*[.I569]*[.B569] + 3*([.B569]^2))" office:value-type="float" office:value="37316.299092623" calcext:value-type="float">
            <text:p>37316,30</text:p>
          </table:table-cell>
          <table:table-cell table:number-columns-repeated="10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27+6*RAND()" office:value-type="float" office:value="31.0483054665383" calcext:value-type="float">
            <text:p>31,0483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table:formula="of:=32+16*RAND()" office:value-type="float" office:value="44.2104145083576" calcext:value-type="float">
            <text:p>44,2104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table:formula="of:=COM.MICROSOFT.NORM.INV(RAND();50;10)" office:value-type="float" office:value="46.3219510703163" calcext:value-type="float">
            <text:p>46,3220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table:formula="of:=([.P570]*PI()/60)*(8*([.I570]^2) + 4*[.I570]*[.B570] + 3*([.B570]^2))" office:value-type="float" office:value="58256.2340749382" calcext:value-type="float">
            <text:p>58256,23</text:p>
          </table:table-cell>
          <table:table-cell table:number-columns-repeated="10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27+6*RAND()" office:value-type="float" office:value="28.4564263375942" calcext:value-type="float">
            <text:p>28,4564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table:formula="of:=32+16*RAND()" office:value-type="float" office:value="35.2201213631779" calcext:value-type="float">
            <text:p>35,2201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table:formula="of:=COM.MICROSOFT.NORM.INV(RAND();50;10)" office:value-type="float" office:value="38.2247531163235" calcext:value-type="float">
            <text:p>38,2248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table:formula="of:=([.P571]*PI()/60)*(8*([.I571]^2) + 4*[.I571]*[.B571] + 3*([.B571]^2))" office:value-type="float" office:value="32747.4473670708" calcext:value-type="float">
            <text:p>32747,45</text:p>
          </table:table-cell>
          <table:table-cell table:number-columns-repeated="10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27+6*RAND()" office:value-type="float" office:value="32.6939499105793" calcext:value-type="float">
            <text:p>32,6939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table:formula="of:=32+16*RAND()" office:value-type="float" office:value="42.0484111551195" calcext:value-type="float">
            <text:p>42,0484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table:formula="of:=COM.MICROSOFT.NORM.INV(RAND();50;10)" office:value-type="float" office:value="41.6139826950073" calcext:value-type="float">
            <text:p>41,6140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table:formula="of:=([.P572]*PI()/60)*(8*([.I572]^2) + 4*[.I572]*[.B572] + 3*([.B572]^2))" office:value-type="float" office:value="49788.2584807428" calcext:value-type="float">
            <text:p>49788,26</text:p>
          </table:table-cell>
          <table:table-cell table:number-columns-repeated="10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27+6*RAND()" office:value-type="float" office:value="29.3820847522002" calcext:value-type="float">
            <text:p>29,3821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table:formula="of:=32+16*RAND()" office:value-type="float" office:value="35.656419435516" calcext:value-type="float">
            <text:p>35,6564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table:formula="of:=COM.MICROSOFT.NORM.INV(RAND();50;10)" office:value-type="float" office:value="37.4677298749901" calcext:value-type="float">
            <text:p>37,4677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table:formula="of:=([.P573]*PI()/60)*(8*([.I573]^2) + 4*[.I573]*[.B573] + 3*([.B573]^2))" office:value-type="float" office:value="33255.7511166629" calcext:value-type="float">
            <text:p>33255,75</text:p>
          </table:table-cell>
          <table:table-cell table:number-columns-repeated="10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27+6*RAND()" office:value-type="float" office:value="31.9889124229085" calcext:value-type="float">
            <text:p>31,9889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table:formula="of:=32+16*RAND()" office:value-type="float" office:value="44.6002676729113" calcext:value-type="float">
            <text:p>44,6003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table:formula="of:=COM.MICROSOFT.NORM.INV(RAND();50;10)" office:value-type="float" office:value="46.9157974904566" calcext:value-type="float">
            <text:p>46,9158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table:formula="of:=([.P574]*PI()/60)*(8*([.I574]^2) + 4*[.I574]*[.B574] + 3*([.B574]^2))" office:value-type="float" office:value="60651.6069625474" calcext:value-type="float">
            <text:p>60651,61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27+6*RAND()" office:value-type="float" office:value="30.1585803700145" calcext:value-type="float">
            <text:p>30,1586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table:formula="of:=32+16*RAND()" office:value-type="float" office:value="41.6398617047817" calcext:value-type="float">
            <text:p>41,6399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table:formula="of:=COM.MICROSOFT.NORM.INV(RAND();50;10)" office:value-type="float" office:value="41.1324157410601" calcext:value-type="float">
            <text:p>41,1324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table:formula="of:=([.P575]*PI()/60)*(8*([.I575]^2) + 4*[.I575]*[.B575] + 3*([.B575]^2))" office:value-type="float" office:value="46568.8587116143" calcext:value-type="float">
            <text:p>46568,86</text:p>
          </table:table-cell>
          <table:table-cell table:number-columns-repeated="10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27+6*RAND()" office:value-type="float" office:value="28.2061221271288" calcext:value-type="float">
            <text:p>28,2061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table:formula="of:=32+16*RAND()" office:value-type="float" office:value="44.1572452057153" calcext:value-type="float">
            <text:p>44,1572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table:formula="of:=COM.MICROSOFT.NORM.INV(RAND();50;10)" office:value-type="float" office:value="40.6673802245267" calcext:value-type="float">
            <text:p>40,6674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table:formula="of:=([.P576]*PI()/60)*(8*([.I576]^2) + 4*[.I576]*[.B576] + 3*([.B576]^2))" office:value-type="float" office:value="48905.9630185488" calcext:value-type="float">
            <text:p>48905,96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27+6*RAND()" office:value-type="float" office:value="27.616561453091" calcext:value-type="float">
            <text:p>27,6166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table:formula="of:=32+16*RAND()" office:value-type="float" office:value="46.6617155428976" calcext:value-type="float">
            <text:p>46,6617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table:formula="of:=COM.MICROSOFT.NORM.INV(RAND();50;10)" office:value-type="float" office:value="40.8119622221023" calcext:value-type="float">
            <text:p>40,8120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table:formula="of:=([.P577]*PI()/60)*(8*([.I577]^2) + 4*[.I577]*[.B577] + 3*([.B577]^2))" office:value-type="float" office:value="53125.9030635053" calcext:value-type="float">
            <text:p>53125,90</text:p>
          </table:table-cell>
          <table:table-cell table:number-columns-repeated="10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27+6*RAND()" office:value-type="float" office:value="32.4283763689455" calcext:value-type="float">
            <text:p>32,4284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table:formula="of:=32+16*RAND()" office:value-type="float" office:value="42.0425445530564" calcext:value-type="float">
            <text:p>42,0425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table:formula="of:=COM.MICROSOFT.NORM.INV(RAND();50;10)" office:value-type="float" office:value="38.1901457664496" calcext:value-type="float">
            <text:p>38,1901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table:formula="of:=([.P578]*PI()/60)*(8*([.I578]^2) + 4*[.I578]*[.B578] + 3*([.B578]^2))" office:value-type="float" office:value="45489.3918355916" calcext:value-type="float">
            <text:p>45489,39</text:p>
          </table:table-cell>
          <table:table-cell table:number-columns-repeated="10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27+6*RAND()" office:value-type="float" office:value="27.5574279197026" calcext:value-type="float">
            <text:p>27,5574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table:formula="of:=32+16*RAND()" office:value-type="float" office:value="35.574152128771" calcext:value-type="float">
            <text:p>35,5742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table:formula="of:=COM.MICROSOFT.NORM.INV(RAND();50;10)" office:value-type="float" office:value="41.7978636914749" calcext:value-type="float">
            <text:p>41,7979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table:formula="of:=([.P579]*PI()/60)*(8*([.I579]^2) + 4*[.I579]*[.B579] + 3*([.B579]^2))" office:value-type="float" office:value="35724.981739111" calcext:value-type="float">
            <text:p>35724,98</text:p>
          </table:table-cell>
          <table:table-cell table:number-columns-repeated="10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27+6*RAND()" office:value-type="float" office:value="28.2040896106046" calcext:value-type="float">
            <text:p>28,2041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table:formula="of:=32+16*RAND()" office:value-type="float" office:value="40.0230395775288" calcext:value-type="float">
            <text:p>40,0230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table:formula="of:=COM.MICROSOFT.NORM.INV(RAND();50;10)" office:value-type="float" office:value="52.7460171331628" calcext:value-type="float">
            <text:p>52,7460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table:formula="of:=([.P580]*PI()/60)*(8*([.I580]^2) + 4*[.I580]*[.B580] + 3*([.B580]^2))" office:value-type="float" office:value="54452.3024765411" calcext:value-type="float">
            <text:p>54452,30</text:p>
          </table:table-cell>
          <table:table-cell table:number-columns-repeated="10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27+6*RAND()" office:value-type="float" office:value="27.7232652318198" calcext:value-type="float">
            <text:p>27,7233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table:formula="of:=32+16*RAND()" office:value-type="float" office:value="39.7297046016902" calcext:value-type="float">
            <text:p>39,7297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table:formula="of:=COM.MICROSOFT.NORM.INV(RAND();50;10)" office:value-type="float" office:value="61.0304140724582" calcext:value-type="float">
            <text:p>61,0304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table:formula="of:=([.P581]*PI()/60)*(8*([.I581]^2) + 4*[.I581]*[.B581] + 3*([.B581]^2))" office:value-type="float" office:value="61798.9078450072" calcext:value-type="float">
            <text:p>61798,91</text:p>
          </table:table-cell>
          <table:table-cell table:number-columns-repeated="10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27+6*RAND()" office:value-type="float" office:value="29.0219278789591" calcext:value-type="float">
            <text:p>29,0219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table:formula="of:=32+16*RAND()" office:value-type="float" office:value="44.3884274493903" calcext:value-type="float">
            <text:p>44,3884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table:formula="of:=COM.MICROSOFT.NORM.INV(RAND();50;10)" office:value-type="float" office:value="33.1438358737332" calcext:value-type="float">
            <text:p>33,1438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table:formula="of:=([.P582]*PI()/60)*(8*([.I582]^2) + 4*[.I582]*[.B582] + 3*([.B582]^2))" office:value-type="float" office:value="40682.1576876742" calcext:value-type="float">
            <text:p>40682,16</text:p>
          </table:table-cell>
          <table:table-cell table:number-columns-repeated="10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27+6*RAND()" office:value-type="float" office:value="32.0541225720663" calcext:value-type="float">
            <text:p>32,0541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table:formula="of:=32+16*RAND()" office:value-type="float" office:value="37.9467489998788" calcext:value-type="float">
            <text:p>37,9467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table:formula="of:=COM.MICROSOFT.NORM.INV(RAND();50;10)" office:value-type="float" office:value="53.3321440551847" calcext:value-type="float">
            <text:p>53,3321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table:formula="of:=([.P583]*PI()/60)*(8*([.I583]^2) + 4*[.I583]*[.B583] + 3*([.B583]^2))" office:value-type="float" office:value="54362.1507483754" calcext:value-type="float">
            <text:p>54362,15</text:p>
          </table:table-cell>
          <table:table-cell table:number-columns-repeated="10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27+6*RAND()" office:value-type="float" office:value="30.655301387189" calcext:value-type="float">
            <text:p>30,6553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table:formula="of:=32+16*RAND()" office:value-type="float" office:value="38.3482373971492" calcext:value-type="float">
            <text:p>38,3482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table:formula="of:=COM.MICROSOFT.NORM.INV(RAND();50;10)" office:value-type="float" office:value="50.0003375878383" calcext:value-type="float">
            <text:p>50,0003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table:formula="of:=([.P584]*PI()/60)*(8*([.I584]^2) + 4*[.I584]*[.B584] + 3*([.B584]^2))" office:value-type="float" office:value="50491.6203639149" calcext:value-type="float">
            <text:p>50491,62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27+6*RAND()" office:value-type="float" office:value="28.5396674538497" calcext:value-type="float">
            <text:p>28,5397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table:formula="of:=32+16*RAND()" office:value-type="float" office:value="43.6500192116946" calcext:value-type="float">
            <text:p>43,6500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table:formula="of:=COM.MICROSOFT.NORM.INV(RAND();50;10)" office:value-type="float" office:value="53.5043752614268" calcext:value-type="float">
            <text:p>53,5044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table:formula="of:=([.P585]*PI()/60)*(8*([.I585]^2) + 4*[.I585]*[.B585] + 3*([.B585]^2))" office:value-type="float" office:value="63507.2542102236" calcext:value-type="float">
            <text:p>63507,25</text:p>
          </table:table-cell>
          <table:table-cell table:number-columns-repeated="10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27+6*RAND()" office:value-type="float" office:value="32.959910915466" calcext:value-type="float">
            <text:p>32,9599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table:formula="of:=32+16*RAND()" office:value-type="float" office:value="41.7898489590734" calcext:value-type="float">
            <text:p>41,7898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table:formula="of:=COM.MICROSOFT.NORM.INV(RAND();50;10)" office:value-type="float" office:value="52.6477367053414" calcext:value-type="float">
            <text:p>52,6477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table:formula="of:=([.P586]*PI()/60)*(8*([.I586]^2) + 4*[.I586]*[.B586] + 3*([.B586]^2))" office:value-type="float" office:value="62685.0768512121" calcext:value-type="float">
            <text:p>62685,08</text:p>
          </table:table-cell>
          <table:table-cell table:number-columns-repeated="10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27+6*RAND()" office:value-type="float" office:value="30.7323726501782" calcext:value-type="float">
            <text:p>30,7324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table:formula="of:=32+16*RAND()" office:value-type="float" office:value="35.0200484562665" calcext:value-type="float">
            <text:p>35,0200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table:formula="of:=COM.MICROSOFT.NORM.INV(RAND();50;10)" office:value-type="float" office:value="49.9502780318287" calcext:value-type="float">
            <text:p>49,9503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table:formula="of:=([.P587]*PI()/60)*(8*([.I587]^2) + 4*[.I587]*[.B587] + 3*([.B587]^2))" office:value-type="float" office:value="44329.9872685209" calcext:value-type="float">
            <text:p>44329,99</text:p>
          </table:table-cell>
          <table:table-cell table:number-columns-repeated="10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27+6*RAND()" office:value-type="float" office:value="30.9927406387869" calcext:value-type="float">
            <text:p>30,9927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table:formula="of:=32+16*RAND()" office:value-type="float" office:value="38.32777361013" calcext:value-type="float">
            <text:p>38,3278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table:formula="of:=COM.MICROSOFT.NORM.INV(RAND();50;10)" office:value-type="float" office:value="54.6999522034011" calcext:value-type="float">
            <text:p>54,7000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table:formula="of:=([.P588]*PI()/60)*(8*([.I588]^2) + 4*[.I588]*[.B588] + 3*([.B588]^2))" office:value-type="float" office:value="55521.1808956941" calcext:value-type="float">
            <text:p>55521,18</text:p>
          </table:table-cell>
          <table:table-cell table:number-columns-repeated="10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27+6*RAND()" office:value-type="float" office:value="28.2455064717215" calcext:value-type="float">
            <text:p>28,2455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table:formula="of:=32+16*RAND()" office:value-type="float" office:value="37.3887790124863" calcext:value-type="float">
            <text:p>37,3888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table:formula="of:=COM.MICROSOFT.NORM.INV(RAND();50;10)" office:value-type="float" office:value="58.9629231016351" calcext:value-type="float">
            <text:p>58,9629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table:formula="of:=([.P589]*PI()/60)*(8*([.I589]^2) + 4*[.I589]*[.B589] + 3*([.B589]^2))" office:value-type="float" office:value="54957.0362052378" calcext:value-type="float">
            <text:p>54957,04</text:p>
          </table:table-cell>
          <table:table-cell table:number-columns-repeated="10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27+6*RAND()" office:value-type="float" office:value="27.4934861117508" calcext:value-type="float">
            <text:p>27,4935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table:formula="of:=32+16*RAND()" office:value-type="float" office:value="33.9068322051317" calcext:value-type="float">
            <text:p>33,9068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table:formula="of:=COM.MICROSOFT.NORM.INV(RAND();50;10)" office:value-type="float" office:value="60.775208177997" calcext:value-type="float">
            <text:p>60,7752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table:formula="of:=([.P590]*PI()/60)*(8*([.I590]^2) + 4*[.I590]*[.B590] + 3*([.B590]^2))" office:value-type="float" office:value="48349.856186144" calcext:value-type="float">
            <text:p>48349,86</text:p>
          </table:table-cell>
          <table:table-cell table:number-columns-repeated="10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27+6*RAND()" office:value-type="float" office:value="29.6244972401764" calcext:value-type="float">
            <text:p>29,6245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table:formula="of:=32+16*RAND()" office:value-type="float" office:value="41.6346075776964" calcext:value-type="float">
            <text:p>41,6346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table:formula="of:=COM.MICROSOFT.NORM.INV(RAND();50;10)" office:value-type="float" office:value="59.113723835227" calcext:value-type="float">
            <text:p>59,1137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table:formula="of:=([.P591]*PI()/60)*(8*([.I591]^2) + 4*[.I591]*[.B591] + 3*([.B591]^2))" office:value-type="float" office:value="66342.1655252931" calcext:value-type="float">
            <text:p>66342,17</text:p>
          </table:table-cell>
          <table:table-cell table:number-columns-repeated="10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27+6*RAND()" office:value-type="float" office:value="30.3124491514172" calcext:value-type="float">
            <text:p>30,3124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table:formula="of:=32+16*RAND()" office:value-type="float" office:value="33.929261861369" calcext:value-type="float">
            <text:p>33,9293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table:formula="of:=COM.MICROSOFT.NORM.INV(RAND();50;10)" office:value-type="float" office:value="57.8353722474246" calcext:value-type="float">
            <text:p>57,8354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table:formula="of:=([.P592]*PI()/60)*(8*([.I592]^2) + 4*[.I592]*[.B592] + 3*([.B592]^2))" office:value-type="float" office:value="48694.3335394167" calcext:value-type="float">
            <text:p>48694,33</text:p>
          </table:table-cell>
          <table:table-cell table:number-columns-repeated="10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27+6*RAND()" office:value-type="float" office:value="30.6144048369024" calcext:value-type="float">
            <text:p>30,6144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table:formula="of:=32+16*RAND()" office:value-type="float" office:value="41.1240221466869" calcext:value-type="float">
            <text:p>41,1240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table:formula="of:=COM.MICROSOFT.NORM.INV(RAND();50;10)" office:value-type="float" office:value="49.6050787957825" calcext:value-type="float">
            <text:p>49,6051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table:formula="of:=([.P593]*PI()/60)*(8*([.I593]^2) + 4*[.I593]*[.B593] + 3*([.B593]^2))" office:value-type="float" office:value="55523.2281794584" calcext:value-type="float">
            <text:p>55523,23</text:p>
          </table:table-cell>
          <table:table-cell table:number-columns-repeated="10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27+6*RAND()" office:value-type="float" office:value="27.3975397178438" calcext:value-type="float">
            <text:p>27,3975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table:formula="of:=32+16*RAND()" office:value-type="float" office:value="43.5587453600019" calcext:value-type="float">
            <text:p>43,5587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table:formula="of:=COM.MICROSOFT.NORM.INV(RAND();50;10)" office:value-type="float" office:value="55.3091649941776" calcext:value-type="float">
            <text:p>55,3092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table:formula="of:=([.P594]*PI()/60)*(8*([.I594]^2) + 4*[.I594]*[.B594] + 3*([.B594]^2))" office:value-type="float" office:value="64303.5221710407" calcext:value-type="float">
            <text:p>64303,52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27+6*RAND()" office:value-type="float" office:value="31.2109284137841" calcext:value-type="float">
            <text:p>31,2109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table:formula="of:=32+16*RAND()" office:value-type="float" office:value="45.3153016436845" calcext:value-type="float">
            <text:p>45,3153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table:formula="of:=COM.MICROSOFT.NORM.INV(RAND();50;10)" office:value-type="float" office:value="38.8538764912222" calcext:value-type="float">
            <text:p>38,8539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table:formula="of:=([.P595]*PI()/60)*(8*([.I595]^2) + 4*[.I595]*[.B595] + 3*([.B595]^2))" office:value-type="float" office:value="50874.8820020665" calcext:value-type="float">
            <text:p>50874,88</text:p>
          </table:table-cell>
          <table:table-cell table:number-columns-repeated="10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27+6*RAND()" office:value-type="float" office:value="32.6149013133254" calcext:value-type="float">
            <text:p>32,6149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table:formula="of:=32+16*RAND()" office:value-type="float" office:value="32.0999863129109" calcext:value-type="float">
            <text:p>32,1000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table:formula="of:=COM.MICROSOFT.NORM.INV(RAND();50;10)" office:value-type="float" office:value="55.7787690656352" calcext:value-type="float">
            <text:p>55,7788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table:formula="of:=([.P596]*PI()/60)*(8*([.I596]^2) + 4*[.I596]*[.B596] + 3*([.B596]^2))" office:value-type="float" office:value="45625.7791855708" calcext:value-type="float">
            <text:p>45625,78</text:p>
          </table:table-cell>
          <table:table-cell table:number-columns-repeated="10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27+6*RAND()" office:value-type="float" office:value="28.13936428749" calcext:value-type="float">
            <text:p>28,1394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table:formula="of:=32+16*RAND()" office:value-type="float" office:value="37.3911107834429" calcext:value-type="float">
            <text:p>37,3911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table:formula="of:=COM.MICROSOFT.NORM.INV(RAND();50;10)" office:value-type="float" office:value="62.9172983426987" calcext:value-type="float">
            <text:p>62,9173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table:formula="of:=([.P597]*PI()/60)*(8*([.I597]^2) + 4*[.I597]*[.B597] + 3*([.B597]^2))" office:value-type="float" office:value="58536.7721084241" calcext:value-type="float">
            <text:p>58536,77</text:p>
          </table:table-cell>
          <table:table-cell table:number-columns-repeated="10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27+6*RAND()" office:value-type="float" office:value="28.5044201582205" calcext:value-type="float">
            <text:p>28,5044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table:formula="of:=32+16*RAND()" office:value-type="float" office:value="32.183637952432" calcext:value-type="float">
            <text:p>32,1836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table:formula="of:=COM.MICROSOFT.NORM.INV(RAND();50;10)" office:value-type="float" office:value="34.7246165823684" calcext:value-type="float">
            <text:p>34,7246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table:formula="of:=([.P598]*PI()/60)*(8*([.I598]^2) + 4*[.I598]*[.B598] + 3*([.B598]^2))" office:value-type="float" office:value="26169.5660724162" calcext:value-type="float">
            <text:p>26169,57</text:p>
          </table:table-cell>
          <table:table-cell table:number-columns-repeated="10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27+6*RAND()" office:value-type="float" office:value="27.21115066926" calcext:value-type="float">
            <text:p>27,2112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table:formula="of:=32+16*RAND()" office:value-type="float" office:value="34.8177238423377" calcext:value-type="float">
            <text:p>34,8177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table:formula="of:=COM.MICROSOFT.NORM.INV(RAND();50;10)" office:value-type="float" office:value="77.8166048167573" calcext:value-type="float">
            <text:p>77,8166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table:formula="of:=([.P599]*PI()/60)*(8*([.I599]^2) + 4*[.I599]*[.B599] + 3*([.B599]^2))" office:value-type="float" office:value="64006.8455728053" calcext:value-type="float">
            <text:p>64006,85</text:p>
          </table:table-cell>
          <table:table-cell table:number-columns-repeated="10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27+6*RAND()" office:value-type="float" office:value="30.6052952895407" calcext:value-type="float">
            <text:p>30,6053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table:formula="of:=32+16*RAND()" office:value-type="float" office:value="42.055758761242" calcext:value-type="float">
            <text:p>42,0558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table:formula="of:=COM.MICROSOFT.NORM.INV(RAND();50;10)" office:value-type="float" office:value="47.9469149129781" calcext:value-type="float">
            <text:p>47,9469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table:formula="of:=([.P600]*PI()/60)*(8*([.I600]^2) + 4*[.I600]*[.B600] + 3*([.B600]^2))" office:value-type="float" office:value="55502.171950152" calcext:value-type="float">
            <text:p>55502,17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27+6*RAND()" office:value-type="float" office:value="28.5487206371035" calcext:value-type="float">
            <text:p>28,5487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table:formula="of:=32+16*RAND()" office:value-type="float" office:value="37.4083742592484" calcext:value-type="float">
            <text:p>37,4084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table:formula="of:=COM.MICROSOFT.NORM.INV(RAND();50;10)" office:value-type="float" office:value="58.6418707834678" calcext:value-type="float">
            <text:p>58,6419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table:formula="of:=([.P601]*PI()/60)*(8*([.I601]^2) + 4*[.I601]*[.B601] + 3*([.B601]^2))" office:value-type="float" office:value="54998.5354686177" calcext:value-type="float">
            <text:p>54998,54</text:p>
          </table:table-cell>
          <table:table-cell table:number-columns-repeated="10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27+6*RAND()" office:value-type="float" office:value="29.7783538105432" calcext:value-type="float">
            <text:p>29,7784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table:formula="of:=32+16*RAND()" office:value-type="float" office:value="46.8423470128328" calcext:value-type="float">
            <text:p>46,8423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table:formula="of:=COM.MICROSOFT.NORM.INV(RAND();50;10)" office:value-type="float" office:value="41.1973796787662" calcext:value-type="float">
            <text:p>41,1974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table:formula="of:=([.P602]*PI()/60)*(8*([.I602]^2) + 4*[.I602]*[.B602] + 3*([.B602]^2))" office:value-type="float" office:value="55638.7798301776" calcext:value-type="float">
            <text:p>55638,78</text:p>
          </table:table-cell>
          <table:table-cell table:number-columns-repeated="10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27+6*RAND()" office:value-type="float" office:value="30.8421733800787" calcext:value-type="float">
            <text:p>30,8422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table:formula="of:=32+16*RAND()" office:value-type="float" office:value="36.3009402807802" calcext:value-type="float">
            <text:p>36,3009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table:formula="of:=COM.MICROSOFT.NORM.INV(RAND();50;10)" office:value-type="float" office:value="48.6912836903035" calcext:value-type="float">
            <text:p>48,6913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table:formula="of:=([.P603]*PI()/60)*(8*([.I603]^2) + 4*[.I603]*[.B603] + 3*([.B603]^2))" office:value-type="float" office:value="45569.6913866205" calcext:value-type="float">
            <text:p>45569,69</text:p>
          </table:table-cell>
          <table:table-cell table:number-columns-repeated="10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27+6*RAND()" office:value-type="float" office:value="32.6211572627071" calcext:value-type="float">
            <text:p>32,6212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table:formula="of:=32+16*RAND()" office:value-type="float" office:value="45.2093348037452" calcext:value-type="float">
            <text:p>45,2093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table:formula="of:=COM.MICROSOFT.NORM.INV(RAND();50;10)" office:value-type="float" office:value="64.6756111528725" calcext:value-type="float">
            <text:p>64,6756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table:formula="of:=([.P604]*PI()/60)*(8*([.I604]^2) + 4*[.I604]*[.B604] + 3*([.B604]^2))" office:value-type="float" office:value="86159.0502835706" calcext:value-type="float">
            <text:p>86159,05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27+6*RAND()" office:value-type="float" office:value="30.843739999691" calcext:value-type="float">
            <text:p>30,8437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table:formula="of:=32+16*RAND()" office:value-type="float" office:value="45.0116060059518" calcext:value-type="float">
            <text:p>45,0116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table:formula="of:=COM.MICROSOFT.NORM.INV(RAND();50;10)" office:value-type="float" office:value="50.5155866792524" calcext:value-type="float">
            <text:p>50,5156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table:formula="of:=([.P605]*PI()/60)*(8*([.I605]^2) + 4*[.I605]*[.B605] + 3*([.B605]^2))" office:value-type="float" office:value="65108.2030138867" calcext:value-type="float">
            <text:p>65108,20</text:p>
          </table:table-cell>
          <table:table-cell table:number-columns-repeated="10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27+6*RAND()" office:value-type="float" office:value="28.8674222293776" calcext:value-type="float">
            <text:p>28,8674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table:formula="of:=32+16*RAND()" office:value-type="float" office:value="42.8344679903239" calcext:value-type="float">
            <text:p>42,8345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table:formula="of:=COM.MICROSOFT.NORM.INV(RAND();50;10)" office:value-type="float" office:value="42.6105666409099" calcext:value-type="float">
            <text:p>42,6106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table:formula="of:=([.P606]*PI()/60)*(8*([.I606]^2) + 4*[.I606]*[.B606] + 3*([.B606]^2))" office:value-type="float" office:value="49361.3961721611" calcext:value-type="float">
            <text:p>49361,40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27+6*RAND()" office:value-type="float" office:value="27.2800113216508" calcext:value-type="float">
            <text:p>27,2800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table:formula="of:=32+16*RAND()" office:value-type="float" office:value="33.0187160279602" calcext:value-type="float">
            <text:p>33,0187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table:formula="of:=COM.MICROSOFT.NORM.INV(RAND();50;10)" office:value-type="float" office:value="50.1041607426237" calcext:value-type="float">
            <text:p>50,1042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table:formula="of:=([.P607]*PI()/60)*(8*([.I607]^2) + 4*[.I607]*[.B607] + 3*([.B607]^2))" office:value-type="float" office:value="38190.8027106767" calcext:value-type="float">
            <text:p>38190,80</text:p>
          </table:table-cell>
          <table:table-cell table:number-columns-repeated="10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27+6*RAND()" office:value-type="float" office:value="27.3854341597762" calcext:value-type="float">
            <text:p>27,3854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table:formula="of:=32+16*RAND()" office:value-type="float" office:value="41.8597683254629" calcext:value-type="float">
            <text:p>41,8598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table:formula="of:=COM.MICROSOFT.NORM.INV(RAND();50;10)" office:value-type="float" office:value="64.7773189332252" calcext:value-type="float">
            <text:p>64,7773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table:formula="of:=([.P608]*PI()/60)*(8*([.I608]^2) + 4*[.I608]*[.B608] + 3*([.B608]^2))" office:value-type="float" office:value="70728.4737620184" calcext:value-type="float">
            <text:p>70728,47</text:p>
          </table:table-cell>
          <table:table-cell table:number-columns-repeated="10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27+6*RAND()" office:value-type="float" office:value="30.252268433338" calcext:value-type="float">
            <text:p>30,2523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table:formula="of:=32+16*RAND()" office:value-type="float" office:value="37.8621505331248" calcext:value-type="float">
            <text:p>37,8622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table:formula="of:=COM.MICROSOFT.NORM.INV(RAND();50;10)" office:value-type="float" office:value="55.0424733818284" calcext:value-type="float">
            <text:p>55,0425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table:formula="of:=([.P609]*PI()/60)*(8*([.I609]^2) + 4*[.I609]*[.B609] + 3*([.B609]^2))" office:value-type="float" office:value="54169.2491979435" calcext:value-type="float">
            <text:p>54169,25</text:p>
          </table:table-cell>
          <table:table-cell table:number-columns-repeated="10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27+6*RAND()" office:value-type="float" office:value="28.1555161995348" calcext:value-type="float">
            <text:p>28,1555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table:formula="of:=32+16*RAND()" office:value-type="float" office:value="39.2354957927018" calcext:value-type="float">
            <text:p>39,2355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table:formula="of:=COM.MICROSOFT.NORM.INV(RAND();50;10)" office:value-type="float" office:value="62.6219631939163" calcext:value-type="float">
            <text:p>62,6220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table:formula="of:=([.P610]*PI()/60)*(8*([.I610]^2) + 4*[.I610]*[.B610] + 3*([.B610]^2))" office:value-type="float" office:value="62667.1517005299" calcext:value-type="float">
            <text:p>62667,15</text:p>
          </table:table-cell>
          <table:table-cell table:number-columns-repeated="10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27+6*RAND()" office:value-type="float" office:value="27.144276332343" calcext:value-type="float">
            <text:p>27,1443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table:formula="of:=32+16*RAND()" office:value-type="float" office:value="37.5304608475417" calcext:value-type="float">
            <text:p>37,5305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table:formula="of:=COM.MICROSOFT.NORM.INV(RAND();50;10)" office:value-type="float" office:value="62.3985276525259" calcext:value-type="float">
            <text:p>62,3985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table:formula="of:=([.P611]*PI()/60)*(8*([.I611]^2) + 4*[.I611]*[.B611] + 3*([.B611]^2))" office:value-type="float" office:value="57350.9799829444" calcext:value-type="float">
            <text:p>57350,98</text:p>
          </table:table-cell>
          <table:table-cell table:number-columns-repeated="10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27+6*RAND()" office:value-type="float" office:value="30.0363342238124" calcext:value-type="float">
            <text:p>30,0363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table:formula="of:=32+16*RAND()" office:value-type="float" office:value="47.6582001652569" calcext:value-type="float">
            <text:p>47,6582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table:formula="of:=COM.MICROSOFT.NORM.INV(RAND();50;10)" office:value-type="float" office:value="46.500691884565" calcext:value-type="float">
            <text:p>46,5007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table:formula="of:=([.P612]*PI()/60)*(8*([.I612]^2) + 4*[.I612]*[.B612] + 3*([.B612]^2))" office:value-type="float" office:value="64771.9253241477" calcext:value-type="float">
            <text:p>64771,93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27+6*RAND()" office:value-type="float" office:value="28.20431542187" calcext:value-type="float">
            <text:p>28,2043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table:formula="of:=32+16*RAND()" office:value-type="float" office:value="44.8059888575226" calcext:value-type="float">
            <text:p>44,8060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table:formula="of:=COM.MICROSOFT.NORM.INV(RAND();50;10)" office:value-type="float" office:value="60.5915394563724" calcext:value-type="float">
            <text:p>60,5915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table:formula="of:=([.P613]*PI()/60)*(8*([.I613]^2) + 4*[.I613]*[.B613] + 3*([.B613]^2))" office:value-type="float" office:value="74561.4850818541" calcext:value-type="float">
            <text:p>74561,49</text:p>
          </table:table-cell>
          <table:table-cell table:number-columns-repeated="10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27+6*RAND()" office:value-type="float" office:value="31.1468157980125" calcext:value-type="float">
            <text:p>31,1468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table:formula="of:=32+16*RAND()" office:value-type="float" office:value="39.639329681173" calcext:value-type="float">
            <text:p>39,6393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table:formula="of:=COM.MICROSOFT.NORM.INV(RAND();50;10)" office:value-type="float" office:value="64.4070348354188" calcext:value-type="float">
            <text:p>64,4070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table:formula="of:=([.P614]*PI()/60)*(8*([.I614]^2) + 4*[.I614]*[.B614] + 3*([.B614]^2))" office:value-type="float" office:value="68860.3724804434" calcext:value-type="float">
            <text:p>68860,37</text:p>
          </table:table-cell>
          <table:table-cell table:number-columns-repeated="10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27+6*RAND()" office:value-type="float" office:value="29.5738784631249" calcext:value-type="float">
            <text:p>29,5739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table:formula="of:=32+16*RAND()" office:value-type="float" office:value="32.3209926430136" calcext:value-type="float">
            <text:p>32,3210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table:formula="of:=COM.MICROSOFT.NORM.INV(RAND();50;10)" office:value-type="float" office:value="29.4455093081274" calcext:value-type="float">
            <text:p>29,4455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table:formula="of:=([.P615]*PI()/60)*(8*([.I615]^2) + 4*[.I615]*[.B615] + 3*([.B615]^2))" office:value-type="float" office:value="22824.9475944786" calcext:value-type="float">
            <text:p>22824,95</text:p>
          </table:table-cell>
          <table:table-cell table:number-columns-repeated="10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27+6*RAND()" office:value-type="float" office:value="32.2362631063443" calcext:value-type="float">
            <text:p>32,2363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table:formula="of:=32+16*RAND()" office:value-type="float" office:value="46.1918568592519" calcext:value-type="float">
            <text:p>46,1919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table:formula="of:=COM.MICROSOFT.NORM.INV(RAND();50;10)" office:value-type="float" office:value="42.9652396397232" calcext:value-type="float">
            <text:p>42,9652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table:formula="of:=([.P616]*PI()/60)*(8*([.I616]^2) + 4*[.I616]*[.B616] + 3*([.B616]^2))" office:value-type="float" office:value="58813.2680252982" calcext:value-type="float">
            <text:p>58813,27</text:p>
          </table:table-cell>
          <table:table-cell table:number-columns-repeated="10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27+6*RAND()" office:value-type="float" office:value="28.6127796059009" calcext:value-type="float">
            <text:p>28,6128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table:formula="of:=32+16*RAND()" office:value-type="float" office:value="46.7342288885266" calcext:value-type="float">
            <text:p>46,7342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table:formula="of:=COM.MICROSOFT.NORM.INV(RAND();50;10)" office:value-type="float" office:value="45.5021883062429" calcext:value-type="float">
            <text:p>45,5022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table:formula="of:=([.P617]*PI()/60)*(8*([.I617]^2) + 4*[.I617]*[.B617] + 3*([.B617]^2))" office:value-type="float" office:value="60223.5170404704" calcext:value-type="float">
            <text:p>60223,52</text:p>
          </table:table-cell>
          <table:table-cell table:number-columns-repeated="10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27+6*RAND()" office:value-type="float" office:value="32.3520725851413" calcext:value-type="float">
            <text:p>32,3521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table:formula="of:=32+16*RAND()" office:value-type="float" office:value="43.2109849732369" calcext:value-type="float">
            <text:p>43,2110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table:formula="of:=COM.MICROSOFT.NORM.INV(RAND();50;10)" office:value-type="float" office:value="59.5935867545266" calcext:value-type="float">
            <text:p>59,5936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table:formula="of:=([.P618]*PI()/60)*(8*([.I618]^2) + 4*[.I618]*[.B618] + 3*([.B618]^2))" office:value-type="float" office:value="73855.7572771198" calcext:value-type="float">
            <text:p>73855,76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27+6*RAND()" office:value-type="float" office:value="30.145342116477" calcext:value-type="float">
            <text:p>30,1453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table:formula="of:=32+16*RAND()" office:value-type="float" office:value="42.9608701076359" calcext:value-type="float">
            <text:p>42,9609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table:formula="of:=COM.MICROSOFT.NORM.INV(RAND();50;10)" office:value-type="float" office:value="34.5914141681375" calcext:value-type="float">
            <text:p>34,5914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table:formula="of:=([.P619]*PI()/60)*(8*([.I619]^2) + 4*[.I619]*[.B619] + 3*([.B619]^2))" office:value-type="float" office:value="41062.8454153141" calcext:value-type="float">
            <text:p>41062,85</text:p>
          </table:table-cell>
          <table:table-cell table:number-columns-repeated="10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27+6*RAND()" office:value-type="float" office:value="31.8909805880394" calcext:value-type="float">
            <text:p>31,8910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table:formula="of:=32+16*RAND()" office:value-type="float" office:value="33.634779850021" calcext:value-type="float">
            <text:p>33,6348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table:formula="of:=COM.MICROSOFT.NORM.INV(RAND();50;10)" office:value-type="float" office:value="51.2783906274198" calcext:value-type="float">
            <text:p>51,2784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table:formula="of:=([.P620]*PI()/60)*(8*([.I620]^2) + 4*[.I620]*[.B620] + 3*([.B620]^2))" office:value-type="float" office:value="44011.5799796926" calcext:value-type="float">
            <text:p>44011,58</text:p>
          </table:table-cell>
          <table:table-cell table:number-columns-repeated="10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27+6*RAND()" office:value-type="float" office:value="32.2654469360132" calcext:value-type="float">
            <text:p>32,2654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table:formula="of:=32+16*RAND()" office:value-type="float" office:value="41.7577557209879" calcext:value-type="float">
            <text:p>41,7578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table:formula="of:=COM.MICROSOFT.NORM.INV(RAND();50;10)" office:value-type="float" office:value="46.1580615648765" calcext:value-type="float">
            <text:p>46,1581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table:formula="of:=([.P621]*PI()/60)*(8*([.I621]^2) + 4*[.I621]*[.B621] + 3*([.B621]^2))" office:value-type="float" office:value="54287.3026492557" calcext:value-type="float">
            <text:p>54287,30</text:p>
          </table:table-cell>
          <table:table-cell table:number-columns-repeated="10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27+6*RAND()" office:value-type="float" office:value="32.6232387840282" calcext:value-type="float">
            <text:p>32,6232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table:formula="of:=32+16*RAND()" office:value-type="float" office:value="46.6827869135886" calcext:value-type="float">
            <text:p>46,6828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table:formula="of:=COM.MICROSOFT.NORM.INV(RAND();50;10)" office:value-type="float" office:value="59.7590374099339" calcext:value-type="float">
            <text:p>59,7590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table:formula="of:=([.P622]*PI()/60)*(8*([.I622]^2) + 4*[.I622]*[.B622] + 3*([.B622]^2))" office:value-type="float" office:value="83602.6769694162" calcext:value-type="float">
            <text:p>83602,68</text:p>
          </table:table-cell>
          <table:table-cell table:number-columns-repeated="10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27+6*RAND()" office:value-type="float" office:value="31.4847859286238" calcext:value-type="float">
            <text:p>31,4848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table:formula="of:=32+16*RAND()" office:value-type="float" office:value="32.2655601967126" calcext:value-type="float">
            <text:p>32,2656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table:formula="of:=COM.MICROSOFT.NORM.INV(RAND();50;10)" office:value-type="float" office:value="28.4470914636343" calcext:value-type="float">
            <text:p>28,4471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table:formula="of:=([.P623]*PI()/60)*(8*([.I623]^2) + 4*[.I623]*[.B623] + 3*([.B623]^2))" office:value-type="float" office:value="22887.3012494133" calcext:value-type="float">
            <text:p>22887,30</text:p>
          </table:table-cell>
          <table:table-cell table:number-columns-repeated="10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27+6*RAND()" office:value-type="float" office:value="30.01531970012" calcext:value-type="float">
            <text:p>30,0153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table:formula="of:=32+16*RAND()" office:value-type="float" office:value="33.0933073107153" calcext:value-type="float">
            <text:p>33,0933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table:formula="of:=COM.MICROSOFT.NORM.INV(RAND();50;10)" office:value-type="float" office:value="62.262236468271" calcext:value-type="float">
            <text:p>62,2622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table:formula="of:=([.P624]*PI()/60)*(8*([.I624]^2) + 4*[.I624]*[.B624] + 3*([.B624]^2))" office:value-type="float" office:value="50326.3248054924" calcext:value-type="float">
            <text:p>50326,32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27+6*RAND()" office:value-type="float" office:value="32.6937697276007" calcext:value-type="float">
            <text:p>32,6938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table:formula="of:=32+16*RAND()" office:value-type="float" office:value="44.3031144905835" calcext:value-type="float">
            <text:p>44,3031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table:formula="of:=COM.MICROSOFT.NORM.INV(RAND();50;10)" office:value-type="float" office:value="48.8137585979124" calcext:value-type="float">
            <text:p>48,8138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table:formula="of:=([.P625]*PI()/60)*(8*([.I625]^2) + 4*[.I625]*[.B625] + 3*([.B625]^2))" office:value-type="float" office:value="63136.7332548197" calcext:value-type="float">
            <text:p>63136,73</text:p>
          </table:table-cell>
          <table:table-cell table:number-columns-repeated="10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27+6*RAND()" office:value-type="float" office:value="27.3356282890309" calcext:value-type="float">
            <text:p>27,3356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table:formula="of:=32+16*RAND()" office:value-type="float" office:value="38.5844288486987" calcext:value-type="float">
            <text:p>38,5844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table:formula="of:=COM.MICROSOFT.NORM.INV(RAND();50;10)" office:value-type="float" office:value="46.6920189369786" calcext:value-type="float">
            <text:p>46,6920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table:formula="of:=([.P626]*PI()/60)*(8*([.I626]^2) + 4*[.I626]*[.B626] + 3*([.B626]^2))" office:value-type="float" office:value="44912.4578716186" calcext:value-type="float">
            <text:p>44912,46</text:p>
          </table:table-cell>
          <table:table-cell table:number-columns-repeated="10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27+6*RAND()" office:value-type="float" office:value="29.0510307073127" calcext:value-type="float">
            <text:p>29,0510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table:formula="of:=32+16*RAND()" office:value-type="float" office:value="41.9845328461379" calcext:value-type="float">
            <text:p>41,9845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table:formula="of:=COM.MICROSOFT.NORM.INV(RAND();50;10)" office:value-type="float" office:value="51.0325253150785" calcext:value-type="float">
            <text:p>51,0325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table:formula="of:=([.P627]*PI()/60)*(8*([.I627]^2) + 4*[.I627]*[.B627] + 3*([.B627]^2))" office:value-type="float" office:value="57482.0093919781" calcext:value-type="float">
            <text:p>57482,01</text:p>
          </table:table-cell>
          <table:table-cell table:number-columns-repeated="10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27+6*RAND()" office:value-type="float" office:value="29.7296736866701" calcext:value-type="float">
            <text:p>29,7297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table:formula="of:=32+16*RAND()" office:value-type="float" office:value="34.2395571116358" calcext:value-type="float">
            <text:p>34,2396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table:formula="of:=COM.MICROSOFT.NORM.INV(RAND();50;10)" office:value-type="float" office:value="53.5854286477838" calcext:value-type="float">
            <text:p>53,5854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table:formula="of:=([.P628]*PI()/60)*(8*([.I628]^2) + 4*[.I628]*[.B628] + 3*([.B628]^2))" office:value-type="float" office:value="45177.9820719292" calcext:value-type="float">
            <text:p>45177,98</text:p>
          </table:table-cell>
          <table:table-cell table:number-columns-repeated="10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27+6*RAND()" office:value-type="float" office:value="32.7773710770998" calcext:value-type="float">
            <text:p>32,7774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table:formula="of:=32+16*RAND()" office:value-type="float" office:value="39.5529493708164" calcext:value-type="float">
            <text:p>39,5529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table:formula="of:=COM.MICROSOFT.NORM.INV(RAND();50;10)" office:value-type="float" office:value="48.2976197864413" calcext:value-type="float">
            <text:p>48,2976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table:formula="of:=([.P629]*PI()/60)*(8*([.I629]^2) + 4*[.I629]*[.B629] + 3*([.B629]^2))" office:value-type="float" office:value="52914.6262113673" calcext:value-type="float">
            <text:p>52914,63</text:p>
          </table:table-cell>
          <table:table-cell table:number-columns-repeated="10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27+6*RAND()" office:value-type="float" office:value="31.7883937975857" calcext:value-type="float">
            <text:p>31,7884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table:formula="of:=32+16*RAND()" office:value-type="float" office:value="39.3022435549647" calcext:value-type="float">
            <text:p>39,3022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table:formula="of:=COM.MICROSOFT.NORM.INV(RAND();50;10)" office:value-type="float" office:value="44.7673290603236" calcext:value-type="float">
            <text:p>44,7673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table:formula="of:=([.P630]*PI()/60)*(8*([.I630]^2) + 4*[.I630]*[.B630] + 3*([.B630]^2))" office:value-type="float" office:value="47785.6295516801" calcext:value-type="float">
            <text:p>47785,63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27+6*RAND()" office:value-type="float" office:value="27.422287436435" calcext:value-type="float">
            <text:p>27,4223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table:formula="of:=32+16*RAND()" office:value-type="float" office:value="36.9457941856235" calcext:value-type="float">
            <text:p>36,9458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table:formula="of:=COM.MICROSOFT.NORM.INV(RAND();50;10)" office:value-type="float" office:value="50.613148345409" calcext:value-type="float">
            <text:p>50,6131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table:formula="of:=([.P631]*PI()/60)*(8*([.I631]^2) + 4*[.I631]*[.B631] + 3*([.B631]^2))" office:value-type="float" office:value="45657.0373915047" calcext:value-type="float">
            <text:p>45657,04</text:p>
          </table:table-cell>
          <table:table-cell table:number-columns-repeated="10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27+6*RAND()" office:value-type="float" office:value="31.8217687828001" calcext:value-type="float">
            <text:p>31,8218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table:formula="of:=32+16*RAND()" office:value-type="float" office:value="44.3464555125684" calcext:value-type="float">
            <text:p>44,3465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table:formula="of:=COM.MICROSOFT.NORM.INV(RAND();50;10)" office:value-type="float" office:value="65.7286036075983" calcext:value-type="float">
            <text:p>65,7286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table:formula="of:=([.P632]*PI()/60)*(8*([.I632]^2) + 4*[.I632]*[.B632] + 3*([.B632]^2))" office:value-type="float" office:value="84026.8581501451" calcext:value-type="float">
            <text:p>84026,86</text:p>
          </table:table-cell>
          <table:table-cell table:number-columns-repeated="10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27+6*RAND()" office:value-type="float" office:value="29.773875069106" calcext:value-type="float">
            <text:p>29,7739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table:formula="of:=32+16*RAND()" office:value-type="float" office:value="46.8743290361017" calcext:value-type="float">
            <text:p>46,8743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table:formula="of:=COM.MICROSOFT.NORM.INV(RAND();50;10)" office:value-type="float" office:value="47.7576667833357" calcext:value-type="float">
            <text:p>47,7577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table:formula="of:=([.P633]*PI()/60)*(8*([.I633]^2) + 4*[.I633]*[.B633] + 3*([.B633]^2))" office:value-type="float" office:value="64564.1054685037" calcext:value-type="float">
            <text:p>64564,11</text:p>
          </table:table-cell>
          <table:table-cell table:number-columns-repeated="10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27+6*RAND()" office:value-type="float" office:value="28.4360230949242" calcext:value-type="float">
            <text:p>28,4360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table:formula="of:=32+16*RAND()" office:value-type="float" office:value="39.7510104719549" calcext:value-type="float">
            <text:p>39,7510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table:formula="of:=COM.MICROSOFT.NORM.INV(RAND();50;10)" office:value-type="float" office:value="45.0603883394763" calcext:value-type="float">
            <text:p>45,0604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table:formula="of:=([.P634]*PI()/60)*(8*([.I634]^2) + 4*[.I634]*[.B634] + 3*([.B634]^2))" office:value-type="float" office:value="46216.0349287604" calcext:value-type="float">
            <text:p>46216,03</text:p>
          </table:table-cell>
          <table:table-cell table:number-columns-repeated="10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27+6*RAND()" office:value-type="float" office:value="29.8605518757831" calcext:value-type="float">
            <text:p>29,8606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table:formula="of:=32+16*RAND()" office:value-type="float" office:value="32.5865842346102" calcext:value-type="float">
            <text:p>32,5866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table:formula="of:=COM.MICROSOFT.NORM.INV(RAND();50;10)" office:value-type="float" office:value="52.0320119354082" calcext:value-type="float">
            <text:p>52,0320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table:formula="of:=([.P635]*PI()/60)*(8*([.I635]^2) + 4*[.I635]*[.B635] + 3*([.B635]^2))" office:value-type="float" office:value="41035.4535179896" calcext:value-type="float">
            <text:p>41035,45</text:p>
          </table:table-cell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27+6*RAND()" office:value-type="float" office:value="29.077917606337" calcext:value-type="float">
            <text:p>29,0779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table:formula="of:=32+16*RAND()" office:value-type="float" office:value="44.8510819617659" calcext:value-type="float">
            <text:p>44,8511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table:formula="of:=COM.MICROSOFT.NORM.INV(RAND();50;10)" office:value-type="float" office:value="57.0949439612729" calcext:value-type="float">
            <text:p>57,0949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table:formula="of:=([.P636]*PI()/60)*(8*([.I636]^2) + 4*[.I636]*[.B636] + 3*([.B636]^2))" office:value-type="float" office:value="71287.9492326649" calcext:value-type="float">
            <text:p>71287,95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27+6*RAND()" office:value-type="float" office:value="30.1026751224417" calcext:value-type="float">
            <text:p>30,1027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table:formula="of:=32+16*RAND()" office:value-type="float" office:value="33.8852653894573" calcext:value-type="float">
            <text:p>33,8853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table:formula="of:=COM.MICROSOFT.NORM.INV(RAND();50;10)" office:value-type="float" office:value="48.497217479483" calcext:value-type="float">
            <text:p>48,4972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table:formula="of:=([.P637]*PI()/60)*(8*([.I637]^2) + 4*[.I637]*[.B637] + 3*([.B637]^2))" office:value-type="float" office:value="40589.1972218418" calcext:value-type="float">
            <text:p>40589,20</text:p>
          </table:table-cell>
          <table:table-cell table:number-columns-repeated="10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27+6*RAND()" office:value-type="float" office:value="28.6069908428472" calcext:value-type="float">
            <text:p>28,6070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table:formula="of:=32+16*RAND()" office:value-type="float" office:value="44.8798612449318" calcext:value-type="float">
            <text:p>44,8799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table:formula="of:=COM.MICROSOFT.NORM.INV(RAND();50;10)" office:value-type="float" office:value="37.8479931072137" calcext:value-type="float">
            <text:p>37,8480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table:formula="of:=([.P638]*PI()/60)*(8*([.I638]^2) + 4*[.I638]*[.B638] + 3*([.B638]^2))" office:value-type="float" office:value="46975.0119579665" calcext:value-type="float">
            <text:p>46975,01</text:p>
          </table:table-cell>
          <table:table-cell table:number-columns-repeated="10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27+6*RAND()" office:value-type="float" office:value="27.5986045415048" calcext:value-type="float">
            <text:p>27,5986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table:formula="of:=32+16*RAND()" office:value-type="float" office:value="40.4072079900652" calcext:value-type="float">
            <text:p>40,4072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table:formula="of:=COM.MICROSOFT.NORM.INV(RAND();50;10)" office:value-type="float" office:value="56.0595321575824" calcext:value-type="float">
            <text:p>56,0595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table:formula="of:=([.P639]*PI()/60)*(8*([.I639]^2) + 4*[.I639]*[.B639] + 3*([.B639]^2))" office:value-type="float" office:value="58141.0074953216" calcext:value-type="float">
            <text:p>58141,01</text:p>
          </table:table-cell>
          <table:table-cell table:number-columns-repeated="10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27+6*RAND()" office:value-type="float" office:value="32.7134675744455" calcext:value-type="float">
            <text:p>32,7135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table:formula="of:=32+16*RAND()" office:value-type="float" office:value="47.2350156512111" calcext:value-type="float">
            <text:p>47,2350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table:formula="of:=COM.MICROSOFT.NORM.INV(RAND();50;10)" office:value-type="float" office:value="50.4080216853789" calcext:value-type="float">
            <text:p>50,4080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table:formula="of:=([.P640]*PI()/60)*(8*([.I640]^2) + 4*[.I640]*[.B640] + 3*([.B640]^2))" office:value-type="float" office:value="71897.615052592" calcext:value-type="float">
            <text:p>71897,62</text:p>
          </table:table-cell>
          <table:table-cell table:number-columns-repeated="10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27+6*RAND()" office:value-type="float" office:value="32.0751768818591" calcext:value-type="float">
            <text:p>32,0752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table:formula="of:=32+16*RAND()" office:value-type="float" office:value="32.5695553515106" calcext:value-type="float">
            <text:p>32,5696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table:formula="of:=COM.MICROSOFT.NORM.INV(RAND();50;10)" office:value-type="float" office:value="43.3499277057746" calcext:value-type="float">
            <text:p>43,3499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table:formula="of:=([.P641]*PI()/60)*(8*([.I641]^2) + 4*[.I641]*[.B641] + 3*([.B641]^2))" office:value-type="float" office:value="35752.3777614865" calcext:value-type="float">
            <text:p>35752,38</text:p>
          </table:table-cell>
          <table:table-cell table:number-columns-repeated="10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27+6*RAND()" office:value-type="float" office:value="31.8428379523102" calcext:value-type="float">
            <text:p>31,8428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table:formula="of:=32+16*RAND()" office:value-type="float" office:value="39.0248152110726" calcext:value-type="float">
            <text:p>39,0248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table:formula="of:=COM.MICROSOFT.NORM.INV(RAND();50;10)" office:value-type="float" office:value="36.088151267215" calcext:value-type="float">
            <text:p>36,0882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table:formula="of:=([.P642]*PI()/60)*(8*([.I642]^2) + 4*[.I642]*[.B642] + 3*([.B642]^2))" office:value-type="float" office:value="38161.8401885193" calcext:value-type="float">
            <text:p>38161,84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27+6*RAND()" office:value-type="float" office:value="32.7538449608255" calcext:value-type="float">
            <text:p>32,7538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formula="of:=32+16*RAND()" office:value-type="float" office:value="40.1711023729295" calcext:value-type="float">
            <text:p>40,1711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formula="of:=COM.MICROSOFT.NORM.INV(RAND();50;10)" office:value-type="float" office:value="55.1090072905678" calcext:value-type="float">
            <text:p>55,1090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formula="of:=([.P643]*PI()/60)*(8*([.I643]^2) + 4*[.I643]*[.B643] + 3*([.B643]^2))" office:value-type="float" office:value="61724.3697037588" calcext:value-type="float">
            <text:p>61724,37</text:p>
          </table:table-cell>
          <table:table-cell table:number-columns-repeated="10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27+6*RAND()" office:value-type="float" office:value="27.8939836488571" calcext:value-type="float">
            <text:p>27,8940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table:formula="of:=32+16*RAND()" office:value-type="float" office:value="38.1441268045455" calcext:value-type="float">
            <text:p>38,1441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table:formula="of:=COM.MICROSOFT.NORM.INV(RAND();50;10)" office:value-type="float" office:value="51.5419990799831" calcext:value-type="float">
            <text:p>51,5420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table:formula="of:=([.P644]*PI()/60)*(8*([.I644]^2) + 4*[.I644]*[.B644] + 3*([.B644]^2))" office:value-type="float" office:value="49197.857337824" calcext:value-type="float">
            <text:p>49197,86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27+6*RAND()" office:value-type="float" office:value="31.758010598598" calcext:value-type="float">
            <text:p>31,7580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table:formula="of:=32+16*RAND()" office:value-type="float" office:value="37.0006974767894" calcext:value-type="float">
            <text:p>37,0007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table:formula="of:=COM.MICROSOFT.NORM.INV(RAND();50;10)" office:value-type="float" office:value="49.7602727170641" calcext:value-type="float">
            <text:p>49,7603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table:formula="of:=([.P645]*PI()/60)*(8*([.I645]^2) + 4*[.I645]*[.B645] + 3*([.B645]^2))" office:value-type="float" office:value="48665.4859347336" calcext:value-type="float">
            <text:p>48665,49</text:p>
          </table:table-cell>
          <table:table-cell table:number-columns-repeated="10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27+6*RAND()" office:value-type="float" office:value="32.8658424213063" calcext:value-type="float">
            <text:p>32,8658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table:formula="of:=32+16*RAND()" office:value-type="float" office:value="47.5708467829973" calcext:value-type="float">
            <text:p>47,5708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table:formula="of:=COM.MICROSOFT.NORM.INV(RAND();50;10)" office:value-type="float" office:value="38.8280230676733" calcext:value-type="float">
            <text:p>38,8280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table:formula="of:=([.P646]*PI()/60)*(8*([.I646]^2) + 4*[.I646]*[.B646] + 3*([.B646]^2))" office:value-type="float" office:value="56107.9798605929" calcext:value-type="float">
            <text:p>56107,98</text:p>
          </table:table-cell>
          <table:table-cell table:number-columns-repeated="10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27+6*RAND()" office:value-type="float" office:value="28.8460048071574" calcext:value-type="float">
            <text:p>28,8460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table:formula="of:=32+16*RAND()" office:value-type="float" office:value="45.6747783329338" calcext:value-type="float">
            <text:p>45,6748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table:formula="of:=COM.MICROSOFT.NORM.INV(RAND();50;10)" office:value-type="float" office:value="65.0765488643169" calcext:value-type="float">
            <text:p>65,0765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table:formula="of:=([.P647]*PI()/60)*(8*([.I647]^2) + 4*[.I647]*[.B647] + 3*([.B647]^2))" office:value-type="float" office:value="83331.0316991925" calcext:value-type="float">
            <text:p>83331,03</text:p>
          </table:table-cell>
          <table:table-cell table:number-columns-repeated="10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27+6*RAND()" office:value-type="float" office:value="29.9960502858739" calcext:value-type="float">
            <text:p>29,9961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table:formula="of:=32+16*RAND()" office:value-type="float" office:value="42.6713067870587" calcext:value-type="float">
            <text:p>42,6713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table:formula="of:=COM.MICROSOFT.NORM.INV(RAND();50;10)" office:value-type="float" office:value="40.7482415704407" calcext:value-type="float">
            <text:p>40,7482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table:formula="of:=([.P648]*PI()/60)*(8*([.I648]^2) + 4*[.I648]*[.B648] + 3*([.B648]^2))" office:value-type="float" office:value="47761.9400912041" calcext:value-type="float">
            <text:p>47761,94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27+6*RAND()" office:value-type="float" office:value="30.9127235321794" calcext:value-type="float">
            <text:p>30,9127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table:formula="of:=32+16*RAND()" office:value-type="float" office:value="42.2195924725384" calcext:value-type="float">
            <text:p>42,2196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table:formula="of:=COM.MICROSOFT.NORM.INV(RAND();50;10)" office:value-type="float" office:value="58.6071965720111" calcext:value-type="float">
            <text:p>58,6072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table:formula="of:=([.P649]*PI()/60)*(8*([.I649]^2) + 4*[.I649]*[.B649] + 3*([.B649]^2))" office:value-type="float" office:value="68576.1819791007" calcext:value-type="float">
            <text:p>68576,18</text:p>
          </table:table-cell>
          <table:table-cell table:number-columns-repeated="10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27+6*RAND()" office:value-type="float" office:value="28.645786277717" calcext:value-type="float">
            <text:p>28,6458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table:formula="of:=32+16*RAND()" office:value-type="float" office:value="32.3315695878118" calcext:value-type="float">
            <text:p>32,3316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table:formula="of:=COM.MICROSOFT.NORM.INV(RAND();50;10)" office:value-type="float" office:value="40.919944706392" calcext:value-type="float">
            <text:p>40,9199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table:formula="of:=([.P650]*PI()/60)*(8*([.I650]^2) + 4*[.I650]*[.B650] + 3*([.B650]^2))" office:value-type="float" office:value="31129.3862673788" calcext:value-type="float">
            <text:p>31129,39</text:p>
          </table:table-cell>
          <table:table-cell table:number-columns-repeated="10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27+6*RAND()" office:value-type="float" office:value="28.3333829829935" calcext:value-type="float">
            <text:p>28,3334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table:formula="of:=32+16*RAND()" office:value-type="float" office:value="39.1019390393049" calcext:value-type="float">
            <text:p>39,1019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table:formula="of:=COM.MICROSOFT.NORM.INV(RAND();50;10)" office:value-type="float" office:value="47.683345011041" calcext:value-type="float">
            <text:p>47,6833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table:formula="of:=([.P651]*PI()/60)*(8*([.I651]^2) + 4*[.I651]*[.B651] + 3*([.B651]^2))" office:value-type="float" office:value="47615.9406430711" calcext:value-type="float">
            <text:p>47615,94</text:p>
          </table:table-cell>
          <table:table-cell table:number-columns-repeated="10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27+6*RAND()" office:value-type="float" office:value="31.7317267886829" calcext:value-type="float">
            <text:p>31,7317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table:formula="of:=32+16*RAND()" office:value-type="float" office:value="36.858056826517" calcext:value-type="float">
            <text:p>36,8581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table:formula="of:=COM.MICROSOFT.NORM.INV(RAND();50;10)" office:value-type="float" office:value="52.5600120031174" calcext:value-type="float">
            <text:p>52,5600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table:formula="of:=([.P652]*PI()/60)*(8*([.I652]^2) + 4*[.I652]*[.B652] + 3*([.B652]^2))" office:value-type="float" office:value="51097.3717569548" calcext:value-type="float">
            <text:p>51097,37</text:p>
          </table:table-cell>
          <table:table-cell table:number-columns-repeated="10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27+6*RAND()" office:value-type="float" office:value="31.1320189016406" calcext:value-type="float">
            <text:p>31,1320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table:formula="of:=32+16*RAND()" office:value-type="float" office:value="39.7217859160155" calcext:value-type="float">
            <text:p>39,7218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table:formula="of:=COM.MICROSOFT.NORM.INV(RAND();50;10)" office:value-type="float" office:value="32.8266949645993" calcext:value-type="float">
            <text:p>32,8267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table:formula="of:=([.P653]*PI()/60)*(8*([.I653]^2) + 4*[.I653]*[.B653] + 3*([.B653]^2))" office:value-type="float" office:value="35195.297253964" calcext:value-type="float">
            <text:p>35195,30</text:p>
          </table:table-cell>
          <table:table-cell table:number-columns-repeated="10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27+6*RAND()" office:value-type="float" office:value="29.705833411077" calcext:value-type="float">
            <text:p>29,7058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table:formula="of:=32+16*RAND()" office:value-type="float" office:value="45.451254626736" calcext:value-type="float">
            <text:p>45,4513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table:formula="of:=COM.MICROSOFT.NORM.INV(RAND();50;10)" office:value-type="float" office:value="60.4724363158972" calcext:value-type="float">
            <text:p>60,4724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table:formula="of:=([.P654]*PI()/60)*(8*([.I654]^2) + 4*[.I654]*[.B654] + 3*([.B654]^2))" office:value-type="float" office:value="77810.9975735142" calcext:value-type="float">
            <text:p>77811,00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27+6*RAND()" office:value-type="float" office:value="32.4523291310761" calcext:value-type="float">
            <text:p>32,4523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formula="of:=32+16*RAND()" office:value-type="float" office:value="38.9561755862087" calcext:value-type="float">
            <text:p>38,9562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formula="of:=COM.MICROSOFT.NORM.INV(RAND();50;10)" office:value-type="float" office:value="57.9122060854247" calcext:value-type="float">
            <text:p>57,9122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formula="of:=([.P655]*PI()/60)*(8*([.I655]^2) + 4*[.I655]*[.B655] + 3*([.B655]^2))" office:value-type="float" office:value="61728.0564472607" calcext:value-type="float">
            <text:p>61728,06</text:p>
          </table:table-cell>
          <table:table-cell table:number-columns-repeated="10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27+6*RAND()" office:value-type="float" office:value="30.7700609697495" calcext:value-type="float">
            <text:p>30,7701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table:formula="of:=32+16*RAND()" office:value-type="float" office:value="46.6419610474259" calcext:value-type="float">
            <text:p>46,6420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table:formula="of:=COM.MICROSOFT.NORM.INV(RAND();50;10)" office:value-type="float" office:value="31.1493770657302" calcext:value-type="float">
            <text:p>31,1494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table:formula="of:=([.P656]*PI()/60)*(8*([.I656]^2) + 4*[.I656]*[.B656] + 3*([.B656]^2))" office:value-type="float" office:value="42380.7468611168" calcext:value-type="float">
            <text:p>42380,75</text:p>
          </table:table-cell>
          <table:table-cell table:number-columns-repeated="10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27+6*RAND()" office:value-type="float" office:value="28.4984231342096" calcext:value-type="float">
            <text:p>28,4984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table:formula="of:=32+16*RAND()" office:value-type="float" office:value="37.4969075415283" calcext:value-type="float">
            <text:p>37,4969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table:formula="of:=COM.MICROSOFT.NORM.INV(RAND();50;10)" office:value-type="float" office:value="51.8390876553827" calcext:value-type="float">
            <text:p>51,8391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table:formula="of:=([.P657]*PI()/60)*(8*([.I657]^2) + 4*[.I657]*[.B657] + 3*([.B657]^2))" office:value-type="float" office:value="48746.000746007" calcext:value-type="float">
            <text:p>48746,00</text:p>
          </table:table-cell>
          <table:table-cell table:number-columns-repeated="10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27+6*RAND()" office:value-type="float" office:value="31.5452349500265" calcext:value-type="float">
            <text:p>31,5452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table:formula="of:=32+16*RAND()" office:value-type="float" office:value="44.8905651066452" calcext:value-type="float">
            <text:p>44,8906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table:formula="of:=COM.MICROSOFT.NORM.INV(RAND();50;10)" office:value-type="float" office:value="33.1380556733793" calcext:value-type="float">
            <text:p>33,1381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table:formula="of:=([.P658]*PI()/60)*(8*([.I658]^2) + 4*[.I658]*[.B658] + 3*([.B658]^2))" office:value-type="float" office:value="42980.1737305929" calcext:value-type="float">
            <text:p>42980,17</text:p>
          </table:table-cell>
          <table:table-cell table:number-columns-repeated="10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27+6*RAND()" office:value-type="float" office:value="31.9851495826151" calcext:value-type="float">
            <text:p>31,9851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table:formula="of:=32+16*RAND()" office:value-type="float" office:value="32.6154116932303" calcext:value-type="float">
            <text:p>32,6154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table:formula="of:=COM.MICROSOFT.NORM.INV(RAND();50;10)" office:value-type="float" office:value="50.5312314682305" calcext:value-type="float">
            <text:p>50,5312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table:formula="of:=([.P659]*PI()/60)*(8*([.I659]^2) + 4*[.I659]*[.B659] + 3*([.B659]^2))" office:value-type="float" office:value="41677.0634509353" calcext:value-type="float">
            <text:p>41677,06</text:p>
          </table:table-cell>
          <table:table-cell table:number-columns-repeated="10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27+6*RAND()" office:value-type="float" office:value="30.4482139523607" calcext:value-type="float">
            <text:p>30,4482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table:formula="of:=32+16*RAND()" office:value-type="float" office:value="41.4559924025089" calcext:value-type="float">
            <text:p>41,4560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table:formula="of:=COM.MICROSOFT.NORM.INV(RAND();50;10)" office:value-type="float" office:value="37.0723927172377" calcext:value-type="float">
            <text:p>37,0724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table:formula="of:=([.P660]*PI()/60)*(8*([.I660]^2) + 4*[.I660]*[.B660] + 3*([.B660]^2))" office:value-type="float" office:value="41887.3568309628" calcext:value-type="float">
            <text:p>41887,36</text:p>
          </table:table-cell>
          <table:table-cell table:number-columns-repeated="10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27+6*RAND()" office:value-type="float" office:value="32.2705784125719" calcext:value-type="float">
            <text:p>32,2706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table:formula="of:=32+16*RAND()" office:value-type="float" office:value="38.0785286929458" calcext:value-type="float">
            <text:p>38,0785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table:formula="of:=COM.MICROSOFT.NORM.INV(RAND();50;10)" office:value-type="float" office:value="43.2584091308905" calcext:value-type="float">
            <text:p>43,2584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table:formula="of:=([.P661]*PI()/60)*(8*([.I661]^2) + 4*[.I661]*[.B661] + 3*([.B661]^2))" office:value-type="float" office:value="44482.9543830798" calcext:value-type="float">
            <text:p>44482,95</text:p>
          </table:table-cell>
          <table:table-cell table:number-columns-repeated="10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27+6*RAND()" office:value-type="float" office:value="29.2439287451562" calcext:value-type="float">
            <text:p>29,2439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32+16*RAND()" office:value-type="float" office:value="47.1231324952096" calcext:value-type="float">
            <text:p>47,1231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COM.MICROSOFT.NORM.INV(RAND();50;10)" office:value-type="float" office:value="59.1336113706266" calcext:value-type="float">
            <text:p>59,1336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table:formula="of:=([.P662]*PI()/60)*(8*([.I662]^2) + 4*[.I662]*[.B662] + 3*([.B662]^2))" office:value-type="float" office:value="80014.6020991722" calcext:value-type="float">
            <text:p>80014,60</text:p>
          </table:table-cell>
          <table:table-cell table:number-columns-repeated="10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27+6*RAND()" office:value-type="float" office:value="31.4750802686904" calcext:value-type="float">
            <text:p>31,4751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table:formula="of:=32+16*RAND()" office:value-type="float" office:value="46.2009458411485" calcext:value-type="float">
            <text:p>46,2009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table:formula="of:=COM.MICROSOFT.NORM.INV(RAND();50;10)" office:value-type="float" office:value="57.0133421129343" calcext:value-type="float">
            <text:p>57,0133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table:formula="of:=([.P663]*PI()/60)*(8*([.I663]^2) + 4*[.I663]*[.B663] + 3*([.B663]^2))" office:value-type="float" office:value="77212.4240864621" calcext:value-type="float">
            <text:p>77212,42</text:p>
          </table:table-cell>
          <table:table-cell table:number-columns-repeated="10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27+6*RAND()" office:value-type="float" office:value="30.9448977049906" calcext:value-type="float">
            <text:p>30,9449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table:formula="of:=32+16*RAND()" office:value-type="float" office:value="34.578977720812" calcext:value-type="float">
            <text:p>34,5790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table:formula="of:=COM.MICROSOFT.NORM.INV(RAND();50;10)" office:value-type="float" office:value="54.5490627881502" calcext:value-type="float">
            <text:p>54,5491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table:formula="of:=([.P664]*PI()/60)*(8*([.I664]^2) + 4*[.I664]*[.B664] + 3*([.B664]^2))" office:value-type="float" office:value="47751.3039827293" calcext:value-type="float">
            <text:p>47751,30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27+6*RAND()" office:value-type="float" office:value="32.5023890042212" calcext:value-type="float">
            <text:p>32,5024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table:formula="of:=32+16*RAND()" office:value-type="float" office:value="44.2576015237719" calcext:value-type="float">
            <text:p>44,2576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table:formula="of:=COM.MICROSOFT.NORM.INV(RAND();50;10)" office:value-type="float" office:value="57.5675560887539" calcext:value-type="float">
            <text:p>57,5676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table:formula="of:=([.P665]*PI()/60)*(8*([.I665]^2) + 4*[.I665]*[.B665] + 3*([.B665]^2))" office:value-type="float" office:value="74128.9911674821" calcext:value-type="float">
            <text:p>74128,99</text:p>
          </table:table-cell>
          <table:table-cell table:number-columns-repeated="10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27+6*RAND()" office:value-type="float" office:value="29.4977345082443" calcext:value-type="float">
            <text:p>29,4977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table:formula="of:=32+16*RAND()" office:value-type="float" office:value="33.6648375894874" calcext:value-type="float">
            <text:p>33,6648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table:formula="of:=COM.MICROSOFT.NORM.INV(RAND();50;10)" office:value-type="float" office:value="37.9502403647523" calcext:value-type="float">
            <text:p>37,9502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table:formula="of:=([.P666]*PI()/60)*(8*([.I666]^2) + 4*[.I666]*[.B666] + 3*([.B666]^2))" office:value-type="float" office:value="31095.7868487932" calcext:value-type="float">
            <text:p>31095,79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27+6*RAND()" office:value-type="float" office:value="30.9800890709739" calcext:value-type="float">
            <text:p>30,9801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table:formula="of:=32+16*RAND()" office:value-type="float" office:value="40.761957751587" calcext:value-type="float">
            <text:p>40,7620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table:formula="of:=COM.MICROSOFT.NORM.INV(RAND();50;10)" office:value-type="float" office:value="44.7540861038789" calcext:value-type="float">
            <text:p>44,7541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table:formula="of:=([.P667]*PI()/60)*(8*([.I667]^2) + 4*[.I667]*[.B667] + 3*([.B667]^2))" office:value-type="float" office:value="49731.8534382848" calcext:value-type="float">
            <text:p>49731,85</text:p>
          </table:table-cell>
          <table:table-cell table:number-columns-repeated="10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27+6*RAND()" office:value-type="float" office:value="29.3225778371561" calcext:value-type="float">
            <text:p>29,3226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table:formula="of:=32+16*RAND()" office:value-type="float" office:value="39.9175677914172" calcext:value-type="float">
            <text:p>39,9176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table:formula="of:=COM.MICROSOFT.NORM.INV(RAND();50;10)" office:value-type="float" office:value="58.6241845858714" calcext:value-type="float">
            <text:p>58,6242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table:formula="of:=([.P668]*PI()/60)*(8*([.I668]^2) + 4*[.I668]*[.B668] + 3*([.B668]^2))" office:value-type="float" office:value="61417.7536896022" calcext:value-type="float">
            <text:p>61417,75</text:p>
          </table:table-cell>
          <table:table-cell table:number-columns-repeated="10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27+6*RAND()" office:value-type="float" office:value="30.4137280758005" calcext:value-type="float">
            <text:p>30,4137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table:formula="of:=32+16*RAND()" office:value-type="float" office:value="47.2282702606171" calcext:value-type="float">
            <text:p>47,2283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table:formula="of:=COM.MICROSOFT.NORM.INV(RAND();50;10)" office:value-type="float" office:value="61.3077257051199" calcext:value-type="float">
            <text:p>61,3077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table:formula="of:=([.P669]*PI()/60)*(8*([.I669]^2) + 4*[.I669]*[.B669] + 3*([.B669]^2))" office:value-type="float" office:value="84632.1176780302" calcext:value-type="float">
            <text:p>84632,12</text:p>
          </table:table-cell>
          <table:table-cell table:number-columns-repeated="10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27+6*RAND()" office:value-type="float" office:value="32.3952098598238" calcext:value-type="float">
            <text:p>32,3952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table:formula="of:=32+16*RAND()" office:value-type="float" office:value="45.4433951918036" calcext:value-type="float">
            <text:p>45,4434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table:formula="of:=COM.MICROSOFT.NORM.INV(RAND();50;10)" office:value-type="float" office:value="61.7463530580827" calcext:value-type="float">
            <text:p>61,7464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table:formula="of:=([.P670]*PI()/60)*(8*([.I670]^2) + 4*[.I670]*[.B670] + 3*([.B670]^2))" office:value-type="float" office:value="82629.041152768" calcext:value-type="float">
            <text:p>82629,04</text:p>
          </table:table-cell>
          <table:table-cell table:number-columns-repeated="10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27+6*RAND()" office:value-type="float" office:value="29.8735472077969" calcext:value-type="float">
            <text:p>29,8735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table:formula="of:=32+16*RAND()" office:value-type="float" office:value="39.6444563549012" calcext:value-type="float">
            <text:p>39,6445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table:formula="of:=COM.MICROSOFT.NORM.INV(RAND();50;10)" office:value-type="float" office:value="59.5932659374593" calcext:value-type="float">
            <text:p>59,5933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table:formula="of:=([.P671]*PI()/60)*(8*([.I671]^2) + 4*[.I671]*[.B671] + 3*([.B671]^2))" office:value-type="float" office:value="62368.5783897832" calcext:value-type="float">
            <text:p>62368,58</text:p>
          </table:table-cell>
          <table:table-cell table:number-columns-repeated="10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27+6*RAND()" office:value-type="float" office:value="30.1120161765721" calcext:value-type="float">
            <text:p>30,1120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table:formula="of:=32+16*RAND()" office:value-type="float" office:value="44.4268507342786" calcext:value-type="float">
            <text:p>44,4269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table:formula="of:=COM.MICROSOFT.NORM.INV(RAND();50;10)" office:value-type="float" office:value="40.9130621138842" calcext:value-type="float">
            <text:p>40,9131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table:formula="of:=([.P672]*PI()/60)*(8*([.I672]^2) + 4*[.I672]*[.B672] + 3*([.B672]^2))" office:value-type="float" office:value="51115.7236305782" calcext:value-type="float">
            <text:p>51115,72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27+6*RAND()" office:value-type="float" office:value="30.3037269960623" calcext:value-type="float">
            <text:p>30,3037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table:formula="of:=32+16*RAND()" office:value-type="float" office:value="35.0821405593306" calcext:value-type="float">
            <text:p>35,0821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table:formula="of:=COM.MICROSOFT.NORM.INV(RAND();50;10)" office:value-type="float" office:value="57.4338625334381" calcext:value-type="float">
            <text:p>57,4339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table:formula="of:=([.P673]*PI()/60)*(8*([.I673]^2) + 4*[.I673]*[.B673] + 3*([.B673]^2))" office:value-type="float" office:value="50682.287037902" calcext:value-type="float">
            <text:p>50682,29</text:p>
          </table:table-cell>
          <table:table-cell table:number-columns-repeated="10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27+6*RAND()" office:value-type="float" office:value="29.919503667159" calcext:value-type="float">
            <text:p>29,9195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table:formula="of:=32+16*RAND()" office:value-type="float" office:value="47.8002796117216" calcext:value-type="float">
            <text:p>47,8003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table:formula="of:=COM.MICROSOFT.NORM.INV(RAND();50;10)" office:value-type="float" office:value="50.2772885408087" calcext:value-type="float">
            <text:p>50,2773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table:formula="of:=([.P674]*PI()/60)*(8*([.I674]^2) + 4*[.I674]*[.B674] + 3*([.B674]^2))" office:value-type="float" office:value="70248.8810455856" calcext:value-type="float">
            <text:p>70248,88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27+6*RAND()" office:value-type="float" office:value="32.9783290720079" calcext:value-type="float">
            <text:p>32,9783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table:formula="of:=32+16*RAND()" office:value-type="float" office:value="37.9312926288694" calcext:value-type="float">
            <text:p>37,9313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table:formula="of:=COM.MICROSOFT.NORM.INV(RAND();50;10)" office:value-type="float" office:value="48.0015202573215" calcext:value-type="float">
            <text:p>48,0015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table:formula="of:=([.P675]*PI()/60)*(8*([.I675]^2) + 4*[.I675]*[.B675] + 3*([.B675]^2))" office:value-type="float" office:value="49705.6335976202" calcext:value-type="float">
            <text:p>49705,63</text:p>
          </table:table-cell>
          <table:table-cell table:number-columns-repeated="10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27+6*RAND()" office:value-type="float" office:value="29.75032304856" calcext:value-type="float">
            <text:p>29,7503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table:formula="of:=32+16*RAND()" office:value-type="float" office:value="43.3092241529375" calcext:value-type="float">
            <text:p>43,3092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table:formula="of:=COM.MICROSOFT.NORM.INV(RAND();50;10)" office:value-type="float" office:value="36.6846439217599" calcext:value-type="float">
            <text:p>36,6846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table:formula="of:=([.P676]*PI()/60)*(8*([.I676]^2) + 4*[.I676]*[.B676] + 3*([.B676]^2))" office:value-type="float" office:value="43822.381874147" calcext:value-type="float">
            <text:p>43822,38</text:p>
          </table:table-cell>
          <table:table-cell table:number-columns-repeated="10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27+6*RAND()" office:value-type="float" office:value="31.0546908017714" calcext:value-type="float">
            <text:p>31,0547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table:formula="of:=32+16*RAND()" office:value-type="float" office:value="45.1272002402693" calcext:value-type="float">
            <text:p>45,1272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table:formula="of:=COM.MICROSOFT.NORM.INV(RAND();50;10)" office:value-type="float" office:value="66.3922899312471" calcext:value-type="float">
            <text:p>66,3923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table:formula="of:=([.P677]*PI()/60)*(8*([.I677]^2) + 4*[.I677]*[.B677] + 3*([.B677]^2))" office:value-type="float" office:value="86179.1603968443" calcext:value-type="float">
            <text:p>86179,16</text:p>
          </table:table-cell>
          <table:table-cell table:number-columns-repeated="10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27+6*RAND()" office:value-type="float" office:value="29.0859114651103" calcext:value-type="float">
            <text:p>29,0859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table:formula="of:=32+16*RAND()" office:value-type="float" office:value="43.7808843348175" calcext:value-type="float">
            <text:p>43,7809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table:formula="of:=COM.MICROSOFT.NORM.INV(RAND();50;10)" office:value-type="float" office:value="53.8509253280749" calcext:value-type="float">
            <text:p>53,8509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table:formula="of:=([.P678]*PI()/60)*(8*([.I678]^2) + 4*[.I678]*[.B678] + 3*([.B678]^2))" office:value-type="float" office:value="64754.7982541651" calcext:value-type="float">
            <text:p>64754,80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27+6*RAND()" office:value-type="float" office:value="27.2530968978535" calcext:value-type="float">
            <text:p>27,2531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table:formula="of:=32+16*RAND()" office:value-type="float" office:value="35.8475594278425" calcext:value-type="float">
            <text:p>35,8476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table:formula="of:=COM.MICROSOFT.NORM.INV(RAND();50;10)" office:value-type="float" office:value="68.9960231361829" calcext:value-type="float">
            <text:p>68,9960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table:formula="of:=([.P679]*PI()/60)*(8*([.I679]^2) + 4*[.I679]*[.B679] + 3*([.B679]^2))" office:value-type="float" office:value="59306.2769327142" calcext:value-type="float">
            <text:p>59306,28</text:p>
          </table:table-cell>
          <table:table-cell table:number-columns-repeated="10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27+6*RAND()" office:value-type="float" office:value="27.2899451481644" calcext:value-type="float">
            <text:p>27,2899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table:formula="of:=32+16*RAND()" office:value-type="float" office:value="37.3008758593351" calcext:value-type="float">
            <text:p>37,3009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table:formula="of:=COM.MICROSOFT.NORM.INV(RAND();50;10)" office:value-type="float" office:value="57.7348032470897" calcext:value-type="float">
            <text:p>57,7348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table:formula="of:=([.P680]*PI()/60)*(8*([.I680]^2) + 4*[.I680]*[.B680] + 3*([.B680]^2))" office:value-type="float" office:value="52711.2885940916" calcext:value-type="float">
            <text:p>52711,29</text:p>
          </table:table-cell>
          <table:table-cell table:number-columns-repeated="10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27+6*RAND()" office:value-type="float" office:value="29.2700460206252" calcext:value-type="float">
            <text:p>29,2700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table:formula="of:=32+16*RAND()" office:value-type="float" office:value="35.9556456822902" calcext:value-type="float">
            <text:p>35,9556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table:formula="of:=COM.MICROSOFT.NORM.INV(RAND();50;10)" office:value-type="float" office:value="49.3760621612989" calcext:value-type="float">
            <text:p>49,3761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table:formula="of:=([.P681]*PI()/60)*(8*([.I681]^2) + 4*[.I681]*[.B681] + 3*([.B681]^2))" office:value-type="float" office:value="44266.8787988338" calcext:value-type="float">
            <text:p>44266,88</text:p>
          </table:table-cell>
          <table:table-cell table:number-columns-repeated="10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27+6*RAND()" office:value-type="float" office:value="28.8738088093232" calcext:value-type="float">
            <text:p>28,8738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table:formula="of:=32+16*RAND()" office:value-type="float" office:value="34.6802160982043" calcext:value-type="float">
            <text:p>34,6802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table:formula="of:=COM.MICROSOFT.NORM.INV(RAND();50;10)" office:value-type="float" office:value="42.9967029226629" calcext:value-type="float">
            <text:p>42,9967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table:formula="of:=([.P682]*PI()/60)*(8*([.I682]^2) + 4*[.I682]*[.B682] + 3*([.B682]^2))" office:value-type="float" office:value="36309.5165697975" calcext:value-type="float">
            <text:p>36309,52</text:p>
          </table:table-cell>
          <table:table-cell table:number-columns-repeated="10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27+6*RAND()" office:value-type="float" office:value="29.9363981152419" calcext:value-type="float">
            <text:p>29,9364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table:formula="of:=32+16*RAND()" office:value-type="float" office:value="33.1330158915371" calcext:value-type="float">
            <text:p>33,1330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table:formula="of:=COM.MICROSOFT.NORM.INV(RAND();50;10)" office:value-type="float" office:value="56.2450854607462" calcext:value-type="float">
            <text:p>56,2451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table:formula="of:=([.P683]*PI()/60)*(8*([.I683]^2) + 4*[.I683]*[.B683] + 3*([.B683]^2))" office:value-type="float" office:value="45466.0757727278" calcext:value-type="float">
            <text:p>45466,08</text:p>
          </table:table-cell>
          <table:table-cell table:number-columns-repeated="10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27+6*RAND()" office:value-type="float" office:value="28.589516868582" calcext:value-type="float">
            <text:p>28,5895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table:formula="of:=32+16*RAND()" office:value-type="float" office:value="33.5399791244417" calcext:value-type="float">
            <text:p>33,5400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table:formula="of:=COM.MICROSOFT.NORM.INV(RAND();50;10)" office:value-type="float" office:value="61.4366412125404" calcext:value-type="float">
            <text:p>61,4366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table:formula="of:=([.P684]*PI()/60)*(8*([.I684]^2) + 4*[.I684]*[.B684] + 3*([.B684]^2))" office:value-type="float" office:value="49175.7412949072" calcext:value-type="float">
            <text:p>49175,74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27+6*RAND()" office:value-type="float" office:value="29.1505566027481" calcext:value-type="float">
            <text:p>29,1506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table:formula="of:=32+16*RAND()" office:value-type="float" office:value="41.2123744506389" calcext:value-type="float">
            <text:p>41,2124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table:formula="of:=COM.MICROSOFT.NORM.INV(RAND();50;10)" office:value-type="float" office:value="53.2350349333849" calcext:value-type="float">
            <text:p>53,2350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table:formula="of:=([.P685]*PI()/60)*(8*([.I685]^2) + 4*[.I685]*[.B685] + 3*([.B685]^2))" office:value-type="float" office:value="58374.419279073" calcext:value-type="float">
            <text:p>58374,42</text:p>
          </table:table-cell>
          <table:table-cell table:number-columns-repeated="10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27+6*RAND()" office:value-type="float" office:value="32.6404219509568" calcext:value-type="float">
            <text:p>32,6404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table:formula="of:=32+16*RAND()" office:value-type="float" office:value="40.1374962534756" calcext:value-type="float">
            <text:p>40,1375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table:formula="of:=COM.MICROSOFT.NORM.INV(RAND();50;10)" office:value-type="float" office:value="63.6157342950357" calcext:value-type="float">
            <text:p>63,6157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table:formula="of:=([.P686]*PI()/60)*(8*([.I686]^2) + 4*[.I686]*[.B686] + 3*([.B686]^2))" office:value-type="float" office:value="71030.8986793861" calcext:value-type="float">
            <text:p>71030,90</text:p>
          </table:table-cell>
          <table:table-cell table:number-columns-repeated="10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27+6*RAND()" office:value-type="float" office:value="28.6010953404475" calcext:value-type="float">
            <text:p>28,6011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table:formula="of:=32+16*RAND()" office:value-type="float" office:value="47.0909079294652" calcext:value-type="float">
            <text:p>47,0909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table:formula="of:=COM.MICROSOFT.NORM.INV(RAND();50;10)" office:value-type="float" office:value="65.7371492595846" calcext:value-type="float">
            <text:p>65,7371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table:formula="of:=([.P687]*PI()/60)*(8*([.I687]^2) + 4*[.I687]*[.B687] + 3*([.B687]^2))" office:value-type="float" office:value="88052.631039153" calcext:value-type="float">
            <text:p>88052,63</text:p>
          </table:table-cell>
          <table:table-cell table:number-columns-repeated="10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27+6*RAND()" office:value-type="float" office:value="31.4533312178683" calcext:value-type="float">
            <text:p>31,4533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table:formula="of:=32+16*RAND()" office:value-type="float" office:value="37.2028384562582" calcext:value-type="float">
            <text:p>37,2028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table:formula="of:=COM.MICROSOFT.NORM.INV(RAND();50;10)" office:value-type="float" office:value="48.6010418326055" calcext:value-type="float">
            <text:p>48,6010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table:formula="of:=([.P688]*PI()/60)*(8*([.I688]^2) + 4*[.I688]*[.B688] + 3*([.B688]^2))" office:value-type="float" office:value="47640.0579119728" calcext:value-type="float">
            <text:p>47640,06</text:p>
          </table:table-cell>
          <table:table-cell table:number-columns-repeated="10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27+6*RAND()" office:value-type="float" office:value="32.6631844157819" calcext:value-type="float">
            <text:p>32,6632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table:formula="of:=32+16*RAND()" office:value-type="float" office:value="33.0552069749683" calcext:value-type="float">
            <text:p>33,0552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table:formula="of:=COM.MICROSOFT.NORM.INV(RAND();50;10)" office:value-type="float" office:value="46.1612666616371" calcext:value-type="float">
            <text:p>46,1613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table:formula="of:=([.P689]*PI()/60)*(8*([.I689]^2) + 4*[.I689]*[.B689] + 3*([.B689]^2))" office:value-type="float" office:value="39301.7884162988" calcext:value-type="float">
            <text:p>39301,79</text:p>
          </table:table-cell>
          <table:table-cell table:number-columns-repeated="10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27+6*RAND()" office:value-type="float" office:value="32.3593267688993" calcext:value-type="float">
            <text:p>32,3593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formula="of:=32+16*RAND()" office:value-type="float" office:value="34.0934713166207" calcext:value-type="float">
            <text:p>34,0935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formula="of:=COM.MICROSOFT.NORM.INV(RAND();50;10)" office:value-type="float" office:value="52.5775621923708" calcext:value-type="float">
            <text:p>52,5776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formula="of:=([.P690]*PI()/60)*(8*([.I690]^2) + 4*[.I690]*[.B690] + 3*([.B690]^2))" office:value-type="float" office:value="46396.2712633981" calcext:value-type="float">
            <text:p>46396,27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27+6*RAND()" office:value-type="float" office:value="32.4542451140005" calcext:value-type="float">
            <text:p>32,4542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formula="of:=32+16*RAND()" office:value-type="float" office:value="44.7910200264305" calcext:value-type="float">
            <text:p>44,7910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formula="of:=COM.MICROSOFT.NORM.INV(RAND();50;10)" office:value-type="float" office:value="47.5673365160698" calcext:value-type="float">
            <text:p>47,5673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formula="of:=([.P691]*PI()/60)*(8*([.I691]^2) + 4*[.I691]*[.B691] + 3*([.B691]^2))" office:value-type="float" office:value="62326.1515869386" calcext:value-type="float">
            <text:p>62326,15</text:p>
          </table:table-cell>
          <table:table-cell table:number-columns-repeated="10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27+6*RAND()" office:value-type="float" office:value="29.1119383850601" calcext:value-type="float">
            <text:p>29,1119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formula="of:=32+16*RAND()" office:value-type="float" office:value="37.9121026229113" calcext:value-type="float">
            <text:p>37,9121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formula="of:=COM.MICROSOFT.NORM.INV(RAND();50;10)" office:value-type="float" office:value="29.6860656841912" calcext:value-type="float">
            <text:p>29,6861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formula="of:=([.P692]*PI()/60)*(8*([.I692]^2) + 4*[.I692]*[.B692] + 3*([.B692]^2))" office:value-type="float" office:value="28687.1120773263" calcext:value-type="float">
            <text:p>28687,11</text:p>
          </table:table-cell>
          <table:table-cell table:number-columns-repeated="10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27+6*RAND()" office:value-type="float" office:value="29.2140119166579" calcext:value-type="float">
            <text:p>29,2140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formula="of:=32+16*RAND()" office:value-type="float" office:value="46.4225370753557" calcext:value-type="float">
            <text:p>46,4225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formula="of:=COM.MICROSOFT.NORM.INV(RAND();50;10)" office:value-type="float" office:value="47.3173706760992" calcext:value-type="float">
            <text:p>47,3174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formula="of:=([.P693]*PI()/60)*(8*([.I693]^2) + 4*[.I693]*[.B693] + 3*([.B693]^2))" office:value-type="float" office:value="62497.0889409175" calcext:value-type="float">
            <text:p>62497,09</text:p>
          </table:table-cell>
          <table:table-cell table:number-columns-repeated="10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27+6*RAND()" office:value-type="float" office:value="29.8690553975757" calcext:value-type="float">
            <text:p>29,8691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table:formula="of:=32+16*RAND()" office:value-type="float" office:value="35.663909399882" calcext:value-type="float">
            <text:p>35,6639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table:formula="of:=COM.MICROSOFT.NORM.INV(RAND();50;10)" office:value-type="float" office:value="53.3001038845759" calcext:value-type="float">
            <text:p>53,3001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table:formula="of:=([.P694]*PI()/60)*(8*([.I694]^2) + 4*[.I694]*[.B694] + 3*([.B694]^2))" office:value-type="float" office:value="47758.1392827278" calcext:value-type="float">
            <text:p>47758,14</text:p>
          </table:table-cell>
          <table:table-cell table:number-columns-repeated="10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27+6*RAND()" office:value-type="float" office:value="27.4714630984236" calcext:value-type="float">
            <text:p>27,4715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table:formula="of:=32+16*RAND()" office:value-type="float" office:value="35.2333938088268" calcext:value-type="float">
            <text:p>35,2334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table:formula="of:=COM.MICROSOFT.NORM.INV(RAND();50;10)" office:value-type="float" office:value="46.8661781029236" calcext:value-type="float">
            <text:p>46,8662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table:formula="of:=([.P695]*PI()/60)*(8*([.I695]^2) + 4*[.I695]*[.B695] + 3*([.B695]^2))" office:value-type="float" office:value="39426.516305267" calcext:value-type="float">
            <text:p>39426,52</text:p>
          </table:table-cell>
          <table:table-cell table:number-columns-repeated="10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27+6*RAND()" office:value-type="float" office:value="28.8601465502288" calcext:value-type="float">
            <text:p>28,8601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table:formula="of:=32+16*RAND()" office:value-type="float" office:value="33.4202423188835" calcext:value-type="float">
            <text:p>33,4202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table:formula="of:=COM.MICROSOFT.NORM.INV(RAND();50;10)" office:value-type="float" office:value="52.2748876187575" calcext:value-type="float">
            <text:p>52,2749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table:formula="of:=([.P696]*PI()/60)*(8*([.I696]^2) + 4*[.I696]*[.B696] + 3*([.B696]^2))" office:value-type="float" office:value="41856.0475056093" calcext:value-type="float">
            <text:p>41856,05</text:p>
          </table:table-cell>
          <table:table-cell table:number-columns-repeated="10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27+6*RAND()" office:value-type="float" office:value="30.2763209275436" calcext:value-type="float">
            <text:p>30,2763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table:formula="of:=32+16*RAND()" office:value-type="float" office:value="47.5328328404576" calcext:value-type="float">
            <text:p>47,5328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table:formula="of:=COM.MICROSOFT.NORM.INV(RAND();50;10)" office:value-type="float" office:value="20.7231201769401" calcext:value-type="float">
            <text:p>20,7231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table:formula="of:=([.P697]*PI()/60)*(8*([.I697]^2) + 4*[.I697]*[.B697] + 3*([.B697]^2))" office:value-type="float" office:value="28842.4209114314" calcext:value-type="float">
            <text:p>28842,42</text:p>
          </table:table-cell>
          <table:table-cell table:number-columns-repeated="10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27+6*RAND()" office:value-type="float" office:value="32.1050833894406" calcext:value-type="float">
            <text:p>32,1051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table:formula="of:=32+16*RAND()" office:value-type="float" office:value="39.4682432282716" calcext:value-type="float">
            <text:p>39,4682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table:formula="of:=COM.MICROSOFT.NORM.INV(RAND();50;10)" office:value-type="float" office:value="44.361876400639" calcext:value-type="float">
            <text:p>44,3619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table:formula="of:=([.P698]*PI()/60)*(8*([.I698]^2) + 4*[.I698]*[.B698] + 3*([.B698]^2))" office:value-type="float" office:value="47901.9796433609" calcext:value-type="float">
            <text:p>47901,98</text:p>
          </table:table-cell>
          <table:table-cell table:number-columns-repeated="10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27+6*RAND()" office:value-type="float" office:value="27.5172101107892" calcext:value-type="float">
            <text:p>27,5172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table:formula="of:=32+16*RAND()" office:value-type="float" office:value="46.0433379877359" calcext:value-type="float">
            <text:p>46,0433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table:formula="of:=COM.MICROSOFT.NORM.INV(RAND();50;10)" office:value-type="float" office:value="40.5980084323881" calcext:value-type="float">
            <text:p>40,5980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table:formula="of:=([.P699]*PI()/60)*(8*([.I699]^2) + 4*[.I699]*[.B699] + 3*([.B699]^2))" office:value-type="float" office:value="51653.4818683457" calcext:value-type="float">
            <text:p>51653,48</text:p>
          </table:table-cell>
          <table:table-cell table:number-columns-repeated="10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27+6*RAND()" office:value-type="float" office:value="32.9345784026664" calcext:value-type="float">
            <text:p>32,9346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table:formula="of:=32+16*RAND()" office:value-type="float" office:value="44.1809567753226" calcext:value-type="float">
            <text:p>44,1810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table:formula="of:=COM.MICROSOFT.NORM.INV(RAND();50;10)" office:value-type="float" office:value="55.5808546139805" calcext:value-type="float">
            <text:p>55,5809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table:formula="of:=([.P700]*PI()/60)*(8*([.I700]^2) + 4*[.I700]*[.B700] + 3*([.B700]^2))" office:value-type="float" office:value="71853.1198142578" calcext:value-type="float">
            <text:p>71853,12</text:p>
          </table:table-cell>
          <table:table-cell table:number-columns-repeated="10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27+6*RAND()" office:value-type="float" office:value="27.1189060604665" calcext:value-type="float">
            <text:p>27,1189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table:formula="of:=32+16*RAND()" office:value-type="float" office:value="33.6834482159466" calcext:value-type="float">
            <text:p>33,6834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table:formula="of:=COM.MICROSOFT.NORM.INV(RAND();50;10)" office:value-type="float" office:value="39.0046708705044" calcext:value-type="float">
            <text:p>39,0047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table:formula="of:=([.P701]*PI()/60)*(8*([.I701]^2) + 4*[.I701]*[.B701] + 3*([.B701]^2))" office:value-type="float" office:value="30504.9935445412" calcext:value-type="float">
            <text:p>30504,99</text:p>
          </table:table-cell>
          <table:table-cell table:number-columns-repeated="10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27+6*RAND()" office:value-type="float" office:value="30.3556605696213" calcext:value-type="float">
            <text:p>30,3557</text:p>
          </table:table-cell>
          <table:table-cell table:number-columns-repeated="5"/>
          <table:table-cell office:value-type="float" office:value="677" calcext:value-type="float">
            <text:p>677</text:p>
          </table:table-cell>
          <table:table-cell table:formula="of:=32+16*RAND()" office:value-type="float" office:value="40.1930528152734" calcext:value-type="float">
            <text:p>40,1931</text:p>
          </table:table-cell>
          <table:table-cell table:number-columns-repeated="5"/>
          <table:table-cell office:value-type="float" office:value="677" calcext:value-type="float">
            <text:p>677</text:p>
          </table:table-cell>
          <table:table-cell table:formula="of:=COM.MICROSOFT.NORM.INV(RAND();50;10)" office:value-type="float" office:value="38.5377514965218" calcext:value-type="float">
            <text:p>38,5378</text:p>
          </table:table-cell>
          <table:table-cell table:number-columns-repeated="5"/>
          <table:table-cell office:value-type="float" office:value="677" calcext:value-type="float">
            <text:p>677</text:p>
          </table:table-cell>
          <table:table-cell table:formula="of:=([.P702]*PI()/60)*(8*([.I702]^2) + 4*[.I702]*[.B702] + 3*([.B702]^2))" office:value-type="float" office:value="41503.9722228631" calcext:value-type="float">
            <text:p>41503,97</text:p>
          </table:table-cell>
          <table:table-cell table:number-columns-repeated="10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27+6*RAND()" office:value-type="float" office:value="27.6051916012075" calcext:value-type="float">
            <text:p>27,6052</text:p>
          </table:table-cell>
          <table:table-cell table:number-columns-repeated="5"/>
          <table:table-cell office:value-type="float" office:value="678" calcext:value-type="float">
            <text:p>678</text:p>
          </table:table-cell>
          <table:table-cell table:formula="of:=32+16*RAND()" office:value-type="float" office:value="38.8999937530607" calcext:value-type="float">
            <text:p>38,9000</text:p>
          </table:table-cell>
          <table:table-cell table:number-columns-repeated="5"/>
          <table:table-cell office:value-type="float" office:value="678" calcext:value-type="float">
            <text:p>678</text:p>
          </table:table-cell>
          <table:table-cell table:formula="of:=COM.MICROSOFT.NORM.INV(RAND();50;10)" office:value-type="float" office:value="50.8844387434332" calcext:value-type="float">
            <text:p>50,8844</text:p>
          </table:table-cell>
          <table:table-cell table:number-columns-repeated="5"/>
          <table:table-cell office:value-type="float" office:value="678" calcext:value-type="float">
            <text:p>678</text:p>
          </table:table-cell>
          <table:table-cell table:formula="of:=([.P703]*PI()/60)*(8*([.I703]^2) + 4*[.I703]*[.B703] + 3*([.B703]^2))" office:value-type="float" office:value="49788.3175184517" calcext:value-type="float">
            <text:p>49788,32</text:p>
          </table:table-cell>
          <table:table-cell table:number-columns-repeated="10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27+6*RAND()" office:value-type="float" office:value="31.7515028554481" calcext:value-type="float">
            <text:p>31,7515</text:p>
          </table:table-cell>
          <table:table-cell table:number-columns-repeated="5"/>
          <table:table-cell office:value-type="float" office:value="679" calcext:value-type="float">
            <text:p>679</text:p>
          </table:table-cell>
          <table:table-cell table:formula="of:=32+16*RAND()" office:value-type="float" office:value="40.8700600843877" calcext:value-type="float">
            <text:p>40,8701</text:p>
          </table:table-cell>
          <table:table-cell table:number-columns-repeated="5"/>
          <table:table-cell office:value-type="float" office:value="679" calcext:value-type="float">
            <text:p>679</text:p>
          </table:table-cell>
          <table:table-cell table:formula="of:=COM.MICROSOFT.NORM.INV(RAND();50;10)" office:value-type="float" office:value="34.5754562876539" calcext:value-type="float">
            <text:p>34,5755</text:p>
          </table:table-cell>
          <table:table-cell table:number-columns-repeated="5"/>
          <table:table-cell office:value-type="float" office:value="679" calcext:value-type="float">
            <text:p>679</text:p>
          </table:table-cell>
          <table:table-cell table:formula="of:=([.P704]*PI()/60)*(8*([.I704]^2) + 4*[.I704]*[.B704] + 3*([.B704]^2))" office:value-type="float" office:value="39064.2937952194" calcext:value-type="float">
            <text:p>39064,29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27+6*RAND()" office:value-type="float" office:value="29.8857153758872" calcext:value-type="float">
            <text:p>29,8857</text:p>
          </table:table-cell>
          <table:table-cell table:number-columns-repeated="5"/>
          <table:table-cell office:value-type="float" office:value="680" calcext:value-type="float">
            <text:p>680</text:p>
          </table:table-cell>
          <table:table-cell table:formula="of:=32+16*RAND()" office:value-type="float" office:value="46.2228942904621" calcext:value-type="float">
            <text:p>46,2229</text:p>
          </table:table-cell>
          <table:table-cell table:number-columns-repeated="5"/>
          <table:table-cell office:value-type="float" office:value="680" calcext:value-type="float">
            <text:p>680</text:p>
          </table:table-cell>
          <table:table-cell table:formula="of:=COM.MICROSOFT.NORM.INV(RAND();50;10)" office:value-type="float" office:value="39.8095072004001" calcext:value-type="float">
            <text:p>39,8095</text:p>
          </table:table-cell>
          <table:table-cell table:number-columns-repeated="5"/>
          <table:table-cell office:value-type="float" office:value="680" calcext:value-type="float">
            <text:p>680</text:p>
          </table:table-cell>
          <table:table-cell table:formula="of:=([.P705]*PI()/60)*(8*([.I705]^2) + 4*[.I705]*[.B705] + 3*([.B705]^2))" office:value-type="float" office:value="52730.7063569069" calcext:value-type="float">
            <text:p>52730,71</text:p>
          </table:table-cell>
          <table:table-cell table:number-columns-repeated="10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27+6*RAND()" office:value-type="float" office:value="27.5529118913692" calcext:value-type="float">
            <text:p>27,5529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32+16*RAND()" office:value-type="float" office:value="47.5849202889949" calcext:value-type="float">
            <text:p>47,5849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COM.MICROSOFT.NORM.INV(RAND();50;10)" office:value-type="float" office:value="46.7789103531621" calcext:value-type="float">
            <text:p>46,7789</text:p>
          </table:table-cell>
          <table:table-cell table:number-columns-repeated="5"/>
          <table:table-cell office:value-type="float" office:value="681" calcext:value-type="float">
            <text:p>681</text:p>
          </table:table-cell>
          <table:table-cell table:formula="of:=([.P706]*PI()/60)*(8*([.I706]^2) + 4*[.I706]*[.B706] + 3*([.B706]^2))" office:value-type="float" office:value="62792.4502815117" calcext:value-type="float">
            <text:p>62792,45</text:p>
          </table:table-cell>
          <table:table-cell table:number-columns-repeated="10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27+6*RAND()" office:value-type="float" office:value="31.7431392024737" calcext:value-type="float">
            <text:p>31,7431</text:p>
          </table:table-cell>
          <table:table-cell table:number-columns-repeated="5"/>
          <table:table-cell office:value-type="float" office:value="682" calcext:value-type="float">
            <text:p>682</text:p>
          </table:table-cell>
          <table:table-cell table:formula="of:=32+16*RAND()" office:value-type="float" office:value="33.2784016747028" calcext:value-type="float">
            <text:p>33,2784</text:p>
          </table:table-cell>
          <table:table-cell table:number-columns-repeated="5"/>
          <table:table-cell office:value-type="float" office:value="682" calcext:value-type="float">
            <text:p>682</text:p>
          </table:table-cell>
          <table:table-cell table:formula="of:=COM.MICROSOFT.NORM.INV(RAND();50;10)" office:value-type="float" office:value="65.1699145764489" calcext:value-type="float">
            <text:p>65,1699</text:p>
          </table:table-cell>
          <table:table-cell table:number-columns-repeated="5"/>
          <table:table-cell office:value-type="float" office:value="682" calcext:value-type="float">
            <text:p>682</text:p>
          </table:table-cell>
          <table:table-cell table:formula="of:=([.P707]*PI()/60)*(8*([.I707]^2) + 4*[.I707]*[.B707] + 3*([.B707]^2))" office:value-type="float" office:value="54964.9442913322" calcext:value-type="float">
            <text:p>54964,94</text:p>
          </table:table-cell>
          <table:table-cell table:number-columns-repeated="10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27+6*RAND()" office:value-type="float" office:value="32.5986106360797" calcext:value-type="float">
            <text:p>32,5986</text:p>
          </table:table-cell>
          <table:table-cell table:number-columns-repeated="5"/>
          <table:table-cell office:value-type="float" office:value="683" calcext:value-type="float">
            <text:p>683</text:p>
          </table:table-cell>
          <table:table-cell table:formula="of:=32+16*RAND()" office:value-type="float" office:value="46.9928265716881" calcext:value-type="float">
            <text:p>46,9928</text:p>
          </table:table-cell>
          <table:table-cell table:number-columns-repeated="5"/>
          <table:table-cell office:value-type="float" office:value="683" calcext:value-type="float">
            <text:p>683</text:p>
          </table:table-cell>
          <table:table-cell table:formula="of:=COM.MICROSOFT.NORM.INV(RAND();50;10)" office:value-type="float" office:value="33.9301894193593" calcext:value-type="float">
            <text:p>33,9302</text:p>
          </table:table-cell>
          <table:table-cell table:number-columns-repeated="5"/>
          <table:table-cell office:value-type="float" office:value="683" calcext:value-type="float">
            <text:p>683</text:p>
          </table:table-cell>
          <table:table-cell table:formula="of:=([.P708]*PI()/60)*(8*([.I708]^2) + 4*[.I708]*[.B708] + 3*([.B708]^2))" office:value-type="float" office:value="47936.0834644521" calcext:value-type="float">
            <text:p>47936,08</text:p>
          </table:table-cell>
          <table:table-cell table:number-columns-repeated="10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27+6*RAND()" office:value-type="float" office:value="31.173001677962" calcext:value-type="float">
            <text:p>31,1730</text:p>
          </table:table-cell>
          <table:table-cell table:number-columns-repeated="5"/>
          <table:table-cell office:value-type="float" office:value="684" calcext:value-type="float">
            <text:p>684</text:p>
          </table:table-cell>
          <table:table-cell table:formula="of:=32+16*RAND()" office:value-type="float" office:value="39.4567350950092" calcext:value-type="float">
            <text:p>39,4567</text:p>
          </table:table-cell>
          <table:table-cell table:number-columns-repeated="5"/>
          <table:table-cell office:value-type="float" office:value="684" calcext:value-type="float">
            <text:p>684</text:p>
          </table:table-cell>
          <table:table-cell table:formula="of:=COM.MICROSOFT.NORM.INV(RAND();50;10)" office:value-type="float" office:value="53.9134817905568" calcext:value-type="float">
            <text:p>53,9135</text:p>
          </table:table-cell>
          <table:table-cell table:number-columns-repeated="5"/>
          <table:table-cell office:value-type="float" office:value="684" calcext:value-type="float">
            <text:p>684</text:p>
          </table:table-cell>
          <table:table-cell table:formula="of:=([.P709]*PI()/60)*(8*([.I709]^2) + 4*[.I709]*[.B709] + 3*([.B709]^2))" office:value-type="float" office:value="57276.3668702564" calcext:value-type="float">
            <text:p>57276,37</text:p>
          </table:table-cell>
          <table:table-cell table:number-columns-repeated="10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27+6*RAND()" office:value-type="float" office:value="31.3790668838192" calcext:value-type="float">
            <text:p>31,3791</text:p>
          </table:table-cell>
          <table:table-cell table:number-columns-repeated="5"/>
          <table:table-cell office:value-type="float" office:value="685" calcext:value-type="float">
            <text:p>685</text:p>
          </table:table-cell>
          <table:table-cell table:formula="of:=32+16*RAND()" office:value-type="float" office:value="47.8922972548753" calcext:value-type="float">
            <text:p>47,8923</text:p>
          </table:table-cell>
          <table:table-cell table:number-columns-repeated="5"/>
          <table:table-cell office:value-type="float" office:value="685" calcext:value-type="float">
            <text:p>685</text:p>
          </table:table-cell>
          <table:table-cell table:formula="of:=COM.MICROSOFT.NORM.INV(RAND();50;10)" office:value-type="float" office:value="22.9657432159861" calcext:value-type="float">
            <text:p>22,9657</text:p>
          </table:table-cell>
          <table:table-cell table:number-columns-repeated="5"/>
          <table:table-cell office:value-type="float" office:value="685" calcext:value-type="float">
            <text:p>685</text:p>
          </table:table-cell>
          <table:table-cell table:formula="of:=([.P710]*PI()/60)*(8*([.I710]^2) + 4*[.I710]*[.B710] + 3*([.B710]^2))" office:value-type="float" office:value="32845.3282317869" calcext:value-type="float">
            <text:p>32845,33</text:p>
          </table:table-cell>
          <table:table-cell table:number-columns-repeated="10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27+6*RAND()" office:value-type="float" office:value="28.5834156267811" calcext:value-type="float">
            <text:p>28,5834</text:p>
          </table:table-cell>
          <table:table-cell table:number-columns-repeated="5"/>
          <table:table-cell office:value-type="float" office:value="686" calcext:value-type="float">
            <text:p>686</text:p>
          </table:table-cell>
          <table:table-cell table:formula="of:=32+16*RAND()" office:value-type="float" office:value="46.1472463067621" calcext:value-type="float">
            <text:p>46,1472</text:p>
          </table:table-cell>
          <table:table-cell table:number-columns-repeated="5"/>
          <table:table-cell office:value-type="float" office:value="686" calcext:value-type="float">
            <text:p>686</text:p>
          </table:table-cell>
          <table:table-cell table:formula="of:=COM.MICROSOFT.NORM.INV(RAND();50;10)" office:value-type="float" office:value="35.8978128498326" calcext:value-type="float">
            <text:p>35,8978</text:p>
          </table:table-cell>
          <table:table-cell table:number-columns-repeated="5"/>
          <table:table-cell office:value-type="float" office:value="686" calcext:value-type="float">
            <text:p>686</text:p>
          </table:table-cell>
          <table:table-cell table:formula="of:=([.P711]*PI()/60)*(8*([.I711]^2) + 4*[.I711]*[.B711] + 3*([.B711]^2))" office:value-type="float" office:value="46546.099315997" calcext:value-type="float">
            <text:p>46546,10</text:p>
          </table:table-cell>
          <table:table-cell table:number-columns-repeated="10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27+6*RAND()" office:value-type="float" office:value="27.0316992227454" calcext:value-type="float">
            <text:p>27,0317</text:p>
          </table:table-cell>
          <table:table-cell table:number-columns-repeated="5"/>
          <table:table-cell office:value-type="float" office:value="687" calcext:value-type="float">
            <text:p>687</text:p>
          </table:table-cell>
          <table:table-cell table:formula="of:=32+16*RAND()" office:value-type="float" office:value="41.8370288070291" calcext:value-type="float">
            <text:p>41,8370</text:p>
          </table:table-cell>
          <table:table-cell table:number-columns-repeated="5"/>
          <table:table-cell office:value-type="float" office:value="687" calcext:value-type="float">
            <text:p>687</text:p>
          </table:table-cell>
          <table:table-cell table:formula="of:=COM.MICROSOFT.NORM.INV(RAND();50;10)" office:value-type="float" office:value="57.9430504111042" calcext:value-type="float">
            <text:p>57,9431</text:p>
          </table:table-cell>
          <table:table-cell table:number-columns-repeated="5"/>
          <table:table-cell office:value-type="float" office:value="687" calcext:value-type="float">
            <text:p>687</text:p>
          </table:table-cell>
          <table:table-cell table:formula="of:=([.P712]*PI()/60)*(8*([.I712]^2) + 4*[.I712]*[.B712] + 3*([.B712]^2))" office:value-type="float" office:value="62857.7866104733" calcext:value-type="float">
            <text:p>62857,79</text:p>
          </table:table-cell>
          <table:table-cell table:number-columns-repeated="10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27+6*RAND()" office:value-type="float" office:value="30.1950450211298" calcext:value-type="float">
            <text:p>30,1950</text:p>
          </table:table-cell>
          <table:table-cell table:number-columns-repeated="5"/>
          <table:table-cell office:value-type="float" office:value="688" calcext:value-type="float">
            <text:p>688</text:p>
          </table:table-cell>
          <table:table-cell table:formula="of:=32+16*RAND()" office:value-type="float" office:value="42.4284935016185" calcext:value-type="float">
            <text:p>42,4285</text:p>
          </table:table-cell>
          <table:table-cell table:number-columns-repeated="5"/>
          <table:table-cell office:value-type="float" office:value="688" calcext:value-type="float">
            <text:p>688</text:p>
          </table:table-cell>
          <table:table-cell table:formula="of:=COM.MICROSOFT.NORM.INV(RAND();50;10)" office:value-type="float" office:value="55.4519670417941" calcext:value-type="float">
            <text:p>55,4520</text:p>
          </table:table-cell>
          <table:table-cell table:number-columns-repeated="5"/>
          <table:table-cell office:value-type="float" office:value="688" calcext:value-type="float">
            <text:p>688</text:p>
          </table:table-cell>
          <table:table-cell table:formula="of:=([.P713]*PI()/60)*(8*([.I713]^2) + 4*[.I713]*[.B713] + 3*([.B713]^2))" office:value-type="float" office:value="64634.3470799909" calcext:value-type="float">
            <text:p>64634,35</text:p>
          </table:table-cell>
          <table:table-cell table:number-columns-repeated="10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27+6*RAND()" office:value-type="float" office:value="32.8868138578255" calcext:value-type="float">
            <text:p>32,8868</text:p>
          </table:table-cell>
          <table:table-cell table:number-columns-repeated="5"/>
          <table:table-cell office:value-type="float" office:value="689" calcext:value-type="float">
            <text:p>689</text:p>
          </table:table-cell>
          <table:table-cell table:formula="of:=32+16*RAND()" office:value-type="float" office:value="41.245935710147" calcext:value-type="float">
            <text:p>41,2459</text:p>
          </table:table-cell>
          <table:table-cell table:number-columns-repeated="5"/>
          <table:table-cell office:value-type="float" office:value="689" calcext:value-type="float">
            <text:p>689</text:p>
          </table:table-cell>
          <table:table-cell table:formula="of:=COM.MICROSOFT.NORM.INV(RAND();50;10)" office:value-type="float" office:value="45.4924458840402" calcext:value-type="float">
            <text:p>45,4924</text:p>
          </table:table-cell>
          <table:table-cell table:number-columns-repeated="5"/>
          <table:table-cell office:value-type="float" office:value="689" calcext:value-type="float">
            <text:p>689</text:p>
          </table:table-cell>
          <table:table-cell table:formula="of:=([.P714]*PI()/60)*(8*([.I714]^2) + 4*[.I714]*[.B714] + 3*([.B714]^2))" office:value-type="float" office:value="53071.0493820651" calcext:value-type="float">
            <text:p>53071,05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27+6*RAND()" office:value-type="float" office:value="29.0192589105573" calcext:value-type="float">
            <text:p>29,0193</text:p>
          </table:table-cell>
          <table:table-cell table:number-columns-repeated="5"/>
          <table:table-cell office:value-type="float" office:value="690" calcext:value-type="float">
            <text:p>690</text:p>
          </table:table-cell>
          <table:table-cell table:formula="of:=32+16*RAND()" office:value-type="float" office:value="39.0148886535317" calcext:value-type="float">
            <text:p>39,0149</text:p>
          </table:table-cell>
          <table:table-cell table:number-columns-repeated="5"/>
          <table:table-cell office:value-type="float" office:value="690" calcext:value-type="float">
            <text:p>690</text:p>
          </table:table-cell>
          <table:table-cell table:formula="of:=COM.MICROSOFT.NORM.INV(RAND();50;10)" office:value-type="float" office:value="49.2840201010671" calcext:value-type="float">
            <text:p>49,2840</text:p>
          </table:table-cell>
          <table:table-cell table:number-columns-repeated="5"/>
          <table:table-cell office:value-type="float" office:value="690" calcext:value-type="float">
            <text:p>690</text:p>
          </table:table-cell>
          <table:table-cell table:formula="of:=([.P715]*PI()/60)*(8*([.I715]^2) + 4*[.I715]*[.B715] + 3*([.B715]^2))" office:value-type="float" office:value="49629.2501742649" calcext:value-type="float">
            <text:p>49629,25</text:p>
          </table:table-cell>
          <table:table-cell table:number-columns-repeated="10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27+6*RAND()" office:value-type="float" office:value="29.8877697915304" calcext:value-type="float">
            <text:p>29,8878</text:p>
          </table:table-cell>
          <table:table-cell table:number-columns-repeated="5"/>
          <table:table-cell office:value-type="float" office:value="691" calcext:value-type="float">
            <text:p>691</text:p>
          </table:table-cell>
          <table:table-cell table:formula="of:=32+16*RAND()" office:value-type="float" office:value="40.9776806142181" calcext:value-type="float">
            <text:p>40,9777</text:p>
          </table:table-cell>
          <table:table-cell table:number-columns-repeated="5"/>
          <table:table-cell office:value-type="float" office:value="691" calcext:value-type="float">
            <text:p>691</text:p>
          </table:table-cell>
          <table:table-cell table:formula="of:=COM.MICROSOFT.NORM.INV(RAND();50;10)" office:value-type="float" office:value="50.8258167943692" calcext:value-type="float">
            <text:p>50,8258</text:p>
          </table:table-cell>
          <table:table-cell table:number-columns-repeated="5"/>
          <table:table-cell office:value-type="float" office:value="691" calcext:value-type="float">
            <text:p>691</text:p>
          </table:table-cell>
          <table:table-cell table:formula="of:=([.P716]*PI()/60)*(8*([.I716]^2) + 4*[.I716]*[.B716] + 3*([.B716]^2))" office:value-type="float" office:value="55918.1712379903" calcext:value-type="float">
            <text:p>55918,17</text:p>
          </table:table-cell>
          <table:table-cell table:number-columns-repeated="10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27+6*RAND()" office:value-type="float" office:value="28.4228533187415" calcext:value-type="float">
            <text:p>28,4229</text:p>
          </table:table-cell>
          <table:table-cell table:number-columns-repeated="5"/>
          <table:table-cell office:value-type="float" office:value="692" calcext:value-type="float">
            <text:p>692</text:p>
          </table:table-cell>
          <table:table-cell table:formula="of:=32+16*RAND()" office:value-type="float" office:value="36.5163078475744" calcext:value-type="float">
            <text:p>36,5163</text:p>
          </table:table-cell>
          <table:table-cell table:number-columns-repeated="5"/>
          <table:table-cell office:value-type="float" office:value="692" calcext:value-type="float">
            <text:p>692</text:p>
          </table:table-cell>
          <table:table-cell table:formula="of:=COM.MICROSOFT.NORM.INV(RAND();50;10)" office:value-type="float" office:value="55.712172964973" calcext:value-type="float">
            <text:p>55,7122</text:p>
          </table:table-cell>
          <table:table-cell table:number-columns-repeated="5"/>
          <table:table-cell office:value-type="float" office:value="692" calcext:value-type="float">
            <text:p>692</text:p>
          </table:table-cell>
          <table:table-cell table:formula="of:=([.P717]*PI()/60)*(8*([.I717]^2) + 4*[.I717]*[.B717] + 3*([.B717]^2))" office:value-type="float" office:value="50298.3569967428" calcext:value-type="float">
            <text:p>50298,36</text:p>
          </table:table-cell>
          <table:table-cell table:number-columns-repeated="10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27+6*RAND()" office:value-type="float" office:value="29.9151177860331" calcext:value-type="float">
            <text:p>29,9151</text:p>
          </table:table-cell>
          <table:table-cell table:number-columns-repeated="5"/>
          <table:table-cell office:value-type="float" office:value="693" calcext:value-type="float">
            <text:p>693</text:p>
          </table:table-cell>
          <table:table-cell table:formula="of:=32+16*RAND()" office:value-type="float" office:value="46.0725427735597" calcext:value-type="float">
            <text:p>46,0725</text:p>
          </table:table-cell>
          <table:table-cell table:number-columns-repeated="5"/>
          <table:table-cell office:value-type="float" office:value="693" calcext:value-type="float">
            <text:p>693</text:p>
          </table:table-cell>
          <table:table-cell table:formula="of:=COM.MICROSOFT.NORM.INV(RAND();50;10)" office:value-type="float" office:value="46.4382864454115" calcext:value-type="float">
            <text:p>46,4383</text:p>
          </table:table-cell>
          <table:table-cell table:number-columns-repeated="5"/>
          <table:table-cell office:value-type="float" office:value="693" calcext:value-type="float">
            <text:p>693</text:p>
          </table:table-cell>
          <table:table-cell table:formula="of:=([.P718]*PI()/60)*(8*([.I718]^2) + 4*[.I718]*[.B718] + 3*([.B718]^2))" office:value-type="float" office:value="61223.3939346841" calcext:value-type="float">
            <text:p>61223,39</text:p>
          </table:table-cell>
          <table:table-cell table:number-columns-repeated="10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27+6*RAND()" office:value-type="float" office:value="30.6307389100548" calcext:value-type="float">
            <text:p>30,6307</text:p>
          </table:table-cell>
          <table:table-cell table:number-columns-repeated="5"/>
          <table:table-cell office:value-type="float" office:value="694" calcext:value-type="float">
            <text:p>694</text:p>
          </table:table-cell>
          <table:table-cell table:formula="of:=32+16*RAND()" office:value-type="float" office:value="33.811503848061" calcext:value-type="float">
            <text:p>33,8115</text:p>
          </table:table-cell>
          <table:table-cell table:number-columns-repeated="5"/>
          <table:table-cell office:value-type="float" office:value="694" calcext:value-type="float">
            <text:p>694</text:p>
          </table:table-cell>
          <table:table-cell table:formula="of:=COM.MICROSOFT.NORM.INV(RAND();50;10)" office:value-type="float" office:value="61.5724941897146" calcext:value-type="float">
            <text:p>61,5725</text:p>
          </table:table-cell>
          <table:table-cell table:number-columns-repeated="5"/>
          <table:table-cell office:value-type="float" office:value="694" calcext:value-type="float">
            <text:p>694</text:p>
          </table:table-cell>
          <table:table-cell table:formula="of:=([.P719]*PI()/60)*(8*([.I719]^2) + 4*[.I719]*[.B719] + 3*([.B719]^2))" office:value-type="float" office:value="51915.413927994" calcext:value-type="float">
            <text:p>51915,41</text:p>
          </table:table-cell>
          <table:table-cell table:number-columns-repeated="10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27+6*RAND()" office:value-type="float" office:value="28.6562673475128" calcext:value-type="float">
            <text:p>28,6563</text:p>
          </table:table-cell>
          <table:table-cell table:number-columns-repeated="5"/>
          <table:table-cell office:value-type="float" office:value="695" calcext:value-type="float">
            <text:p>695</text:p>
          </table:table-cell>
          <table:table-cell table:formula="of:=32+16*RAND()" office:value-type="float" office:value="41.7979775164276" calcext:value-type="float">
            <text:p>41,7980</text:p>
          </table:table-cell>
          <table:table-cell table:number-columns-repeated="5"/>
          <table:table-cell office:value-type="float" office:value="695" calcext:value-type="float">
            <text:p>695</text:p>
          </table:table-cell>
          <table:table-cell table:formula="of:=COM.MICROSOFT.NORM.INV(RAND();50;10)" office:value-type="float" office:value="46.5054076580706" calcext:value-type="float">
            <text:p>46,5054</text:p>
          </table:table-cell>
          <table:table-cell table:number-columns-repeated="5"/>
          <table:table-cell office:value-type="float" office:value="695" calcext:value-type="float">
            <text:p>695</text:p>
          </table:table-cell>
          <table:table-cell table:formula="of:=([.P720]*PI()/60)*(8*([.I720]^2) + 4*[.I720]*[.B720] + 3*([.B720]^2))" office:value-type="float" office:value="51698.3630631431" calcext:value-type="float">
            <text:p>51698,36</text:p>
          </table:table-cell>
          <table:table-cell table:number-columns-repeated="10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27+6*RAND()" office:value-type="float" office:value="28.1885112316813" calcext:value-type="float">
            <text:p>28,1885</text:p>
          </table:table-cell>
          <table:table-cell table:number-columns-repeated="5"/>
          <table:table-cell office:value-type="float" office:value="696" calcext:value-type="float">
            <text:p>696</text:p>
          </table:table-cell>
          <table:table-cell table:formula="of:=32+16*RAND()" office:value-type="float" office:value="33.3346861358732" calcext:value-type="float">
            <text:p>33,3347</text:p>
          </table:table-cell>
          <table:table-cell table:number-columns-repeated="5"/>
          <table:table-cell office:value-type="float" office:value="696" calcext:value-type="float">
            <text:p>696</text:p>
          </table:table-cell>
          <table:table-cell table:formula="of:=COM.MICROSOFT.NORM.INV(RAND();50;10)" office:value-type="float" office:value="50.6292873006116" calcext:value-type="float">
            <text:p>50,6293</text:p>
          </table:table-cell>
          <table:table-cell table:number-columns-repeated="5"/>
          <table:table-cell office:value-type="float" office:value="696" calcext:value-type="float">
            <text:p>696</text:p>
          </table:table-cell>
          <table:table-cell table:formula="of:=([.P721]*PI()/60)*(8*([.I721]^2) + 4*[.I721]*[.B721] + 3*([.B721]^2))" office:value-type="float" office:value="39848.9995731283" calcext:value-type="float">
            <text:p>39849,00</text:p>
          </table:table-cell>
          <table:table-cell table:number-columns-repeated="10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27+6*RAND()" office:value-type="float" office:value="32.4637545340229" calcext:value-type="float">
            <text:p>32,4638</text:p>
          </table:table-cell>
          <table:table-cell table:number-columns-repeated="5"/>
          <table:table-cell office:value-type="float" office:value="697" calcext:value-type="float">
            <text:p>697</text:p>
          </table:table-cell>
          <table:table-cell table:formula="of:=32+16*RAND()" office:value-type="float" office:value="42.5747205186635" calcext:value-type="float">
            <text:p>42,5747</text:p>
          </table:table-cell>
          <table:table-cell table:number-columns-repeated="5"/>
          <table:table-cell office:value-type="float" office:value="697" calcext:value-type="float">
            <text:p>697</text:p>
          </table:table-cell>
          <table:table-cell table:formula="of:=COM.MICROSOFT.NORM.INV(RAND();50;10)" office:value-type="float" office:value="50.0329989041319" calcext:value-type="float">
            <text:p>50,0330</text:p>
          </table:table-cell>
          <table:table-cell table:number-columns-repeated="5"/>
          <table:table-cell office:value-type="float" office:value="697" calcext:value-type="float">
            <text:p>697</text:p>
          </table:table-cell>
          <table:table-cell table:formula="of:=([.P722]*PI()/60)*(8*([.I722]^2) + 4*[.I722]*[.B722] + 3*([.B722]^2))" office:value-type="float" office:value="60754.1801541385" calcext:value-type="float">
            <text:p>60754,18</text:p>
          </table:table-cell>
          <table:table-cell table:number-columns-repeated="10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27+6*RAND()" office:value-type="float" office:value="32.4942269653548" calcext:value-type="float">
            <text:p>32,4942</text:p>
          </table:table-cell>
          <table:table-cell table:number-columns-repeated="5"/>
          <table:table-cell office:value-type="float" office:value="698" calcext:value-type="float">
            <text:p>698</text:p>
          </table:table-cell>
          <table:table-cell table:formula="of:=32+16*RAND()" office:value-type="float" office:value="41.0379552748054" calcext:value-type="float">
            <text:p>41,0380</text:p>
          </table:table-cell>
          <table:table-cell table:number-columns-repeated="5"/>
          <table:table-cell office:value-type="float" office:value="698" calcext:value-type="float">
            <text:p>698</text:p>
          </table:table-cell>
          <table:table-cell table:formula="of:=COM.MICROSOFT.NORM.INV(RAND();50;10)" office:value-type="float" office:value="51.9751631527315" calcext:value-type="float">
            <text:p>51,9752</text:p>
          </table:table-cell>
          <table:table-cell table:number-columns-repeated="5"/>
          <table:table-cell office:value-type="float" office:value="698" calcext:value-type="float">
            <text:p>698</text:p>
          </table:table-cell>
          <table:table-cell table:formula="of:=([.P723]*PI()/60)*(8*([.I723]^2) + 4*[.I723]*[.B723] + 3*([.B723]^2))" office:value-type="float" office:value="59801.751251687" calcext:value-type="float">
            <text:p>59801,75</text:p>
          </table:table-cell>
          <table:table-cell table:number-columns-repeated="10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27+6*RAND()" office:value-type="float" office:value="32.6331402773503" calcext:value-type="float">
            <text:p>32,6331</text:p>
          </table:table-cell>
          <table:table-cell table:number-columns-repeated="5"/>
          <table:table-cell office:value-type="float" office:value="699" calcext:value-type="float">
            <text:p>699</text:p>
          </table:table-cell>
          <table:table-cell table:formula="of:=32+16*RAND()" office:value-type="float" office:value="39.2582304794341" calcext:value-type="float">
            <text:p>39,2582</text:p>
          </table:table-cell>
          <table:table-cell table:number-columns-repeated="5"/>
          <table:table-cell office:value-type="float" office:value="699" calcext:value-type="float">
            <text:p>699</text:p>
          </table:table-cell>
          <table:table-cell table:formula="of:=COM.MICROSOFT.NORM.INV(RAND();50;10)" office:value-type="float" office:value="43.1297524910309" calcext:value-type="float">
            <text:p>43,1298</text:p>
          </table:table-cell>
          <table:table-cell table:number-columns-repeated="5"/>
          <table:table-cell office:value-type="float" office:value="699" calcext:value-type="float">
            <text:p>699</text:p>
          </table:table-cell>
          <table:table-cell table:formula="of:=([.P724]*PI()/60)*(8*([.I724]^2) + 4*[.I724]*[.B724] + 3*([.B724]^2))" office:value-type="float" office:value="46630.7891781081" calcext:value-type="float">
            <text:p>46630,79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27+6*RAND()" office:value-type="float" office:value="29.9218900355045" calcext:value-type="float">
            <text:p>29,9219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table:formula="of:=32+16*RAND()" office:value-type="float" office:value="39.4350782576948" calcext:value-type="float">
            <text:p>39,4351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table:formula="of:=COM.MICROSOFT.NORM.INV(RAND();50;10)" office:value-type="float" office:value="51.5721459843489" calcext:value-type="float">
            <text:p>51,5721</text:p>
          </table:table-cell>
          <table:table-cell table:number-columns-repeated="5"/>
          <table:table-cell office:value-type="float" office:value="700" calcext:value-type="float">
            <text:p>700</text:p>
          </table:table-cell>
          <table:table-cell table:formula="of:=([.P725]*PI()/60)*(8*([.I725]^2) + 4*[.I725]*[.B725] + 3*([.B725]^2))" office:value-type="float" office:value="53592.6722847757" calcext:value-type="float">
            <text:p>53592,67</text:p>
          </table:table-cell>
          <table:table-cell table:number-columns-repeated="10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27+6*RAND()" office:value-type="float" office:value="31.3908933971543" calcext:value-type="float">
            <text:p>31,3909</text:p>
          </table:table-cell>
          <table:table-cell table:number-columns-repeated="5"/>
          <table:table-cell office:value-type="float" office:value="701" calcext:value-type="float">
            <text:p>701</text:p>
          </table:table-cell>
          <table:table-cell table:formula="of:=32+16*RAND()" office:value-type="float" office:value="36.7632499914616" calcext:value-type="float">
            <text:p>36,7632</text:p>
          </table:table-cell>
          <table:table-cell table:number-columns-repeated="5"/>
          <table:table-cell office:value-type="float" office:value="701" calcext:value-type="float">
            <text:p>701</text:p>
          </table:table-cell>
          <table:table-cell table:formula="of:=COM.MICROSOFT.NORM.INV(RAND();50;10)" office:value-type="float" office:value="49.4115705349282" calcext:value-type="float">
            <text:p>49,4116</text:p>
          </table:table-cell>
          <table:table-cell table:number-columns-repeated="5"/>
          <table:table-cell office:value-type="float" office:value="701" calcext:value-type="float">
            <text:p>701</text:p>
          </table:table-cell>
          <table:table-cell table:formula="of:=([.P726]*PI()/60)*(8*([.I726]^2) + 4*[.I726]*[.B726] + 3*([.B726]^2))" office:value-type="float" office:value="47564.2924379353" calcext:value-type="float">
            <text:p>47564,29</text:p>
          </table:table-cell>
          <table:table-cell table:number-columns-repeated="10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27+6*RAND()" office:value-type="float" office:value="27.2691846296657" calcext:value-type="float">
            <text:p>27,2692</text:p>
          </table:table-cell>
          <table:table-cell table:number-columns-repeated="5"/>
          <table:table-cell office:value-type="float" office:value="702" calcext:value-type="float">
            <text:p>702</text:p>
          </table:table-cell>
          <table:table-cell table:formula="of:=32+16*RAND()" office:value-type="float" office:value="39.0032362286001" calcext:value-type="float">
            <text:p>39,0032</text:p>
          </table:table-cell>
          <table:table-cell table:number-columns-repeated="5"/>
          <table:table-cell office:value-type="float" office:value="702" calcext:value-type="float">
            <text:p>702</text:p>
          </table:table-cell>
          <table:table-cell table:formula="of:=COM.MICROSOFT.NORM.INV(RAND();50;10)" office:value-type="float" office:value="60.3949480323219" calcext:value-type="float">
            <text:p>60,3949</text:p>
          </table:table-cell>
          <table:table-cell table:number-columns-repeated="5"/>
          <table:table-cell office:value-type="float" office:value="702" calcext:value-type="float">
            <text:p>702</text:p>
          </table:table-cell>
          <table:table-cell table:formula="of:=([.P727]*PI()/60)*(8*([.I727]^2) + 4*[.I727]*[.B727] + 3*([.B727]^2))" office:value-type="float" office:value="58992.7883998803" calcext:value-type="float">
            <text:p>58992,79</text:p>
          </table:table-cell>
          <table:table-cell table:number-columns-repeated="10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27+6*RAND()" office:value-type="float" office:value="30.7103830359411" calcext:value-type="float">
            <text:p>30,7104</text:p>
          </table:table-cell>
          <table:table-cell table:number-columns-repeated="5"/>
          <table:table-cell office:value-type="float" office:value="703" calcext:value-type="float">
            <text:p>703</text:p>
          </table:table-cell>
          <table:table-cell table:formula="of:=32+16*RAND()" office:value-type="float" office:value="35.3200121875852" calcext:value-type="float">
            <text:p>35,3200</text:p>
          </table:table-cell>
          <table:table-cell table:number-columns-repeated="5"/>
          <table:table-cell office:value-type="float" office:value="703" calcext:value-type="float">
            <text:p>703</text:p>
          </table:table-cell>
          <table:table-cell table:formula="of:=COM.MICROSOFT.NORM.INV(RAND();50;10)" office:value-type="float" office:value="54.5287096314386" calcext:value-type="float">
            <text:p>54,5287</text:p>
          </table:table-cell>
          <table:table-cell table:number-columns-repeated="5"/>
          <table:table-cell office:value-type="float" office:value="703" calcext:value-type="float">
            <text:p>703</text:p>
          </table:table-cell>
          <table:table-cell table:formula="of:=([.P728]*PI()/60)*(8*([.I728]^2) + 4*[.I728]*[.B728] + 3*([.B728]^2))" office:value-type="float" office:value="48960.0337833832" calcext:value-type="float">
            <text:p>48960,03</text:p>
          </table:table-cell>
          <table:table-cell table:number-columns-repeated="10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27+6*RAND()" office:value-type="float" office:value="28.7233552804682" calcext:value-type="float">
            <text:p>28,7234</text:p>
          </table:table-cell>
          <table:table-cell table:number-columns-repeated="5"/>
          <table:table-cell office:value-type="float" office:value="704" calcext:value-type="float">
            <text:p>704</text:p>
          </table:table-cell>
          <table:table-cell table:formula="of:=32+16*RAND()" office:value-type="float" office:value="45.701059402898" calcext:value-type="float">
            <text:p>45,7011</text:p>
          </table:table-cell>
          <table:table-cell table:number-columns-repeated="5"/>
          <table:table-cell office:value-type="float" office:value="704" calcext:value-type="float">
            <text:p>704</text:p>
          </table:table-cell>
          <table:table-cell table:formula="of:=COM.MICROSOFT.NORM.INV(RAND();50;10)" office:value-type="float" office:value="52.5902378259385" calcext:value-type="float">
            <text:p>52,5902</text:p>
          </table:table-cell>
          <table:table-cell table:number-columns-repeated="5"/>
          <table:table-cell office:value-type="float" office:value="704" calcext:value-type="float">
            <text:p>704</text:p>
          </table:table-cell>
          <table:table-cell table:formula="of:=([.P729]*PI()/60)*(8*([.I729]^2) + 4*[.I729]*[.B729] + 3*([.B729]^2))" office:value-type="float" office:value="67283.3968543754" calcext:value-type="float">
            <text:p>67283,40</text:p>
          </table:table-cell>
          <table:table-cell table:number-columns-repeated="10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27+6*RAND()" office:value-type="float" office:value="31.5777924510185" calcext:value-type="float">
            <text:p>31,5778</text:p>
          </table:table-cell>
          <table:table-cell table:number-columns-repeated="5"/>
          <table:table-cell office:value-type="float" office:value="705" calcext:value-type="float">
            <text:p>705</text:p>
          </table:table-cell>
          <table:table-cell table:formula="of:=32+16*RAND()" office:value-type="float" office:value="39.4475725460798" calcext:value-type="float">
            <text:p>39,4476</text:p>
          </table:table-cell>
          <table:table-cell table:number-columns-repeated="5"/>
          <table:table-cell office:value-type="float" office:value="705" calcext:value-type="float">
            <text:p>705</text:p>
          </table:table-cell>
          <table:table-cell table:formula="of:=COM.MICROSOFT.NORM.INV(RAND();50;10)" office:value-type="float" office:value="50.982930572263" calcext:value-type="float">
            <text:p>50,9829</text:p>
          </table:table-cell>
          <table:table-cell table:number-columns-repeated="5"/>
          <table:table-cell office:value-type="float" office:value="705" calcext:value-type="float">
            <text:p>705</text:p>
          </table:table-cell>
          <table:table-cell table:formula="of:=([.P730]*PI()/60)*(8*([.I730]^2) + 4*[.I730]*[.B730] + 3*([.B730]^2))" office:value-type="float" office:value="54518.45584195" calcext:value-type="float">
            <text:p>54518,46</text:p>
          </table:table-cell>
          <table:table-cell table:number-columns-repeated="10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27+6*RAND()" office:value-type="float" office:value="31.3647447496187" calcext:value-type="float">
            <text:p>31,3647</text:p>
          </table:table-cell>
          <table:table-cell table:number-columns-repeated="5"/>
          <table:table-cell office:value-type="float" office:value="706" calcext:value-type="float">
            <text:p>706</text:p>
          </table:table-cell>
          <table:table-cell table:formula="of:=32+16*RAND()" office:value-type="float" office:value="32.9786780606955" calcext:value-type="float">
            <text:p>32,9787</text:p>
          </table:table-cell>
          <table:table-cell table:number-columns-repeated="5"/>
          <table:table-cell office:value-type="float" office:value="706" calcext:value-type="float">
            <text:p>706</text:p>
          </table:table-cell>
          <table:table-cell table:formula="of:=COM.MICROSOFT.NORM.INV(RAND();50;10)" office:value-type="float" office:value="43.2530516604495" calcext:value-type="float">
            <text:p>43,2531</text:p>
          </table:table-cell>
          <table:table-cell table:number-columns-repeated="5"/>
          <table:table-cell office:value-type="float" office:value="706" calcext:value-type="float">
            <text:p>706</text:p>
          </table:table-cell>
          <table:table-cell table:formula="of:=([.P731]*PI()/60)*(8*([.I731]^2) + 4*[.I731]*[.B731] + 3*([.B731]^2))" office:value-type="float" office:value="35758.7734940179" calcext:value-type="float">
            <text:p>35758,77</text:p>
          </table:table-cell>
          <table:table-cell table:number-columns-repeated="10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27+6*RAND()" office:value-type="float" office:value="29.5499743272085" calcext:value-type="float">
            <text:p>29,5500</text:p>
          </table:table-cell>
          <table:table-cell table:number-columns-repeated="5"/>
          <table:table-cell office:value-type="float" office:value="707" calcext:value-type="float">
            <text:p>707</text:p>
          </table:table-cell>
          <table:table-cell table:formula="of:=32+16*RAND()" office:value-type="float" office:value="39.7883674222976" calcext:value-type="float">
            <text:p>39,7884</text:p>
          </table:table-cell>
          <table:table-cell table:number-columns-repeated="5"/>
          <table:table-cell office:value-type="float" office:value="707" calcext:value-type="float">
            <text:p>707</text:p>
          </table:table-cell>
          <table:table-cell table:formula="of:=COM.MICROSOFT.NORM.INV(RAND();50;10)" office:value-type="float" office:value="56.8028928086208" calcext:value-type="float">
            <text:p>56,8029</text:p>
          </table:table-cell>
          <table:table-cell table:number-columns-repeated="5"/>
          <table:table-cell office:value-type="float" office:value="707" calcext:value-type="float">
            <text:p>707</text:p>
          </table:table-cell>
          <table:table-cell table:formula="of:=([.P732]*PI()/60)*(8*([.I732]^2) + 4*[.I732]*[.B732] + 3*([.B732]^2))" office:value-type="float" office:value="59446.6649581037" calcext:value-type="float">
            <text:p>59446,66</text:p>
          </table:table-cell>
          <table:table-cell table:number-columns-repeated="10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27+6*RAND()" office:value-type="float" office:value="27.3243098084349" calcext:value-type="float">
            <text:p>27,3243</text:p>
          </table:table-cell>
          <table:table-cell table:number-columns-repeated="5"/>
          <table:table-cell office:value-type="float" office:value="708" calcext:value-type="float">
            <text:p>708</text:p>
          </table:table-cell>
          <table:table-cell table:formula="of:=32+16*RAND()" office:value-type="float" office:value="45.1389543395489" calcext:value-type="float">
            <text:p>45,1390</text:p>
          </table:table-cell>
          <table:table-cell table:number-columns-repeated="5"/>
          <table:table-cell office:value-type="float" office:value="708" calcext:value-type="float">
            <text:p>708</text:p>
          </table:table-cell>
          <table:table-cell table:formula="of:=COM.MICROSOFT.NORM.INV(RAND();50;10)" office:value-type="float" office:value="45.5507265079866" calcext:value-type="float">
            <text:p>45,5507</text:p>
          </table:table-cell>
          <table:table-cell table:number-columns-repeated="5"/>
          <table:table-cell office:value-type="float" office:value="708" calcext:value-type="float">
            <text:p>708</text:p>
          </table:table-cell>
          <table:table-cell table:formula="of:=([.P733]*PI()/60)*(8*([.I733]^2) + 4*[.I733]*[.B733] + 3*([.B733]^2))" office:value-type="float" office:value="55985.2949582488" calcext:value-type="float">
            <text:p>55985,29</text:p>
          </table:table-cell>
          <table:table-cell table:number-columns-repeated="10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27+6*RAND()" office:value-type="float" office:value="28.4270002066623" calcext:value-type="float">
            <text:p>28,4270</text:p>
          </table:table-cell>
          <table:table-cell table:number-columns-repeated="5"/>
          <table:table-cell office:value-type="float" office:value="709" calcext:value-type="float">
            <text:p>709</text:p>
          </table:table-cell>
          <table:table-cell table:formula="of:=32+16*RAND()" office:value-type="float" office:value="32.9751985948533" calcext:value-type="float">
            <text:p>32,9752</text:p>
          </table:table-cell>
          <table:table-cell table:number-columns-repeated="5"/>
          <table:table-cell office:value-type="float" office:value="709" calcext:value-type="float">
            <text:p>709</text:p>
          </table:table-cell>
          <table:table-cell table:formula="of:=COM.MICROSOFT.NORM.INV(RAND();50;10)" office:value-type="float" office:value="30.5422452052348" calcext:value-type="float">
            <text:p>30,5422</text:p>
          </table:table-cell>
          <table:table-cell table:number-columns-repeated="5"/>
          <table:table-cell office:value-type="float" office:value="709" calcext:value-type="float">
            <text:p>709</text:p>
          </table:table-cell>
          <table:table-cell table:formula="of:=([.P734]*PI()/60)*(8*([.I734]^2) + 4*[.I734]*[.B734] + 3*([.B734]^2))" office:value-type="float" office:value="23784.3053365684" calcext:value-type="float">
            <text:p>23784,31</text:p>
          </table:table-cell>
          <table:table-cell table:number-columns-repeated="10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27+6*RAND()" office:value-type="float" office:value="28.2144577496219" calcext:value-type="float">
            <text:p>28,2145</text:p>
          </table:table-cell>
          <table:table-cell table:number-columns-repeated="5"/>
          <table:table-cell office:value-type="float" office:value="710" calcext:value-type="float">
            <text:p>710</text:p>
          </table:table-cell>
          <table:table-cell table:formula="of:=32+16*RAND()" office:value-type="float" office:value="38.0062147844583" calcext:value-type="float">
            <text:p>38,0062</text:p>
          </table:table-cell>
          <table:table-cell table:number-columns-repeated="5"/>
          <table:table-cell office:value-type="float" office:value="710" calcext:value-type="float">
            <text:p>710</text:p>
          </table:table-cell>
          <table:table-cell table:formula="of:=COM.MICROSOFT.NORM.INV(RAND();50;10)" office:value-type="float" office:value="49.2376745166934" calcext:value-type="float">
            <text:p>49,2377</text:p>
          </table:table-cell>
          <table:table-cell table:number-columns-repeated="5"/>
          <table:table-cell office:value-type="float" office:value="710" calcext:value-type="float">
            <text:p>710</text:p>
          </table:table-cell>
          <table:table-cell table:formula="of:=([.P735]*PI()/60)*(8*([.I735]^2) + 4*[.I735]*[.B735] + 3*([.B735]^2))" office:value-type="float" office:value="47006.7382406373" calcext:value-type="float">
            <text:p>47006,74</text:p>
          </table:table-cell>
          <table:table-cell table:number-columns-repeated="10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27+6*RAND()" office:value-type="float" office:value="30.1392252033111" calcext:value-type="float">
            <text:p>30,1392</text:p>
          </table:table-cell>
          <table:table-cell table:number-columns-repeated="5"/>
          <table:table-cell office:value-type="float" office:value="711" calcext:value-type="float">
            <text:p>711</text:p>
          </table:table-cell>
          <table:table-cell table:formula="of:=32+16*RAND()" office:value-type="float" office:value="35.1043202523142" calcext:value-type="float">
            <text:p>35,1043</text:p>
          </table:table-cell>
          <table:table-cell table:number-columns-repeated="5"/>
          <table:table-cell office:value-type="float" office:value="711" calcext:value-type="float">
            <text:p>711</text:p>
          </table:table-cell>
          <table:table-cell table:formula="of:=COM.MICROSOFT.NORM.INV(RAND();50;10)" office:value-type="float" office:value="39.243636609172" calcext:value-type="float">
            <text:p>39,2436</text:p>
          </table:table-cell>
          <table:table-cell table:number-columns-repeated="5"/>
          <table:table-cell office:value-type="float" office:value="711" calcext:value-type="float">
            <text:p>711</text:p>
          </table:table-cell>
          <table:table-cell table:formula="of:=([.P736]*PI()/60)*(8*([.I736]^2) + 4*[.I736]*[.B736] + 3*([.B736]^2))" office:value-type="float" office:value="34552.7518816872" calcext:value-type="float">
            <text:p>34552,75</text:p>
          </table:table-cell>
          <table:table-cell table:number-columns-repeated="10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27+6*RAND()" office:value-type="float" office:value="31.2527820600662" calcext:value-type="float">
            <text:p>31,2528</text:p>
          </table:table-cell>
          <table:table-cell table:number-columns-repeated="5"/>
          <table:table-cell office:value-type="float" office:value="712" calcext:value-type="float">
            <text:p>712</text:p>
          </table:table-cell>
          <table:table-cell table:formula="of:=32+16*RAND()" office:value-type="float" office:value="38.6041367258877" calcext:value-type="float">
            <text:p>38,6041</text:p>
          </table:table-cell>
          <table:table-cell table:number-columns-repeated="5"/>
          <table:table-cell office:value-type="float" office:value="712" calcext:value-type="float">
            <text:p>712</text:p>
          </table:table-cell>
          <table:table-cell table:formula="of:=COM.MICROSOFT.NORM.INV(RAND();50;10)" office:value-type="float" office:value="52.1672348506011" calcext:value-type="float">
            <text:p>52,1672</text:p>
          </table:table-cell>
          <table:table-cell table:number-columns-repeated="5"/>
          <table:table-cell office:value-type="float" office:value="712" calcext:value-type="float">
            <text:p>712</text:p>
          </table:table-cell>
          <table:table-cell table:formula="of:=([.P737]*PI()/60)*(8*([.I737]^2) + 4*[.I737]*[.B737] + 3*([.B737]^2))" office:value-type="float" office:value="53750.9347659192" calcext:value-type="float">
            <text:p>53750,93</text:p>
          </table:table-cell>
          <table:table-cell table:number-columns-repeated="10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27+6*RAND()" office:value-type="float" office:value="27.7938246123958" calcext:value-type="float">
            <text:p>27,7938</text:p>
          </table:table-cell>
          <table:table-cell table:number-columns-repeated="5"/>
          <table:table-cell office:value-type="float" office:value="713" calcext:value-type="float">
            <text:p>713</text:p>
          </table:table-cell>
          <table:table-cell table:formula="of:=32+16*RAND()" office:value-type="float" office:value="37.5667953323573" calcext:value-type="float">
            <text:p>37,5668</text:p>
          </table:table-cell>
          <table:table-cell table:number-columns-repeated="5"/>
          <table:table-cell office:value-type="float" office:value="713" calcext:value-type="float">
            <text:p>713</text:p>
          </table:table-cell>
          <table:table-cell table:formula="of:=COM.MICROSOFT.NORM.INV(RAND();50;10)" office:value-type="float" office:value="55.5891133681704" calcext:value-type="float">
            <text:p>55,5891</text:p>
          </table:table-cell>
          <table:table-cell table:number-columns-repeated="5"/>
          <table:table-cell office:value-type="float" office:value="713" calcext:value-type="float">
            <text:p>713</text:p>
          </table:table-cell>
          <table:table-cell table:formula="of:=([.P738]*PI()/60)*(8*([.I738]^2) + 4*[.I738]*[.B738] + 3*([.B738]^2))" office:value-type="float" office:value="51763.1057258276" calcext:value-type="float">
            <text:p>51763,11</text:p>
          </table:table-cell>
          <table:table-cell table:number-columns-repeated="10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27+6*RAND()" office:value-type="float" office:value="29.8434714947362" calcext:value-type="float">
            <text:p>29,8435</text:p>
          </table:table-cell>
          <table:table-cell table:number-columns-repeated="5"/>
          <table:table-cell office:value-type="float" office:value="714" calcext:value-type="float">
            <text:p>714</text:p>
          </table:table-cell>
          <table:table-cell table:formula="of:=32+16*RAND()" office:value-type="float" office:value="32.8542917240411" calcext:value-type="float">
            <text:p>32,8543</text:p>
          </table:table-cell>
          <table:table-cell table:number-columns-repeated="5"/>
          <table:table-cell office:value-type="float" office:value="714" calcext:value-type="float">
            <text:p>714</text:p>
          </table:table-cell>
          <table:table-cell table:formula="of:=COM.MICROSOFT.NORM.INV(RAND();50;10)" office:value-type="float" office:value="42.1037775118518" calcext:value-type="float">
            <text:p>42,1038</text:p>
          </table:table-cell>
          <table:table-cell table:number-columns-repeated="5"/>
          <table:table-cell office:value-type="float" office:value="714" calcext:value-type="float">
            <text:p>714</text:p>
          </table:table-cell>
          <table:table-cell table:formula="of:=([.P739]*PI()/60)*(8*([.I739]^2) + 4*[.I739]*[.B739] + 3*([.B739]^2))" office:value-type="float" office:value="33573.2447188601" calcext:value-type="float">
            <text:p>33573,24</text:p>
          </table:table-cell>
          <table:table-cell table:number-columns-repeated="10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27+6*RAND()" office:value-type="float" office:value="29.8377063951921" calcext:value-type="float">
            <text:p>29,8377</text:p>
          </table:table-cell>
          <table:table-cell table:number-columns-repeated="5"/>
          <table:table-cell office:value-type="float" office:value="715" calcext:value-type="float">
            <text:p>715</text:p>
          </table:table-cell>
          <table:table-cell table:formula="of:=32+16*RAND()" office:value-type="float" office:value="37.3906207513064" calcext:value-type="float">
            <text:p>37,3906</text:p>
          </table:table-cell>
          <table:table-cell table:number-columns-repeated="5"/>
          <table:table-cell office:value-type="float" office:value="715" calcext:value-type="float">
            <text:p>715</text:p>
          </table:table-cell>
          <table:table-cell table:formula="of:=COM.MICROSOFT.NORM.INV(RAND();50;10)" office:value-type="float" office:value="48.7430192388331" calcext:value-type="float">
            <text:p>48,7430</text:p>
          </table:table-cell>
          <table:table-cell table:number-columns-repeated="5"/>
          <table:table-cell office:value-type="float" office:value="715" calcext:value-type="float">
            <text:p>715</text:p>
          </table:table-cell>
          <table:table-cell table:formula="of:=([.P740]*PI()/60)*(8*([.I740]^2) + 4*[.I740]*[.B740] + 3*([.B740]^2))" office:value-type="float" office:value="46750.6422292842" calcext:value-type="float">
            <text:p>46750,64</text:p>
          </table:table-cell>
          <table:table-cell table:number-columns-repeated="10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27+6*RAND()" office:value-type="float" office:value="27.3822288194206" calcext:value-type="float">
            <text:p>27,3822</text:p>
          </table:table-cell>
          <table:table-cell table:number-columns-repeated="5"/>
          <table:table-cell office:value-type="float" office:value="716" calcext:value-type="float">
            <text:p>716</text:p>
          </table:table-cell>
          <table:table-cell table:formula="of:=32+16*RAND()" office:value-type="float" office:value="43.1870622765273" calcext:value-type="float">
            <text:p>43,1871</text:p>
          </table:table-cell>
          <table:table-cell table:number-columns-repeated="5"/>
          <table:table-cell office:value-type="float" office:value="716" calcext:value-type="float">
            <text:p>716</text:p>
          </table:table-cell>
          <table:table-cell table:formula="of:=COM.MICROSOFT.NORM.INV(RAND();50;10)" office:value-type="float" office:value="45.0247705385244" calcext:value-type="float">
            <text:p>45,0248</text:p>
          </table:table-cell>
          <table:table-cell table:number-columns-repeated="5"/>
          <table:table-cell office:value-type="float" office:value="716" calcext:value-type="float">
            <text:p>716</text:p>
          </table:table-cell>
          <table:table-cell table:formula="of:=([.P741]*PI()/60)*(8*([.I741]^2) + 4*[.I741]*[.B741] + 3*([.B741]^2))" office:value-type="float" office:value="51630.4075734882" calcext:value-type="float">
            <text:p>51630,41</text:p>
          </table:table-cell>
          <table:table-cell table:number-columns-repeated="10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27+6*RAND()" office:value-type="float" office:value="31.3431248848792" calcext:value-type="float">
            <text:p>31,3431</text:p>
          </table:table-cell>
          <table:table-cell table:number-columns-repeated="5"/>
          <table:table-cell office:value-type="float" office:value="717" calcext:value-type="float">
            <text:p>717</text:p>
          </table:table-cell>
          <table:table-cell table:formula="of:=32+16*RAND()" office:value-type="float" office:value="40.8591982778162" calcext:value-type="float">
            <text:p>40,8592</text:p>
          </table:table-cell>
          <table:table-cell table:number-columns-repeated="5"/>
          <table:table-cell office:value-type="float" office:value="717" calcext:value-type="float">
            <text:p>717</text:p>
          </table:table-cell>
          <table:table-cell table:formula="of:=COM.MICROSOFT.NORM.INV(RAND();50;10)" office:value-type="float" office:value="29.7257329014905" calcext:value-type="float">
            <text:p>29,7257</text:p>
          </table:table-cell>
          <table:table-cell table:number-columns-repeated="5"/>
          <table:table-cell office:value-type="float" office:value="717" calcext:value-type="float">
            <text:p>717</text:p>
          </table:table-cell>
          <table:table-cell table:formula="of:=([.P742]*PI()/60)*(8*([.I742]^2) + 4*[.I742]*[.B742] + 3*([.B742]^2))" office:value-type="float" office:value="33347.549129555" calcext:value-type="float">
            <text:p>33347,55</text:p>
          </table:table-cell>
          <table:table-cell table:number-columns-repeated="10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27+6*RAND()" office:value-type="float" office:value="27.5200093814638" calcext:value-type="float">
            <text:p>27,5200</text:p>
          </table:table-cell>
          <table:table-cell table:number-columns-repeated="5"/>
          <table:table-cell office:value-type="float" office:value="718" calcext:value-type="float">
            <text:p>718</text:p>
          </table:table-cell>
          <table:table-cell table:formula="of:=32+16*RAND()" office:value-type="float" office:value="42.4071121718735" calcext:value-type="float">
            <text:p>42,4071</text:p>
          </table:table-cell>
          <table:table-cell table:number-columns-repeated="5"/>
          <table:table-cell office:value-type="float" office:value="718" calcext:value-type="float">
            <text:p>718</text:p>
          </table:table-cell>
          <table:table-cell table:formula="of:=COM.MICROSOFT.NORM.INV(RAND();50;10)" office:value-type="float" office:value="48.1413149025194" calcext:value-type="float">
            <text:p>48,1413</text:p>
          </table:table-cell>
          <table:table-cell table:number-columns-repeated="5"/>
          <table:table-cell office:value-type="float" office:value="718" calcext:value-type="float">
            <text:p>718</text:p>
          </table:table-cell>
          <table:table-cell table:formula="of:=([.P743]*PI()/60)*(8*([.I743]^2) + 4*[.I743]*[.B743] + 3*([.B743]^2))" office:value-type="float" office:value="53758.7397754226" calcext:value-type="float">
            <text:p>53758,74</text:p>
          </table:table-cell>
          <table:table-cell table:number-columns-repeated="10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27+6*RAND()" office:value-type="float" office:value="32.0969702799339" calcext:value-type="float">
            <text:p>32,0970</text:p>
          </table:table-cell>
          <table:table-cell table:number-columns-repeated="5"/>
          <table:table-cell office:value-type="float" office:value="719" calcext:value-type="float">
            <text:p>719</text:p>
          </table:table-cell>
          <table:table-cell table:formula="of:=32+16*RAND()" office:value-type="float" office:value="35.1613854486495" calcext:value-type="float">
            <text:p>35,1614</text:p>
          </table:table-cell>
          <table:table-cell table:number-columns-repeated="5"/>
          <table:table-cell office:value-type="float" office:value="719" calcext:value-type="float">
            <text:p>719</text:p>
          </table:table-cell>
          <table:table-cell table:formula="of:=COM.MICROSOFT.NORM.INV(RAND();50;10)" office:value-type="float" office:value="50.8471814403934" calcext:value-type="float">
            <text:p>50,8472</text:p>
          </table:table-cell>
          <table:table-cell table:number-columns-repeated="5"/>
          <table:table-cell office:value-type="float" office:value="719" calcext:value-type="float">
            <text:p>719</text:p>
          </table:table-cell>
          <table:table-cell table:formula="of:=([.P744]*PI()/60)*(8*([.I744]^2) + 4*[.I744]*[.B744] + 3*([.B744]^2))" office:value-type="float" office:value="46579.2533490183" calcext:value-type="float">
            <text:p>46579,25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27+6*RAND()" office:value-type="float" office:value="32.9931690918747" calcext:value-type="float">
            <text:p>32,9932</text:p>
          </table:table-cell>
          <table:table-cell table:number-columns-repeated="5"/>
          <table:table-cell office:value-type="float" office:value="720" calcext:value-type="float">
            <text:p>720</text:p>
          </table:table-cell>
          <table:table-cell table:formula="of:=32+16*RAND()" office:value-type="float" office:value="42.9634410422295" calcext:value-type="float">
            <text:p>42,9634</text:p>
          </table:table-cell>
          <table:table-cell table:number-columns-repeated="5"/>
          <table:table-cell office:value-type="float" office:value="720" calcext:value-type="float">
            <text:p>720</text:p>
          </table:table-cell>
          <table:table-cell table:formula="of:=COM.MICROSOFT.NORM.INV(RAND();50;10)" office:value-type="float" office:value="59.2517154011422" calcext:value-type="float">
            <text:p>59,2517</text:p>
          </table:table-cell>
          <table:table-cell table:number-columns-repeated="5"/>
          <table:table-cell office:value-type="float" office:value="720" calcext:value-type="float">
            <text:p>720</text:p>
          </table:table-cell>
          <table:table-cell table:formula="of:=([.P745]*PI()/60)*(8*([.I745]^2) + 4*[.I745]*[.B745] + 3*([.B745]^2))" office:value-type="float" office:value="73534.9525586138" calcext:value-type="float">
            <text:p>73534,95</text:p>
          </table:table-cell>
          <table:table-cell table:number-columns-repeated="10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27+6*RAND()" office:value-type="float" office:value="28.0007062435616" calcext:value-type="float">
            <text:p>28,0007</text:p>
          </table:table-cell>
          <table:table-cell table:number-columns-repeated="5"/>
          <table:table-cell office:value-type="float" office:value="721" calcext:value-type="float">
            <text:p>721</text:p>
          </table:table-cell>
          <table:table-cell table:formula="of:=32+16*RAND()" office:value-type="float" office:value="38.5609025228769" calcext:value-type="float">
            <text:p>38,5609</text:p>
          </table:table-cell>
          <table:table-cell table:number-columns-repeated="5"/>
          <table:table-cell office:value-type="float" office:value="721" calcext:value-type="float">
            <text:p>721</text:p>
          </table:table-cell>
          <table:table-cell table:formula="of:=COM.MICROSOFT.NORM.INV(RAND();50;10)" office:value-type="float" office:value="38.2638940118604" calcext:value-type="float">
            <text:p>38,2639</text:p>
          </table:table-cell>
          <table:table-cell table:number-columns-repeated="5"/>
          <table:table-cell office:value-type="float" office:value="721" calcext:value-type="float">
            <text:p>721</text:p>
          </table:table-cell>
          <table:table-cell table:formula="of:=([.P746]*PI()/60)*(8*([.I746]^2) + 4*[.I746]*[.B746] + 3*([.B746]^2))" office:value-type="float" office:value="37198.038088369" calcext:value-type="float">
            <text:p>37198,04</text:p>
          </table:table-cell>
          <table:table-cell table:number-columns-repeated="10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27+6*RAND()" office:value-type="float" office:value="30.1201002818998" calcext:value-type="float">
            <text:p>30,1201</text:p>
          </table:table-cell>
          <table:table-cell table:number-columns-repeated="5"/>
          <table:table-cell office:value-type="float" office:value="722" calcext:value-type="float">
            <text:p>722</text:p>
          </table:table-cell>
          <table:table-cell table:formula="of:=32+16*RAND()" office:value-type="float" office:value="33.28042572923" calcext:value-type="float">
            <text:p>33,2804</text:p>
          </table:table-cell>
          <table:table-cell table:number-columns-repeated="5"/>
          <table:table-cell office:value-type="float" office:value="722" calcext:value-type="float">
            <text:p>722</text:p>
          </table:table-cell>
          <table:table-cell table:formula="of:=COM.MICROSOFT.NORM.INV(RAND();50;10)" office:value-type="float" office:value="63.8095267233895" calcext:value-type="float">
            <text:p>63,8095</text:p>
          </table:table-cell>
          <table:table-cell table:number-columns-repeated="5"/>
          <table:table-cell office:value-type="float" office:value="722" calcext:value-type="float">
            <text:p>722</text:p>
          </table:table-cell>
          <table:table-cell table:formula="of:=([.P747]*PI()/60)*(8*([.I747]^2) + 4*[.I747]*[.B747] + 3*([.B747]^2))" office:value-type="float" office:value="52093.7728441678" calcext:value-type="float">
            <text:p>52093,77</text:p>
          </table:table-cell>
          <table:table-cell table:number-columns-repeated="10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27+6*RAND()" office:value-type="float" office:value="27.8603441405576" calcext:value-type="float">
            <text:p>27,8603</text:p>
          </table:table-cell>
          <table:table-cell table:number-columns-repeated="5"/>
          <table:table-cell office:value-type="float" office:value="723" calcext:value-type="float">
            <text:p>723</text:p>
          </table:table-cell>
          <table:table-cell table:formula="of:=32+16*RAND()" office:value-type="float" office:value="41.1836011055857" calcext:value-type="float">
            <text:p>41,1836</text:p>
          </table:table-cell>
          <table:table-cell table:number-columns-repeated="5"/>
          <table:table-cell office:value-type="float" office:value="723" calcext:value-type="float">
            <text:p>723</text:p>
          </table:table-cell>
          <table:table-cell table:formula="of:=COM.MICROSOFT.NORM.INV(RAND();50;10)" office:value-type="float" office:value="68.3285547308097" calcext:value-type="float">
            <text:p>68,3286</text:p>
          </table:table-cell>
          <table:table-cell table:number-columns-repeated="5"/>
          <table:table-cell office:value-type="float" office:value="723" calcext:value-type="float">
            <text:p>723</text:p>
          </table:table-cell>
          <table:table-cell table:formula="of:=([.P748]*PI()/60)*(8*([.I748]^2) + 4*[.I748]*[.B748] + 3*([.B748]^2))" office:value-type="float" office:value="73295.3416948528" calcext:value-type="float">
            <text:p>73295,34</text:p>
          </table:table-cell>
          <table:table-cell table:number-columns-repeated="10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27+6*RAND()" office:value-type="float" office:value="28.1883406697307" calcext:value-type="float">
            <text:p>28,1883</text:p>
          </table:table-cell>
          <table:table-cell table:number-columns-repeated="5"/>
          <table:table-cell office:value-type="float" office:value="724" calcext:value-type="float">
            <text:p>724</text:p>
          </table:table-cell>
          <table:table-cell table:formula="of:=32+16*RAND()" office:value-type="float" office:value="40.1862392853946" calcext:value-type="float">
            <text:p>40,1862</text:p>
          </table:table-cell>
          <table:table-cell table:number-columns-repeated="5"/>
          <table:table-cell office:value-type="float" office:value="724" calcext:value-type="float">
            <text:p>724</text:p>
          </table:table-cell>
          <table:table-cell table:formula="of:=COM.MICROSOFT.NORM.INV(RAND();50;10)" office:value-type="float" office:value="49.4785026123931" calcext:value-type="float">
            <text:p>49,4785</text:p>
          </table:table-cell>
          <table:table-cell table:number-columns-repeated="5"/>
          <table:table-cell office:value-type="float" office:value="724" calcext:value-type="float">
            <text:p>724</text:p>
          </table:table-cell>
          <table:table-cell table:formula="of:=([.P749]*PI()/60)*(8*([.I749]^2) + 4*[.I749]*[.B749] + 3*([.B749]^2))" office:value-type="float" office:value="51384.6241332711" calcext:value-type="float">
            <text:p>51384,62</text:p>
          </table:table-cell>
          <table:table-cell table:number-columns-repeated="10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27+6*RAND()" office:value-type="float" office:value="31.7358927943278" calcext:value-type="float">
            <text:p>31,7359</text:p>
          </table:table-cell>
          <table:table-cell table:number-columns-repeated="5"/>
          <table:table-cell office:value-type="float" office:value="725" calcext:value-type="float">
            <text:p>725</text:p>
          </table:table-cell>
          <table:table-cell table:formula="of:=32+16*RAND()" office:value-type="float" office:value="33.0834797266871" calcext:value-type="float">
            <text:p>33,0835</text:p>
          </table:table-cell>
          <table:table-cell table:number-columns-repeated="5"/>
          <table:table-cell office:value-type="float" office:value="725" calcext:value-type="float">
            <text:p>725</text:p>
          </table:table-cell>
          <table:table-cell table:formula="of:=COM.MICROSOFT.NORM.INV(RAND();50;10)" office:value-type="float" office:value="49.2102385383706" calcext:value-type="float">
            <text:p>49,2102</text:p>
          </table:table-cell>
          <table:table-cell table:number-columns-repeated="5"/>
          <table:table-cell office:value-type="float" office:value="725" calcext:value-type="float">
            <text:p>725</text:p>
          </table:table-cell>
          <table:table-cell table:formula="of:=([.P750]*PI()/60)*(8*([.I750]^2) + 4*[.I750]*[.B750] + 3*([.B750]^2))" office:value-type="float" office:value="41167.960490977" calcext:value-type="float">
            <text:p>41167,96</text:p>
          </table:table-cell>
          <table:table-cell table:number-columns-repeated="10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27+6*RAND()" office:value-type="float" office:value="27.0097581550945" calcext:value-type="float">
            <text:p>27,0098</text:p>
          </table:table-cell>
          <table:table-cell table:number-columns-repeated="5"/>
          <table:table-cell office:value-type="float" office:value="726" calcext:value-type="float">
            <text:p>726</text:p>
          </table:table-cell>
          <table:table-cell table:formula="of:=32+16*RAND()" office:value-type="float" office:value="45.9476406220347" calcext:value-type="float">
            <text:p>45,9476</text:p>
          </table:table-cell>
          <table:table-cell table:number-columns-repeated="5"/>
          <table:table-cell office:value-type="float" office:value="726" calcext:value-type="float">
            <text:p>726</text:p>
          </table:table-cell>
          <table:table-cell table:formula="of:=COM.MICROSOFT.NORM.INV(RAND();50;10)" office:value-type="float" office:value="66.2491148504616" calcext:value-type="float">
            <text:p>66,2491</text:p>
          </table:table-cell>
          <table:table-cell table:number-columns-repeated="5"/>
          <table:table-cell office:value-type="float" office:value="726" calcext:value-type="float">
            <text:p>726</text:p>
          </table:table-cell>
          <table:table-cell table:formula="of:=([.P751]*PI()/60)*(8*([.I751]^2) + 4*[.I751]*[.B751] + 3*([.B751]^2))" office:value-type="float" office:value="83397.4941508572" calcext:value-type="float">
            <text:p>83397,49</text:p>
          </table:table-cell>
          <table:table-cell table:number-columns-repeated="10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27+6*RAND()" office:value-type="float" office:value="28.3378857371863" calcext:value-type="float">
            <text:p>28,3379</text:p>
          </table:table-cell>
          <table:table-cell table:number-columns-repeated="5"/>
          <table:table-cell office:value-type="float" office:value="727" calcext:value-type="float">
            <text:p>727</text:p>
          </table:table-cell>
          <table:table-cell table:formula="of:=32+16*RAND()" office:value-type="float" office:value="39.6939012501389" calcext:value-type="float">
            <text:p>39,6939</text:p>
          </table:table-cell>
          <table:table-cell table:number-columns-repeated="5"/>
          <table:table-cell office:value-type="float" office:value="727" calcext:value-type="float">
            <text:p>727</text:p>
          </table:table-cell>
          <table:table-cell table:formula="of:=COM.MICROSOFT.NORM.INV(RAND();50;10)" office:value-type="float" office:value="71.076091422283" calcext:value-type="float">
            <text:p>71,0761</text:p>
          </table:table-cell>
          <table:table-cell table:number-columns-repeated="5"/>
          <table:table-cell office:value-type="float" office:value="727" calcext:value-type="float">
            <text:p>727</text:p>
          </table:table-cell>
          <table:table-cell table:formula="of:=([.P752]*PI()/60)*(8*([.I752]^2) + 4*[.I752]*[.B752] + 3*([.B752]^2))" office:value-type="float" office:value="72619.5069106788" calcext:value-type="float">
            <text:p>72619,51</text:p>
          </table:table-cell>
          <table:table-cell table:number-columns-repeated="10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27+6*RAND()" office:value-type="float" office:value="27.966069344664" calcext:value-type="float">
            <text:p>27,9661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formula="of:=32+16*RAND()" office:value-type="float" office:value="40.034834811464" calcext:value-type="float">
            <text:p>40,0348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formula="of:=COM.MICROSOFT.NORM.INV(RAND();50;10)" office:value-type="float" office:value="38.2804639608371" calcext:value-type="float">
            <text:p>38,2805</text:p>
          </table:table-cell>
          <table:table-cell table:number-columns-repeated="5"/>
          <table:table-cell office:value-type="float" office:value="728" calcext:value-type="float">
            <text:p>728</text:p>
          </table:table-cell>
          <table:table-cell table:formula="of:=([.P753]*PI()/60)*(8*([.I753]^2) + 4*[.I753]*[.B753] + 3*([.B753]^2))" office:value-type="float" office:value="39379.8191359694" calcext:value-type="float">
            <text:p>39379,82</text:p>
          </table:table-cell>
          <table:table-cell table:number-columns-repeated="10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27+6*RAND()" office:value-type="float" office:value="27.2923641877715" calcext:value-type="float">
            <text:p>27,2924</text:p>
          </table:table-cell>
          <table:table-cell table:number-columns-repeated="5"/>
          <table:table-cell office:value-type="float" office:value="729" calcext:value-type="float">
            <text:p>729</text:p>
          </table:table-cell>
          <table:table-cell table:formula="of:=32+16*RAND()" office:value-type="float" office:value="43.7785445321351" calcext:value-type="float">
            <text:p>43,7785</text:p>
          </table:table-cell>
          <table:table-cell table:number-columns-repeated="5"/>
          <table:table-cell office:value-type="float" office:value="729" calcext:value-type="float">
            <text:p>729</text:p>
          </table:table-cell>
          <table:table-cell table:formula="of:=COM.MICROSOFT.NORM.INV(RAND();50;10)" office:value-type="float" office:value="36.1641491119729" calcext:value-type="float">
            <text:p>36,1641</text:p>
          </table:table-cell>
          <table:table-cell table:number-columns-repeated="5"/>
          <table:table-cell office:value-type="float" office:value="729" calcext:value-type="float">
            <text:p>729</text:p>
          </table:table-cell>
          <table:table-cell table:formula="of:=([.P754]*PI()/60)*(8*([.I754]^2) + 4*[.I754]*[.B754] + 3*([.B754]^2))" office:value-type="float" office:value="42314.0105620546" calcext:value-type="float">
            <text:p>42314,01</text:p>
          </table:table-cell>
          <table:table-cell table:number-columns-repeated="10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27+6*RAND()" office:value-type="float" office:value="32.8138401245233" calcext:value-type="float">
            <text:p>32,8138</text:p>
          </table:table-cell>
          <table:table-cell table:number-columns-repeated="5"/>
          <table:table-cell office:value-type="float" office:value="730" calcext:value-type="float">
            <text:p>730</text:p>
          </table:table-cell>
          <table:table-cell table:formula="of:=32+16*RAND()" office:value-type="float" office:value="43.3401476684958" calcext:value-type="float">
            <text:p>43,3401</text:p>
          </table:table-cell>
          <table:table-cell table:number-columns-repeated="5"/>
          <table:table-cell office:value-type="float" office:value="730" calcext:value-type="float">
            <text:p>730</text:p>
          </table:table-cell>
          <table:table-cell table:formula="of:=COM.MICROSOFT.NORM.INV(RAND();50;10)" office:value-type="float" office:value="62.8465174605289" calcext:value-type="float">
            <text:p>62,8465</text:p>
          </table:table-cell>
          <table:table-cell table:number-columns-repeated="5"/>
          <table:table-cell office:value-type="float" office:value="730" calcext:value-type="float">
            <text:p>730</text:p>
          </table:table-cell>
          <table:table-cell table:formula="of:=([.P755]*PI()/60)*(8*([.I755]^2) + 4*[.I755]*[.B755] + 3*([.B755]^2))" office:value-type="float" office:value="78796.9704990701" calcext:value-type="float">
            <text:p>78796,97</text:p>
          </table:table-cell>
          <table:table-cell table:number-columns-repeated="10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27+6*RAND()" office:value-type="float" office:value="29.8155952517409" calcext:value-type="float">
            <text:p>29,8156</text:p>
          </table:table-cell>
          <table:table-cell table:number-columns-repeated="5"/>
          <table:table-cell office:value-type="float" office:value="731" calcext:value-type="float">
            <text:p>731</text:p>
          </table:table-cell>
          <table:table-cell table:formula="of:=32+16*RAND()" office:value-type="float" office:value="44.2529535908252" calcext:value-type="float">
            <text:p>44,2530</text:p>
          </table:table-cell>
          <table:table-cell table:number-columns-repeated="5"/>
          <table:table-cell office:value-type="float" office:value="731" calcext:value-type="float">
            <text:p>731</text:p>
          </table:table-cell>
          <table:table-cell table:formula="of:=COM.MICROSOFT.NORM.INV(RAND();50;10)" office:value-type="float" office:value="35.3099727663445" calcext:value-type="float">
            <text:p>35,3100</text:p>
          </table:table-cell>
          <table:table-cell table:number-columns-repeated="5"/>
          <table:table-cell office:value-type="float" office:value="731" calcext:value-type="float">
            <text:p>731</text:p>
          </table:table-cell>
          <table:table-cell table:formula="of:=([.P756]*PI()/60)*(8*([.I756]^2) + 4*[.I756]*[.B756] + 3*([.B756]^2))" office:value-type="float" office:value="43653.0209319491" calcext:value-type="float">
            <text:p>43653,02</text:p>
          </table:table-cell>
          <table:table-cell table:number-columns-repeated="10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27+6*RAND()" office:value-type="float" office:value="28.2132888052147" calcext:value-type="float">
            <text:p>28,2133</text:p>
          </table:table-cell>
          <table:table-cell table:number-columns-repeated="5"/>
          <table:table-cell office:value-type="float" office:value="732" calcext:value-type="float">
            <text:p>732</text:p>
          </table:table-cell>
          <table:table-cell table:formula="of:=32+16*RAND()" office:value-type="float" office:value="44.729240803048" calcext:value-type="float">
            <text:p>44,7292</text:p>
          </table:table-cell>
          <table:table-cell table:number-columns-repeated="5"/>
          <table:table-cell office:value-type="float" office:value="732" calcext:value-type="float">
            <text:p>732</text:p>
          </table:table-cell>
          <table:table-cell table:formula="of:=COM.MICROSOFT.NORM.INV(RAND();50;10)" office:value-type="float" office:value="47.8351659228836" calcext:value-type="float">
            <text:p>47,8352</text:p>
          </table:table-cell>
          <table:table-cell table:number-columns-repeated="5"/>
          <table:table-cell office:value-type="float" office:value="732" calcext:value-type="float">
            <text:p>732</text:p>
          </table:table-cell>
          <table:table-cell table:formula="of:=([.P757]*PI()/60)*(8*([.I757]^2) + 4*[.I757]*[.B757] + 3*([.B757]^2))" office:value-type="float" office:value="58712.4607598216" calcext:value-type="float">
            <text:p>58712,46</text:p>
          </table:table-cell>
          <table:table-cell table:number-columns-repeated="10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27+6*RAND()" office:value-type="float" office:value="29.4415442689788" calcext:value-type="float">
            <text:p>29,4415</text:p>
          </table:table-cell>
          <table:table-cell table:number-columns-repeated="5"/>
          <table:table-cell office:value-type="float" office:value="733" calcext:value-type="float">
            <text:p>733</text:p>
          </table:table-cell>
          <table:table-cell table:formula="of:=32+16*RAND()" office:value-type="float" office:value="45.1813087742776" calcext:value-type="float">
            <text:p>45,1813</text:p>
          </table:table-cell>
          <table:table-cell table:number-columns-repeated="5"/>
          <table:table-cell office:value-type="float" office:value="733" calcext:value-type="float">
            <text:p>733</text:p>
          </table:table-cell>
          <table:table-cell table:formula="of:=COM.MICROSOFT.NORM.INV(RAND();50;10)" office:value-type="float" office:value="45.6754847568832" calcext:value-type="float">
            <text:p>45,6755</text:p>
          </table:table-cell>
          <table:table-cell table:number-columns-repeated="5"/>
          <table:table-cell office:value-type="float" office:value="733" calcext:value-type="float">
            <text:p>733</text:p>
          </table:table-cell>
          <table:table-cell table:formula="of:=([.P758]*PI()/60)*(8*([.I758]^2) + 4*[.I758]*[.B758] + 3*([.B758]^2))" office:value-type="float" office:value="58000.2977075055" calcext:value-type="float">
            <text:p>58000,30</text:p>
          </table:table-cell>
          <table:table-cell table:number-columns-repeated="10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27+6*RAND()" office:value-type="float" office:value="32.1470850615297" calcext:value-type="float">
            <text:p>32,1471</text:p>
          </table:table-cell>
          <table:table-cell table:number-columns-repeated="5"/>
          <table:table-cell office:value-type="float" office:value="734" calcext:value-type="float">
            <text:p>734</text:p>
          </table:table-cell>
          <table:table-cell table:formula="of:=32+16*RAND()" office:value-type="float" office:value="32.2804311383516" calcext:value-type="float">
            <text:p>32,2804</text:p>
          </table:table-cell>
          <table:table-cell table:number-columns-repeated="5"/>
          <table:table-cell office:value-type="float" office:value="734" calcext:value-type="float">
            <text:p>734</text:p>
          </table:table-cell>
          <table:table-cell table:formula="of:=COM.MICROSOFT.NORM.INV(RAND();50;10)" office:value-type="float" office:value="76.7036162493306" calcext:value-type="float">
            <text:p>76,7036</text:p>
          </table:table-cell>
          <table:table-cell table:number-columns-repeated="5"/>
          <table:table-cell office:value-type="float" office:value="734" calcext:value-type="float">
            <text:p>734</text:p>
          </table:table-cell>
          <table:table-cell table:formula="of:=([.P759]*PI()/60)*(8*([.I759]^2) + 4*[.I759]*[.B759] + 3*([.B759]^2))" office:value-type="float" office:value="62601.9992065991" calcext:value-type="float">
            <text:p>62602,00</text:p>
          </table:table-cell>
          <table:table-cell table:number-columns-repeated="10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27+6*RAND()" office:value-type="float" office:value="28.66489797947" calcext:value-type="float">
            <text:p>28,6649</text:p>
          </table:table-cell>
          <table:table-cell table:number-columns-repeated="5"/>
          <table:table-cell office:value-type="float" office:value="735" calcext:value-type="float">
            <text:p>735</text:p>
          </table:table-cell>
          <table:table-cell table:formula="of:=32+16*RAND()" office:value-type="float" office:value="39.0709111820906" calcext:value-type="float">
            <text:p>39,0709</text:p>
          </table:table-cell>
          <table:table-cell table:number-columns-repeated="5"/>
          <table:table-cell office:value-type="float" office:value="735" calcext:value-type="float">
            <text:p>735</text:p>
          </table:table-cell>
          <table:table-cell table:formula="of:=COM.MICROSOFT.NORM.INV(RAND();50;10)" office:value-type="float" office:value="35.6492155772535" calcext:value-type="float">
            <text:p>35,6492</text:p>
          </table:table-cell>
          <table:table-cell table:number-columns-repeated="5"/>
          <table:table-cell office:value-type="float" office:value="735" calcext:value-type="float">
            <text:p>735</text:p>
          </table:table-cell>
          <table:table-cell table:formula="of:=([.P760]*PI()/60)*(8*([.I760]^2) + 4*[.I760]*[.B760] + 3*([.B760]^2))" office:value-type="float" office:value="35758.55939129" calcext:value-type="float">
            <text:p>35758,56</text:p>
          </table:table-cell>
          <table:table-cell table:number-columns-repeated="10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27+6*RAND()" office:value-type="float" office:value="29.5272500377614" calcext:value-type="float">
            <text:p>29,5273</text:p>
          </table:table-cell>
          <table:table-cell table:number-columns-repeated="5"/>
          <table:table-cell office:value-type="float" office:value="736" calcext:value-type="float">
            <text:p>736</text:p>
          </table:table-cell>
          <table:table-cell table:formula="of:=32+16*RAND()" office:value-type="float" office:value="33.0255181211978" calcext:value-type="float">
            <text:p>33,0255</text:p>
          </table:table-cell>
          <table:table-cell table:number-columns-repeated="5"/>
          <table:table-cell office:value-type="float" office:value="736" calcext:value-type="float">
            <text:p>736</text:p>
          </table:table-cell>
          <table:table-cell table:formula="of:=COM.MICROSOFT.NORM.INV(RAND();50;10)" office:value-type="float" office:value="47.5421697122265" calcext:value-type="float">
            <text:p>47,5422</text:p>
          </table:table-cell>
          <table:table-cell table:number-columns-repeated="5"/>
          <table:table-cell office:value-type="float" office:value="736" calcext:value-type="float">
            <text:p>736</text:p>
          </table:table-cell>
          <table:table-cell table:formula="of:=([.P761]*PI()/60)*(8*([.I761]^2) + 4*[.I761]*[.B761] + 3*([.B761]^2))" office:value-type="float" office:value="37941.110452797" calcext:value-type="float">
            <text:p>37941,11</text:p>
          </table:table-cell>
          <table:table-cell table:number-columns-repeated="10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27+6*RAND()" office:value-type="float" office:value="29.1300703373272" calcext:value-type="float">
            <text:p>29,1301</text:p>
          </table:table-cell>
          <table:table-cell table:number-columns-repeated="5"/>
          <table:table-cell office:value-type="float" office:value="737" calcext:value-type="float">
            <text:p>737</text:p>
          </table:table-cell>
          <table:table-cell table:formula="of:=32+16*RAND()" office:value-type="float" office:value="38.2253897432238" calcext:value-type="float">
            <text:p>38,2254</text:p>
          </table:table-cell>
          <table:table-cell table:number-columns-repeated="5"/>
          <table:table-cell office:value-type="float" office:value="737" calcext:value-type="float">
            <text:p>737</text:p>
          </table:table-cell>
          <table:table-cell table:formula="of:=COM.MICROSOFT.NORM.INV(RAND();50;10)" office:value-type="float" office:value="64.2993863672365" calcext:value-type="float">
            <text:p>64,2994</text:p>
          </table:table-cell>
          <table:table-cell table:number-columns-repeated="5"/>
          <table:table-cell office:value-type="float" office:value="737" calcext:value-type="float">
            <text:p>737</text:p>
          </table:table-cell>
          <table:table-cell table:formula="of:=([.P762]*PI()/60)*(8*([.I762]^2) + 4*[.I762]*[.B762] + 3*([.B762]^2))" office:value-type="float" office:value="62920.9428512818" calcext:value-type="float">
            <text:p>62920,94</text:p>
          </table:table-cell>
          <table:table-cell table:number-columns-repeated="10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27+6*RAND()" office:value-type="float" office:value="27.4861770125572" calcext:value-type="float">
            <text:p>27,4862</text:p>
          </table:table-cell>
          <table:table-cell table:number-columns-repeated="5"/>
          <table:table-cell office:value-type="float" office:value="738" calcext:value-type="float">
            <text:p>738</text:p>
          </table:table-cell>
          <table:table-cell table:formula="of:=32+16*RAND()" office:value-type="float" office:value="41.1800794545561" calcext:value-type="float">
            <text:p>41,1801</text:p>
          </table:table-cell>
          <table:table-cell table:number-columns-repeated="5"/>
          <table:table-cell office:value-type="float" office:value="738" calcext:value-type="float">
            <text:p>738</text:p>
          </table:table-cell>
          <table:table-cell table:formula="of:=COM.MICROSOFT.NORM.INV(RAND();50;10)" office:value-type="float" office:value="40.3297609703826" calcext:value-type="float">
            <text:p>40,3298</text:p>
          </table:table-cell>
          <table:table-cell table:number-columns-repeated="5"/>
          <table:table-cell office:value-type="float" office:value="738" calcext:value-type="float">
            <text:p>738</text:p>
          </table:table-cell>
          <table:table-cell table:formula="of:=([.P763]*PI()/60)*(8*([.I763]^2) + 4*[.I763]*[.B763] + 3*([.B763]^2))" office:value-type="float" office:value="42994.2552012479" calcext:value-type="float">
            <text:p>42994,26</text:p>
          </table:table-cell>
          <table:table-cell table:number-columns-repeated="10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27+6*RAND()" office:value-type="float" office:value="27.7972359771375" calcext:value-type="float">
            <text:p>27,7972</text:p>
          </table:table-cell>
          <table:table-cell table:number-columns-repeated="5"/>
          <table:table-cell office:value-type="float" office:value="739" calcext:value-type="float">
            <text:p>739</text:p>
          </table:table-cell>
          <table:table-cell table:formula="of:=32+16*RAND()" office:value-type="float" office:value="35.606988241896" calcext:value-type="float">
            <text:p>35,6070</text:p>
          </table:table-cell>
          <table:table-cell table:number-columns-repeated="5"/>
          <table:table-cell office:value-type="float" office:value="739" calcext:value-type="float">
            <text:p>739</text:p>
          </table:table-cell>
          <table:table-cell table:formula="of:=COM.MICROSOFT.NORM.INV(RAND();50;10)" office:value-type="float" office:value="25.548691860712" calcext:value-type="float">
            <text:p>25,5487</text:p>
          </table:table-cell>
          <table:table-cell table:number-columns-repeated="5"/>
          <table:table-cell office:value-type="float" office:value="739" calcext:value-type="float">
            <text:p>739</text:p>
          </table:table-cell>
          <table:table-cell table:formula="of:=([.P764]*PI()/60)*(8*([.I764]^2) + 4*[.I764]*[.B764] + 3*([.B764]^2))" office:value-type="float" office:value="21965.4982839384" calcext:value-type="float">
            <text:p>21965,50</text:p>
          </table:table-cell>
          <table:table-cell table:number-columns-repeated="10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27+6*RAND()" office:value-type="float" office:value="27.936565489741" calcext:value-type="float">
            <text:p>27,9366</text:p>
          </table:table-cell>
          <table:table-cell table:number-columns-repeated="5"/>
          <table:table-cell office:value-type="float" office:value="740" calcext:value-type="float">
            <text:p>740</text:p>
          </table:table-cell>
          <table:table-cell table:formula="of:=32+16*RAND()" office:value-type="float" office:value="43.3156689088792" calcext:value-type="float">
            <text:p>43,3157</text:p>
          </table:table-cell>
          <table:table-cell table:number-columns-repeated="5"/>
          <table:table-cell office:value-type="float" office:value="740" calcext:value-type="float">
            <text:p>740</text:p>
          </table:table-cell>
          <table:table-cell table:formula="of:=COM.MICROSOFT.NORM.INV(RAND();50;10)" office:value-type="float" office:value="53.2649793337511" calcext:value-type="float">
            <text:p>53,2650</text:p>
          </table:table-cell>
          <table:table-cell table:number-columns-repeated="5"/>
          <table:table-cell office:value-type="float" office:value="740" calcext:value-type="float">
            <text:p>740</text:p>
          </table:table-cell>
          <table:table-cell table:formula="of:=([.P765]*PI()/60)*(8*([.I765]^2) + 4*[.I765]*[.B765] + 3*([.B765]^2))" office:value-type="float" office:value="61891.483166522" calcext:value-type="float">
            <text:p>61891,48</text:p>
          </table:table-cell>
          <table:table-cell table:number-columns-repeated="10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27+6*RAND()" office:value-type="float" office:value="31.3003125737887" calcext:value-type="float">
            <text:p>31,3003</text:p>
          </table:table-cell>
          <table:table-cell table:number-columns-repeated="5"/>
          <table:table-cell office:value-type="float" office:value="741" calcext:value-type="float">
            <text:p>741</text:p>
          </table:table-cell>
          <table:table-cell table:formula="of:=32+16*RAND()" office:value-type="float" office:value="40.1545729767531" calcext:value-type="float">
            <text:p>40,1546</text:p>
          </table:table-cell>
          <table:table-cell table:number-columns-repeated="5"/>
          <table:table-cell office:value-type="float" office:value="741" calcext:value-type="float">
            <text:p>741</text:p>
          </table:table-cell>
          <table:table-cell table:formula="of:=COM.MICROSOFT.NORM.INV(RAND();50;10)" office:value-type="float" office:value="66.4553858664956" calcext:value-type="float">
            <text:p>66,4554</text:p>
          </table:table-cell>
          <table:table-cell table:number-columns-repeated="5"/>
          <table:table-cell office:value-type="float" office:value="741" calcext:value-type="float">
            <text:p>741</text:p>
          </table:table-cell>
          <table:table-cell table:formula="of:=([.P766]*PI()/60)*(8*([.I766]^2) + 4*[.I766]*[.B766] + 3*([.B766]^2))" office:value-type="float" office:value="72604.0270384936" calcext:value-type="float">
            <text:p>72604,03</text:p>
          </table:table-cell>
          <table:table-cell table:number-columns-repeated="10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27+6*RAND()" office:value-type="float" office:value="29.0449139031116" calcext:value-type="float">
            <text:p>29,0449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formula="of:=32+16*RAND()" office:value-type="float" office:value="38.6981298159808" calcext:value-type="float">
            <text:p>38,6981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formula="of:=COM.MICROSOFT.NORM.INV(RAND();50;10)" office:value-type="float" office:value="50.5588715081111" calcext:value-type="float">
            <text:p>50,5589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formula="of:=([.P767]*PI()/60)*(8*([.I767]^2) + 4*[.I767]*[.B767] + 3*([.B767]^2))" office:value-type="float" office:value="50316.7145429449" calcext:value-type="float">
            <text:p>50316,71</text:p>
          </table:table-cell>
          <table:table-cell table:number-columns-repeated="10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27+6*RAND()" office:value-type="float" office:value="29.5748026210349" calcext:value-type="float">
            <text:p>29,5748</text:p>
          </table:table-cell>
          <table:table-cell table:number-columns-repeated="5"/>
          <table:table-cell office:value-type="float" office:value="743" calcext:value-type="float">
            <text:p>743</text:p>
          </table:table-cell>
          <table:table-cell table:formula="of:=32+16*RAND()" office:value-type="float" office:value="37.741419525817" calcext:value-type="float">
            <text:p>37,7414</text:p>
          </table:table-cell>
          <table:table-cell table:number-columns-repeated="5"/>
          <table:table-cell office:value-type="float" office:value="743" calcext:value-type="float">
            <text:p>743</text:p>
          </table:table-cell>
          <table:table-cell table:formula="of:=COM.MICROSOFT.NORM.INV(RAND();50;10)" office:value-type="float" office:value="57.4434138756776" calcext:value-type="float">
            <text:p>57,4434</text:p>
          </table:table-cell>
          <table:table-cell table:number-columns-repeated="5"/>
          <table:table-cell office:value-type="float" office:value="743" calcext:value-type="float">
            <text:p>743</text:p>
          </table:table-cell>
          <table:table-cell table:formula="of:=([.P768]*PI()/60)*(8*([.I768]^2) + 4*[.I768]*[.B768] + 3*([.B768]^2))" office:value-type="float" office:value="55595.1991925704" calcext:value-type="float">
            <text:p>55595,20</text:p>
          </table:table-cell>
          <table:table-cell table:number-columns-repeated="10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27+6*RAND()" office:value-type="float" office:value="32.433849449968" calcext:value-type="float">
            <text:p>32,4338</text:p>
          </table:table-cell>
          <table:table-cell table:number-columns-repeated="5"/>
          <table:table-cell office:value-type="float" office:value="744" calcext:value-type="float">
            <text:p>744</text:p>
          </table:table-cell>
          <table:table-cell table:formula="of:=32+16*RAND()" office:value-type="float" office:value="34.9145281594247" calcext:value-type="float">
            <text:p>34,9145</text:p>
          </table:table-cell>
          <table:table-cell table:number-columns-repeated="5"/>
          <table:table-cell office:value-type="float" office:value="744" calcext:value-type="float">
            <text:p>744</text:p>
          </table:table-cell>
          <table:table-cell table:formula="of:=COM.MICROSOFT.NORM.INV(RAND();50;10)" office:value-type="float" office:value="49.1812138308524" calcext:value-type="float">
            <text:p>49,1812</text:p>
          </table:table-cell>
          <table:table-cell table:number-columns-repeated="5"/>
          <table:table-cell office:value-type="float" office:value="744" calcext:value-type="float">
            <text:p>744</text:p>
          </table:table-cell>
          <table:table-cell table:formula="of:=([.P769]*PI()/60)*(8*([.I769]^2) + 4*[.I769]*[.B769] + 3*([.B769]^2))" office:value-type="float" office:value="44904.2318031377" calcext:value-type="float">
            <text:p>44904,23</text:p>
          </table:table-cell>
          <table:table-cell table:number-columns-repeated="10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27+6*RAND()" office:value-type="float" office:value="31.0923572697211" calcext:value-type="float">
            <text:p>31,0924</text:p>
          </table:table-cell>
          <table:table-cell table:number-columns-repeated="5"/>
          <table:table-cell office:value-type="float" office:value="745" calcext:value-type="float">
            <text:p>745</text:p>
          </table:table-cell>
          <table:table-cell table:formula="of:=32+16*RAND()" office:value-type="float" office:value="33.3575110528618" calcext:value-type="float">
            <text:p>33,3575</text:p>
          </table:table-cell>
          <table:table-cell table:number-columns-repeated="5"/>
          <table:table-cell office:value-type="float" office:value="745" calcext:value-type="float">
            <text:p>745</text:p>
          </table:table-cell>
          <table:table-cell table:formula="of:=COM.MICROSOFT.NORM.INV(RAND();50;10)" office:value-type="float" office:value="45.7446807739582" calcext:value-type="float">
            <text:p>45,7447</text:p>
          </table:table-cell>
          <table:table-cell table:number-columns-repeated="5"/>
          <table:table-cell office:value-type="float" office:value="745" calcext:value-type="float">
            <text:p>745</text:p>
          </table:table-cell>
          <table:table-cell table:formula="of:=([.P770]*PI()/60)*(8*([.I770]^2) + 4*[.I770]*[.B770] + 3*([.B770]^2))" office:value-type="float" office:value="38204.7645309614" calcext:value-type="float">
            <text:p>38204,76</text:p>
          </table:table-cell>
          <table:table-cell table:number-columns-repeated="10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27+6*RAND()" office:value-type="float" office:value="31.2272382325027" calcext:value-type="float">
            <text:p>31,2272</text:p>
          </table:table-cell>
          <table:table-cell table:number-columns-repeated="5"/>
          <table:table-cell office:value-type="float" office:value="746" calcext:value-type="float">
            <text:p>746</text:p>
          </table:table-cell>
          <table:table-cell table:formula="of:=32+16*RAND()" office:value-type="float" office:value="34.5470426883549" calcext:value-type="float">
            <text:p>34,5470</text:p>
          </table:table-cell>
          <table:table-cell table:number-columns-repeated="5"/>
          <table:table-cell office:value-type="float" office:value="746" calcext:value-type="float">
            <text:p>746</text:p>
          </table:table-cell>
          <table:table-cell table:formula="of:=COM.MICROSOFT.NORM.INV(RAND();50;10)" office:value-type="float" office:value="24.1472696313046" calcext:value-type="float">
            <text:p>24,1473</text:p>
          </table:table-cell>
          <table:table-cell table:number-columns-repeated="5"/>
          <table:table-cell office:value-type="float" office:value="746" calcext:value-type="float">
            <text:p>746</text:p>
          </table:table-cell>
          <table:table-cell table:formula="of:=([.P771]*PI()/60)*(8*([.I771]^2) + 4*[.I771]*[.B771] + 3*([.B771]^2))" office:value-type="float" office:value="21226.6865670084" calcext:value-type="float">
            <text:p>21226,69</text:p>
          </table:table-cell>
          <table:table-cell table:number-columns-repeated="10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27+6*RAND()" office:value-type="float" office:value="31.9524571022484" calcext:value-type="float">
            <text:p>31,9525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table:formula="of:=32+16*RAND()" office:value-type="float" office:value="38.3425101134926" calcext:value-type="float">
            <text:p>38,3425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table:formula="of:=COM.MICROSOFT.NORM.INV(RAND();50;10)" office:value-type="float" office:value="51.7418683624647" calcext:value-type="float">
            <text:p>51,7419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 table:formula="of:=([.P772]*PI()/60)*(8*([.I772]^2) + 4*[.I772]*[.B772] + 3*([.B772]^2))" office:value-type="float" office:value="53437.8795231021" calcext:value-type="float">
            <text:p>53437,88</text:p>
          </table:table-cell>
          <table:table-cell table:number-columns-repeated="10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27+6*RAND()" office:value-type="float" office:value="31.8329290982801" calcext:value-type="float">
            <text:p>31,8329</text:p>
          </table:table-cell>
          <table:table-cell table:number-columns-repeated="5"/>
          <table:table-cell office:value-type="float" office:value="748" calcext:value-type="float">
            <text:p>748</text:p>
          </table:table-cell>
          <table:table-cell table:formula="of:=32+16*RAND()" office:value-type="float" office:value="45.1809006650001" calcext:value-type="float">
            <text:p>45,1809</text:p>
          </table:table-cell>
          <table:table-cell table:number-columns-repeated="5"/>
          <table:table-cell office:value-type="float" office:value="748" calcext:value-type="float">
            <text:p>748</text:p>
          </table:table-cell>
          <table:table-cell table:formula="of:=COM.MICROSOFT.NORM.INV(RAND();50;10)" office:value-type="float" office:value="47.4445237256011" calcext:value-type="float">
            <text:p>47,4445</text:p>
          </table:table-cell>
          <table:table-cell table:number-columns-repeated="5"/>
          <table:table-cell office:value-type="float" office:value="748" calcext:value-type="float">
            <text:p>748</text:p>
          </table:table-cell>
          <table:table-cell table:formula="of:=([.P773]*PI()/60)*(8*([.I773]^2) + 4*[.I773]*[.B773] + 3*([.B773]^2))" office:value-type="float" office:value="62411.4791586693" calcext:value-type="float">
            <text:p>62411,48</text:p>
          </table:table-cell>
          <table:table-cell table:number-columns-repeated="10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27+6*RAND()" office:value-type="float" office:value="32.8595726753119" calcext:value-type="float">
            <text:p>32,8596</text:p>
          </table:table-cell>
          <table:table-cell table:number-columns-repeated="5"/>
          <table:table-cell office:value-type="float" office:value="749" calcext:value-type="float">
            <text:p>749</text:p>
          </table:table-cell>
          <table:table-cell table:formula="of:=32+16*RAND()" office:value-type="float" office:value="34.7468777205795" calcext:value-type="float">
            <text:p>34,7469</text:p>
          </table:table-cell>
          <table:table-cell table:number-columns-repeated="5"/>
          <table:table-cell office:value-type="float" office:value="749" calcext:value-type="float">
            <text:p>749</text:p>
          </table:table-cell>
          <table:table-cell table:formula="of:=COM.MICROSOFT.NORM.INV(RAND();50;10)" office:value-type="float" office:value="54.2720813921277" calcext:value-type="float">
            <text:p>54,2721</text:p>
          </table:table-cell>
          <table:table-cell table:number-columns-repeated="5"/>
          <table:table-cell office:value-type="float" office:value="749" calcext:value-type="float">
            <text:p>749</text:p>
          </table:table-cell>
          <table:table-cell table:formula="of:=([.P774]*PI()/60)*(8*([.I774]^2) + 4*[.I774]*[.B774] + 3*([.B774]^2))" office:value-type="float" office:value="49630.1856032922" calcext:value-type="float">
            <text:p>49630,19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27+6*RAND()" office:value-type="float" office:value="32.3164439366665" calcext:value-type="float">
            <text:p>32,3164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table:formula="of:=32+16*RAND()" office:value-type="float" office:value="43.5501185189933" calcext:value-type="float">
            <text:p>43,5501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table:formula="of:=COM.MICROSOFT.NORM.INV(RAND();50;10)" office:value-type="float" office:value="46.6379018930871" calcext:value-type="float">
            <text:p>46,6379</text:p>
          </table:table-cell>
          <table:table-cell table:number-columns-repeated="5"/>
          <table:table-cell office:value-type="float" office:value="750" calcext:value-type="float">
            <text:p>750</text:p>
          </table:table-cell>
          <table:table-cell table:formula="of:=([.P775]*PI()/60)*(8*([.I775]^2) + 4*[.I775]*[.B775] + 3*([.B775]^2))" office:value-type="float" office:value="58449.4101060944" calcext:value-type="float">
            <text:p>58449,4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09:27:58.977000000</meta:creation-date>
    <dc:date>2023-03-22T10:38:55.962000000</dc:date>
    <meta:editing-duration>PT1H10M</meta:editing-duration>
    <meta:editing-cycles>4</meta:editing-cycles>
    <meta:generator>LibreOffice/7.5.0.3$Windows_X86_64 LibreOffice_project/c21113d003cd3efa8c53188764377a8272d9d6de</meta:generator>
    <meta:document-statistic meta:table-count="1" meta:cell-count="6210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4cm" svg:height="9.378cm" xlink:href=".." xlink:type="simple" chart:class="chart:bar" chart:style-name="ch1">
        <chart:title svg:x="3.239cm" svg:y="0.323cm" chart:style-name="ch2">
          <text:p>Отъюстированная гистограмма d</text:p>
        </chart:title>
        <chart:plot-area chart:style-name="ch3" table:cell-range-address="Лист1.D34:Лист1.D43 Лист1.F34:Лист1.F43" chart:data-source-has-labels="column" svg:x="1.281cm" svg:y="1.289cm" svg:width="11.973cm" svg:height="6.921cm">
          <chart:coordinate-region svg:x="2.088cm" svg:y="1.488cm" svg:width="11.166cm" svg:height="6.075cm"/>
          <chart:axis chart:dimension="x" chart:name="primary-x" chart:style-name="ch4" chartooo:axis-type="auto">
            <chartooo:date-scale/>
            <chart:title svg:x="5.874cm" svg:y="8.397cm" chart:style-name="ch5">
              <text:p>Центры карманов</text:p>
            </chart:title>
            <chart:categories table:cell-range-address="Лист1.D34:Лист1.D43"/>
          </chart:axis>
          <chart:axis chart:dimension="y" chart:name="primary-y" chart:style-name="ch6">
            <chart:title svg:x="0.451cm" svg:y="6.923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F34:Лист1.F4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26.625">
                <text:p>26.625</text:p>
                <draw:g>
                  <svg:desc>Лист1.D34:Лист1.D43</svg:desc>
                </draw:g>
              </table:table-cell>
              <table:table-cell office:value-type="float" office:value="0">
                <text:p>0</text:p>
                <draw:g>
                  <svg:desc>Лист1.F34:Лист1.F43</svg:desc>
                </draw:g>
              </table:table-cell>
            </table:table-row>
            <table:table-row>
              <table:table-cell office:value-type="float" office:value="27.375">
                <text:p>27.37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8.125">
                <text:p>28.12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8.875">
                <text:p>28.87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9.625">
                <text:p>29.6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0.375">
                <text:p>30.37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1.125">
                <text:p>31.12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31.875">
                <text:p>31.8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2.625">
                <text:p>32.6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33.375">
                <text:p>33.3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38cm" svg:height="9.323cm" xlink:href=".." xlink:type="simple" chart:class="chart:bar" chart:style-name="ch1">
        <chart:title svg:x="3.206cm" svg:y="0.322cm" chart:style-name="ch2">
          <text:p>Отъюстированная гистограмма D</text:p>
        </chart:title>
        <chart:plot-area chart:style-name="ch3" table:cell-range-address="Лист1.K34:Лист1.K43 Лист1.M34:Лист1.M43" chart:data-source-has-labels="column" svg:x="1.281cm" svg:y="1.287cm" svg:width="11.987cm" svg:height="6.869cm">
          <chart:coordinate-region svg:x="2.088cm" svg:y="1.486cm" svg:width="11.18cm" svg:height="6.023cm"/>
          <chart:axis chart:dimension="x" chart:name="primary-x" chart:style-name="ch4" chartooo:axis-type="auto">
            <chartooo:date-scale/>
            <chart:title svg:x="5.881cm" svg:y="8.342cm" chart:style-name="ch5">
              <text:p>Центры карманов</text:p>
            </chart:title>
            <chart:categories table:cell-range-address="Лист1.K34:Лист1.K43"/>
          </chart:axis>
          <chart:axis chart:dimension="y" chart:name="primary-y" chart:style-name="ch6">
            <chart:title svg:x="0.451cm" svg:y="6.895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M34:Лист1.M4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M</text:p>
              </table:table-cell>
            </table:table-row>
          </table:table-header-rows>
          <table:table-rows>
            <table:table-row>
              <table:table-cell office:value-type="float" office:value="31">
                <text:p>31</text:p>
                <draw:g>
                  <svg:desc>Лист1.K34:Лист1.K43</svg:desc>
                </draw:g>
              </table:table-cell>
              <table:table-cell office:value-type="float" office:value="0">
                <text:p>0</text:p>
                <draw:g>
                  <svg:desc>Лист1.M34:Лист1.M43</svg:desc>
                </draw:g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34cm" svg:height="9.243cm" xlink:href=".." xlink:type="simple" chart:class="chart:bar" chart:style-name="ch1">
        <chart:title svg:x="3.144cm" svg:y="0.32cm" chart:style-name="ch2">
          <text:p>Отъюстированная гистограмма h</text:p>
        </chart:title>
        <chart:plot-area chart:style-name="ch3" table:cell-range-address="Лист1.R34:Лист1.R43 Лист1.T34:Лист1.T43" chart:data-source-has-labels="column" svg:x="1.277cm" svg:y="1.283cm" svg:width="11.791cm" svg:height="6.795cm">
          <chart:coordinate-region svg:x="2.084cm" svg:y="1.483cm" svg:width="10.984cm" svg:height="5.948cm"/>
          <chart:axis chart:dimension="x" chart:name="primary-x" chart:style-name="ch4" chartooo:axis-type="auto">
            <chartooo:date-scale/>
            <chart:title svg:x="5.779cm" svg:y="8.262cm" chart:style-name="ch5">
              <text:p>Центры карманов</text:p>
            </chart:title>
            <chart:categories table:cell-range-address="Лист1.R34:Лист1.R43"/>
          </chart:axis>
          <chart:axis chart:dimension="y" chart:name="primary-y" chart:style-name="ch6">
            <chart:title svg:x="0.451cm" svg:y="6.854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T34:Лист1.T4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T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Лист1.R34:Лист1.R43</svg:desc>
                </draw:g>
              </table:table-cell>
              <table:table-cell office:value-type="float" office:value="0">
                <text:p>0</text:p>
                <draw:g>
                  <svg:desc>Лист1.T34:Лист1.T43</svg:desc>
                </draw:g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86cm" svg:height="9.324cm" xlink:href=".." xlink:type="simple" chart:class="chart:bar" chart:style-name="ch1">
        <chart:title svg:x="3.144cm" svg:y="0.322cm" chart:style-name="ch2">
          <text:p>Отъюстированная гистограмма V</text:p>
        </chart:title>
        <chart:plot-area chart:style-name="ch3" table:cell-range-address="Лист1.Y34:Лист1.Y43 Лист1.AA34:Лист1.AA43" chart:data-source-has-labels="column" svg:x="1.278cm" svg:y="1.287cm" svg:width="11.841cm" svg:height="6.87cm">
          <chart:coordinate-region svg:x="2.085cm" svg:y="1.486cm" svg:width="11.034cm" svg:height="5.355cm"/>
          <chart:axis chart:dimension="x" chart:name="primary-x" chart:style-name="ch4" chartooo:axis-type="auto">
            <chartooo:date-scale/>
            <chart:title svg:x="5.805cm" svg:y="8.343cm" chart:style-name="ch5">
              <text:p>Центры карманов</text:p>
            </chart:title>
            <chart:categories table:cell-range-address="Лист1.Y34:Лист1.Y43"/>
          </chart:axis>
          <chart:axis chart:dimension="y" chart:name="primary-y" chart:style-name="ch6">
            <chart:title svg:x="0.451cm" svg:y="6.896cm" chart:style-name="ch7">
              <text:p>Эксперементальная частота</text:p>
            </chart:title>
            <chart:grid chart:style-name="ch8" chart:class="major"/>
          </chart:axis>
          <chart:series chart:style-name="ch9" chart:values-cell-range-address="Лист1.AA34:Лист1.AA43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A</text:p>
              </table:table-cell>
            </table:table-row>
          </table:table-header-rows>
          <table:table-rows>
            <table:table-row>
              <table:table-cell office:value-type="float" office:value="4350">
                <text:p>4350</text:p>
                <draw:g>
                  <svg:desc>Лист1.Y34:Лист1.Y43</svg:desc>
                </draw:g>
              </table:table-cell>
              <table:table-cell office:value-type="float" office:value="0">
                <text:p>0</text:p>
                <draw:g>
                  <svg:desc>Лист1.AA34:Лист1.AA43</svg:desc>
                </draw:g>
              </table:table-cell>
            </table:table-row>
            <table:table-row>
              <table:table-cell office:value-type="float" office:value="17650">
                <text:p>176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950">
                <text:p>309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57550">
                <text:p>5755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70850">
                <text:p>708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84150">
                <text:p>841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97450">
                <text:p>97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0750">
                <text:p>110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050">
                <text:p>1240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